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20000000425799831B09234278.png" manifest:media-type="image/png"/>
  <manifest:file-entry manifest:full-path="Pictures/100000000000045D0000008AB505DEA42C36E2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3.156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2.702cm"/>
    </style:style>
    <style:style style:name="co17" style:family="table-column">
      <style:table-column-properties fo:break-before="auto" style:column-width="0.63cm"/>
    </style:style>
    <style:style style:name="co18" style:family="table-column">
      <style:table-column-properties fo:break-before="auto" style:column-width="0.887cm"/>
    </style:style>
    <style:style style:name="co19" style:family="table-column">
      <style:table-column-properties fo:break-before="auto" style:column-width="1.131cm"/>
    </style:style>
    <style:style style:name="co20" style:family="table-column">
      <style:table-column-properties fo:break-before="auto" style:column-width="1.157cm"/>
    </style:style>
    <style:style style:name="co21" style:family="table-column">
      <style:table-column-properties fo:break-before="auto" style:column-width="0.972cm"/>
    </style:style>
    <style:style style:name="co22" style:family="table-column">
      <style:table-column-properties fo:break-before="auto" style:column-width="1.513cm"/>
    </style:style>
    <style:style style:name="co23" style:family="table-column">
      <style:table-column-properties fo:break-before="auto" style:column-width="6.653cm"/>
    </style:style>
    <style:style style:name="co24" style:family="table-column">
      <style:table-column-properties fo:break-before="auto" style:column-width="4.203cm"/>
    </style:style>
    <style:style style:name="co25" style:family="table-column">
      <style:table-column-properties fo:break-before="auto" style:column-width="2.752cm"/>
    </style:style>
    <style:style style:name="co26" style:family="table-column">
      <style:table-column-properties fo:break-before="auto" style:column-width="3.318cm"/>
    </style:style>
    <style:style style:name="co27" style:family="table-column">
      <style:table-column-properties fo:break-before="auto" style:column-width="0.69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1.729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251cm"/>
    </style:style>
    <style:style style:name="co32" style:family="table-column">
      <style:table-column-properties fo:break-before="auto" style:column-width="1.586cm"/>
    </style:style>
    <style:style style:name="co33" style:family="table-column">
      <style:table-column-properties fo:break-before="auto" style:column-width="0.533cm"/>
    </style:style>
    <style:style style:name="co34" style:family="table-column">
      <style:table-column-properties fo:break-before="auto" style:column-width="0.39cm"/>
    </style:style>
    <style:style style:name="co35" style:family="table-column">
      <style:table-column-properties fo:break-before="auto" style:column-width="0.915cm"/>
    </style:style>
    <style:style style:name="co36" style:family="table-column">
      <style:table-column-properties fo:break-before="auto" style:column-width="2.432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1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5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16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21" style:family="table-cell" style:parent-style-name="Default">
      <style:table-cell-properties style:cell-protect="protected formula-hidden" style:print-content="true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protected formula-hidden" style:print-content="true"/>
    </style:style>
    <style:style style:name="ce23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4" style:family="table-cell" style:parent-style-name="Default">
      <style:table-cell-properties style:cell-protect="protected formula-hidden" style:print-content="true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2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54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57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b2b2b2" style:cell-protect="protected" style:print-content="true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91" style:family="table-cell" style:parent-style-name="Default">
      <style:table-cell-properties fo:background-color="#b2b2b2" style:cell-protect="protected" style:print-content="true" style:text-align-source="fix" style:repeat-content="false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103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0.74pt solid #000000" fo:background-color="#b2b2b2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fo:border-bottom="0.74pt solid #000000" fo:background-color="#b2b2b2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66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0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0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order-bottom="0.74pt solid #000000" fo:background-color="#fff200" style:cell-protect="protected" style:print-content="true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14" style:family="table-cell" style:parent-style-name="Default">
      <style:table-cell-properties fo:border-bottom="0.74pt solid #000000" fo:background-color="#fff200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74pt solid #000000" fo:background-color="#fff200" style:cell-protect="protected" style:print-content="tru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21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38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17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250" style:family="table-cell" style:parent-style-name="FAUX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6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3" style:family="table-cell" style:parent-style-name="Default" style:data-style-name="N115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15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8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8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9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92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9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9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30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G34]=0))" style:apply-style-name="FAUX" style:base-cell-address="'Niveau 2'.AG8"/>
      <style:map style:condition="is-true-formula(IF([$Données.AG34]=1))" style:apply-style-name="VRAI" style:base-cell-address="'Niveau 2'.AG8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305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G34]=0))" style:apply-style-name="FAUX" style:base-cell-address="'Niveau 2'.AG8"/>
      <style:map style:condition="is-true-formula(IF([$Données.AG34]=1))" style:apply-style-name="VRAI" style:base-cell-address="'Niveau 2'.AG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30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31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2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3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V7]=0))" style:apply-style-name="FAUX" style:base-cell-address="'Niveau 3'.V8"/>
      <style:map style:condition="is-true-formula(IF([$'Niveau 3'.V7]=1))" style:apply-style-name="VRAI" style:base-cell-address="'Niveau 3'.V8"/>
    </style:style>
    <style:style style:name="ce33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38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44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51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5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37" style:family="table-cell" style:parent-style-name="Default" style:data-style-name="N100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15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1" style:family="table-cell" style:parent-style-name="Default" style:data-style-name="N115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62" style:family="table-cell" style:parent-style-name="Default" style:data-style-name="N115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6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65" style:family="table-cell" style:parent-style-name="Default" style:data-style-name="N115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order-bottom="0.06pt solid #000000" fo:background-color="#00cc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000000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388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3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99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1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2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31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3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15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37" style:family="table-cell" style:parent-style-name="Default">
      <style:table-cell-properties style:cell-protect="hidden-and-protected" style:print-content="true"/>
    </style:style>
    <style:style style:name="ce43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7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46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style:cell-protect="protected" style:print-content="true"/>
      <style:text-properties style:font-name="Times New Roman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687" style:family="table-cell" style:parent-style-name="Default">
      <style:table-cell-properties style:cell-protect="protected" style:print-content="true"/>
      <style:text-properties fo:color="#c9211e" style:font-name="Times New Roman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694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7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646" style:family="table-cell" style:parent-style-name="Default" style:data-style-name="N148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72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44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7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79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  <style:paragraph-properties fo:text-align="center"/>
    </style:style>
    <style:style style:name="gr3" style:family="graphic">
      <style:graphic-properties fo:background-color="#ff0000"/>
      <style:text-properties fo:font-family="'Comic Sans MS'" style:font-style-name="Gras" style:font-family-generic="script" fo:font-size="24pt" fo:font-weight="bold"/>
    </style:style>
    <style:style style:name="gr4" style:family="graphic">
      <style:graphic-properties draw:textarea-vertical-align="middle" fo:background-color="#ff0000"/>
      <style:paragraph-properties fo:text-align="center"/>
      <style:text-properties fo:font-size="18pt"/>
    </style:style>
    <style:style style:name="gr5" style:family="graphic">
      <style:graphic-properties draw:textarea-vertical-align="middle" fo:background-color="#ff0000"/>
      <style:text-properties fo:font-family="'Comic Sans MS'" style:font-style-name="Gras" style:font-family-generic="script" fo:font-size="14pt" fo:font-weight="bold"/>
    </style:style>
    <style:style style:name="gr6" style:family="graphic">
      <style:graphic-properties fo:background-color="#ff0000"/>
      <style:text-properties fo:font-family="'Comic Sans MS'" style:font-style-name="Gras" style:font-family-generic="script" fo:font-size="14pt" fo:font-weight="bold"/>
    </style:style>
    <style:style style:name="gr7" style:family="graphic">
      <style:graphic-properties draw:textarea-vertical-align="middle" fo:background-color="#ff0000"/>
      <style:text-properties fo:font-family="'Comic Sans MS'" style:font-style-name="Normal" style:font-family-generic="script" fo:font-size="14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1" style:font-name-asian="Comic Sans MS1" style:font-name-complex="Comic Sans MS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000000" style:font-name="Times New Roman1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ff420e"/>
    </style:style>
    <style:style style:name="T16" style:family="text">
      <style:text-properties style:font-name="Times New Roman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7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g draw:z-index="0">
            <draw:frame draw:name="Image 4" draw:style-name="gr1" draw:text-style-name="P1" svg:width="21.249cm" svg:height="1.762cm" svg:x="0.048cm" svg:y="17.699cm">
              <draw:image xlink:href="Pictures/1000000000000320000000425799831B09234278.png" xlink:type="simple" xlink:show="embed" xlink:actuate="onLoad" draw:mime-type="image/png">
                <text:p/>
              </draw:image>
            </draw:frame>
            <draw:line draw:style-name="gr2" draw:text-style-name="P2" svg:x1="9.743cm" svg:y1="19.086cm" svg:x2="9.048cm" svg:y2="19.918cm">
              <text:p/>
            </draw:line>
            <draw:line draw:style-name="gr2" draw:text-style-name="P2" svg:x1="20.667cm" svg:y1="18.095cm" svg:x2="15.548cm" svg:y2="20.014cm">
              <text:p/>
            </draw:line>
          </draw:g>
          <draw:control draw:z-index="1" draw:style-name="gr3" draw:text-style-name="P3" svg:width="11.496cm" svg:height="1.5cm" svg:x="20.022cm" svg:y="1.1cm" draw:control="control1"/>
          <draw:control draw:z-index="2" draw:style-name="gr3" draw:text-style-name="P3" svg:width="11.496cm" svg:height="1.5cm" svg:x="20cm" svg:y="3.512cm" draw:control="control2"/>
        </table:shapes>
        <table:table-column table:style-name="co1" table:number-columns-repeated="64" table:default-cell-style-name="ce16"/>
        <table:table-column table:style-name="co1" table:number-columns-repeated="960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7"/>
          <table:covered-table-cell table:style-name="ce36"/>
          <table:covered-table-cell table:number-columns-repeated="5" table:style-name="ce37"/>
          <table:table-cell table:style-name="ce50"/>
          <table:table-cell table:style-name="ce56" table:number-columns-repeated="55"/>
          <table:table-cell table:number-columns-repeated="960"/>
        </table:table-row>
        <table:table-row table:style-name="ro2">
          <table:table-cell table:style-name="ce5"/>
          <table:table-cell table:style-name="ce27"/>
          <table:table-cell table:style-name="ce36"/>
          <table:table-cell table:style-name="ce37" table:number-columns-repeated="5"/>
          <table:table-cell table:style-name="ce50"/>
          <table:table-cell table:style-name="ce56"/>
          <table:table-cell table:style-name="ce54" table:number-columns-repeated="54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covered-table-cell table:style-name="ce4"/>
          <table:covered-table-cell table:number-columns-repeated="7" table:style-name="ce28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TOUJOURS UTILISER LA DERNIÈR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42" office:value-type="string" calcext:value-type="string">
            <text:p>VERSION DE LIBREOFFICE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39" office:value-type="string" calcext:value-type="string">
            <text:p>Ne pas utiliser la version pour un passionné de technologie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39" office:value-type="string" calcext:value-type="string">
            <text:p><text:span text:style-name="T6">◊</text:span> ACTIVER LES MACROS :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42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3">
          <table:table-cell table:style-name="ce4"/>
          <table:table-cell table:style-name="ce28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28" table:number-columns-repeated="6"/>
          <table:table-cell table:style-name="ce54" table:number-columns-repeated="56"/>
          <table:table-cell table:number-columns-repeated="960"/>
        </table:table-row>
        <table:table-row table:style-name="ro2">
          <table:table-cell table:style-name="ce4"/>
          <table:table-cell table:style-name="ce28" office:value-type="string" calcext:value-type="string">
            <text:p>Après la première activation :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office:value-type="string" calcext:value-type="string">
            <text:p>fermer le fichier puis le rouvrir.</text:p>
          </table:table-cell>
          <table:table-cell table:style-name="ce28" table:number-columns-repeated="6"/>
          <table:table-cell table:style-name="ce54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28" table:number-columns-repeated="7"/>
          <table:table-cell table:style-name="ce54" table:number-columns-repeated="2"/>
          <table:table-cell table:number-columns-repeated="1014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4">
          <table:table-cell table:style-name="ce12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4">
          <table:covered-table-cell table:style-name="ce8"/>
          <table:covered-table-cell table:number-columns-repeated="7" table:style-name="ce6"/>
          <table:table-cell table:number-columns-repeated="1016"/>
        </table:table-row>
        <table:table-row table:style-name="ro4">
          <table:table-cell table:style-name="ce8"/>
          <table:table-cell table:style-name="ce6" table:number-columns-repeated="7"/>
          <table:table-cell table:number-columns-repeated="1016"/>
        </table:table-row>
        <table:table-row table:style-name="ro4">
          <table:table-cell table:style-name="ce15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097cm" draw:z-index="3" draw:style-name="gr4" draw:text-style-name="P4" svg:width="3.39cm" svg:height="0.921cm" svg:x="1.219cm" svg:y="0.235cm" draw:control="control3"/>
          </table:table-cell>
          <table:table-cell table:number-columns-repeated="2"/>
          <table:table-cell>
            <draw:control table:end-cell-address="Aide.F26" table:end-x="1.505cm" table:end-y="0.135cm" draw:z-index="4" draw:style-name="gr4" draw:text-style-name="P4" svg:width="3.494cm" svg:height="0.993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21" office:value-type="string" calcext:value-type="string">
            <text:p>Si <text:s/>les boutons</text:p>
          </table:table-cell>
          <table:table-cell table:style-name="ce21" table:number-columns-repeated="2"/>
          <table:table-cell table:style-name="ce49" office:value-type="string" calcext:value-type="string">
            <text:p>et/ou</text:p>
          </table:table-cell>
          <table:table-cell table:style-name="ce21" table:number-columns-repeated="2"/>
          <table:table-cell table:style-name="ce21" office:value-type="string" calcext:value-type="string">
            <text:p>ne fonctionnent pas.</text:p>
          </table:table-cell>
          <table:table-cell table:style-name="ce21" table:number-columns-repeated="57"/>
          <table:table-cell table:style-name="ce57" table:number-columns-repeated="960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3"/>
          <table:table-cell table:number-columns-repeated="1023"/>
        </table:table-row>
        <table:table-row table:style-name="ro5">
          <table:table-cell table:style-name="ce24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4" table:number-columns-repeated="63"/>
          <table:table-cell table:style-name="ce32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22"/>
          <table:table-cell table:number-columns-repeated="1023"/>
        </table:table-row>
        <table:table-row table:style-name="ro4">
          <table:table-cell table:style-name="ce26"/>
          <table:table-cell table:number-columns-repeated="1023"/>
        </table:table-row>
        <table:table-row table:style-name="ro5">
          <table:table-cell table:style-name="ce32"/>
          <table:table-cell table:style-name="ce24"/>
          <table:table-cell table:style-name="ce24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4" table:number-columns-repeated="61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>
          <table:table-cell table:style-name="ce33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35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35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4" table:number-columns-repeated="58"/>
          <table:table-cell table:style-name="ce32" table:number-columns-repeated="960"/>
        </table:table-row>
        <table:table-row table:style-name="ro4">
          <table:table-cell table:style-name="ce24" table:number-columns-repeated="64"/>
          <table:table-cell table:style-name="ce32" table:number-columns-repeated="960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5" svg:width="3.401cm" svg:height="1.096cm" svg:x="20.613cm" svg:y="16.485cm" draw:control="control5">
            <svg:title>Résultat</svg:title>
          </draw:control>
          <draw:control draw:z-index="1" draw:style-name="gr5" draw:text-style-name="P5" svg:width="3.401cm" svg:height="1.096cm" svg:x="24.511cm" svg:y="16.485cm" draw:control="control6">
            <svg:title>Résultat</svg:title>
          </draw:control>
          <draw:control draw:z-index="2" draw:style-name="gr6" draw:text-style-name="P6" svg:width="4.247cm" svg:height="1.057cm" svg:x="0.149cm" svg:y="16.542cm" draw:control="control7"/>
          <draw:control draw:z-index="3" draw:style-name="gr6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$H$1]);[$Données.BC2];&quot;&quot;)" table:number-columns-spanned="3" table:number-rows-spanned="2">
            <text:p/>
          </table:table-cell>
          <table:covered-table-cell table:style-name="ce200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00"/>
          <table:covered-table-cell table:style-name="ce26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267"/>
          <table:table-cell table:style-name="ce209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1"/>
          <table:table-cell table:style-name="ce238" table:number-columns-repeated="6"/>
          <table:table-cell table:style-name="ce250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1"/>
          <table:table-cell table:style-name="ce238" table:number-columns-repeated="6"/>
          <table:table-cell table:style-name="ce250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>
            <text:p/>
          </table:table-cell>
          <table:table-cell table:style-name="ce104" table:formula="of:=IF(AND([.$BX$1];[.$BX$2];[$Synthèse.$H$1]);[$Données.D5];&quot;&quot;)">
            <text:p/>
          </table:table-cell>
          <table:table-cell table:style-name="ce104" table:formula="of:=IF(AND([.$BX$1];[.$BX$2];[$Synthèse.$H$1]);[$Données.E5];&quot;&quot;)">
            <text:p/>
          </table:table-cell>
          <table:table-cell table:style-name="ce104" table:formula="of:=IF(AND([.$BX$1];[.$BX$2];[$Synthèse.$H$1]);[$Données.F5];&quot;&quot;)">
            <text:p/>
          </table:table-cell>
          <table:table-cell table:style-name="ce104" table:formula="of:=IF(AND([.$BX$1];[.$BX$2];[$Synthèse.$H$1]);[$Données.G5];&quot;&quot;)">
            <text:p/>
          </table:table-cell>
          <table:table-cell table:style-name="ce104" table:formula="of:=IF(AND([.$BX$1];[.$BX$2];[$Synthèse.$H$1]);[$Données.H5];&quot;&quot;)">
            <text:p/>
          </table:table-cell>
          <table:table-cell table:style-name="ce104" table:formula="of:=IF(AND([.$BX$1];[.$BX$2];[$Synthèse.$H$1]);[$Données.I5];&quot;&quot;)">
            <text:p/>
          </table:table-cell>
          <table:table-cell table:style-name="ce115" table:formula="of:=IF(AND([.$BX$1];[.$BX$2];[$Synthèse.$H$1]);[$Données.J5];&quot;&quot;)">
            <text:p/>
          </table:table-cell>
          <table:table-cell table:style-name="ce133" table:formula="of:=IF(AND([.$BX$1];[.$BX$2];[$Synthèse.$H$1]);[$Données.K5];&quot;&quot;)">
            <text:p/>
          </table:table-cell>
          <table:table-cell table:style-name="ce80" table:formula="of:=IF(AND([.$BX$1];[.$BX$2];[$Synthèse.$H$1]);[$Données.L5];&quot;&quot;)">
            <text:p/>
          </table:table-cell>
          <table:table-cell table:style-name="ce104" table:formula="of:=IF(AND([.$BX$1];[.$BX$2];[$Synthèse.$H$1]);[$Données.M5];&quot;&quot;)">
            <text:p/>
          </table:table-cell>
          <table:table-cell table:style-name="ce104" table:formula="of:=IF(AND([.$BX$1];[.$BX$2];[$Synthèse.$H$1]);[$Données.N5];&quot;&quot;)">
            <text:p/>
          </table:table-cell>
          <table:table-cell table:style-name="ce104" table:formula="of:=IF(AND([.$BX$1];[.$BX$2];[$Synthèse.$H$1]);[$Données.O5];&quot;&quot;)">
            <text:p/>
          </table:table-cell>
          <table:table-cell table:style-name="ce104" table:formula="of:=IF(AND([.$BX$1];[.$BX$2];[$Synthèse.$H$1]);[$Données.P5];&quot;&quot;)">
            <text:p/>
          </table:table-cell>
          <table:table-cell table:style-name="ce104" table:formula="of:=IF(AND([.$BX$1];[.$BX$2];[$Synthèse.$H$1]);[$Données.Q5];&quot;&quot;)">
            <text:p/>
          </table:table-cell>
          <table:table-cell table:style-name="ce104" table:formula="of:=IF(AND([.$BX$1];[.$BX$2];[$Synthèse.$H$1]);[$Données.R5];&quot;&quot;)">
            <text:p/>
          </table:table-cell>
          <table:table-cell table:style-name="ce115" table:formula="of:=IF(AND([.$BX$1];[.$BX$2];[$Synthèse.$H$1]);[$Données.S5];&quot;&quot;)">
            <text:p/>
          </table:table-cell>
          <table:table-cell table:style-name="ce133" table:formula="of:=IF(AND([.$BX$1];[.$BX$2];[$Synthèse.$H$1]);[$Données.T5];&quot;&quot;)">
            <text:p/>
          </table:table-cell>
          <table:table-cell table:style-name="ce80" table:formula="of:=IF(AND([.$BX$1];[.$BX$2];[$Synthèse.$H$1]);[$Données.U5];&quot;&quot;)">
            <text:p/>
          </table:table-cell>
          <table:table-cell table:style-name="ce104" table:formula="of:=IF(AND([.$BX$1];[.$BX$2];[$Synthèse.$H$1]);[$Données.V5];&quot;&quot;)">
            <text:p/>
          </table:table-cell>
          <table:table-cell table:style-name="ce104" table:formula="of:=IF(AND([.$BX$1];[.$BX$2];[$Synthèse.$H$1]);[$Données.W5];&quot;&quot;)">
            <text:p/>
          </table:table-cell>
          <table:table-cell table:style-name="ce104" table:formula="of:=IF(AND([.$BX$1];[.$BX$2];[$Synthèse.$H$1]);[$Données.X5];&quot;&quot;)">
            <text:p/>
          </table:table-cell>
          <table:table-cell table:style-name="ce104" table:formula="of:=IF(AND([.$BX$1];[.$BX$2];[$Synthèse.$H$1]);[$Données.Y5];&quot;&quot;)">
            <text:p/>
          </table:table-cell>
          <table:table-cell table:style-name="ce104" table:formula="of:=IF(AND([.$BX$1];[.$BX$2];[$Synthèse.$H$1]);[$Données.Z5];&quot;&quot;)">
            <text:p/>
          </table:table-cell>
          <table:table-cell table:style-name="ce104" table:formula="of:=IF(AND([.$BX$1];[.$BX$2];[$Synthèse.$H$1]);[$Données.AA5];&quot;&quot;)">
            <text:p/>
          </table:table-cell>
          <table:table-cell table:style-name="ce115" table:formula="of:=IF(AND([.$BX$1];[.$BX$2];[$Synthèse.$H$1]);[$Données.AB5];&quot;&quot;)">
            <text:p/>
          </table:table-cell>
          <table:table-cell table:style-name="ce133" table:formula="of:=IF(AND([.$BX$1];[.$BX$2];[$Synthèse.$H$1]);[$Données.AC5];&quot;&quot;)">
            <text:p/>
          </table:table-cell>
          <table:table-cell table:style-name="ce80" table:formula="of:=IF(AND([.$BX$1];[.$BX$2];[$Synthèse.$H$1]);[$Données.AD5];&quot;&quot;)">
            <text:p/>
          </table:table-cell>
          <table:table-cell table:style-name="ce104" table:formula="of:=IF(AND([.$BX$1];[.$BX$2];[$Synthèse.$H$1]);[$Données.AE5];&quot;&quot;)">
            <text:p/>
          </table:table-cell>
          <table:table-cell table:style-name="ce104" table:formula="of:=IF(AND([.$BX$1];[.$BX$2];[$Synthèse.$H$1]);[$Données.AF5];&quot;&quot;)">
            <text:p/>
          </table:table-cell>
          <table:table-cell table:style-name="ce104" table:formula="of:=IF(AND([.$BX$1];[.$BX$2];[$Synthèse.$H$1]);[$Données.AG5];&quot;&quot;)">
            <text:p/>
          </table:table-cell>
          <table:table-cell table:style-name="ce104" table:formula="of:=IF(AND([.$BX$1];[.$BX$2];[$Synthèse.$H$1]);[$Données.AH5];&quot;&quot;)">
            <text:p/>
          </table:table-cell>
          <table:table-cell table:style-name="ce104" table:formula="of:=IF(AND([.$BX$1];[.$BX$2];[$Synthèse.$H$1]);[$Données.AI5];&quot;&quot;)">
            <text:p/>
          </table:table-cell>
          <table:table-cell table:style-name="ce104" table:formula="of:=IF(AND([.$BX$1];[.$BX$2];[$Synthèse.$H$1]);[$Données.AJ5];&quot;&quot;)">
            <text:p/>
          </table:table-cell>
          <table:table-cell table:style-name="ce115" table:formula="of:=IF(AND([.$BX$1];[.$BX$2];[$Synthèse.$H$1]);[$Données.AK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>
            <text:p/>
          </table:table-cell>
          <table:table-cell table:style-name="ce112" table:formula="of:=IF(AND([.$BX$1];[.$BX$2];[$Synthèse.$H$1]);[$Données.D7];&quot;&quot;)">
            <text:p/>
          </table:table-cell>
          <table:table-cell table:style-name="ce112" table:formula="of:=IF(AND([.$BX$1];[.$BX$2];[$Synthèse.$H$1]);[$Données.E7];&quot;&quot;)">
            <text:p/>
          </table:table-cell>
          <table:table-cell table:style-name="ce112" table:formula="of:=IF(AND([.$BX$1];[.$BX$2];[$Synthèse.$H$1]);[$Données.F7];&quot;&quot;)">
            <text:p/>
          </table:table-cell>
          <table:table-cell table:style-name="ce112" table:formula="of:=IF(AND([.$BX$1];[.$BX$2];[$Synthèse.$H$1]);[$Données.G7];&quot;&quot;)">
            <text:p/>
          </table:table-cell>
          <table:table-cell table:style-name="ce112" table:formula="of:=IF(AND([.$BX$1];[.$BX$2];[$Synthèse.$H$1]);[$Données.H7];&quot;&quot;)">
            <text:p/>
          </table:table-cell>
          <table:table-cell table:style-name="ce112" table:formula="of:=IF(AND([.$BX$1];[.$BX$2];[$Synthèse.$H$1]);[$Données.I7];&quot;&quot;)">
            <text:p/>
          </table:table-cell>
          <table:table-cell table:style-name="ce117" table:formula="of:=IF(AND([.$BX$1];[.$BX$2];[$Synthèse.$H$1]);[$Données.J7];&quot;&quot;)">
            <text:p/>
          </table:table-cell>
          <table:table-cell table:style-name="ce117" table:formula="of:=IF(AND([.$BX$1];[.$BX$2];[$Synthèse.$H$1]);[$Données.K7];&quot;&quot;)">
            <text:p/>
          </table:table-cell>
          <table:table-cell table:style-name="ce86" table:formula="of:=IF(AND([.$BX$1];[.$BX$2];[$Synthèse.$H$1]);[$Données.L7];&quot;&quot;)">
            <text:p/>
          </table:table-cell>
          <table:table-cell table:style-name="ce112" table:formula="of:=IF(AND([.$BX$1];[.$BX$2];[$Synthèse.$H$1]);[$Données.M7];&quot;&quot;)">
            <text:p/>
          </table:table-cell>
          <table:table-cell table:style-name="ce112" table:formula="of:=IF(AND([.$BX$1];[.$BX$2];[$Synthèse.$H$1]);[$Données.N7];&quot;&quot;)">
            <text:p/>
          </table:table-cell>
          <table:table-cell table:style-name="ce112" table:formula="of:=IF(AND([.$BX$1];[.$BX$2];[$Synthèse.$H$1]);[$Données.O7];&quot;&quot;)">
            <text:p/>
          </table:table-cell>
          <table:table-cell table:style-name="ce112" table:formula="of:=IF(AND([.$BX$1];[.$BX$2];[$Synthèse.$H$1]);[$Données.P7];&quot;&quot;)">
            <text:p/>
          </table:table-cell>
          <table:table-cell table:style-name="ce112" table:formula="of:=IF(AND([.$BX$1];[.$BX$2];[$Synthèse.$H$1]);[$Données.Q7];&quot;&quot;)">
            <text:p/>
          </table:table-cell>
          <table:table-cell table:style-name="ce112" table:formula="of:=IF(AND([.$BX$1];[.$BX$2];[$Synthèse.$H$1]);[$Données.R7];&quot;&quot;)">
            <text:p/>
          </table:table-cell>
          <table:table-cell table:style-name="ce117" table:formula="of:=IF(AND([.$BX$1];[.$BX$2];[$Synthèse.$H$1]);[$Données.S7];&quot;&quot;)">
            <text:p/>
          </table:table-cell>
          <table:table-cell table:style-name="ce117" table:formula="of:=IF(AND([.$BX$1];[.$BX$2];[$Synthèse.$H$1]);[$Données.T7];&quot;&quot;)">
            <text:p/>
          </table:table-cell>
          <table:table-cell table:style-name="ce86" table:formula="of:=IF(AND([.$BX$1];[.$BX$2];[$Synthèse.$H$1]);[$Données.U7];&quot;&quot;)">
            <text:p/>
          </table:table-cell>
          <table:table-cell table:style-name="ce112" table:formula="of:=IF(AND([.$BX$1];[.$BX$2];[$Synthèse.$H$1]);[$Données.V7];&quot;&quot;)">
            <text:p/>
          </table:table-cell>
          <table:table-cell table:style-name="ce112" table:formula="of:=IF(AND([.$BX$1];[.$BX$2];[$Synthèse.$H$1]);[$Données.W7];&quot;&quot;)">
            <text:p/>
          </table:table-cell>
          <table:table-cell table:style-name="ce112" table:formula="of:=IF(AND([.$BX$1];[.$BX$2];[$Synthèse.$H$1]);[$Données.X7];&quot;&quot;)">
            <text:p/>
          </table:table-cell>
          <table:table-cell table:style-name="ce112" table:formula="of:=IF(AND([.$BX$1];[.$BX$2];[$Synthèse.$H$1]);[$Données.Y7];&quot;&quot;)">
            <text:p/>
          </table:table-cell>
          <table:table-cell table:style-name="ce112" table:formula="of:=IF(AND([.$BX$1];[.$BX$2];[$Synthèse.$H$1]);[$Données.Z7];&quot;&quot;)">
            <text:p/>
          </table:table-cell>
          <table:table-cell table:style-name="ce112" table:formula="of:=IF(AND([.$BX$1];[.$BX$2];[$Synthèse.$H$1]);[$Données.AA7];&quot;&quot;)">
            <text:p/>
          </table:table-cell>
          <table:table-cell table:style-name="ce117" table:formula="of:=IF(AND([.$BX$1];[.$BX$2];[$Synthèse.$H$1]);[$Données.AB7];&quot;&quot;)">
            <text:p/>
          </table:table-cell>
          <table:table-cell table:style-name="ce117" table:formula="of:=IF(AND([.$BX$1];[.$BX$2];[$Synthèse.$H$1]);[$Données.AC7];&quot;&quot;)">
            <text:p/>
          </table:table-cell>
          <table:table-cell table:style-name="ce78" table:formula="of:=IF(AND([.$BX$1];[.$BX$2];[$Synthèse.$H$1]);[$Données.AD7];&quot;&quot;)">
            <text:p/>
          </table:table-cell>
          <table:table-cell table:style-name="ce154" table:formula="of:=IF(AND([.$BX$1];[.$BX$2];[$Synthèse.$H$1]);[$Données.AE7];&quot;&quot;)">
            <text:p/>
          </table:table-cell>
          <table:table-cell table:style-name="ce154" table:formula="of:=IF(AND([.$BX$1];[.$BX$2];[$Synthèse.$H$1]);[$Données.AF7];&quot;&quot;)">
            <text:p/>
          </table:table-cell>
          <table:table-cell table:style-name="ce154" table:formula="of:=IF(AND([.$BX$1];[.$BX$2];[$Synthèse.$H$1]);[$Données.AG7];&quot;&quot;)">
            <text:p/>
          </table:table-cell>
          <table:table-cell table:style-name="ce154" table:formula="of:=IF(AND([.$BX$1];[.$BX$2];[$Synthèse.$H$1]);[$Données.AH7];&quot;&quot;)">
            <text:p/>
          </table:table-cell>
          <table:table-cell table:style-name="ce154" table:formula="of:=IF(AND([.$BX$1];[.$BX$2];[$Synthèse.$H$1]);[$Données.AI7];&quot;&quot;)">
            <text:p/>
          </table:table-cell>
          <table:table-cell table:style-name="ce154" table:formula="of:=IF(AND([.$BX$1];[.$BX$2];[$Synthèse.$H$1]);[$Données.AJ7];&quot;&quot;)">
            <text:p/>
          </table:table-cell>
          <table:table-cell table:style-name="ce161" table:formula="of:=IF(AND([.$BX$1];[.$BX$2];[$Synthèse.$H$1]);[$Données.AK7];&quot;&quot;)">
            <text:p/>
          </table:table-cell>
          <table:table-cell table:style-name="ce373" table:formula="of:=IF(AND([.$BX$1];[.$BX$2];[$Synthèse.H1]);[$Données.AL7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>
            <text:p/>
          </table:table-cell>
          <table:table-cell table:style-name="ce113" table:formula="of:=IF(AND([.$BX$1];[.$BX$2];[$Synthèse.$H$1]);[$Données.D8];&quot;&quot;)">
            <text:p/>
          </table:table-cell>
          <table:table-cell table:style-name="ce113" table:formula="of:=IF(AND([.$BX$1];[.$BX$2];[$Synthèse.$H$1]);[$Données.E8];&quot;&quot;)">
            <text:p/>
          </table:table-cell>
          <table:table-cell table:style-name="ce113" table:formula="of:=IF(AND([.$BX$1];[.$BX$2];[$Synthèse.$H$1]);[$Données.F8];&quot;&quot;)">
            <text:p/>
          </table:table-cell>
          <table:table-cell table:style-name="ce113" table:formula="of:=IF(AND([.$BX$1];[.$BX$2];[$Synthèse.$H$1]);[$Données.G8];&quot;&quot;)">
            <text:p/>
          </table:table-cell>
          <table:table-cell table:style-name="ce113" table:formula="of:=IF(AND([.$BX$1];[.$BX$2];[$Synthèse.$H$1]);[$Données.H8];&quot;&quot;)">
            <text:p/>
          </table:table-cell>
          <table:table-cell table:style-name="ce113" table:formula="of:=IF(AND([.$BX$1];[.$BX$2];[$Synthèse.$H$1]);[$Données.I8];&quot;&quot;)">
            <text:p/>
          </table:table-cell>
          <table:table-cell table:style-name="ce118" table:formula="of:=IF(AND([.$BX$1];[.$BX$2];[$Synthèse.$H$1]);[$Données.J8];&quot;&quot;)">
            <text:p/>
          </table:table-cell>
          <table:table-cell table:style-name="ce123" table:formula="of:=IF(AND([.$BX$1];[.$BX$2];[$Synthèse.$H$1]);[$Données.K8];&quot;&quot;)">
            <text:p/>
          </table:table-cell>
          <table:table-cell table:style-name="ce87" table:formula="of:=IF(AND([.$BX$1];[.$BX$2];[$Synthèse.$H$1]);[$Données.L8];&quot;&quot;)">
            <text:p/>
          </table:table-cell>
          <table:table-cell table:style-name="ce113" table:formula="of:=IF(AND([.$BX$1];[.$BX$2];[$Synthèse.$H$1]);[$Données.M8];&quot;&quot;)">
            <text:p/>
          </table:table-cell>
          <table:table-cell table:style-name="ce113" table:formula="of:=IF(AND([.$BX$1];[.$BX$2];[$Synthèse.$H$1]);[$Données.N8];&quot;&quot;)">
            <text:p/>
          </table:table-cell>
          <table:table-cell table:style-name="ce113" table:formula="of:=IF(AND([.$BX$1];[.$BX$2];[$Synthèse.$H$1]);[$Données.O8];&quot;&quot;)">
            <text:p/>
          </table:table-cell>
          <table:table-cell table:style-name="ce113" table:formula="of:=IF(AND([.$BX$1];[.$BX$2];[$Synthèse.$H$1]);[$Données.P8];&quot;&quot;)">
            <text:p/>
          </table:table-cell>
          <table:table-cell table:style-name="ce113" table:formula="of:=IF(AND([.$BX$1];[.$BX$2];[$Synthèse.$H$1]);[$Données.Q8];&quot;&quot;)">
            <text:p/>
          </table:table-cell>
          <table:table-cell table:style-name="ce113" table:formula="of:=IF(AND([.$BX$1];[.$BX$2];[$Synthèse.$H$1]);[$Données.R8];&quot;&quot;)">
            <text:p/>
          </table:table-cell>
          <table:table-cell table:style-name="ce118" table:formula="of:=IF(AND([.$BX$1];[.$BX$2];[$Synthèse.$H$1]);[$Données.S8];&quot;&quot;)">
            <text:p/>
          </table:table-cell>
          <table:table-cell table:style-name="ce123" table:formula="of:=IF(AND([.$BX$1];[.$BX$2];[$Synthèse.$H$1]);[$Données.T8];&quot;&quot;)">
            <text:p/>
          </table:table-cell>
          <table:table-cell table:style-name="ce87" table:formula="of:=IF(AND([.$BX$1];[.$BX$2];[$Synthèse.$H$1]);[$Données.U8];&quot;&quot;)">
            <text:p/>
          </table:table-cell>
          <table:table-cell table:style-name="ce113" table:formula="of:=IF(AND([.$BX$1];[.$BX$2];[$Synthèse.$H$1]);[$Données.V8];&quot;&quot;)">
            <text:p/>
          </table:table-cell>
          <table:table-cell table:style-name="ce113" table:formula="of:=IF(AND([.$BX$1];[.$BX$2];[$Synthèse.$H$1]);[$Données.W8];&quot;&quot;)">
            <text:p/>
          </table:table-cell>
          <table:table-cell table:style-name="ce113" table:formula="of:=IF(AND([.$BX$1];[.$BX$2];[$Synthèse.$H$1]);[$Données.X8];&quot;&quot;)">
            <text:p/>
          </table:table-cell>
          <table:table-cell table:style-name="ce113" table:formula="of:=IF(AND([.$BX$1];[.$BX$2];[$Synthèse.$H$1]);[$Données.Y8];&quot;&quot;)">
            <text:p/>
          </table:table-cell>
          <table:table-cell table:style-name="ce113" table:formula="of:=IF(AND([.$BX$1];[.$BX$2];[$Synthèse.$H$1]);[$Données.Z8];&quot;&quot;)">
            <text:p/>
          </table:table-cell>
          <table:table-cell table:style-name="ce113" table:formula="of:=IF(AND([.$BX$1];[.$BX$2];[$Synthèse.$H$1]);[$Données.AA8];&quot;&quot;)">
            <text:p/>
          </table:table-cell>
          <table:table-cell table:style-name="ce118" table:formula="of:=IF(AND([.$BX$1];[.$BX$2];[$Synthèse.$H$1]);[$Données.AB8];&quot;&quot;)">
            <text:p/>
          </table:table-cell>
          <table:table-cell table:style-name="ce123" table:formula="of:=IF(AND([.$BX$1];[.$BX$2];[$Synthèse.$H$1]);[$Données.AC8];&quot;&quot;)">
            <text:p/>
          </table:table-cell>
          <table:table-cell table:style-name="ce150" table:formula="of:=IF(AND([.$BX$1];[.$BX$2];[$Synthèse.$H$1]);[$Données.AD8];&quot;&quot;)">
            <text:p/>
          </table:table-cell>
          <table:table-cell table:style-name="ce155" table:formula="of:=IF(AND([.$BX$1];[.$BX$2];[$Synthèse.$H$1]);[$Données.AE8];&quot;&quot;)">
            <text:p/>
          </table:table-cell>
          <table:table-cell table:style-name="ce155" table:formula="of:=IF(AND([.$BX$1];[.$BX$2];[$Synthèse.$H$1]);[$Données.AF8];&quot;&quot;)">
            <text:p/>
          </table:table-cell>
          <table:table-cell table:style-name="ce155" table:formula="of:=IF(AND([.$BX$1];[.$BX$2];[$Synthèse.$H$1]);[$Données.AG8];&quot;&quot;)">
            <text:p/>
          </table:table-cell>
          <table:table-cell table:style-name="ce155" table:formula="of:=IF(AND([.$BX$1];[.$BX$2];[$Synthèse.$H$1]);[$Données.AH8];&quot;&quot;)">
            <text:p/>
          </table:table-cell>
          <table:table-cell table:style-name="ce155" table:formula="of:=IF(AND([.$BX$1];[.$BX$2];[$Synthèse.$H$1]);[$Données.AI8];&quot;&quot;)">
            <text:p/>
          </table:table-cell>
          <table:table-cell table:style-name="ce155" table:formula="of:=IF(AND([.$BX$1];[.$BX$2];[$Synthèse.$H$1]);[$Données.AJ8];&quot;&quot;)">
            <text:p/>
          </table:table-cell>
          <table:table-cell table:style-name="ce162" table:formula="of:=IF(AND([.$BX$1];[.$BX$2];[$Synthèse.$H$1]);[$Données.AK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9];&quot;&quot;)">
            <text:p/>
          </table:table-cell>
          <table:table-cell table:style-name="ce38" table:formula="of:=IF(AND([.$BX$1];[.$BX$2];[$Synthèse.$H$1]);[$Données.L9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9];&quot;&quot;)">
            <text:p/>
          </table:table-cell>
          <table:table-cell table:style-name="ce38" table:formula="of:=IF(AND([.$BX$1];[.$BX$2];[$Synthèse.$H$1]);[$Données.U9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>
            <text:p/>
          </table:table-cell>
          <table:table-cell table:style-name="ce38" table:formula="of:=IF(AND([.$BX$1];[.$BX$2];[$Synthèse.$H$1]);[$Données.AD9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>
            <text:p/>
          </table:table-cell>
          <table:table-cell table:style-name="ce113" table:formula="of:=IF(AND([.$BX$1];[.$BX$2];[$Synthèse.$H$1]);[$Données.D10];&quot;&quot;)">
            <text:p/>
          </table:table-cell>
          <table:table-cell table:style-name="ce113" table:formula="of:=IF(AND([.$BX$1];[.$BX$2];[$Synthèse.$H$1]);[$Données.E10];&quot;&quot;)">
            <text:p/>
          </table:table-cell>
          <table:table-cell table:style-name="ce113" table:formula="of:=IF(AND([.$BX$1];[.$BX$2];[$Synthèse.$H$1]);[$Données.F10];&quot;&quot;)">
            <text:p/>
          </table:table-cell>
          <table:table-cell table:style-name="ce113" table:formula="of:=IF(AND([.$BX$1];[.$BX$2];[$Synthèse.$H$1]);[$Données.G10];&quot;&quot;)">
            <text:p/>
          </table:table-cell>
          <table:table-cell table:style-name="ce113" table:formula="of:=IF(AND([.$BX$1];[.$BX$2];[$Synthèse.$H$1]);[$Données.H10];&quot;&quot;)">
            <text:p/>
          </table:table-cell>
          <table:table-cell table:style-name="ce113" table:formula="of:=IF(AND([.$BX$1];[.$BX$2];[$Synthèse.$H$1]);[$Données.I10];&quot;&quot;)">
            <text:p/>
          </table:table-cell>
          <table:table-cell table:style-name="ce118" table:formula="of:=IF(AND([.$BX$1];[.$BX$2];[$Synthèse.$H$1]);[$Données.J10];&quot;&quot;)">
            <text:p/>
          </table:table-cell>
          <table:table-cell table:style-name="ce87" table:formula="of:=IF(AND([.$BX$1];[.$BX$2];[$Synthèse.$H$1]);[$Données.K10];&quot;&quot;)">
            <text:p/>
          </table:table-cell>
          <table:table-cell table:style-name="ce87" table:formula="of:=IF(AND([.$BX$1];[.$BX$2];[$Synthèse.$H$1]);[$Données.L10];&quot;&quot;)">
            <text:p/>
          </table:table-cell>
          <table:table-cell table:style-name="ce113" table:formula="of:=IF(AND([.$BX$1];[.$BX$2];[$Synthèse.$H$1]);[$Données.M10];&quot;&quot;)">
            <text:p/>
          </table:table-cell>
          <table:table-cell table:style-name="ce113" table:formula="of:=IF(AND([.$BX$1];[.$BX$2];[$Synthèse.$H$1]);[$Données.N10];&quot;&quot;)">
            <text:p/>
          </table:table-cell>
          <table:table-cell table:style-name="ce113" table:formula="of:=IF(AND([.$BX$1];[.$BX$2];[$Synthèse.$H$1]);[$Données.O10];&quot;&quot;)">
            <text:p/>
          </table:table-cell>
          <table:table-cell table:style-name="ce113" table:formula="of:=IF(AND([.$BX$1];[.$BX$2];[$Synthèse.$H$1]);[$Données.P10];&quot;&quot;)">
            <text:p/>
          </table:table-cell>
          <table:table-cell table:style-name="ce113" table:formula="of:=IF(AND([.$BX$1];[.$BX$2];[$Synthèse.$H$1]);[$Données.Q10];&quot;&quot;)">
            <text:p/>
          </table:table-cell>
          <table:table-cell table:style-name="ce113" table:formula="of:=IF(AND([.$BX$1];[.$BX$2];[$Synthèse.$H$1]);[$Données.R10];&quot;&quot;)">
            <text:p/>
          </table:table-cell>
          <table:table-cell table:style-name="ce118" table:formula="of:=IF(AND([.$BX$1];[.$BX$2];[$Synthèse.$H$1]);[$Données.S10];&quot;&quot;)">
            <text:p/>
          </table:table-cell>
          <table:table-cell table:style-name="ce87" table:formula="of:=IF(AND([.$BX$1];[.$BX$2];[$Synthèse.$H$1]);[$Données.T10];&quot;&quot;)">
            <text:p/>
          </table:table-cell>
          <table:table-cell table:style-name="ce87" table:formula="of:=IF(AND([.$BX$1];[.$BX$2];[$Synthèse.$H$1]);[$Données.U10];&quot;&quot;)">
            <text:p/>
          </table:table-cell>
          <table:table-cell table:style-name="ce113" table:formula="of:=IF(AND([.$BX$1];[.$BX$2];[$Synthèse.$H$1]);[$Données.V10];&quot;&quot;)">
            <text:p/>
          </table:table-cell>
          <table:table-cell table:style-name="ce113" table:formula="of:=IF(AND([.$BX$1];[.$BX$2];[$Synthèse.$H$1]);[$Données.W10];&quot;&quot;)">
            <text:p/>
          </table:table-cell>
          <table:table-cell table:style-name="ce113" table:formula="of:=IF(AND([.$BX$1];[.$BX$2];[$Synthèse.$H$1]);[$Données.X10];&quot;&quot;)">
            <text:p/>
          </table:table-cell>
          <table:table-cell table:style-name="ce113" table:formula="of:=IF(AND([.$BX$1];[.$BX$2];[$Synthèse.$H$1]);[$Données.Y10];&quot;&quot;)">
            <text:p/>
          </table:table-cell>
          <table:table-cell table:style-name="ce113" table:formula="of:=IF(AND([.$BX$1];[.$BX$2];[$Synthèse.$H$1]);[$Données.Z10];&quot;&quot;)">
            <text:p/>
          </table:table-cell>
          <table:table-cell table:style-name="ce113" table:formula="of:=IF(AND([.$BX$1];[.$BX$2];[$Synthèse.$H$1]);[$Données.AA10];&quot;&quot;)">
            <text:p/>
          </table:table-cell>
          <table:table-cell table:style-name="ce118" table:formula="of:=IF(AND([.$BX$1];[.$BX$2];[$Synthèse.$H$1]);[$Données.AB10];&quot;&quot;)">
            <text:p/>
          </table:table-cell>
          <table:table-cell table:style-name="ce87" table:formula="of:=IF(AND([.$BX$1];[.$BX$2];[$Synthèse.$H$1]);[$Données.AC10];&quot;&quot;)">
            <text:p/>
          </table:table-cell>
          <table:table-cell table:style-name="ce151" table:formula="of:=IF(AND([.$BX$1];[.$BX$2];[$Synthèse.$H$1]);[$Données.AD10];&quot;&quot;)">
            <text:p/>
          </table:table-cell>
          <table:table-cell table:style-name="ce191" table:formula="of:=IF(AND([.$BX$1];[.$BX$2];[$Synthèse.$H$1]);[$Données.AE10];&quot;&quot;)">
            <text:p/>
          </table:table-cell>
          <table:table-cell table:style-name="ce191" table:formula="of:=IF(AND([.$BX$1];[.$BX$2];[$Synthèse.$H$1]);[$Données.AF10];&quot;&quot;)">
            <text:p/>
          </table:table-cell>
          <table:table-cell table:style-name="ce191" table:formula="of:=IF(AND([.$BX$1];[.$BX$2];[$Synthèse.$H$1]);[$Données.AG10];&quot;&quot;)">
            <text:p/>
          </table:table-cell>
          <table:table-cell table:style-name="ce191" table:formula="of:=IF(AND([.$BX$1];[.$BX$2];[$Synthèse.$H$1]);[$Données.AH10];&quot;&quot;)">
            <text:p/>
          </table:table-cell>
          <table:table-cell table:style-name="ce191" table:formula="of:=IF(AND([.$BX$1];[.$BX$2];[$Synthèse.$H$1]);[$Données.AI10];&quot;&quot;)">
            <text:p/>
          </table:table-cell>
          <table:table-cell table:style-name="ce191" table:formula="of:=IF(AND([.$BX$1];[.$BX$2];[$Synthèse.$H$1]);[$Données.AJ10];&quot;&quot;)">
            <text:p/>
          </table:table-cell>
          <table:table-cell table:style-name="ce210" table:formula="of:=IF(AND([.$BX$1];[.$BX$2];[$Synthèse.$H$1]);[$Données.AK10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1];&quot;&quot;)">
            <text:p/>
          </table:table-cell>
          <table:table-cell table:style-name="ce38" table:formula="of:=IF(AND([.$BX$1];[.$BX$2];[$Synthèse.$H$1]);[$Données.L11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1];&quot;&quot;)">
            <text:p/>
          </table:table-cell>
          <table:table-cell table:style-name="ce38" table:formula="of:=IF(AND([.$BX$1];[.$BX$2];[$Synthèse.$H$1]);[$Données.U11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>
            <text:p/>
          </table:table-cell>
          <table:table-cell table:style-name="ce38" table:formula="of:=IF(AND([.$BX$1];[.$BX$2];[$Synthèse.$H$1]);[$Données.AD11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>
            <text:p/>
          </table:table-cell>
          <table:table-cell table:style-name="ce113" table:formula="of:=IF(AND([.$BX$1];[.$BX$2];[$Synthèse.$H$1]);[$Données.D12];&quot;&quot;)">
            <text:p/>
          </table:table-cell>
          <table:table-cell table:style-name="ce113" table:formula="of:=IF(AND([.$BX$1];[.$BX$2];[$Synthèse.$H$1]);[$Données.E12];&quot;&quot;)">
            <text:p/>
          </table:table-cell>
          <table:table-cell table:style-name="ce113" table:formula="of:=IF(AND([.$BX$1];[.$BX$2];[$Synthèse.$H$1]);[$Données.F12];&quot;&quot;)">
            <text:p/>
          </table:table-cell>
          <table:table-cell table:style-name="ce113" table:formula="of:=IF(AND([.$BX$1];[.$BX$2];[$Synthèse.$H$1]);[$Données.G12];&quot;&quot;)">
            <text:p/>
          </table:table-cell>
          <table:table-cell table:style-name="ce113" table:formula="of:=IF(AND([.$BX$1];[.$BX$2];[$Synthèse.$H$1]);[$Données.H12];&quot;&quot;)">
            <text:p/>
          </table:table-cell>
          <table:table-cell table:style-name="ce113" table:formula="of:=IF(AND([.$BX$1];[.$BX$2];[$Synthèse.$H$1]);[$Données.I12];&quot;&quot;)">
            <text:p/>
          </table:table-cell>
          <table:table-cell table:style-name="ce118" table:formula="of:=IF(AND([.$BX$1];[.$BX$2];[$Synthèse.$H$1]);[$Données.J12];&quot;&quot;)">
            <text:p/>
          </table:table-cell>
          <table:table-cell table:style-name="ce87" table:formula="of:=IF(AND([.$BX$1];[.$BX$2];[$Synthèse.$H$1]);[$Données.K12];&quot;&quot;)">
            <text:p/>
          </table:table-cell>
          <table:table-cell table:style-name="ce87" table:formula="of:=IF(AND([.$BX$1];[.$BX$2];[$Synthèse.$H$1]);[$Données.L12];&quot;&quot;)">
            <text:p/>
          </table:table-cell>
          <table:table-cell table:style-name="ce113" table:formula="of:=IF(AND([.$BX$1];[.$BX$2];[$Synthèse.$H$1]);[$Données.M12];&quot;&quot;)">
            <text:p/>
          </table:table-cell>
          <table:table-cell table:style-name="ce113" table:formula="of:=IF(AND([.$BX$1];[.$BX$2];[$Synthèse.$H$1]);[$Données.N12];&quot;&quot;)">
            <text:p/>
          </table:table-cell>
          <table:table-cell table:style-name="ce113" table:formula="of:=IF(AND([.$BX$1];[.$BX$2];[$Synthèse.$H$1]);[$Données.O12];&quot;&quot;)">
            <text:p/>
          </table:table-cell>
          <table:table-cell table:style-name="ce113" table:formula="of:=IF(AND([.$BX$1];[.$BX$2];[$Synthèse.$H$1]);[$Données.P12];&quot;&quot;)">
            <text:p/>
          </table:table-cell>
          <table:table-cell table:style-name="ce113" table:formula="of:=IF(AND([.$BX$1];[.$BX$2];[$Synthèse.$H$1]);[$Données.Q12];&quot;&quot;)">
            <text:p/>
          </table:table-cell>
          <table:table-cell table:style-name="ce113" table:formula="of:=IF(AND([.$BX$1];[.$BX$2];[$Synthèse.$H$1]);[$Données.R12];&quot;&quot;)">
            <text:p/>
          </table:table-cell>
          <table:table-cell table:style-name="ce118" table:formula="of:=IF(AND([.$BX$1];[.$BX$2];[$Synthèse.$H$1]);[$Données.S12];&quot;&quot;)">
            <text:p/>
          </table:table-cell>
          <table:table-cell table:style-name="ce87" table:formula="of:=IF(AND([.$BX$1];[.$BX$2];[$Synthèse.$H$1]);[$Données.T12];&quot;&quot;)">
            <text:p/>
          </table:table-cell>
          <table:table-cell table:style-name="ce87" table:formula="of:=IF(AND([.$BX$1];[.$BX$2];[$Synthèse.$H$1]);[$Données.U12];&quot;&quot;)">
            <text:p/>
          </table:table-cell>
          <table:table-cell table:style-name="ce113" table:formula="of:=IF(AND([.$BX$1];[.$BX$2];[$Synthèse.$H$1]);[$Données.V12];&quot;&quot;)">
            <text:p/>
          </table:table-cell>
          <table:table-cell table:style-name="ce113" table:formula="of:=IF(AND([.$BX$1];[.$BX$2];[$Synthèse.$H$1]);[$Données.W12];&quot;&quot;)">
            <text:p/>
          </table:table-cell>
          <table:table-cell table:style-name="ce113" table:formula="of:=IF(AND([.$BX$1];[.$BX$2];[$Synthèse.$H$1]);[$Données.X12];&quot;&quot;)">
            <text:p/>
          </table:table-cell>
          <table:table-cell table:style-name="ce113" table:formula="of:=IF(AND([.$BX$1];[.$BX$2];[$Synthèse.$H$1]);[$Données.Y12];&quot;&quot;)">
            <text:p/>
          </table:table-cell>
          <table:table-cell table:style-name="ce113" table:formula="of:=IF(AND([.$BX$1];[.$BX$2];[$Synthèse.$H$1]);[$Données.Z12];&quot;&quot;)">
            <text:p/>
          </table:table-cell>
          <table:table-cell table:style-name="ce113" table:formula="of:=IF(AND([.$BX$1];[.$BX$2];[$Synthèse.$H$1]);[$Données.AA12];&quot;&quot;)">
            <text:p/>
          </table:table-cell>
          <table:table-cell table:style-name="ce118" table:formula="of:=IF(AND([.$BX$1];[.$BX$2];[$Synthèse.$H$1]);[$Données.AB12];&quot;&quot;)">
            <text:p/>
          </table:table-cell>
          <table:table-cell table:style-name="ce87" table:formula="of:=IF(AND([.$BX$1];[.$BX$2];[$Synthèse.$H$1]);[$Données.AC12];&quot;&quot;)">
            <text:p/>
          </table:table-cell>
          <table:table-cell table:style-name="ce152" table:formula="of:=IF(AND([.$BX$1];[.$BX$2];[$Synthèse.$H$1]);[$Données.AD12];&quot;&quot;)">
            <text:p/>
          </table:table-cell>
          <table:table-cell table:style-name="ce192" table:formula="of:=IF(AND([.$BX$1];[.$BX$2];[$Synthèse.$H$1]);[$Données.AE12];&quot;&quot;)">
            <text:p/>
          </table:table-cell>
          <table:table-cell table:style-name="ce192" table:formula="of:=IF(AND([.$BX$1];[.$BX$2];[$Synthèse.$H$1]);[$Données.AF12];&quot;&quot;)">
            <text:p/>
          </table:table-cell>
          <table:table-cell table:style-name="ce192" table:formula="of:=IF(AND([.$BX$1];[.$BX$2];[$Synthèse.$H$1]);[$Données.AG12];&quot;&quot;)">
            <text:p/>
          </table:table-cell>
          <table:table-cell table:style-name="ce192" table:formula="of:=IF(AND([.$BX$1];[.$BX$2];[$Synthèse.$H$1]);[$Données.AH12];&quot;&quot;)">
            <text:p/>
          </table:table-cell>
          <table:table-cell table:style-name="ce192" table:formula="of:=IF(AND([.$BX$1];[.$BX$2];[$Synthèse.$H$1]);[$Données.AI12];&quot;&quot;)">
            <text:p/>
          </table:table-cell>
          <table:table-cell table:style-name="ce192" table:formula="of:=IF(AND([.$BX$1];[.$BX$2];[$Synthèse.$H$1]);[$Données.AJ12];&quot;&quot;)">
            <text:p/>
          </table:table-cell>
          <table:table-cell table:style-name="ce211" table:formula="of:=IF(AND([.$BX$1];[.$BX$2];[$Synthèse.$H$1]);[$Données.AK12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3];&quot;&quot;)">
            <text:p/>
          </table:table-cell>
          <table:table-cell table:style-name="ce38" table:formula="of:=IF(AND([.$BX$1];[.$BX$2];[$Synthèse.$H$1]);[$Données.L13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3];&quot;&quot;)">
            <text:p/>
          </table:table-cell>
          <table:table-cell table:style-name="ce38" table:formula="of:=IF(AND([.$BX$1];[.$BX$2];[$Synthèse.$H$1]);[$Données.U13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>
            <text:p/>
          </table:table-cell>
          <table:table-cell table:style-name="ce38" table:formula="of:=IF(AND([.$BX$1];[.$BX$2];[$Synthèse.$H$1]);[$Données.AD13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>
            <text:p/>
          </table:table-cell>
          <table:table-cell table:style-name="ce113" table:formula="of:=IF(AND([.$BX$1];[.$BX$2];[$Synthèse.$H$1]);[$Données.D14];&quot;&quot;)">
            <text:p/>
          </table:table-cell>
          <table:table-cell table:style-name="ce113" table:formula="of:=IF(AND([.$BX$1];[.$BX$2];[$Synthèse.$H$1]);[$Données.E14];&quot;&quot;)">
            <text:p/>
          </table:table-cell>
          <table:table-cell table:style-name="ce113" table:formula="of:=IF(AND([.$BX$1];[.$BX$2];[$Synthèse.$H$1]);[$Données.F14];&quot;&quot;)">
            <text:p/>
          </table:table-cell>
          <table:table-cell table:style-name="ce113" table:formula="of:=IF(AND([.$BX$1];[.$BX$2];[$Synthèse.$H$1]);[$Données.G14];&quot;&quot;)">
            <text:p/>
          </table:table-cell>
          <table:table-cell table:style-name="ce113" table:formula="of:=IF(AND([.$BX$1];[.$BX$2];[$Synthèse.$H$1]);[$Données.H14];&quot;&quot;)">
            <text:p/>
          </table:table-cell>
          <table:table-cell table:style-name="ce113" table:formula="of:=IF(AND([.$BX$1];[.$BX$2];[$Synthèse.$H$1]);[$Données.I14];&quot;&quot;)">
            <text:p/>
          </table:table-cell>
          <table:table-cell table:style-name="ce118" table:formula="of:=IF(AND([.$BX$1];[.$BX$2];[$Synthèse.$H$1]);[$Données.J14];&quot;&quot;)">
            <text:p/>
          </table:table-cell>
          <table:table-cell table:style-name="ce87" table:formula="of:=IF(AND([.$BX$1];[.$BX$2];[$Synthèse.$H$1]);[$Données.K14];&quot;&quot;)">
            <text:p/>
          </table:table-cell>
          <table:table-cell table:style-name="ce87" table:formula="of:=IF(AND([.$BX$1];[.$BX$2];[$Synthèse.$H$1]);[$Données.L14];&quot;&quot;)">
            <text:p/>
          </table:table-cell>
          <table:table-cell table:style-name="ce113" table:formula="of:=IF(AND([.$BX$1];[.$BX$2];[$Synthèse.$H$1]);[$Données.M14];&quot;&quot;)">
            <text:p/>
          </table:table-cell>
          <table:table-cell table:style-name="ce113" table:formula="of:=IF(AND([.$BX$1];[.$BX$2];[$Synthèse.$H$1]);[$Données.N14];&quot;&quot;)">
            <text:p/>
          </table:table-cell>
          <table:table-cell table:style-name="ce113" table:formula="of:=IF(AND([.$BX$1];[.$BX$2];[$Synthèse.$H$1]);[$Données.O14];&quot;&quot;)">
            <text:p/>
          </table:table-cell>
          <table:table-cell table:style-name="ce113" table:formula="of:=IF(AND([.$BX$1];[.$BX$2];[$Synthèse.$H$1]);[$Données.P14];&quot;&quot;)">
            <text:p/>
          </table:table-cell>
          <table:table-cell table:style-name="ce113" table:formula="of:=IF(AND([.$BX$1];[.$BX$2];[$Synthèse.$H$1]);[$Données.Q14];&quot;&quot;)">
            <text:p/>
          </table:table-cell>
          <table:table-cell table:style-name="ce113" table:formula="of:=IF(AND([.$BX$1];[.$BX$2];[$Synthèse.$H$1]);[$Données.R14];&quot;&quot;)">
            <text:p/>
          </table:table-cell>
          <table:table-cell table:style-name="ce118" table:formula="of:=IF(AND([.$BX$1];[.$BX$2];[$Synthèse.$H$1]);[$Données.S14];&quot;&quot;)">
            <text:p/>
          </table:table-cell>
          <table:table-cell table:style-name="ce87" table:formula="of:=IF(AND([.$BX$1];[.$BX$2];[$Synthèse.$H$1]);[$Données.T14];&quot;&quot;)">
            <text:p/>
          </table:table-cell>
          <table:table-cell table:style-name="ce87" table:formula="of:=IF(AND([.$BX$1];[.$BX$2];[$Synthèse.$H$1]);[$Données.U14];&quot;&quot;)">
            <text:p/>
          </table:table-cell>
          <table:table-cell table:style-name="ce113" table:formula="of:=IF(AND([.$BX$1];[.$BX$2];[$Synthèse.$H$1]);[$Données.V14];&quot;&quot;)">
            <text:p/>
          </table:table-cell>
          <table:table-cell table:style-name="ce113" table:formula="of:=IF(AND([.$BX$1];[.$BX$2];[$Synthèse.$H$1]);[$Données.W14];&quot;&quot;)">
            <text:p/>
          </table:table-cell>
          <table:table-cell table:style-name="ce113" table:formula="of:=IF(AND([.$BX$1];[.$BX$2];[$Synthèse.$H$1]);[$Données.X14];&quot;&quot;)">
            <text:p/>
          </table:table-cell>
          <table:table-cell table:style-name="ce113" table:formula="of:=IF(AND([.$BX$1];[.$BX$2];[$Synthèse.$H$1]);[$Données.Y14];&quot;&quot;)">
            <text:p/>
          </table:table-cell>
          <table:table-cell table:style-name="ce113" table:formula="of:=IF(AND([.$BX$1];[.$BX$2];[$Synthèse.$H$1]);[$Données.Z14];&quot;&quot;)">
            <text:p/>
          </table:table-cell>
          <table:table-cell table:style-name="ce113" table:formula="of:=IF(AND([.$BX$1];[.$BX$2];[$Synthèse.$H$1]);[$Données.AA14];&quot;&quot;)">
            <text:p/>
          </table:table-cell>
          <table:table-cell table:style-name="ce118" table:formula="of:=IF(AND([.$BX$1];[.$BX$2];[$Synthèse.$H$1]);[$Données.AB14];&quot;&quot;)">
            <text:p/>
          </table:table-cell>
          <table:table-cell table:style-name="ce87" table:formula="of:=IF(AND([.$BX$1];[.$BX$2];[$Synthèse.$H$1]);[$Données.AC14];&quot;&quot;)">
            <text:p/>
          </table:table-cell>
          <table:table-cell table:style-name="ce153" table:formula="of:=IF(AND([.$BX$1];[.$BX$2];[$Synthèse.$H$1]);[$Données.AD14];&quot;&quot;)">
            <text:p/>
          </table:table-cell>
          <table:table-cell table:style-name="ce193" table:formula="of:=IF(AND([.$BX$1];[.$BX$2];[$Synthèse.$H$1]);[$Données.AE14];&quot;&quot;)">
            <text:p/>
          </table:table-cell>
          <table:table-cell table:style-name="ce193" table:formula="of:=IF(AND([.$BX$1];[.$BX$2];[$Synthèse.$H$1]);[$Données.AF14];&quot;&quot;)">
            <text:p/>
          </table:table-cell>
          <table:table-cell table:style-name="ce193" table:formula="of:=IF(AND([.$BX$1];[.$BX$2];[$Synthèse.$H$1]);[$Données.AG14];&quot;&quot;)">
            <text:p/>
          </table:table-cell>
          <table:table-cell table:style-name="ce193" table:formula="of:=IF(AND([.$BX$1];[.$BX$2];[$Synthèse.$H$1]);[$Données.AH14];&quot;&quot;)">
            <text:p/>
          </table:table-cell>
          <table:table-cell table:style-name="ce193" table:formula="of:=IF(AND([.$BX$1];[.$BX$2];[$Synthèse.$H$1]);[$Données.AI14];&quot;&quot;)">
            <text:p/>
          </table:table-cell>
          <table:table-cell table:style-name="ce193" table:formula="of:=IF(AND([.$BX$1];[.$BX$2];[$Synthèse.$H$1]);[$Données.AJ14];&quot;&quot;)">
            <text:p/>
          </table:table-cell>
          <table:table-cell table:style-name="ce213" table:formula="of:=IF(AND([.$BX$1];[.$BX$2];[$Synthèse.$H$1]);[$Données.AK14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K15];&quot;&quot;)">
            <text:p/>
          </table:table-cell>
          <table:table-cell table:style-name="ce38" table:formula="of:=IF(AND([.$BX$1];[.$BX$2];[$Synthèse.$H$1]);[$Données.L15]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$H$1]);[$Données.T15];&quot;&quot;)">
            <text:p/>
          </table:table-cell>
          <table:table-cell table:style-name="ce38" table:formula="of:=IF(AND([.$BX$1];[.$BX$2];[$Synthèse.$H$1]);[$Données.U15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>
            <text:p/>
          </table:table-cell>
          <table:table-cell table:style-name="ce38" table:formula="of:=IF(AND([.$BX$1];[.$BX$2];[$Synthèse.$H$1]);[$Données.AD15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76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.C1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24]);IF([.C19]=[.C5];&quot;&quot;;&quot;F&quot;);&quot;&quot;)">
            <text:p/>
          </table:table-cell>
          <table:table-cell table:style-name="ce142" table:formula="of:=IF(AND([.$BX$1];[.$BX$2];[$Synthèse.I24]);IF([.D19]=[.D5];&quot;&quot;;&quot;F&quot;);&quot;&quot;)">
            <text:p/>
          </table:table-cell>
          <table:table-cell table:style-name="ce142" table:formula="of:=IF(AND([.$BX$1];[.$BX$2];[$Synthèse.J24]);IF([.E19]=[.E5];&quot;&quot;;&quot;F&quot;);&quot;&quot;)">
            <text:p/>
          </table:table-cell>
          <table:table-cell table:style-name="ce142" table:formula="of:=IF(AND([.$BX$1];[.$BX$2];[$Synthèse.K24]);IF([.F19]=[.F5];&quot;&quot;;&quot;F&quot;);&quot;&quot;)">
            <text:p/>
          </table:table-cell>
          <table:table-cell table:style-name="ce142" table:formula="of:=IF(AND([.$BX$1];[.$BX$2];[$Synthèse.L24]);IF([.G19]=[.G5];&quot;&quot;;&quot;F&quot;);&quot;&quot;)">
            <text:p/>
          </table:table-cell>
          <table:table-cell table:style-name="ce142" table:formula="of:=IF(AND([.$BX$1];[.$BX$2];[$Synthèse.M24]);IF([.H19]=[.H5];&quot;&quot;;&quot;F&quot;);&quot;&quot;)">
            <text:p/>
          </table:table-cell>
          <table:table-cell table:style-name="ce142" table:formula="of:=IF(AND([.$BX$1];[.$BX$2];[$Synthèse.N24]);IF([.I19]=[.I5];&quot;&quot;;&quot;F&quot;);&quot;&quot;)">
            <text:p/>
          </table:table-cell>
          <table:table-cell table:style-name="ce166" table:formula="of:=IF(AND([.$BX$1];[.$BX$2];[$Synthèse.O24]);IF([.J19]=[.J5];&quot;&quot;;&quot;F&quot;);&quot;&quot;)">
            <text:p/>
          </table:table-cell>
          <table:table-cell table:style-name="ce124" table:formula="of:=IF(AND([.$BX$1];[.$BX$2];[$Synthèse.P24]);IF([.K19]=[.K5];&quot;&quot;;&quot;F&quot;);&quot;&quot;)">
            <text:p/>
          </table:table-cell>
          <table:table-cell table:style-name="ce124" table:formula="of:=IF(AND([.$BX$1];[.$BX$2];[$Synthèse.Q24]);IF([.L19]=[.L5];&quot;&quot;;&quot;F&quot;);&quot;&quot;)">
            <text:p/>
          </table:table-cell>
          <table:table-cell table:style-name="ce142" table:formula="of:=IF(AND([.$BX$1];[.$BX$2];[$Synthèse.R24]);IF([.M19]=[.M5];&quot;&quot;;&quot;F&quot;);&quot;&quot;)">
            <text:p/>
          </table:table-cell>
          <table:table-cell table:style-name="ce142" table:formula="of:=IF(AND([.$BX$1];[.$BX$2];[$Synthèse.S24]);IF([.N19]=[.N5];&quot;&quot;;&quot;F&quot;);&quot;&quot;)">
            <text:p/>
          </table:table-cell>
          <table:table-cell table:style-name="ce142" table:formula="of:=IF(AND([.$BX$1];[.$BX$2];[$Synthèse.T24]);IF([.O19]=[.O5];&quot;&quot;;&quot;F&quot;);&quot;&quot;)">
            <text:p/>
          </table:table-cell>
          <table:table-cell table:style-name="ce142" table:formula="of:=IF(AND([.$BX$1];[.$BX$2];[$Synthèse.U24]);IF([.P19]=[.P5];&quot;&quot;;&quot;F&quot;);&quot;&quot;)">
            <text:p/>
          </table:table-cell>
          <table:table-cell table:style-name="ce142" table:formula="of:=IF(AND([.$BX$1];[.$BX$2];[$Synthèse.V24]);IF([.Q19]=[.Q5];&quot;&quot;;&quot;F&quot;);&quot;&quot;)">
            <text:p/>
          </table:table-cell>
          <table:table-cell table:style-name="ce142" table:formula="of:=IF(AND([.$BX$1];[.$BX$2];[$Synthèse.W24]);IF([.R19]=[.R5];&quot;&quot;;&quot;F&quot;);&quot;&quot;)">
            <text:p/>
          </table:table-cell>
          <table:table-cell table:style-name="ce166" table:formula="of:=IF(AND([.$BX$1];[.$BX$2];[$Synthèse.X24]);IF([.S19]=[.S5];&quot;&quot;;&quot;F&quot;);&quot;&quot;)">
            <text:p/>
          </table:table-cell>
          <table:table-cell table:style-name="ce124" table:formula="of:=IF(AND([.$BX$1];[.$BX$2];[$Synthèse.Y24]);IF([.T19]=[.T5];&quot;&quot;;&quot;F&quot;);&quot;&quot;)">
            <text:p/>
          </table:table-cell>
          <table:table-cell table:style-name="ce124" table:formula="of:=IF(AND([.$BX$1];[.$BX$2];[$Synthèse.Z24]);IF([.U19]=[.U5];&quot;&quot;;&quot;F&quot;);&quot;&quot;)">
            <text:p/>
          </table:table-cell>
          <table:table-cell table:style-name="ce142" table:formula="of:=IF(AND([.$BX$1];[.$BX$2];[$Synthèse.AA24]);IF([.V19]=[.V5];&quot;&quot;;&quot;F&quot;);&quot;&quot;)">
            <text:p/>
          </table:table-cell>
          <table:table-cell table:style-name="ce142" table:formula="of:=IF(AND([.$BX$1];[.$BX$2];[$Synthèse.AB24]);IF([.W19]=[.W5];&quot;&quot;;&quot;F&quot;);&quot;&quot;)">
            <text:p/>
          </table:table-cell>
          <table:table-cell table:style-name="ce142" table:formula="of:=IF(AND([.$BX$1];[.$BX$2];[$Synthèse.AC24]);IF([.X19]=[.X5];&quot;&quot;;&quot;F&quot;);&quot;&quot;)">
            <text:p/>
          </table:table-cell>
          <table:table-cell table:style-name="ce142" table:formula="of:=IF(AND([.$BX$1];[.$BX$2];[$Synthèse.AD24]);IF([.Y19]=[.Y5];&quot;&quot;;&quot;F&quot;);&quot;&quot;)">
            <text:p/>
          </table:table-cell>
          <table:table-cell table:style-name="ce142" table:formula="of:=IF(AND([.$BX$1];[.$BX$2];[$Synthèse.AE24]);IF([.Z19]=[.Z5];&quot;&quot;;&quot;F&quot;);&quot;&quot;)">
            <text:p/>
          </table:table-cell>
          <table:table-cell table:style-name="ce142" table:formula="of:=IF(AND([.$BX$1];[.$BX$2];[$Synthèse.AF24]);IF([.AA19]=[.AA5];&quot;&quot;;&quot;F&quot;);&quot;&quot;)">
            <text:p/>
          </table:table-cell>
          <table:table-cell table:style-name="ce166" table:formula="of:=IF(AND([.$BX$1];[.$BX$2];[$Synthèse.AG24]);IF([.AB19]=[.AB5];&quot;&quot;;&quot;F&quot;);&quot;&quot;)">
            <text:p/>
          </table:table-cell>
          <table:table-cell table:style-name="ce124" table:formula="of:=IF(AND([.$BX$1];[.$BX$2];[$Synthèse.AH24]);IF([.AC19]=[.AC5];&quot;&quot;;&quot;F&quot;);&quot;&quot;)">
            <text:p/>
          </table:table-cell>
          <table:table-cell table:style-name="ce124" table:formula="of:=IF(AND([.$BX$1];[.$BX$2];[$Synthèse.AI24]);IF([.AD19]=[.AD5];&quot;&quot;;&quot;F&quot;);&quot;&quot;)">
            <text:p/>
          </table:table-cell>
          <table:table-cell table:style-name="ce142" table:formula="of:=IF(AND([.$BX$1];[.$BX$2];[$Synthèse.AJ24]);IF([.AE19]=[.AE5];&quot;&quot;;&quot;F&quot;);&quot;&quot;)">
            <text:p/>
          </table:table-cell>
          <table:table-cell table:style-name="ce142" table:formula="of:=IF(AND([.$BX$1];[.$BX$2];[$Synthèse.AK24]);IF([.AF19]=[.AF5];&quot;&quot;;&quot;F&quot;);&quot;&quot;)">
            <text:p/>
          </table:table-cell>
          <table:table-cell table:style-name="ce142" table:formula="of:=IF(AND([.$BX$1];[.$BX$2];[$Synthèse.AL24]);IF([.AG19]=[.AG5];&quot;&quot;;&quot;F&quot;);&quot;&quot;)">
            <text:p/>
          </table:table-cell>
          <table:table-cell table:style-name="ce142" table:formula="of:=IF(AND([.$BX$1];[.$BX$2];[$Synthèse.AM24]);IF([.AH19]=[.AH5];&quot;&quot;;&quot;F&quot;);&quot;&quot;)">
            <text:p/>
          </table:table-cell>
          <table:table-cell table:style-name="ce142" table:formula="of:=IF(AND([.$BX$1];[.$BX$2];[$Synthèse.AN24]);IF([.AI19]=[.AI5];&quot;&quot;;&quot;F&quot;);&quot;&quot;)">
            <text:p/>
          </table:table-cell>
          <table:table-cell table:style-name="ce142" table:formula="of:=IF(AND([.$BX$1];[.$BX$2];[$Synthèse.AO24]);IF([.AJ19]=[.AJ5];&quot;&quot;;&quot;F&quot;);&quot;&quot;)">
            <text:p/>
          </table:table-cell>
          <table:table-cell table:style-name="ce166" table:formula="of:=IF(AND([.$BX$1];[.$BX$2];[$Synthèse.AP24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26]);IF([.C21]=[.C7];&quot;&quot;;&quot;F&quot;);&quot;&quot;)">
            <text:p/>
          </table:table-cell>
          <table:table-cell table:style-name="ce142" table:formula="of:=IF(AND([.$BX$1];[.$BX$2];[$Synthèse.I26]);IF([.D21]=[.D7];&quot;&quot;;&quot;F&quot;);&quot;&quot;)">
            <text:p/>
          </table:table-cell>
          <table:table-cell table:style-name="ce142" table:formula="of:=IF(AND([.$BX$1];[.$BX$2];[$Synthèse.J26]);IF([.E21]=[.E7];&quot;&quot;;&quot;F&quot;);&quot;&quot;)">
            <text:p/>
          </table:table-cell>
          <table:table-cell table:style-name="ce142" table:formula="of:=IF(AND([.$BX$1];[.$BX$2];[$Synthèse.K26]);IF([.F21]=[.F7];&quot;&quot;;&quot;F&quot;);&quot;&quot;)">
            <text:p/>
          </table:table-cell>
          <table:table-cell table:style-name="ce142" table:formula="of:=IF(AND([.$BX$1];[.$BX$2];[$Synthèse.L26]);IF([.G21]=[.G7];&quot;&quot;;&quot;F&quot;);&quot;&quot;)">
            <text:p/>
          </table:table-cell>
          <table:table-cell table:style-name="ce142" table:formula="of:=IF(AND([.$BX$1];[.$BX$2];[$Synthèse.M26]);IF([.H21]=[.H7];&quot;&quot;;&quot;F&quot;);&quot;&quot;)">
            <text:p/>
          </table:table-cell>
          <table:table-cell table:style-name="ce142" table:formula="of:=IF(AND([.$BX$1];[.$BX$2];[$Synthèse.N26]);IF([.I21]=[.I7];&quot;&quot;;&quot;F&quot;);&quot;&quot;)">
            <text:p/>
          </table:table-cell>
          <table:table-cell table:style-name="ce166" table:formula="of:=IF(AND([.$BX$1];[.$BX$2];[$Synthèse.O26]);IF([.J21]=[.J7];&quot;&quot;;&quot;F&quot;);&quot;&quot;)">
            <text:p/>
          </table:table-cell>
          <table:table-cell table:style-name="ce124" table:formula="of:=IF(AND([.$BX$1];[.$BX$2];[$Synthèse.P26]);IF([.K21]=[.K7];&quot;&quot;;&quot;F&quot;);&quot;&quot;)">
            <text:p/>
          </table:table-cell>
          <table:table-cell table:style-name="ce124" table:formula="of:=IF(AND([.$BX$1];[.$BX$2];[$Synthèse.Q26]);IF([.L21]=[.L7];&quot;&quot;;&quot;F&quot;);&quot;&quot;)">
            <text:p/>
          </table:table-cell>
          <table:table-cell table:style-name="ce142" table:formula="of:=IF(AND([.$BX$1];[.$BX$2];[$Synthèse.R26]);IF([.M21]=[.M7];&quot;&quot;;&quot;F&quot;);&quot;&quot;)">
            <text:p/>
          </table:table-cell>
          <table:table-cell table:style-name="ce142" table:formula="of:=IF(AND([.$BX$1];[.$BX$2];[$Synthèse.S26]);IF([.N21]=[.N7];&quot;&quot;;&quot;F&quot;);&quot;&quot;)">
            <text:p/>
          </table:table-cell>
          <table:table-cell table:style-name="ce142" table:formula="of:=IF(AND([.$BX$1];[.$BX$2];[$Synthèse.T26]);IF([.O21]=[.O7];&quot;&quot;;&quot;F&quot;);&quot;&quot;)">
            <text:p/>
          </table:table-cell>
          <table:table-cell table:style-name="ce142" table:formula="of:=IF(AND([.$BX$1];[.$BX$2];[$Synthèse.U26]);IF([.P21]=[.P7];&quot;&quot;;&quot;F&quot;);&quot;&quot;)">
            <text:p/>
          </table:table-cell>
          <table:table-cell table:style-name="ce142" table:formula="of:=IF(AND([.$BX$1];[.$BX$2];[$Synthèse.V26]);IF([.Q21]=[.Q7];&quot;&quot;;&quot;F&quot;);&quot;&quot;)">
            <text:p/>
          </table:table-cell>
          <table:table-cell table:style-name="ce142" table:formula="of:=IF(AND([.$BX$1];[.$BX$2];[$Synthèse.W26]);IF([.R21]=[.R7];&quot;&quot;;&quot;F&quot;);&quot;&quot;)">
            <text:p/>
          </table:table-cell>
          <table:table-cell table:style-name="ce166" table:formula="of:=IF(AND([.$BX$1];[.$BX$2];[$Synthèse.X26]);IF([.S21]=[.S7];&quot;&quot;;&quot;F&quot;);&quot;&quot;)">
            <text:p/>
          </table:table-cell>
          <table:table-cell table:style-name="ce124" table:formula="of:=IF(AND([.$BX$1];[.$BX$2];[$Synthèse.Y26]);IF([.T21]=[.T7];&quot;&quot;;&quot;F&quot;);&quot;&quot;)">
            <text:p/>
          </table:table-cell>
          <table:table-cell table:style-name="ce124" table:formula="of:=IF(AND([.$BX$1];[.$BX$2];[$Synthèse.Z26]);IF([.U21]=[.U7];&quot;&quot;;&quot;F&quot;);&quot;&quot;)">
            <text:p/>
          </table:table-cell>
          <table:table-cell table:style-name="ce142" table:formula="of:=IF(AND([.$BX$1];[.$BX$2];[$Synthèse.AA26]);IF([.V21]=[.V7];&quot;&quot;;&quot;F&quot;);&quot;&quot;)">
            <text:p/>
          </table:table-cell>
          <table:table-cell table:style-name="ce142" table:formula="of:=IF(AND([.$BX$1];[.$BX$2];[$Synthèse.AB26]);IF([.W21]=[.W7];&quot;&quot;;&quot;F&quot;);&quot;&quot;)">
            <text:p/>
          </table:table-cell>
          <table:table-cell table:style-name="ce142" table:formula="of:=IF(AND([.$BX$1];[.$BX$2];[$Synthèse.AC26]);IF([.X21]=[.X7];&quot;&quot;;&quot;F&quot;);&quot;&quot;)">
            <text:p/>
          </table:table-cell>
          <table:table-cell table:style-name="ce142" table:formula="of:=IF(AND([.$BX$1];[.$BX$2];[$Synthèse.AD26]);IF([.Y21]=[.Y7];&quot;&quot;;&quot;F&quot;);&quot;&quot;)">
            <text:p/>
          </table:table-cell>
          <table:table-cell table:style-name="ce142" table:formula="of:=IF(AND([.$BX$1];[.$BX$2];[$Synthèse.AE26]);IF([.Z21]=[.Z7];&quot;&quot;;&quot;F&quot;);&quot;&quot;)">
            <text:p/>
          </table:table-cell>
          <table:table-cell table:style-name="ce142" table:formula="of:=IF(AND([.$BX$1];[.$BX$2];[$Synthèse.AF26]);IF([.AA21]=[.AA7];&quot;&quot;;&quot;F&quot;);&quot;&quot;)">
            <text:p/>
          </table:table-cell>
          <table:table-cell table:style-name="ce166" table:formula="of:=IF(AND([.$BX$1];[.$BX$2];[$Synthèse.AG26]);IF([.AB21]=[.AB7];&quot;&quot;;&quot;F&quot;);&quot;&quot;)">
            <text:p/>
          </table:table-cell>
          <table:table-cell table:style-name="ce124" table:formula="of:=IF(AND([.$BX$1];[.$BX$2];[$Synthèse.AH26]);IF([.AC21]=[.AC7];&quot;&quot;;&quot;F&quot;);&quot;&quot;)">
            <text:p/>
          </table:table-cell>
          <table:table-cell table:style-name="ce124" table:formula="of:=IF(AND([.$BX$1];[.$BX$2];[$Synthèse.AI26]);IF([.AD21]=[.AD7];&quot;&quot;;&quot;F&quot;);&quot;&quot;)">
            <text:p/>
          </table:table-cell>
          <table:table-cell table:style-name="ce142" table:formula="of:=IF(AND([.$BX$1];[.$BX$2];[$Synthèse.AJ26]);IF([.AE21]=[.AE7];&quot;&quot;;&quot;F&quot;);&quot;&quot;)">
            <text:p/>
          </table:table-cell>
          <table:table-cell table:style-name="ce142" table:formula="of:=IF(AND([.$BX$1];[.$BX$2];[$Synthèse.AK26]);IF([.AF21]=[.AF7];&quot;&quot;;&quot;F&quot;);&quot;&quot;)">
            <text:p/>
          </table:table-cell>
          <table:table-cell table:style-name="ce142" table:formula="of:=IF(AND([.$BX$1];[.$BX$2];[$Synthèse.AL26]);IF([.AG21]=[.AG7];&quot;&quot;;&quot;F&quot;);&quot;&quot;)">
            <text:p/>
          </table:table-cell>
          <table:table-cell table:style-name="ce142" table:formula="of:=IF(AND([.$BX$1];[.$BX$2];[$Synthèse.AM26]);IF([.AH21]=[.AH7];&quot;&quot;;&quot;F&quot;);&quot;&quot;)">
            <text:p/>
          </table:table-cell>
          <table:table-cell table:style-name="ce142" table:formula="of:=IF(AND([.$BX$1];[.$BX$2];[$Synthèse.AN26]);IF([.AI21]=[.AI7];&quot;&quot;;&quot;F&quot;);&quot;&quot;)">
            <text:p/>
          </table:table-cell>
          <table:table-cell table:style-name="ce142" table:formula="of:=IF(AND([.$BX$1];[.$BX$2];[$Synthèse.AO26]);IF([.AJ21]=[.AJ7];&quot;&quot;;&quot;F&quot;);&quot;&quot;)">
            <text:p/>
          </table:table-cell>
          <table:table-cell table:style-name="ce166" table:formula="of:=IF(AND([.$BX$1];[.$BX$2];[$Synthèse.AP26]);IF([.AK21]=[.AK7];&quot;&quot;;&quot;F&quot;);&quot;&quot;)">
            <text:p/>
          </table:table-cell>
          <table:table-cell table:style-name="ce373" table:formula="of:=IF(AND([.$BX$1];[.$BX$2];[$Synthèse.AQ26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27]);IF([.C22]=[.C8];&quot;&quot;;&quot;F&quot;);&quot;&quot;)">
            <text:p/>
          </table:table-cell>
          <table:table-cell table:style-name="ce142" table:formula="of:=IF(AND([.$BX$1];[.$BX$2];[$Synthèse.I27]);IF([.D22]=[.D8];&quot;&quot;;&quot;F&quot;);&quot;&quot;)">
            <text:p/>
          </table:table-cell>
          <table:table-cell table:style-name="ce142" table:formula="of:=IF(AND([.$BX$1];[.$BX$2];[$Synthèse.J27]);IF([.E22]=[.E8];&quot;&quot;;&quot;F&quot;);&quot;&quot;)">
            <text:p/>
          </table:table-cell>
          <table:table-cell table:style-name="ce142" table:formula="of:=IF(AND([.$BX$1];[.$BX$2];[$Synthèse.K27]);IF([.F22]=[.F8];&quot;&quot;;&quot;F&quot;);&quot;&quot;)">
            <text:p/>
          </table:table-cell>
          <table:table-cell table:style-name="ce142" table:formula="of:=IF(AND([.$BX$1];[.$BX$2];[$Synthèse.L27]);IF([.G22]=[.G8];&quot;&quot;;&quot;F&quot;);&quot;&quot;)">
            <text:p/>
          </table:table-cell>
          <table:table-cell table:style-name="ce142" table:formula="of:=IF(AND([.$BX$1];[.$BX$2];[$Synthèse.M27]);IF([.H22]=[.H8];&quot;&quot;;&quot;F&quot;);&quot;&quot;)">
            <text:p/>
          </table:table-cell>
          <table:table-cell table:style-name="ce142" table:formula="of:=IF(AND([.$BX$1];[.$BX$2];[$Synthèse.N27]);IF([.I22]=[.I8];&quot;&quot;;&quot;F&quot;);&quot;&quot;)">
            <text:p/>
          </table:table-cell>
          <table:table-cell table:style-name="ce166" table:formula="of:=IF(AND([.$BX$1];[.$BX$2];[$Synthèse.O27]);IF([.J22]=[.J8];&quot;&quot;;&quot;F&quot;);&quot;&quot;)">
            <text:p/>
          </table:table-cell>
          <table:table-cell table:style-name="ce124" table:formula="of:=IF(AND([.$BX$1];[.$BX$2];[$Synthèse.P27]);IF([.K22]=[.K8];&quot;&quot;;&quot;F&quot;);&quot;&quot;)">
            <text:p/>
          </table:table-cell>
          <table:table-cell table:style-name="ce124" table:formula="of:=IF(AND([.$BX$1];[.$BX$2];[$Synthèse.Q27]);IF([.L22]=[.L8];&quot;&quot;;&quot;F&quot;);&quot;&quot;)">
            <text:p/>
          </table:table-cell>
          <table:table-cell table:style-name="ce142" table:formula="of:=IF(AND([.$BX$1];[.$BX$2];[$Synthèse.R27]);IF([.M22]=[.M8];&quot;&quot;;&quot;F&quot;);&quot;&quot;)">
            <text:p/>
          </table:table-cell>
          <table:table-cell table:style-name="ce142" table:formula="of:=IF(AND([.$BX$1];[.$BX$2];[$Synthèse.S27]);IF([.N22]=[.N8];&quot;&quot;;&quot;F&quot;);&quot;&quot;)">
            <text:p/>
          </table:table-cell>
          <table:table-cell table:style-name="ce142" table:formula="of:=IF(AND([.$BX$1];[.$BX$2];[$Synthèse.T27]);IF([.O22]=[.O8];&quot;&quot;;&quot;F&quot;);&quot;&quot;)">
            <text:p/>
          </table:table-cell>
          <table:table-cell table:style-name="ce142" table:formula="of:=IF(AND([.$BX$1];[.$BX$2];[$Synthèse.U27]);IF([.P22]=[.P8];&quot;&quot;;&quot;F&quot;);&quot;&quot;)">
            <text:p/>
          </table:table-cell>
          <table:table-cell table:style-name="ce142" table:formula="of:=IF(AND([.$BX$1];[.$BX$2];[$Synthèse.V27]);IF([.Q22]=[.Q8];&quot;&quot;;&quot;F&quot;);&quot;&quot;)">
            <text:p/>
          </table:table-cell>
          <table:table-cell table:style-name="ce142" table:formula="of:=IF(AND([.$BX$1];[.$BX$2];[$Synthèse.W27]);IF([.R22]=[.R8];&quot;&quot;;&quot;F&quot;);&quot;&quot;)">
            <text:p/>
          </table:table-cell>
          <table:table-cell table:style-name="ce166" table:formula="of:=IF(AND([.$BX$1];[.$BX$2];[$Synthèse.X27]);IF([.S22]=[.S8];&quot;&quot;;&quot;F&quot;);&quot;&quot;)">
            <text:p/>
          </table:table-cell>
          <table:table-cell table:style-name="ce124" table:formula="of:=IF(AND([.$BX$1];[.$BX$2];[$Synthèse.Y27]);IF([.T22]=[.T8];&quot;&quot;;&quot;F&quot;);&quot;&quot;)">
            <text:p/>
          </table:table-cell>
          <table:table-cell table:style-name="ce124" table:formula="of:=IF(AND([.$BX$1];[.$BX$2];[$Synthèse.Z27]);IF([.U22]=[.U8];&quot;&quot;;&quot;F&quot;);&quot;&quot;)">
            <text:p/>
          </table:table-cell>
          <table:table-cell table:style-name="ce142" table:formula="of:=IF(AND([.$BX$1];[.$BX$2];[$Synthèse.AA27]);IF([.V22]=[.V8];&quot;&quot;;&quot;F&quot;);&quot;&quot;)">
            <text:p/>
          </table:table-cell>
          <table:table-cell table:style-name="ce142" table:formula="of:=IF(AND([.$BX$1];[.$BX$2];[$Synthèse.AB27]);IF([.W22]=[.W8];&quot;&quot;;&quot;F&quot;);&quot;&quot;)">
            <text:p/>
          </table:table-cell>
          <table:table-cell table:style-name="ce142" table:formula="of:=IF(AND([.$BX$1];[.$BX$2];[$Synthèse.AC27]);IF([.X22]=[.X8];&quot;&quot;;&quot;F&quot;);&quot;&quot;)">
            <text:p/>
          </table:table-cell>
          <table:table-cell table:style-name="ce142" table:formula="of:=IF(AND([.$BX$1];[.$BX$2];[$Synthèse.AD27]);IF([.Y22]=[.Y8];&quot;&quot;;&quot;F&quot;);&quot;&quot;)">
            <text:p/>
          </table:table-cell>
          <table:table-cell table:style-name="ce142" table:formula="of:=IF(AND([.$BX$1];[.$BX$2];[$Synthèse.AE27]);IF([.Z22]=[.Z8];&quot;&quot;;&quot;F&quot;);&quot;&quot;)">
            <text:p/>
          </table:table-cell>
          <table:table-cell table:style-name="ce142" table:formula="of:=IF(AND([.$BX$1];[.$BX$2];[$Synthèse.AF27]);IF([.AA22]=[.AA8];&quot;&quot;;&quot;F&quot;);&quot;&quot;)">
            <text:p/>
          </table:table-cell>
          <table:table-cell table:style-name="ce166" table:formula="of:=IF(AND([.$BX$1];[.$BX$2];[$Synthèse.AG27]);IF([.AB22]=[.AB8];&quot;&quot;;&quot;F&quot;);&quot;&quot;)">
            <text:p/>
          </table:table-cell>
          <table:table-cell table:style-name="ce124" table:formula="of:=IF(AND([.$BX$1];[.$BX$2];[$Synthèse.AH27]);IF([.AC22]=[.AC8];&quot;&quot;;&quot;F&quot;);&quot;&quot;)">
            <text:p/>
          </table:table-cell>
          <table:table-cell table:style-name="ce124" table:formula="of:=IF(AND([.$BX$1];[.$BX$2];[$Synthèse.AI27]);IF([.AD22]=[.AD8];&quot;&quot;;&quot;F&quot;);&quot;&quot;)">
            <text:p/>
          </table:table-cell>
          <table:table-cell table:style-name="ce142" table:formula="of:=IF(AND([.$BX$1];[.$BX$2];[$Synthèse.AJ27]);IF([.AE22]=[.AE8];&quot;&quot;;&quot;F&quot;);&quot;&quot;)">
            <text:p/>
          </table:table-cell>
          <table:table-cell table:style-name="ce142" table:formula="of:=IF(AND([.$BX$1];[.$BX$2];[$Synthèse.AK27]);IF([.AF22]=[.AF8];&quot;&quot;;&quot;F&quot;);&quot;&quot;)">
            <text:p/>
          </table:table-cell>
          <table:table-cell table:style-name="ce142" table:formula="of:=IF(AND([.$BX$1];[.$BX$2];[$Synthèse.AL27]);IF([.AG22]=[.AG8];&quot;&quot;;&quot;F&quot;);&quot;&quot;)">
            <text:p/>
          </table:table-cell>
          <table:table-cell table:style-name="ce142" table:formula="of:=IF(AND([.$BX$1];[.$BX$2];[$Synthèse.AM27]);IF([.AH22]=[.AH8];&quot;&quot;;&quot;F&quot;);&quot;&quot;)">
            <text:p/>
          </table:table-cell>
          <table:table-cell table:style-name="ce142" table:formula="of:=IF(AND([.$BX$1];[.$BX$2];[$Synthèse.AN27]);IF([.AI22]=[.AI8];&quot;&quot;;&quot;F&quot;);&quot;&quot;)">
            <text:p/>
          </table:table-cell>
          <table:table-cell table:style-name="ce142" table:formula="of:=IF(AND([.$BX$1];[.$BX$2];[$Synthèse.AO27]);IF([.AJ22]=[.AJ8];&quot;&quot;;&quot;F&quot;);&quot;&quot;)">
            <text:p/>
          </table:table-cell>
          <table:table-cell table:style-name="ce166" table:formula="of:=IF(AND([.$BX$1];[.$BX$2];[$Synthèse.AP27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H24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P28]);IF([.K23]=[.K9];&quot;&quot;;&quot;F&quot;);&quot;&quot;)">
            <text:p/>
          </table:table-cell>
          <table:table-cell table:style-name="ce38" table:formula="of:=IF(AND([.$BX$1];[.$BX$2];[$Synthèse.Q24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Y28]);IF([.T23]=[.T9];&quot;&quot;;&quot;F&quot;);&quot;&quot;)">
            <text:p/>
          </table:table-cell>
          <table:table-cell table:style-name="ce206" table:formula="of:=IF(AND([.$BX$1];[.$BX$2];[$Synthèse.Z24]);IF([.U23]=[.U9];&quot;&quot;;&quot;Faux&quot;);&quot;&quot;)" table:number-columns-spanned="8" table:number-rows-spanned="1">
            <text:p/>
          </table:table-cell>
          <table:covered-table-cell table:number-columns-repeated="6" table:style-name="ce214"/>
          <table:covered-table-cell table:style-name="ce218"/>
          <table:table-cell table:style-name="ce84" table:formula="of:=IF(AND([.$BX$1];[.$BX$2];[$Synthèse.AH28]);IF([.AC23]=[.AC9];&quot;&quot;;&quot;F&quot;);&quot;&quot;)">
            <text:p/>
          </table:table-cell>
          <table:table-cell table:style-name="ce38" table:formula="of:=IF(AND([.$BX$1];[.$BX$2];[$Synthèse.AI24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29]);IF([.C24]=[.C10];&quot;&quot;;&quot;F&quot;);&quot;&quot;)">
            <text:p/>
          </table:table-cell>
          <table:table-cell table:style-name="ce142" table:formula="of:=IF(AND([.$BX$1];[.$BX$2];[$Synthèse.I29]);IF([.D24]=[.D10];&quot;&quot;;&quot;F&quot;);&quot;&quot;)">
            <text:p/>
          </table:table-cell>
          <table:table-cell table:style-name="ce142" table:formula="of:=IF(AND([.$BX$1];[.$BX$2];[$Synthèse.J29]);IF([.E24]=[.E10];&quot;&quot;;&quot;F&quot;);&quot;&quot;)">
            <text:p/>
          </table:table-cell>
          <table:table-cell table:style-name="ce142" table:formula="of:=IF(AND([.$BX$1];[.$BX$2];[$Synthèse.K29]);IF([.F24]=[.F10];&quot;&quot;;&quot;F&quot;);&quot;&quot;)">
            <text:p/>
          </table:table-cell>
          <table:table-cell table:style-name="ce142" table:formula="of:=IF(AND([.$BX$1];[.$BX$2];[$Synthèse.L29]);IF([.G24]=[.G10];&quot;&quot;;&quot;F&quot;);&quot;&quot;)">
            <text:p/>
          </table:table-cell>
          <table:table-cell table:style-name="ce142" table:formula="of:=IF(AND([.$BX$1];[.$BX$2];[$Synthèse.M29]);IF([.H24]=[.H10];&quot;&quot;;&quot;F&quot;);&quot;&quot;)">
            <text:p/>
          </table:table-cell>
          <table:table-cell table:style-name="ce142" table:formula="of:=IF(AND([.$BX$1];[.$BX$2];[$Synthèse.N29]);IF([.I24]=[.I10];&quot;&quot;;&quot;F&quot;);&quot;&quot;)">
            <text:p/>
          </table:table-cell>
          <table:table-cell table:style-name="ce166" table:formula="of:=IF(AND([.$BX$1];[.$BX$2];[$Synthèse.O29]);IF([.J24]=[.J10];&quot;&quot;;&quot;F&quot;);&quot;&quot;)">
            <text:p/>
          </table:table-cell>
          <table:table-cell table:style-name="ce124" table:formula="of:=IF(AND([.$BX$1];[.$BX$2];[$Synthèse.P29]);IF([.K24]=[.K10];&quot;&quot;;&quot;F&quot;);&quot;&quot;)">
            <text:p/>
          </table:table-cell>
          <table:table-cell table:style-name="ce124" table:formula="of:=IF(AND([.$BX$1];[.$BX$2];[$Synthèse.Q29]);IF([.L24]=[.L10];&quot;&quot;;&quot;F&quot;);&quot;&quot;)">
            <text:p/>
          </table:table-cell>
          <table:table-cell table:style-name="ce142" table:formula="of:=IF(AND([.$BX$1];[.$BX$2];[$Synthèse.R29]);IF([.M24]=[.M10];&quot;&quot;;&quot;F&quot;);&quot;&quot;)">
            <text:p/>
          </table:table-cell>
          <table:table-cell table:style-name="ce142" table:formula="of:=IF(AND([.$BX$1];[.$BX$2];[$Synthèse.S29]);IF([.N24]=[.N10];&quot;&quot;;&quot;F&quot;);&quot;&quot;)">
            <text:p/>
          </table:table-cell>
          <table:table-cell table:style-name="ce142" table:formula="of:=IF(AND([.$BX$1];[.$BX$2];[$Synthèse.T29]);IF([.O24]=[.O10];&quot;&quot;;&quot;F&quot;);&quot;&quot;)">
            <text:p/>
          </table:table-cell>
          <table:table-cell table:style-name="ce142" table:formula="of:=IF(AND([.$BX$1];[.$BX$2];[$Synthèse.U29]);IF([.P24]=[.P10];&quot;&quot;;&quot;F&quot;);&quot;&quot;)">
            <text:p/>
          </table:table-cell>
          <table:table-cell table:style-name="ce142" table:formula="of:=IF(AND([.$BX$1];[.$BX$2];[$Synthèse.V29]);IF([.Q24]=[.Q10];&quot;&quot;;&quot;F&quot;);&quot;&quot;)">
            <text:p/>
          </table:table-cell>
          <table:table-cell table:style-name="ce142" table:formula="of:=IF(AND([.$BX$1];[.$BX$2];[$Synthèse.W29]);IF([.R24]=[.R10];&quot;&quot;;&quot;F&quot;);&quot;&quot;)">
            <text:p/>
          </table:table-cell>
          <table:table-cell table:style-name="ce166" table:formula="of:=IF(AND([.$BX$1];[.$BX$2];[$Synthèse.X29]);IF([.S24]=[.S10];&quot;&quot;;&quot;F&quot;);&quot;&quot;)">
            <text:p/>
          </table:table-cell>
          <table:table-cell table:style-name="ce124" table:formula="of:=IF(AND([.$BX$1];[.$BX$2];[$Synthèse.Y29]);IF([.T24]=[.T10];&quot;&quot;;&quot;F&quot;);&quot;&quot;)">
            <text:p/>
          </table:table-cell>
          <table:table-cell table:style-name="ce124" table:formula="of:=IF(AND([.$BX$1];[.$BX$2];[$Synthèse.Z29]);IF([.U24]=[.U10];&quot;&quot;;&quot;F&quot;);&quot;&quot;)">
            <text:p/>
          </table:table-cell>
          <table:table-cell table:style-name="ce142" table:formula="of:=IF(AND([.$BX$1];[.$BX$2];[$Synthèse.AA29]);IF([.V24]=[.V10];&quot;&quot;;&quot;F&quot;);&quot;&quot;)">
            <text:p/>
          </table:table-cell>
          <table:table-cell table:style-name="ce142" table:formula="of:=IF(AND([.$BX$1];[.$BX$2];[$Synthèse.AB29]);IF([.W24]=[.W10];&quot;&quot;;&quot;F&quot;);&quot;&quot;)">
            <text:p/>
          </table:table-cell>
          <table:table-cell table:style-name="ce142" table:formula="of:=IF(AND([.$BX$1];[.$BX$2];[$Synthèse.AC29]);IF([.X24]=[.X10];&quot;&quot;;&quot;F&quot;);&quot;&quot;)">
            <text:p/>
          </table:table-cell>
          <table:table-cell table:style-name="ce142" table:formula="of:=IF(AND([.$BX$1];[.$BX$2];[$Synthèse.AD29]);IF([.Y24]=[.Y10];&quot;&quot;;&quot;F&quot;);&quot;&quot;)">
            <text:p/>
          </table:table-cell>
          <table:table-cell table:style-name="ce142" table:formula="of:=IF(AND([.$BX$1];[.$BX$2];[$Synthèse.AE29]);IF([.Z24]=[.Z10];&quot;&quot;;&quot;F&quot;);&quot;&quot;)">
            <text:p/>
          </table:table-cell>
          <table:table-cell table:style-name="ce142" table:formula="of:=IF(AND([.$BX$1];[.$BX$2];[$Synthèse.AF29]);IF([.AA24]=[.AA10];&quot;&quot;;&quot;F&quot;);&quot;&quot;)">
            <text:p/>
          </table:table-cell>
          <table:table-cell table:style-name="ce166" table:formula="of:=IF(AND([.$BX$1];[.$BX$2];[$Synthèse.AG29]);IF([.AB24]=[.AB10];&quot;&quot;;&quot;F&quot;);&quot;&quot;)">
            <text:p/>
          </table:table-cell>
          <table:table-cell table:style-name="ce124" table:formula="of:=IF(AND([.$BX$1];[.$BX$2];[$Synthèse.AH29]);IF([.AC24]=[.AC10];&quot;&quot;;&quot;F&quot;);&quot;&quot;)">
            <text:p/>
          </table:table-cell>
          <table:table-cell table:style-name="ce124" table:formula="of:=IF(AND([.$BX$1];[.$BX$2];[$Synthèse.AI29]);IF([.AD24]=[.AD10];&quot;&quot;;&quot;F&quot;);&quot;&quot;)">
            <text:p/>
          </table:table-cell>
          <table:table-cell table:style-name="ce142" table:formula="of:=IF(AND([.$BX$1];[.$BX$2];[$Synthèse.AJ29]);IF([.AE24]=[.AE10];&quot;&quot;;&quot;F&quot;);&quot;&quot;)">
            <text:p/>
          </table:table-cell>
          <table:table-cell table:style-name="ce142" table:formula="of:=IF(AND([.$BX$1];[.$BX$2];[$Synthèse.AK29]);IF([.AF24]=[.AF10];&quot;&quot;;&quot;F&quot;);&quot;&quot;)">
            <text:p/>
          </table:table-cell>
          <table:table-cell table:style-name="ce142" table:formula="of:=IF(AND([.$BX$1];[.$BX$2];[$Synthèse.AL29]);IF([.AG24]=[.AG10];&quot;&quot;;&quot;F&quot;);&quot;&quot;)">
            <text:p/>
          </table:table-cell>
          <table:table-cell table:style-name="ce142" table:formula="of:=IF(AND([.$BX$1];[.$BX$2];[$Synthèse.AM29]);IF([.AH24]=[.AH10];&quot;&quot;;&quot;F&quot;);&quot;&quot;)">
            <text:p/>
          </table:table-cell>
          <table:table-cell table:style-name="ce142" table:formula="of:=IF(AND([.$BX$1];[.$BX$2];[$Synthèse.AN29]);IF([.AI24]=[.AI10];&quot;&quot;;&quot;F&quot;);&quot;&quot;)">
            <text:p/>
          </table:table-cell>
          <table:table-cell table:style-name="ce142" table:formula="of:=IF(AND([.$BX$1];[.$BX$2];[$Synthèse.AO29]);IF([.AJ24]=[.AJ10];&quot;&quot;;&quot;F&quot;);&quot;&quot;)">
            <text:p/>
          </table:table-cell>
          <table:table-cell table:style-name="ce166" table:formula="of:=IF(AND([.$BX$1];[.$BX$2];[$Synthèse.AP29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H26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P30]);IF([.K25]=[.K11];&quot;&quot;;&quot;F&quot;);&quot;&quot;)">
            <text:p/>
          </table:table-cell>
          <table:table-cell table:style-name="ce38" table:formula="of:=IF(AND([.$BX$1];[.$BX$2];[$Synthèse.Q26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Y30]);IF([.T25]=[.T11];&quot;&quot;;&quot;F&quot;);&quot;&quot;)">
            <text:p/>
          </table:table-cell>
          <table:table-cell table:style-name="ce38" table:formula="of:=IF(AND([.$BX$1];[.$BX$2];[$Synthèse.Z26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AH30]);IF([.AC25]=[.AC11];&quot;&quot;;&quot;F&quot;);&quot;&quot;)">
            <text:p/>
          </table:table-cell>
          <table:table-cell table:style-name="ce38" table:formula="of:=IF(AND([.$BX$1];[.$BX$2];[$Synthèse.AI26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31]);IF([.C26]=[.C12];&quot;&quot;;&quot;F&quot;);&quot;&quot;)">
            <text:p/>
          </table:table-cell>
          <table:table-cell table:style-name="ce142" table:formula="of:=IF(AND([.$BX$1];[.$BX$2];[$Synthèse.I31]);IF([.D26]=[.D12];&quot;&quot;;&quot;F&quot;);&quot;&quot;)">
            <text:p/>
          </table:table-cell>
          <table:table-cell table:style-name="ce142" table:formula="of:=IF(AND([.$BX$1];[.$BX$2];[$Synthèse.J31]);IF([.E26]=[.E12];&quot;&quot;;&quot;F&quot;);&quot;&quot;)">
            <text:p/>
          </table:table-cell>
          <table:table-cell table:style-name="ce142" table:formula="of:=IF(AND([.$BX$1];[.$BX$2];[$Synthèse.K31]);IF([.F26]=[.F12];&quot;&quot;;&quot;F&quot;);&quot;&quot;)">
            <text:p/>
          </table:table-cell>
          <table:table-cell table:style-name="ce142" table:formula="of:=IF(AND([.$BX$1];[.$BX$2];[$Synthèse.L31]);IF([.G26]=[.G12];&quot;&quot;;&quot;F&quot;);&quot;&quot;)">
            <text:p/>
          </table:table-cell>
          <table:table-cell table:style-name="ce142" table:formula="of:=IF(AND([.$BX$1];[.$BX$2];[$Synthèse.M31]);IF([.H26]=[.H12];&quot;&quot;;&quot;F&quot;);&quot;&quot;)">
            <text:p/>
          </table:table-cell>
          <table:table-cell table:style-name="ce142" table:formula="of:=IF(AND([.$BX$1];[.$BX$2];[$Synthèse.N31]);IF([.I26]=[.I12];&quot;&quot;;&quot;F&quot;);&quot;&quot;)">
            <text:p/>
          </table:table-cell>
          <table:table-cell table:style-name="ce166" table:formula="of:=IF(AND([.$BX$1];[.$BX$2];[$Synthèse.O31]);IF([.J26]=[.J12];&quot;&quot;;&quot;F&quot;);&quot;&quot;)">
            <text:p/>
          </table:table-cell>
          <table:table-cell table:style-name="ce124" table:formula="of:=IF(AND([.$BX$1];[.$BX$2];[$Synthèse.P31]);IF([.K26]=[.K12];&quot;&quot;;&quot;F&quot;);&quot;&quot;)">
            <text:p/>
          </table:table-cell>
          <table:table-cell table:style-name="ce124" table:formula="of:=IF(AND([.$BX$1];[.$BX$2];[$Synthèse.Q31]);IF([.L26]=[.L12];&quot;&quot;;&quot;F&quot;);&quot;&quot;)">
            <text:p/>
          </table:table-cell>
          <table:table-cell table:style-name="ce142" table:formula="of:=IF(AND([.$BX$1];[.$BX$2];[$Synthèse.R31]);IF([.M26]=[.M12];&quot;&quot;;&quot;F&quot;);&quot;&quot;)">
            <text:p/>
          </table:table-cell>
          <table:table-cell table:style-name="ce142" table:formula="of:=IF(AND([.$BX$1];[.$BX$2];[$Synthèse.S31]);IF([.N26]=[.N12];&quot;&quot;;&quot;F&quot;);&quot;&quot;)">
            <text:p/>
          </table:table-cell>
          <table:table-cell table:style-name="ce142" table:formula="of:=IF(AND([.$BX$1];[.$BX$2];[$Synthèse.T31]);IF([.O26]=[.O12];&quot;&quot;;&quot;F&quot;);&quot;&quot;)">
            <text:p/>
          </table:table-cell>
          <table:table-cell table:style-name="ce142" table:formula="of:=IF(AND([.$BX$1];[.$BX$2];[$Synthèse.U31]);IF([.P26]=[.P12];&quot;&quot;;&quot;F&quot;);&quot;&quot;)">
            <text:p/>
          </table:table-cell>
          <table:table-cell table:style-name="ce142" table:formula="of:=IF(AND([.$BX$1];[.$BX$2];[$Synthèse.V31]);IF([.Q26]=[.Q12];&quot;&quot;;&quot;F&quot;);&quot;&quot;)">
            <text:p/>
          </table:table-cell>
          <table:table-cell table:style-name="ce142" table:formula="of:=IF(AND([.$BX$1];[.$BX$2];[$Synthèse.W31]);IF([.R26]=[.R12];&quot;&quot;;&quot;F&quot;);&quot;&quot;)">
            <text:p/>
          </table:table-cell>
          <table:table-cell table:style-name="ce166" table:formula="of:=IF(AND([.$BX$1];[.$BX$2];[$Synthèse.X31]);IF([.S26]=[.S12];&quot;&quot;;&quot;F&quot;);&quot;&quot;)">
            <text:p/>
          </table:table-cell>
          <table:table-cell table:style-name="ce124" table:formula="of:=IF(AND([.$BX$1];[.$BX$2];[$Synthèse.Y31]);IF([.T26]=[.T12];&quot;&quot;;&quot;F&quot;);&quot;&quot;)">
            <text:p/>
          </table:table-cell>
          <table:table-cell table:style-name="ce124" table:formula="of:=IF(AND([.$BX$1];[.$BX$2];[$Synthèse.Z31]);IF([.U26]=[.U12];&quot;&quot;;&quot;F&quot;);&quot;&quot;)">
            <text:p/>
          </table:table-cell>
          <table:table-cell table:style-name="ce142" table:formula="of:=IF(AND([.$BX$1];[.$BX$2];[$Synthèse.AA31]);IF([.V26]=[.V12];&quot;&quot;;&quot;F&quot;);&quot;&quot;)">
            <text:p/>
          </table:table-cell>
          <table:table-cell table:style-name="ce142" table:formula="of:=IF(AND([.$BX$1];[.$BX$2];[$Synthèse.AB31]);IF([.W26]=[.W12];&quot;&quot;;&quot;F&quot;);&quot;&quot;)">
            <text:p/>
          </table:table-cell>
          <table:table-cell table:style-name="ce142" table:formula="of:=IF(AND([.$BX$1];[.$BX$2];[$Synthèse.AC31]);IF([.X26]=[.X12];&quot;&quot;;&quot;F&quot;);&quot;&quot;)">
            <text:p/>
          </table:table-cell>
          <table:table-cell table:style-name="ce142" table:formula="of:=IF(AND([.$BX$1];[.$BX$2];[$Synthèse.AD31]);IF([.Y26]=[.Y12];&quot;&quot;;&quot;F&quot;);&quot;&quot;)">
            <text:p/>
          </table:table-cell>
          <table:table-cell table:style-name="ce142" table:formula="of:=IF(AND([.$BX$1];[.$BX$2];[$Synthèse.AE31]);IF([.Z26]=[.Z12];&quot;&quot;;&quot;F&quot;);&quot;&quot;)">
            <text:p/>
          </table:table-cell>
          <table:table-cell table:style-name="ce142" table:formula="of:=IF(AND([.$BX$1];[.$BX$2];[$Synthèse.AF31]);IF([.AA26]=[.AA12];&quot;&quot;;&quot;F&quot;);&quot;&quot;)">
            <text:p/>
          </table:table-cell>
          <table:table-cell table:style-name="ce166" table:formula="of:=IF(AND([.$BX$1];[.$BX$2];[$Synthèse.AG31]);IF([.AB26]=[.AB12];&quot;&quot;;&quot;F&quot;);&quot;&quot;)">
            <text:p/>
          </table:table-cell>
          <table:table-cell table:style-name="ce124" table:formula="of:=IF(AND([.$BX$1];[.$BX$2];[$Synthèse.AH31]);IF([.AC26]=[.AC12];&quot;&quot;;&quot;F&quot;);&quot;&quot;)">
            <text:p/>
          </table:table-cell>
          <table:table-cell table:style-name="ce124" table:formula="of:=IF(AND([.$BX$1];[.$BX$2];[$Synthèse.AI31]);IF([.AD26]=[.AD12];&quot;&quot;;&quot;F&quot;);&quot;&quot;)">
            <text:p/>
          </table:table-cell>
          <table:table-cell table:style-name="ce142" table:formula="of:=IF(AND([.$BX$1];[.$BX$2];[$Synthèse.AJ31]);IF([.AE26]=[.AE12];&quot;&quot;;&quot;F&quot;);&quot;&quot;)">
            <text:p/>
          </table:table-cell>
          <table:table-cell table:style-name="ce142" table:formula="of:=IF(AND([.$BX$1];[.$BX$2];[$Synthèse.AK31]);IF([.AF26]=[.AF12];&quot;&quot;;&quot;F&quot;);&quot;&quot;)">
            <text:p/>
          </table:table-cell>
          <table:table-cell table:style-name="ce142" table:formula="of:=IF(AND([.$BX$1];[.$BX$2];[$Synthèse.AL31]);IF([.AG26]=[.AG12];&quot;&quot;;&quot;F&quot;);&quot;&quot;)">
            <text:p/>
          </table:table-cell>
          <table:table-cell table:style-name="ce142" table:formula="of:=IF(AND([.$BX$1];[.$BX$2];[$Synthèse.AM31]);IF([.AH26]=[.AH12];&quot;&quot;;&quot;F&quot;);&quot;&quot;)">
            <text:p/>
          </table:table-cell>
          <table:table-cell table:style-name="ce142" table:formula="of:=IF(AND([.$BX$1];[.$BX$2];[$Synthèse.AN31]);IF([.AI26]=[.AI12];&quot;&quot;;&quot;F&quot;);&quot;&quot;)">
            <text:p/>
          </table:table-cell>
          <table:table-cell table:style-name="ce142" table:formula="of:=IF(AND([.$BX$1];[.$BX$2];[$Synthèse.AO31]);IF([.AJ26]=[.AJ12];&quot;&quot;;&quot;F&quot;);&quot;&quot;)">
            <text:p/>
          </table:table-cell>
          <table:table-cell table:style-name="ce166" table:formula="of:=IF(AND([.$BX$1];[.$BX$2];[$Synthèse.AP3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H28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P32]);IF([.K27]=[.K13];&quot;&quot;;&quot;F&quot;);&quot;&quot;)">
            <text:p/>
          </table:table-cell>
          <table:table-cell table:style-name="ce38" table:formula="of:=IF(AND([.$BX$1];[.$BX$2];[$Synthèse.Q28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Y32]);IF([.T27]=[.T13];&quot;&quot;;&quot;F&quot;);&quot;&quot;)">
            <text:p/>
          </table:table-cell>
          <table:table-cell table:style-name="ce38" table:formula="of:=IF(AND([.$BX$1];[.$BX$2];[$Synthèse.Z28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AH32]);IF([.AC27]=[.AC13];&quot;&quot;;&quot;F&quot;);&quot;&quot;)">
            <text:p/>
          </table:table-cell>
          <table:table-cell table:style-name="ce38" table:formula="of:=IF(AND([.$BX$1];[.$BX$2];[$Synthèse.AI28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124" table:formula="of:=IF(AND([.$BX$1];[.$BX$2];[$Synthèse.H33]);IF([.C28]=[.C14];&quot;&quot;;&quot;F&quot;);&quot;&quot;)">
            <text:p/>
          </table:table-cell>
          <table:table-cell table:style-name="ce142" table:formula="of:=IF(AND([.$BX$1];[.$BX$2];[$Synthèse.I33]);IF([.D28]=[.D14];&quot;&quot;;&quot;F&quot;);&quot;&quot;)">
            <text:p/>
          </table:table-cell>
          <table:table-cell table:style-name="ce142" table:formula="of:=IF(AND([.$BX$1];[.$BX$2];[$Synthèse.J33]);IF([.E28]=[.E14];&quot;&quot;;&quot;F&quot;);&quot;&quot;)">
            <text:p/>
          </table:table-cell>
          <table:table-cell table:style-name="ce142" table:formula="of:=IF(AND([.$BX$1];[.$BX$2];[$Synthèse.K33]);IF([.F28]=[.F14];&quot;&quot;;&quot;F&quot;);&quot;&quot;)">
            <text:p/>
          </table:table-cell>
          <table:table-cell table:style-name="ce142" table:formula="of:=IF(AND([.$BX$1];[.$BX$2];[$Synthèse.L33]);IF([.G28]=[.G14];&quot;&quot;;&quot;F&quot;);&quot;&quot;)">
            <text:p/>
          </table:table-cell>
          <table:table-cell table:style-name="ce142" table:formula="of:=IF(AND([.$BX$1];[.$BX$2];[$Synthèse.M33]);IF([.H28]=[.H14];&quot;&quot;;&quot;F&quot;);&quot;&quot;)">
            <text:p/>
          </table:table-cell>
          <table:table-cell table:style-name="ce142" table:formula="of:=IF(AND([.$BX$1];[.$BX$2];[$Synthèse.N33]);IF([.I28]=[.I14];&quot;&quot;;&quot;F&quot;);&quot;&quot;)">
            <text:p/>
          </table:table-cell>
          <table:table-cell table:style-name="ce166" table:formula="of:=IF(AND([.$BX$1];[.$BX$2];[$Synthèse.O33]);IF([.J28]=[.J14];&quot;&quot;;&quot;F&quot;);&quot;&quot;)">
            <text:p/>
          </table:table-cell>
          <table:table-cell table:style-name="ce124" table:formula="of:=IF(AND([.$BX$1];[.$BX$2];[$Synthèse.P33]);IF([.K28]=[.K14];&quot;&quot;;&quot;F&quot;);&quot;&quot;)">
            <text:p/>
          </table:table-cell>
          <table:table-cell table:style-name="ce124" table:formula="of:=IF(AND([.$BX$1];[.$BX$2];[$Synthèse.Q33]);IF([.L28]=[.L14];&quot;&quot;;&quot;F&quot;);&quot;&quot;)">
            <text:p/>
          </table:table-cell>
          <table:table-cell table:style-name="ce142" table:formula="of:=IF(AND([.$BX$1];[.$BX$2];[$Synthèse.R33]);IF([.M28]=[.M14];&quot;&quot;;&quot;F&quot;);&quot;&quot;)">
            <text:p/>
          </table:table-cell>
          <table:table-cell table:style-name="ce142" table:formula="of:=IF(AND([.$BX$1];[.$BX$2];[$Synthèse.S33]);IF([.N28]=[.N14];&quot;&quot;;&quot;F&quot;);&quot;&quot;)">
            <text:p/>
          </table:table-cell>
          <table:table-cell table:style-name="ce142" table:formula="of:=IF(AND([.$BX$1];[.$BX$2];[$Synthèse.T33]);IF([.O28]=[.O14];&quot;&quot;;&quot;F&quot;);&quot;&quot;)">
            <text:p/>
          </table:table-cell>
          <table:table-cell table:style-name="ce142" table:formula="of:=IF(AND([.$BX$1];[.$BX$2];[$Synthèse.U33]);IF([.P28]=[.P14];&quot;&quot;;&quot;F&quot;);&quot;&quot;)">
            <text:p/>
          </table:table-cell>
          <table:table-cell table:style-name="ce142" table:formula="of:=IF(AND([.$BX$1];[.$BX$2];[$Synthèse.V33]);IF([.Q28]=[.Q14];&quot;&quot;;&quot;F&quot;);&quot;&quot;)">
            <text:p/>
          </table:table-cell>
          <table:table-cell table:style-name="ce142" table:formula="of:=IF(AND([.$BX$1];[.$BX$2];[$Synthèse.W33]);IF([.R28]=[.R14];&quot;&quot;;&quot;F&quot;);&quot;&quot;)">
            <text:p/>
          </table:table-cell>
          <table:table-cell table:style-name="ce166" table:formula="of:=IF(AND([.$BX$1];[.$BX$2];[$Synthèse.X33]);IF([.S28]=[.S14];&quot;&quot;;&quot;F&quot;);&quot;&quot;)">
            <text:p/>
          </table:table-cell>
          <table:table-cell table:style-name="ce124" table:formula="of:=IF(AND([.$BX$1];[.$BX$2];[$Synthèse.Y33]);IF([.T28]=[.T14];&quot;&quot;;&quot;F&quot;);&quot;&quot;)">
            <text:p/>
          </table:table-cell>
          <table:table-cell table:style-name="ce124" table:formula="of:=IF(AND([.$BX$1];[.$BX$2];[$Synthèse.Z33]);IF([.U28]=[.U14];&quot;&quot;;&quot;F&quot;);&quot;&quot;)">
            <text:p/>
          </table:table-cell>
          <table:table-cell table:style-name="ce142" table:formula="of:=IF(AND([.$BX$1];[.$BX$2];[$Synthèse.AA33]);IF([.V28]=[.V14];&quot;&quot;;&quot;F&quot;);&quot;&quot;)">
            <text:p/>
          </table:table-cell>
          <table:table-cell table:style-name="ce142" table:formula="of:=IF(AND([.$BX$1];[.$BX$2];[$Synthèse.AB33]);IF([.W28]=[.W14];&quot;&quot;;&quot;F&quot;);&quot;&quot;)">
            <text:p/>
          </table:table-cell>
          <table:table-cell table:style-name="ce142" table:formula="of:=IF(AND([.$BX$1];[.$BX$2];[$Synthèse.AC33]);IF([.X28]=[.X14];&quot;&quot;;&quot;F&quot;);&quot;&quot;)">
            <text:p/>
          </table:table-cell>
          <table:table-cell table:style-name="ce142" table:formula="of:=IF(AND([.$BX$1];[.$BX$2];[$Synthèse.AD33]);IF([.Y28]=[.Y14];&quot;&quot;;&quot;F&quot;);&quot;&quot;)">
            <text:p/>
          </table:table-cell>
          <table:table-cell table:style-name="ce142" table:formula="of:=IF(AND([.$BX$1];[.$BX$2];[$Synthèse.AE33]);IF([.Z28]=[.Z14];&quot;&quot;;&quot;F&quot;);&quot;&quot;)">
            <text:p/>
          </table:table-cell>
          <table:table-cell table:style-name="ce142" table:formula="of:=IF(AND([.$BX$1];[.$BX$2];[$Synthèse.AF33]);IF([.AA28]=[.AA14];&quot;&quot;;&quot;F&quot;);&quot;&quot;)">
            <text:p/>
          </table:table-cell>
          <table:table-cell table:style-name="ce166" table:formula="of:=IF(AND([.$BX$1];[.$BX$2];[$Synthèse.AG33]);IF([.AB28]=[.AB14];&quot;&quot;;&quot;F&quot;);&quot;&quot;)">
            <text:p/>
          </table:table-cell>
          <table:table-cell table:style-name="ce124" table:formula="of:=IF(AND([.$BX$1];[.$BX$2];[$Synthèse.AH33]);IF([.AC28]=[.AC14];&quot;&quot;;&quot;F&quot;);&quot;&quot;)">
            <text:p/>
          </table:table-cell>
          <table:table-cell table:style-name="ce124" table:formula="of:=IF(AND([.$BX$1];[.$BX$2];[$Synthèse.AI33]);IF([.AD28]=[.AD14];&quot;&quot;;&quot;F&quot;);&quot;&quot;)">
            <text:p/>
          </table:table-cell>
          <table:table-cell table:style-name="ce142" table:formula="of:=IF(AND([.$BX$1];[.$BX$2];[$Synthèse.AJ33]);IF([.AE28]=[.AE14];&quot;&quot;;&quot;F&quot;);&quot;&quot;)">
            <text:p/>
          </table:table-cell>
          <table:table-cell table:style-name="ce142" table:formula="of:=IF(AND([.$BX$1];[.$BX$2];[$Synthèse.AK33]);IF([.AF28]=[.AF14];&quot;&quot;;&quot;F&quot;);&quot;&quot;)">
            <text:p/>
          </table:table-cell>
          <table:table-cell table:style-name="ce142" table:formula="of:=IF(AND([.$BX$1];[.$BX$2];[$Synthèse.AL33]);IF([.AG28]=[.AG14];&quot;&quot;;&quot;F&quot;);&quot;&quot;)">
            <text:p/>
          </table:table-cell>
          <table:table-cell table:style-name="ce142" table:formula="of:=IF(AND([.$BX$1];[.$BX$2];[$Synthèse.AM33]);IF([.AH28]=[.AH14];&quot;&quot;;&quot;F&quot;);&quot;&quot;)">
            <text:p/>
          </table:table-cell>
          <table:table-cell table:style-name="ce142" table:formula="of:=IF(AND([.$BX$1];[.$BX$2];[$Synthèse.AN33]);IF([.AI28]=[.AI14];&quot;&quot;;&quot;F&quot;);&quot;&quot;)">
            <text:p/>
          </table:table-cell>
          <table:table-cell table:style-name="ce142" table:formula="of:=IF(AND([.$BX$1];[.$BX$2];[$Synthèse.AO33]);IF([.AJ28]=[.AJ14];&quot;&quot;;&quot;F&quot;);&quot;&quot;)">
            <text:p/>
          </table:table-cell>
          <table:table-cell table:style-name="ce166" table:formula="of:=IF(AND([.$BX$1];[.$BX$2];[$Synthèse.AP33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H30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P34]);IF([.K29]=[.K15];&quot;&quot;;&quot;F&quot;);&quot;&quot;)">
            <text:p/>
          </table:table-cell>
          <table:table-cell table:style-name="ce38" table:formula="of:=IF(AND([.$BX$1];[.$BX$2];[$Synthèse.Q30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Y34]);IF([.T29]=[.T15];&quot;&quot;;&quot;F&quot;);&quot;&quot;)">
            <text:p/>
          </table:table-cell>
          <table:table-cell table:style-name="ce38" table:formula="of:=IF(AND([.$BX$1];[.$BX$2];[$Synthèse.Z30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84" table:formula="of:=IF(AND([.$BX$1];[.$BX$2];[$Synthèse.AH34]);IF([.AC29]=[.AC15];&quot;&quot;;&quot;F&quot;);&quot;&quot;)">
            <text:p/>
          </table:table-cell>
          <table:table-cell table:style-name="ce38" table:formula="of:=IF(AND([.$BX$1];[.$BX$2];[$Synthèse.AI30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3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8 'Niveau 1'.AD14:'Niveau 1'.AK14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</calcext:conditional-formats>
      </table:table>
      <table:table table:name="Niveau 2" table:style-name="ta3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7" draw:text-style-name="P7" svg:width="3.401cm" svg:height="1.096cm" svg:x="20.613cm" svg:y="16.485cm" draw:control="control9">
            <svg:title>Résultat</svg:title>
          </draw:control>
          <draw:control draw:z-index="1" draw:style-name="gr5" draw:text-style-name="P5" svg:width="3.401cm" svg:height="1.096cm" svg:x="24.511cm" svg:y="16.485cm" draw:control="control10">
            <svg:title>Résultat</svg:title>
          </draw:control>
          <draw:control draw:z-index="2" draw:style-name="gr6" draw:text-style-name="P6" svg:width="3.429cm" svg:height="1.099cm" svg:x="0.1cm" svg:y="16.521cm" draw:control="control11"/>
          <draw:control draw:z-index="3" draw:style-name="gr6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H1]);[$Données.BC29];&quot;&quot;)" table:number-columns-spanned="3" table:number-rows-spanned="2">
            <text:p/>
          </table:table-cell>
          <table:covered-table-cell table:style-name="ce300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300"/>
          <table:covered-table-cell table:style-name="ce315"/>
          <table:table-cell table:style-name="ce26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2" table:style-name="ce200"/>
          <table:covered-table-cell table:style-name="ce300"/>
          <table:covered-table-cell table:number-columns-repeated="2" table:style-name="ce263"/>
          <table:covered-table-cell table:style-name="ce300"/>
          <table:covered-table-cell table:style-name="ce263"/>
          <table:covered-table-cell table:style-name="ce315"/>
          <table:table-cell table:style-name="ce26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84"/>
          <table:table-cell table:style-name="ce292" table:number-columns-repeated="6"/>
          <table:table-cell table:style-name="ce305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2"/>
          <table:table-cell table:style-name="ce183" table:number-columns-repeated="4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85" table:formula="of:=IF(AND([.$BX$1];[.$BX$2];[$Synthèse.H1]);[$Données.AD34];&quot;&quot;)">
            <text:p/>
          </table:table-cell>
          <table:table-cell table:style-name="ce293" table:formula="of:=IF(AND([.$BX$1];[.$BX$2];[$Synthèse.H1]);[$Données.AE34];&quot;&quot;)">
            <text:p/>
          </table:table-cell>
          <table:table-cell table:style-name="ce293" table:formula="of:=IF(AND([.$BX$1];[.$BX$2];[$Synthèse.H1]);[$Données.AF34];&quot;&quot;)">
            <text:p/>
          </table:table-cell>
          <table:table-cell table:style-name="ce293" table:formula="of:=IF(AND([.$BX$1];[.$BX$2];[$Synthèse.H1]);[$Données.AG34];&quot;&quot;)">
            <text:p/>
          </table:table-cell>
          <table:table-cell table:style-name="ce293" table:formula="of:=IF(AND([.$BX$1];[.$BX$2];[$Synthèse.H1]);[$Données.AH34];&quot;&quot;)">
            <text:p/>
          </table:table-cell>
          <table:table-cell table:style-name="ce293" table:formula="of:=IF(AND([.$BX$1];[.$BX$2];[$Synthèse.H1]);[$Données.AI34];&quot;&quot;)">
            <text:p/>
          </table:table-cell>
          <table:table-cell table:style-name="ce293" table:formula="of:=IF(AND([.$BX$1];[.$BX$2];[$Synthèse.H1]);[$Données.AJ34];&quot;&quot;)">
            <text:p/>
          </table:table-cell>
          <table:table-cell table:style-name="ce308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86" table:formula="of:=IF(AND([.$BX$1];[.$BX$2];[$Synthèse.H1]);[$Données.AD35];&quot;&quot;)">
            <text:p/>
          </table:table-cell>
          <table:table-cell table:style-name="ce295" table:formula="of:=IF(AND([.$BX$1];[.$BX$2];[$Synthèse.H1]);[$Données.AE35];&quot;&quot;)">
            <text:p/>
          </table:table-cell>
          <table:table-cell table:style-name="ce295" table:formula="of:=IF(AND([.$BX$1];[.$BX$2];[$Synthèse.H1]);[$Données.AF35];&quot;&quot;)">
            <text:p/>
          </table:table-cell>
          <table:table-cell table:style-name="ce295" table:formula="of:=IF(AND([.$BX$1];[.$BX$2];[$Synthèse.H1]);[$Données.AG35];&quot;&quot;)">
            <text:p/>
          </table:table-cell>
          <table:table-cell table:style-name="ce295" table:formula="of:=IF(AND([.$BX$1];[.$BX$2];[$Synthèse.H1]);[$Données.AH35];&quot;&quot;)">
            <text:p/>
          </table:table-cell>
          <table:table-cell table:style-name="ce295" table:formula="of:=IF(AND([.$BX$1];[.$BX$2];[$Synthèse.H1]);[$Données.AI35];&quot;&quot;)">
            <text:p/>
          </table:table-cell>
          <table:table-cell table:style-name="ce295" table:formula="of:=IF(AND([.$BX$1];[.$BX$2];[$Synthèse.H1]);[$Données.AJ35];&quot;&quot;)">
            <text:p/>
          </table:table-cell>
          <table:table-cell table:style-name="ce309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87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89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91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18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4]);IF([.C19]=[.C5];&quot;&quot;;&quot;F&quot;);&quot;&quot;)">
            <text:p/>
          </table:table-cell>
          <table:table-cell table:style-name="ce142" table:formula="of:=IF(AND([.$BX$1];[.$BX$2];[$Synthèse.I24]);IF([.D19]=[.D5];&quot;&quot;;&quot;F&quot;);&quot;&quot;)">
            <text:p/>
          </table:table-cell>
          <table:table-cell table:style-name="ce142" table:formula="of:=IF(AND([.$BX$1];[.$BX$2];[$Synthèse.J24]);IF([.E19]=[.E5];&quot;&quot;;&quot;F&quot;);&quot;&quot;)">
            <text:p/>
          </table:table-cell>
          <table:table-cell table:style-name="ce142" table:formula="of:=IF(AND([.$BX$1];[.$BX$2];[$Synthèse.K24]);IF([.F19]=[.F5];&quot;&quot;;&quot;F&quot;);&quot;&quot;)">
            <text:p/>
          </table:table-cell>
          <table:table-cell table:style-name="ce142" table:formula="of:=IF(AND([.$BX$1];[.$BX$2];[$Synthèse.L24]);IF([.G19]=[.G5];&quot;&quot;;&quot;F&quot;);&quot;&quot;)">
            <text:p/>
          </table:table-cell>
          <table:table-cell table:style-name="ce142" table:formula="of:=IF(AND([.$BX$1];[.$BX$2];[$Synthèse.M24]);IF([.H19]=[.H5];&quot;&quot;;&quot;F&quot;);&quot;&quot;)">
            <text:p/>
          </table:table-cell>
          <table:table-cell table:style-name="ce142" table:formula="of:=IF(AND([.$BX$1];[.$BX$2];[$Synthèse.N24]);IF([.I19]=[.I5];&quot;&quot;;&quot;F&quot;);&quot;&quot;)">
            <text:p/>
          </table:table-cell>
          <table:table-cell table:style-name="ce166" table:formula="of:=IF(AND([.$BX$1];[.$BX$2];[$Synthèse.O24]);IF([.J19]=[.J5];&quot;&quot;;&quot;F&quot;);&quot;&quot;)">
            <text:p/>
          </table:table-cell>
          <table:table-cell table:style-name="ce124" table:formula="of:=IF(AND([.$BX$1];[.$BX$2];[$Synthèse.P24]);IF([.K19]=[.K5];&quot;&quot;;&quot;F&quot;);&quot;&quot;)">
            <text:p/>
          </table:table-cell>
          <table:table-cell table:style-name="ce124" table:formula="of:=IF(AND([.$BX$1];[.$BX$2];[$Synthèse.Q24]);IF([.L19]=[.L5];&quot;&quot;;&quot;F&quot;);&quot;&quot;)">
            <text:p/>
          </table:table-cell>
          <table:table-cell table:style-name="ce142" table:formula="of:=IF(AND([.$BX$1];[.$BX$2];[$Synthèse.R24]);IF([.M19]=[.M5];&quot;&quot;;&quot;F&quot;);&quot;&quot;)">
            <text:p/>
          </table:table-cell>
          <table:table-cell table:style-name="ce142" table:formula="of:=IF(AND([.$BX$1];[.$BX$2];[$Synthèse.S24]);IF([.N19]=[.N5];&quot;&quot;;&quot;F&quot;);&quot;&quot;)">
            <text:p/>
          </table:table-cell>
          <table:table-cell table:style-name="ce142" table:formula="of:=IF(AND([.$BX$1];[.$BX$2];[$Synthèse.T24]);IF([.O19]=[.O5];&quot;&quot;;&quot;F&quot;);&quot;&quot;)">
            <text:p/>
          </table:table-cell>
          <table:table-cell table:style-name="ce142" table:formula="of:=IF(AND([.$BX$1];[.$BX$2];[$Synthèse.U24]);IF([.P19]=[.P5];&quot;&quot;;&quot;F&quot;);&quot;&quot;)">
            <text:p/>
          </table:table-cell>
          <table:table-cell table:style-name="ce142" table:formula="of:=IF(AND([.$BX$1];[.$BX$2];[$Synthèse.V24]);IF([.Q19]=[.Q5];&quot;&quot;;&quot;F&quot;);&quot;&quot;)">
            <text:p/>
          </table:table-cell>
          <table:table-cell table:style-name="ce142" table:formula="of:=IF(AND([.$BX$1];[.$BX$2];[$Synthèse.W24]);IF([.R19]=[.R5];&quot;&quot;;&quot;F&quot;);&quot;&quot;)">
            <text:p/>
          </table:table-cell>
          <table:table-cell table:style-name="ce166" table:formula="of:=IF(AND([.$BX$1];[.$BX$2];[$Synthèse.X24]);IF([.S19]=[.S5];&quot;&quot;;&quot;F&quot;);&quot;&quot;)">
            <text:p/>
          </table:table-cell>
          <table:table-cell table:style-name="ce124" table:formula="of:=IF(AND([.$BX$1];[.$BX$2];[$Synthèse.Y24]);IF([.T19]=[.T5];&quot;&quot;;&quot;F&quot;);&quot;&quot;)">
            <text:p/>
          </table:table-cell>
          <table:table-cell table:style-name="ce124" table:formula="of:=IF(AND([.$BX$1];[.$BX$2];[$Synthèse.Z24]);IF([.U19]=[.U5];&quot;&quot;;&quot;F&quot;);&quot;&quot;)">
            <text:p/>
          </table:table-cell>
          <table:table-cell table:style-name="ce142" table:formula="of:=IF(AND([.$BX$1];[.$BX$2];[$Synthèse.AA24]);IF([.V19]=[.V5];&quot;&quot;;&quot;F&quot;);&quot;&quot;)">
            <text:p/>
          </table:table-cell>
          <table:table-cell table:style-name="ce142" table:formula="of:=IF(AND([.$BX$1];[.$BX$2];[$Synthèse.AB24]);IF([.W19]=[.W5];&quot;&quot;;&quot;F&quot;);&quot;&quot;)">
            <text:p/>
          </table:table-cell>
          <table:table-cell table:style-name="ce142" table:formula="of:=IF(AND([.$BX$1];[.$BX$2];[$Synthèse.AC24]);IF([.X19]=[.X5];&quot;&quot;;&quot;F&quot;);&quot;&quot;)">
            <text:p/>
          </table:table-cell>
          <table:table-cell table:style-name="ce142" table:formula="of:=IF(AND([.$BX$1];[.$BX$2];[$Synthèse.AD24]);IF([.Y19]=[.Y5];&quot;&quot;;&quot;F&quot;);&quot;&quot;)">
            <text:p/>
          </table:table-cell>
          <table:table-cell table:style-name="ce142" table:formula="of:=IF(AND([.$BX$1];[.$BX$2];[$Synthèse.AE24]);IF([.Z19]=[.Z5];&quot;&quot;;&quot;F&quot;);&quot;&quot;)">
            <text:p/>
          </table:table-cell>
          <table:table-cell table:style-name="ce142" table:formula="of:=IF(AND([.$BX$1];[.$BX$2];[$Synthèse.AF24]);IF([.AA19]=[.AA5];&quot;&quot;;&quot;F&quot;);&quot;&quot;)">
            <text:p/>
          </table:table-cell>
          <table:table-cell table:style-name="ce166" table:formula="of:=IF(AND([.$BX$1];[.$BX$2];[$Synthèse.AG24]);IF([.AB19]=[.AB5];&quot;&quot;;&quot;F&quot;);&quot;&quot;)">
            <text:p/>
          </table:table-cell>
          <table:table-cell table:style-name="ce124" table:formula="of:=IF(AND([.$BX$1];[.$BX$2];[$Synthèse.AH24]);IF([.AC19]=[.AC5];&quot;&quot;;&quot;F&quot;);&quot;&quot;)">
            <text:p/>
          </table:table-cell>
          <table:table-cell table:style-name="ce124" table:formula="of:=IF(AND([.$BX$1];[.$BX$2];[$Synthèse.AI24]);IF([.AD19]=[.AD5];&quot;&quot;;&quot;F&quot;);&quot;&quot;)">
            <text:p/>
          </table:table-cell>
          <table:table-cell table:style-name="ce142" table:formula="of:=IF(AND([.$BX$1];[.$BX$2];[$Synthèse.AJ24]);IF([.AE19]=[.AE5];&quot;&quot;;&quot;F&quot;);&quot;&quot;)">
            <text:p/>
          </table:table-cell>
          <table:table-cell table:style-name="ce142" table:formula="of:=IF(AND([.$BX$1];[.$BX$2];[$Synthèse.AK24]);IF([.AF19]=[.AF5];&quot;&quot;;&quot;F&quot;);&quot;&quot;)">
            <text:p/>
          </table:table-cell>
          <table:table-cell table:style-name="ce142" table:formula="of:=IF(AND([.$BX$1];[.$BX$2];[$Synthèse.AL24]);IF([.AG19]=[.AG5];&quot;&quot;;&quot;F&quot;);&quot;&quot;)">
            <text:p/>
          </table:table-cell>
          <table:table-cell table:style-name="ce142" table:formula="of:=IF(AND([.$BX$1];[.$BX$2];[$Synthèse.AM24]);IF([.AH19]=[.AH5];&quot;&quot;;&quot;F&quot;);&quot;&quot;)">
            <text:p/>
          </table:table-cell>
          <table:table-cell table:style-name="ce142" table:formula="of:=IF(AND([.$BX$1];[.$BX$2];[$Synthèse.AN24]);IF([.AI19]=[.AI5];&quot;&quot;;&quot;F&quot;);&quot;&quot;)">
            <text:p/>
          </table:table-cell>
          <table:table-cell table:style-name="ce142" table:formula="of:=IF(AND([.$BX$1];[.$BX$2];[$Synthèse.AO24]);IF([.AJ19]=[.AJ5];&quot;&quot;;&quot;F&quot;);&quot;&quot;)">
            <text:p/>
          </table:table-cell>
          <table:table-cell table:style-name="ce166" table:formula="of:=IF(AND([.$BX$1];[.$BX$2];[$Synthèse.AP24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6]);IF([.C21]=[.C7];&quot;&quot;;&quot;F&quot;);&quot;&quot;)">
            <text:p/>
          </table:table-cell>
          <table:table-cell table:style-name="ce142" table:formula="of:=IF(AND([.$BX$1];[.$BX$2];[$Synthèse.I26]);IF([.D21]=[.D7];&quot;&quot;;&quot;F&quot;);&quot;&quot;)">
            <text:p/>
          </table:table-cell>
          <table:table-cell table:style-name="ce142" table:formula="of:=IF(AND([.$BX$1];[.$BX$2];[$Synthèse.J26]);IF([.E21]=[.E7];&quot;&quot;;&quot;F&quot;);&quot;&quot;)">
            <text:p/>
          </table:table-cell>
          <table:table-cell table:style-name="ce142" table:formula="of:=IF(AND([.$BX$1];[.$BX$2];[$Synthèse.K26]);IF([.F21]=[.F7];&quot;&quot;;&quot;F&quot;);&quot;&quot;)">
            <text:p/>
          </table:table-cell>
          <table:table-cell table:style-name="ce142" table:formula="of:=IF(AND([.$BX$1];[.$BX$2];[$Synthèse.L26]);IF([.G21]=[.G7];&quot;&quot;;&quot;F&quot;);&quot;&quot;)">
            <text:p/>
          </table:table-cell>
          <table:table-cell table:style-name="ce142" table:formula="of:=IF(AND([.$BX$1];[.$BX$2];[$Synthèse.M26]);IF([.H21]=[.H7];&quot;&quot;;&quot;F&quot;);&quot;&quot;)">
            <text:p/>
          </table:table-cell>
          <table:table-cell table:style-name="ce142" table:formula="of:=IF(AND([.$BX$1];[.$BX$2];[$Synthèse.N26]);IF([.I21]=[.I7];&quot;&quot;;&quot;F&quot;);&quot;&quot;)">
            <text:p/>
          </table:table-cell>
          <table:table-cell table:style-name="ce166" table:formula="of:=IF(AND([.$BX$1];[.$BX$2];[$Synthèse.O26]);IF([.J21]=[.J7];&quot;&quot;;&quot;F&quot;);&quot;&quot;)">
            <text:p/>
          </table:table-cell>
          <table:table-cell table:style-name="ce124" table:formula="of:=IF(AND([.$BX$1];[.$BX$2];[$Synthèse.P26]);IF([.K21]=[.K7];&quot;&quot;;&quot;F&quot;);&quot;&quot;)">
            <text:p/>
          </table:table-cell>
          <table:table-cell table:style-name="ce124" table:formula="of:=IF(AND([.$BX$1];[.$BX$2];[$Synthèse.Q26]);IF([.L21]=[.L7];&quot;&quot;;&quot;F&quot;);&quot;&quot;)">
            <text:p/>
          </table:table-cell>
          <table:table-cell table:style-name="ce142" table:formula="of:=IF(AND([.$BX$1];[.$BX$2];[$Synthèse.R26]);IF([.M21]=[.M7];&quot;&quot;;&quot;F&quot;);&quot;&quot;)">
            <text:p/>
          </table:table-cell>
          <table:table-cell table:style-name="ce142" table:formula="of:=IF(AND([.$BX$1];[.$BX$2];[$Synthèse.S26]);IF([.N21]=[.N7];&quot;&quot;;&quot;F&quot;);&quot;&quot;)">
            <text:p/>
          </table:table-cell>
          <table:table-cell table:style-name="ce142" table:formula="of:=IF(AND([.$BX$1];[.$BX$2];[$Synthèse.T26]);IF([.O21]=[.O7];&quot;&quot;;&quot;F&quot;);&quot;&quot;)">
            <text:p/>
          </table:table-cell>
          <table:table-cell table:style-name="ce142" table:formula="of:=IF(AND([.$BX$1];[.$BX$2];[$Synthèse.U26]);IF([.P21]=[.P7];&quot;&quot;;&quot;F&quot;);&quot;&quot;)">
            <text:p/>
          </table:table-cell>
          <table:table-cell table:style-name="ce142" table:formula="of:=IF(AND([.$BX$1];[.$BX$2];[$Synthèse.V26]);IF([.Q21]=[.Q7];&quot;&quot;;&quot;F&quot;);&quot;&quot;)">
            <text:p/>
          </table:table-cell>
          <table:table-cell table:style-name="ce142" table:formula="of:=IF(AND([.$BX$1];[.$BX$2];[$Synthèse.W26]);IF([.R21]=[.R7];&quot;&quot;;&quot;F&quot;);&quot;&quot;)">
            <text:p/>
          </table:table-cell>
          <table:table-cell table:style-name="ce166" table:formula="of:=IF(AND([.$BX$1];[.$BX$2];[$Synthèse.X26]);IF([.S21]=[.S7];&quot;&quot;;&quot;F&quot;);&quot;&quot;)">
            <text:p/>
          </table:table-cell>
          <table:table-cell table:style-name="ce124" table:formula="of:=IF(AND([.$BX$1];[.$BX$2];[$Synthèse.Y26]);IF([.T21]=[.T7];&quot;&quot;;&quot;F&quot;);&quot;&quot;)">
            <text:p/>
          </table:table-cell>
          <table:table-cell table:style-name="ce124" table:formula="of:=IF(AND([.$BX$1];[.$BX$2];[$Synthèse.Z26]);IF([.U21]=[.U7];&quot;&quot;;&quot;F&quot;);&quot;&quot;)">
            <text:p/>
          </table:table-cell>
          <table:table-cell table:style-name="ce142" table:formula="of:=IF(AND([.$BX$1];[.$BX$2];[$Synthèse.AA26]);IF([.V21]=[.V7];&quot;&quot;;&quot;F&quot;);&quot;&quot;)">
            <text:p/>
          </table:table-cell>
          <table:table-cell table:style-name="ce142" table:formula="of:=IF(AND([.$BX$1];[.$BX$2];[$Synthèse.AB26]);IF([.W21]=[.W7];&quot;&quot;;&quot;F&quot;);&quot;&quot;)">
            <text:p/>
          </table:table-cell>
          <table:table-cell table:style-name="ce142" table:formula="of:=IF(AND([.$BX$1];[.$BX$2];[$Synthèse.AC26]);IF([.X21]=[.X7];&quot;&quot;;&quot;F&quot;);&quot;&quot;)">
            <text:p/>
          </table:table-cell>
          <table:table-cell table:style-name="ce142" table:formula="of:=IF(AND([.$BX$1];[.$BX$2];[$Synthèse.AD26]);IF([.Y21]=[.Y7];&quot;&quot;;&quot;F&quot;);&quot;&quot;)">
            <text:p/>
          </table:table-cell>
          <table:table-cell table:style-name="ce142" table:formula="of:=IF(AND([.$BX$1];[.$BX$2];[$Synthèse.AE26]);IF([.Z21]=[.Z7];&quot;&quot;;&quot;F&quot;);&quot;&quot;)">
            <text:p/>
          </table:table-cell>
          <table:table-cell table:style-name="ce142" table:formula="of:=IF(AND([.$BX$1];[.$BX$2];[$Synthèse.AF26]);IF([.AA21]=[.AA7];&quot;&quot;;&quot;F&quot;);&quot;&quot;)">
            <text:p/>
          </table:table-cell>
          <table:table-cell table:style-name="ce166" table:formula="of:=IF(AND([.$BX$1];[.$BX$2];[$Synthèse.AG26]);IF([.AB21]=[.AB7];&quot;&quot;;&quot;F&quot;);&quot;&quot;)">
            <text:p/>
          </table:table-cell>
          <table:table-cell table:style-name="ce124" table:formula="of:=IF(AND([.$BX$1];[.$BX$2];[$Synthèse.AH26]);IF([.AC21]=[.AC7];&quot;&quot;;&quot;F&quot;);&quot;&quot;)">
            <text:p/>
          </table:table-cell>
          <table:table-cell table:style-name="ce124" table:formula="of:=IF(AND([.$BX$1];[.$BX$2];[$Synthèse.AI26]);IF([.AD21]=[.AD7];&quot;&quot;;&quot;F&quot;);&quot;&quot;)">
            <text:p/>
          </table:table-cell>
          <table:table-cell table:style-name="ce142" table:formula="of:=IF(AND([.$BX$1];[.$BX$2];[$Synthèse.AJ26]);IF([.AE21]=[.AE7];&quot;&quot;;&quot;F&quot;);&quot;&quot;)">
            <text:p/>
          </table:table-cell>
          <table:table-cell table:style-name="ce142" table:formula="of:=IF(AND([.$BX$1];[.$BX$2];[$Synthèse.AK26]);IF([.AF21]=[.AF7];&quot;&quot;;&quot;F&quot;);&quot;&quot;)">
            <text:p/>
          </table:table-cell>
          <table:table-cell table:style-name="ce142" table:formula="of:=IF(AND([.$BX$1];[.$BX$2];[$Synthèse.AL26]);IF([.AG21]=[.AG7];&quot;&quot;;&quot;F&quot;);&quot;&quot;)">
            <text:p/>
          </table:table-cell>
          <table:table-cell table:style-name="ce142" table:formula="of:=IF(AND([.$BX$1];[.$BX$2];[$Synthèse.AM26]);IF([.AH21]=[.AH7];&quot;&quot;;&quot;F&quot;);&quot;&quot;)">
            <text:p/>
          </table:table-cell>
          <table:table-cell table:style-name="ce142" table:formula="of:=IF(AND([.$BX$1];[.$BX$2];[$Synthèse.AN26]);IF([.AI21]=[.AI7];&quot;&quot;;&quot;F&quot;);&quot;&quot;)">
            <text:p/>
          </table:table-cell>
          <table:table-cell table:style-name="ce142" table:formula="of:=IF(AND([.$BX$1];[.$BX$2];[$Synthèse.AO26]);IF([.AJ21]=[.AJ7];&quot;&quot;;&quot;F&quot;);&quot;&quot;)">
            <text:p/>
          </table:table-cell>
          <table:table-cell table:style-name="ce166" table:formula="of:=IF(AND([.$BX$1];[.$BX$2];[$Synthèse.AP26]);IF([.AK21]=[.AK7];&quot;&quot;;&quot;F&quot;);&quot;&quot;)">
            <text:p/>
          </table:table-cell>
          <table:table-cell table:style-name="ce373" table:formula="of:=IF(AND([.$BX$1];[.$BX$2];[$Synthèse.AQ26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7]);IF([.C22]=[.C8];&quot;&quot;;&quot;F&quot;);&quot;&quot;)">
            <text:p/>
          </table:table-cell>
          <table:table-cell table:style-name="ce142" table:formula="of:=IF(AND([.$BX$1];[.$BX$2];[$Synthèse.I27]);IF([.D22]=[.D8];&quot;&quot;;&quot;F&quot;);&quot;&quot;)">
            <text:p/>
          </table:table-cell>
          <table:table-cell table:style-name="ce142" table:formula="of:=IF(AND([.$BX$1];[.$BX$2];[$Synthèse.J27]);IF([.E22]=[.E8];&quot;&quot;;&quot;F&quot;);&quot;&quot;)">
            <text:p/>
          </table:table-cell>
          <table:table-cell table:style-name="ce142" table:formula="of:=IF(AND([.$BX$1];[.$BX$2];[$Synthèse.K27]);IF([.F22]=[.F8];&quot;&quot;;&quot;F&quot;);&quot;&quot;)">
            <text:p/>
          </table:table-cell>
          <table:table-cell table:style-name="ce142" table:formula="of:=IF(AND([.$BX$1];[.$BX$2];[$Synthèse.L27]);IF([.G22]=[.G8];&quot;&quot;;&quot;F&quot;);&quot;&quot;)">
            <text:p/>
          </table:table-cell>
          <table:table-cell table:style-name="ce142" table:formula="of:=IF(AND([.$BX$1];[.$BX$2];[$Synthèse.M27]);IF([.H22]=[.H8];&quot;&quot;;&quot;F&quot;);&quot;&quot;)">
            <text:p/>
          </table:table-cell>
          <table:table-cell table:style-name="ce142" table:formula="of:=IF(AND([.$BX$1];[.$BX$2];[$Synthèse.N27]);IF([.I22]=[.I8];&quot;&quot;;&quot;F&quot;);&quot;&quot;)">
            <text:p/>
          </table:table-cell>
          <table:table-cell table:style-name="ce166" table:formula="of:=IF(AND([.$BX$1];[.$BX$2];[$Synthèse.O27]);IF([.J22]=[.J8];&quot;&quot;;&quot;F&quot;);&quot;&quot;)">
            <text:p/>
          </table:table-cell>
          <table:table-cell table:style-name="ce124" table:formula="of:=IF(AND([.$BX$1];[.$BX$2];[$Synthèse.P27]);IF([.K22]=[.K8];&quot;&quot;;&quot;F&quot;);&quot;&quot;)">
            <text:p/>
          </table:table-cell>
          <table:table-cell table:style-name="ce124" table:formula="of:=IF(AND([.$BX$1];[.$BX$2];[$Synthèse.Q27]);IF([.L22]=[.L8];&quot;&quot;;&quot;F&quot;);&quot;&quot;)">
            <text:p/>
          </table:table-cell>
          <table:table-cell table:style-name="ce142" table:formula="of:=IF(AND([.$BX$1];[.$BX$2];[$Synthèse.R27]);IF([.M22]=[.M8];&quot;&quot;;&quot;F&quot;);&quot;&quot;)">
            <text:p/>
          </table:table-cell>
          <table:table-cell table:style-name="ce142" table:formula="of:=IF(AND([.$BX$1];[.$BX$2];[$Synthèse.S27]);IF([.N22]=[.N8];&quot;&quot;;&quot;F&quot;);&quot;&quot;)">
            <text:p/>
          </table:table-cell>
          <table:table-cell table:style-name="ce142" table:formula="of:=IF(AND([.$BX$1];[.$BX$2];[$Synthèse.T27]);IF([.O22]=[.O8];&quot;&quot;;&quot;F&quot;);&quot;&quot;)">
            <text:p/>
          </table:table-cell>
          <table:table-cell table:style-name="ce142" table:formula="of:=IF(AND([.$BX$1];[.$BX$2];[$Synthèse.U27]);IF([.P22]=[.P8];&quot;&quot;;&quot;F&quot;);&quot;&quot;)">
            <text:p/>
          </table:table-cell>
          <table:table-cell table:style-name="ce142" table:formula="of:=IF(AND([.$BX$1];[.$BX$2];[$Synthèse.V27]);IF([.Q22]=[.Q8];&quot;&quot;;&quot;F&quot;);&quot;&quot;)">
            <text:p/>
          </table:table-cell>
          <table:table-cell table:style-name="ce142" table:formula="of:=IF(AND([.$BX$1];[.$BX$2];[$Synthèse.W27]);IF([.R22]=[.R8];&quot;&quot;;&quot;F&quot;);&quot;&quot;)">
            <text:p/>
          </table:table-cell>
          <table:table-cell table:style-name="ce166" table:formula="of:=IF(AND([.$BX$1];[.$BX$2];[$Synthèse.X27]);IF([.S22]=[.S8];&quot;&quot;;&quot;F&quot;);&quot;&quot;)">
            <text:p/>
          </table:table-cell>
          <table:table-cell table:style-name="ce124" table:formula="of:=IF(AND([.$BX$1];[.$BX$2];[$Synthèse.Y27]);IF([.T22]=[.T8];&quot;&quot;;&quot;F&quot;);&quot;&quot;)">
            <text:p/>
          </table:table-cell>
          <table:table-cell table:style-name="ce124" table:formula="of:=IF(AND([.$BX$1];[.$BX$2];[$Synthèse.Z27]);IF([.U22]=[.U8];&quot;&quot;;&quot;F&quot;);&quot;&quot;)">
            <text:p/>
          </table:table-cell>
          <table:table-cell table:style-name="ce142" table:formula="of:=IF(AND([.$BX$1];[.$BX$2];[$Synthèse.AA27]);IF([.V22]=[.V8];&quot;&quot;;&quot;F&quot;);&quot;&quot;)">
            <text:p/>
          </table:table-cell>
          <table:table-cell table:style-name="ce142" table:formula="of:=IF(AND([.$BX$1];[.$BX$2];[$Synthèse.AB27]);IF([.W22]=[.W8];&quot;&quot;;&quot;F&quot;);&quot;&quot;)">
            <text:p/>
          </table:table-cell>
          <table:table-cell table:style-name="ce142" table:formula="of:=IF(AND([.$BX$1];[.$BX$2];[$Synthèse.AC27]);IF([.X22]=[.X8];&quot;&quot;;&quot;F&quot;);&quot;&quot;)">
            <text:p/>
          </table:table-cell>
          <table:table-cell table:style-name="ce142" table:formula="of:=IF(AND([.$BX$1];[.$BX$2];[$Synthèse.AD27]);IF([.Y22]=[.Y8];&quot;&quot;;&quot;F&quot;);&quot;&quot;)">
            <text:p/>
          </table:table-cell>
          <table:table-cell table:style-name="ce142" table:formula="of:=IF(AND([.$BX$1];[.$BX$2];[$Synthèse.AE27]);IF([.Z22]=[.Z8];&quot;&quot;;&quot;F&quot;);&quot;&quot;)">
            <text:p/>
          </table:table-cell>
          <table:table-cell table:style-name="ce142" table:formula="of:=IF(AND([.$BX$1];[.$BX$2];[$Synthèse.AF27]);IF([.AA22]=[.AA8];&quot;&quot;;&quot;F&quot;);&quot;&quot;)">
            <text:p/>
          </table:table-cell>
          <table:table-cell table:style-name="ce166" table:formula="of:=IF(AND([.$BX$1];[.$BX$2];[$Synthèse.AG27]);IF([.AB22]=[.AB8];&quot;&quot;;&quot;F&quot;);&quot;&quot;)">
            <text:p/>
          </table:table-cell>
          <table:table-cell table:style-name="ce124" table:formula="of:=IF(AND([.$BX$1];[.$BX$2];[$Synthèse.AH27]);IF([.AC22]=[.AC8];&quot;&quot;;&quot;F&quot;);&quot;&quot;)">
            <text:p/>
          </table:table-cell>
          <table:table-cell table:style-name="ce124" table:formula="of:=IF(AND([.$BX$1];[.$BX$2];[$Synthèse.AI27]);IF([.AD22]=[.AD8];&quot;&quot;;&quot;F&quot;);&quot;&quot;)">
            <text:p/>
          </table:table-cell>
          <table:table-cell table:style-name="ce142" table:formula="of:=IF(AND([.$BX$1];[.$BX$2];[$Synthèse.AJ27]);IF([.AE22]=[.AE8];&quot;&quot;;&quot;F&quot;);&quot;&quot;)">
            <text:p/>
          </table:table-cell>
          <table:table-cell table:style-name="ce142" table:formula="of:=IF(AND([.$BX$1];[.$BX$2];[$Synthèse.AK27]);IF([.AF22]=[.AF8];&quot;&quot;;&quot;F&quot;);&quot;&quot;)">
            <text:p/>
          </table:table-cell>
          <table:table-cell table:style-name="ce142" table:formula="of:=IF(AND([.$BX$1];[.$BX$2];[$Synthèse.AL27]);IF([.AG22]=[.AG8];&quot;&quot;;&quot;F&quot;);&quot;&quot;)">
            <text:p/>
          </table:table-cell>
          <table:table-cell table:style-name="ce142" table:formula="of:=IF(AND([.$BX$1];[.$BX$2];[$Synthèse.AM27]);IF([.AH22]=[.AH8];&quot;&quot;;&quot;F&quot;);&quot;&quot;)">
            <text:p/>
          </table:table-cell>
          <table:table-cell table:style-name="ce142" table:formula="of:=IF(AND([.$BX$1];[.$BX$2];[$Synthèse.AN27]);IF([.AI22]=[.AI8];&quot;&quot;;&quot;F&quot;);&quot;&quot;)">
            <text:p/>
          </table:table-cell>
          <table:table-cell table:style-name="ce142" table:formula="of:=IF(AND([.$BX$1];[.$BX$2];[$Synthèse.AO27]);IF([.AJ22]=[.AJ8];&quot;&quot;;&quot;F&quot;);&quot;&quot;)">
            <text:p/>
          </table:table-cell>
          <table:table-cell table:style-name="ce166" table:formula="of:=IF(AND([.$BX$1];[.$BX$2];[$Synthèse.AP27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4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28]);IF([.K23]=[.K9];&quot;&quot;;&quot;F&quot;);&quot;&quot;)">
            <text:p/>
          </table:table-cell>
          <table:table-cell table:style-name="ce38" table:formula="of:=IF(AND([.$BX$1];[.$BX$2];[$Synthèse.Q24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28]);IF([.T23]=[.T9];&quot;&quot;;&quot;F&quot;);&quot;&quot;)">
            <text:p/>
          </table:table-cell>
          <table:table-cell table:style-name="ce206" table:formula="of:=IF(AND([.$BX$1];[.$BX$2];[$Synthèse.Z24]);IF([.U23]=[.U9];&quot;&quot;;&quot;Faux&quot;);&quot;&quot;)" table:number-columns-spanned="8" table:number-rows-spanned="1">
            <text:p/>
          </table:table-cell>
          <table:covered-table-cell table:number-columns-repeated="6" table:style-name="ce214"/>
          <table:covered-table-cell table:style-name="ce218"/>
          <table:table-cell table:style-name="ce38" table:formula="of:=IF(AND([.$BX$1];[.$BX$2];[$Synthèse.AH28]);IF([.AC23]=[.AC9];&quot;&quot;;&quot;F&quot;);&quot;&quot;)">
            <text:p/>
          </table:table-cell>
          <table:table-cell table:style-name="ce38" table:formula="of:=IF(AND([.$BX$1];[.$BX$2];[$Synthèse.AI24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9]);IF([.C24]=[.C10];&quot;&quot;;&quot;F&quot;);&quot;&quot;)">
            <text:p/>
          </table:table-cell>
          <table:table-cell table:style-name="ce142" table:formula="of:=IF(AND([.$BX$1];[.$BX$2];[$Synthèse.I29]);IF([.D24]=[.D10];&quot;&quot;;&quot;F&quot;);&quot;&quot;)">
            <text:p/>
          </table:table-cell>
          <table:table-cell table:style-name="ce142" table:formula="of:=IF(AND([.$BX$1];[.$BX$2];[$Synthèse.J29]);IF([.E24]=[.E10];&quot;&quot;;&quot;F&quot;);&quot;&quot;)">
            <text:p/>
          </table:table-cell>
          <table:table-cell table:style-name="ce142" table:formula="of:=IF(AND([.$BX$1];[.$BX$2];[$Synthèse.K29]);IF([.F24]=[.F10];&quot;&quot;;&quot;F&quot;);&quot;&quot;)">
            <text:p/>
          </table:table-cell>
          <table:table-cell table:style-name="ce142" table:formula="of:=IF(AND([.$BX$1];[.$BX$2];[$Synthèse.L29]);IF([.G24]=[.G10];&quot;&quot;;&quot;F&quot;);&quot;&quot;)">
            <text:p/>
          </table:table-cell>
          <table:table-cell table:style-name="ce142" table:formula="of:=IF(AND([.$BX$1];[.$BX$2];[$Synthèse.M29]);IF([.H24]=[.H10];&quot;&quot;;&quot;F&quot;);&quot;&quot;)">
            <text:p/>
          </table:table-cell>
          <table:table-cell table:style-name="ce142" table:formula="of:=IF(AND([.$BX$1];[.$BX$2];[$Synthèse.N29]);IF([.I24]=[.I10];&quot;&quot;;&quot;F&quot;);&quot;&quot;)">
            <text:p/>
          </table:table-cell>
          <table:table-cell table:style-name="ce166" table:formula="of:=IF(AND([.$BX$1];[.$BX$2];[$Synthèse.O29]);IF([.J24]=[.J10];&quot;&quot;;&quot;F&quot;);&quot;&quot;)">
            <text:p/>
          </table:table-cell>
          <table:table-cell table:style-name="ce124" table:formula="of:=IF(AND([.$BX$1];[.$BX$2];[$Synthèse.P29]);IF([.K24]=[.K10];&quot;&quot;;&quot;F&quot;);&quot;&quot;)">
            <text:p/>
          </table:table-cell>
          <table:table-cell table:style-name="ce124" table:formula="of:=IF(AND([.$BX$1];[.$BX$2];[$Synthèse.Q29]);IF([.L24]=[.L10];&quot;&quot;;&quot;F&quot;);&quot;&quot;)">
            <text:p/>
          </table:table-cell>
          <table:table-cell table:style-name="ce142" table:formula="of:=IF(AND([.$BX$1];[.$BX$2];[$Synthèse.R29]);IF([.M24]=[.M10];&quot;&quot;;&quot;F&quot;);&quot;&quot;)">
            <text:p/>
          </table:table-cell>
          <table:table-cell table:style-name="ce142" table:formula="of:=IF(AND([.$BX$1];[.$BX$2];[$Synthèse.S29]);IF([.N24]=[.N10];&quot;&quot;;&quot;F&quot;);&quot;&quot;)">
            <text:p/>
          </table:table-cell>
          <table:table-cell table:style-name="ce142" table:formula="of:=IF(AND([.$BX$1];[.$BX$2];[$Synthèse.T29]);IF([.O24]=[.O10];&quot;&quot;;&quot;F&quot;);&quot;&quot;)">
            <text:p/>
          </table:table-cell>
          <table:table-cell table:style-name="ce142" table:formula="of:=IF(AND([.$BX$1];[.$BX$2];[$Synthèse.U29]);IF([.P24]=[.P10];&quot;&quot;;&quot;F&quot;);&quot;&quot;)">
            <text:p/>
          </table:table-cell>
          <table:table-cell table:style-name="ce142" table:formula="of:=IF(AND([.$BX$1];[.$BX$2];[$Synthèse.V29]);IF([.Q24]=[.Q10];&quot;&quot;;&quot;F&quot;);&quot;&quot;)">
            <text:p/>
          </table:table-cell>
          <table:table-cell table:style-name="ce142" table:formula="of:=IF(AND([.$BX$1];[.$BX$2];[$Synthèse.W29]);IF([.R24]=[.R10];&quot;&quot;;&quot;F&quot;);&quot;&quot;)">
            <text:p/>
          </table:table-cell>
          <table:table-cell table:style-name="ce166" table:formula="of:=IF(AND([.$BX$1];[.$BX$2];[$Synthèse.X29]);IF([.S24]=[.S10];&quot;&quot;;&quot;F&quot;);&quot;&quot;)">
            <text:p/>
          </table:table-cell>
          <table:table-cell table:style-name="ce124" table:formula="of:=IF(AND([.$BX$1];[.$BX$2];[$Synthèse.Y29]);IF([.T24]=[.T10];&quot;&quot;;&quot;F&quot;);&quot;&quot;)">
            <text:p/>
          </table:table-cell>
          <table:table-cell table:style-name="ce124" table:formula="of:=IF(AND([.$BX$1];[.$BX$2];[$Synthèse.Z29]);IF([.U24]=[.U10];&quot;&quot;;&quot;F&quot;);&quot;&quot;)">
            <text:p/>
          </table:table-cell>
          <table:table-cell table:style-name="ce142" table:formula="of:=IF(AND([.$BX$1];[.$BX$2];[$Synthèse.AA29]);IF([.V24]=[.V10];&quot;&quot;;&quot;F&quot;);&quot;&quot;)">
            <text:p/>
          </table:table-cell>
          <table:table-cell table:style-name="ce142" table:formula="of:=IF(AND([.$BX$1];[.$BX$2];[$Synthèse.AB29]);IF([.W24]=[.W10];&quot;&quot;;&quot;F&quot;);&quot;&quot;)">
            <text:p/>
          </table:table-cell>
          <table:table-cell table:style-name="ce142" table:formula="of:=IF(AND([.$BX$1];[.$BX$2];[$Synthèse.AC29]);IF([.X24]=[.X10];&quot;&quot;;&quot;F&quot;);&quot;&quot;)">
            <text:p/>
          </table:table-cell>
          <table:table-cell table:style-name="ce142" table:formula="of:=IF(AND([.$BX$1];[.$BX$2];[$Synthèse.AD29]);IF([.Y24]=[.Y10];&quot;&quot;;&quot;F&quot;);&quot;&quot;)">
            <text:p/>
          </table:table-cell>
          <table:table-cell table:style-name="ce142" table:formula="of:=IF(AND([.$BX$1];[.$BX$2];[$Synthèse.AE29]);IF([.Z24]=[.Z10];&quot;&quot;;&quot;F&quot;);&quot;&quot;)">
            <text:p/>
          </table:table-cell>
          <table:table-cell table:style-name="ce142" table:formula="of:=IF(AND([.$BX$1];[.$BX$2];[$Synthèse.AF29]);IF([.AA24]=[.AA10];&quot;&quot;;&quot;F&quot;);&quot;&quot;)">
            <text:p/>
          </table:table-cell>
          <table:table-cell table:style-name="ce166" table:formula="of:=IF(AND([.$BX$1];[.$BX$2];[$Synthèse.AG29]);IF([.AB24]=[.AB10];&quot;&quot;;&quot;F&quot;);&quot;&quot;)">
            <text:p/>
          </table:table-cell>
          <table:table-cell table:style-name="ce124" table:formula="of:=IF(AND([.$BX$1];[.$BX$2];[$Synthèse.AH29]);IF([.AC24]=[.AC10];&quot;&quot;;&quot;F&quot;);&quot;&quot;)">
            <text:p/>
          </table:table-cell>
          <table:table-cell table:style-name="ce124" table:formula="of:=IF(AND([.$BX$1];[.$BX$2];[$Synthèse.AI29]);IF([.AD24]=[.AD10];&quot;&quot;;&quot;F&quot;);&quot;&quot;)">
            <text:p/>
          </table:table-cell>
          <table:table-cell table:style-name="ce142" table:formula="of:=IF(AND([.$BX$1];[.$BX$2];[$Synthèse.AJ29]);IF([.AE24]=[.AE10];&quot;&quot;;&quot;F&quot;);&quot;&quot;)">
            <text:p/>
          </table:table-cell>
          <table:table-cell table:style-name="ce142" table:formula="of:=IF(AND([.$BX$1];[.$BX$2];[$Synthèse.AK29]);IF([.AF24]=[.AF10];&quot;&quot;;&quot;F&quot;);&quot;&quot;)">
            <text:p/>
          </table:table-cell>
          <table:table-cell table:style-name="ce142" table:formula="of:=IF(AND([.$BX$1];[.$BX$2];[$Synthèse.AL29]);IF([.AG24]=[.AG10];&quot;&quot;;&quot;F&quot;);&quot;&quot;)">
            <text:p/>
          </table:table-cell>
          <table:table-cell table:style-name="ce142" table:formula="of:=IF(AND([.$BX$1];[.$BX$2];[$Synthèse.AM29]);IF([.AH24]=[.AH10];&quot;&quot;;&quot;F&quot;);&quot;&quot;)">
            <text:p/>
          </table:table-cell>
          <table:table-cell table:style-name="ce142" table:formula="of:=IF(AND([.$BX$1];[.$BX$2];[$Synthèse.AN29]);IF([.AI24]=[.AI10];&quot;&quot;;&quot;F&quot;);&quot;&quot;)">
            <text:p/>
          </table:table-cell>
          <table:table-cell table:style-name="ce142" table:formula="of:=IF(AND([.$BX$1];[.$BX$2];[$Synthèse.AO29]);IF([.AJ24]=[.AJ10];&quot;&quot;;&quot;F&quot;);&quot;&quot;)">
            <text:p/>
          </table:table-cell>
          <table:table-cell table:style-name="ce166" table:formula="of:=IF(AND([.$BX$1];[.$BX$2];[$Synthèse.AP29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6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0]);IF([.K25]=[.K11];&quot;&quot;;&quot;F&quot;);&quot;&quot;)">
            <text:p/>
          </table:table-cell>
          <table:table-cell table:style-name="ce38" table:formula="of:=IF(AND([.$BX$1];[.$BX$2];[$Synthèse.Q26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0]);IF([.T25]=[.T11];&quot;&quot;;&quot;F&quot;);&quot;&quot;)">
            <text:p/>
          </table:table-cell>
          <table:table-cell table:style-name="ce38" table:formula="of:=IF(AND([.$BX$1];[.$BX$2];[$Synthèse.Z26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0]);IF([.AC25]=[.AC11];&quot;&quot;;&quot;F&quot;);&quot;&quot;)">
            <text:p/>
          </table:table-cell>
          <table:table-cell table:style-name="ce38" table:formula="of:=IF(AND([.$BX$1];[.$BX$2];[$Synthèse.AI26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31]);IF([.C26]=[.C12];&quot;&quot;;&quot;F&quot;);&quot;&quot;)">
            <text:p/>
          </table:table-cell>
          <table:table-cell table:style-name="ce142" table:formula="of:=IF(AND([.$BX$1];[.$BX$2];[$Synthèse.I31]);IF([.D26]=[.D12];&quot;&quot;;&quot;F&quot;);&quot;&quot;)">
            <text:p/>
          </table:table-cell>
          <table:table-cell table:style-name="ce142" table:formula="of:=IF(AND([.$BX$1];[.$BX$2];[$Synthèse.J31]);IF([.E26]=[.E12];&quot;&quot;;&quot;F&quot;);&quot;&quot;)">
            <text:p/>
          </table:table-cell>
          <table:table-cell table:style-name="ce142" table:formula="of:=IF(AND([.$BX$1];[.$BX$2];[$Synthèse.K31]);IF([.F26]=[.F12];&quot;&quot;;&quot;F&quot;);&quot;&quot;)">
            <text:p/>
          </table:table-cell>
          <table:table-cell table:style-name="ce142" table:formula="of:=IF(AND([.$BX$1];[.$BX$2];[$Synthèse.L31]);IF([.G26]=[.G12];&quot;&quot;;&quot;F&quot;);&quot;&quot;)">
            <text:p/>
          </table:table-cell>
          <table:table-cell table:style-name="ce142" table:formula="of:=IF(AND([.$BX$1];[.$BX$2];[$Synthèse.M31]);IF([.H26]=[.H12];&quot;&quot;;&quot;F&quot;);&quot;&quot;)">
            <text:p/>
          </table:table-cell>
          <table:table-cell table:style-name="ce142" table:formula="of:=IF(AND([.$BX$1];[.$BX$2];[$Synthèse.N31]);IF([.I26]=[.I12];&quot;&quot;;&quot;F&quot;);&quot;&quot;)">
            <text:p/>
          </table:table-cell>
          <table:table-cell table:style-name="ce166" table:formula="of:=IF(AND([.$BX$1];[.$BX$2];[$Synthèse.O31]);IF([.J26]=[.J12];&quot;&quot;;&quot;F&quot;);&quot;&quot;)">
            <text:p/>
          </table:table-cell>
          <table:table-cell table:style-name="ce124" table:formula="of:=IF(AND([.$BX$1];[.$BX$2];[$Synthèse.P31]);IF([.K26]=[.K12];&quot;&quot;;&quot;F&quot;);&quot;&quot;)">
            <text:p/>
          </table:table-cell>
          <table:table-cell table:style-name="ce124" table:formula="of:=IF(AND([.$BX$1];[.$BX$2];[$Synthèse.Q31]);IF([.L26]=[.L12];&quot;&quot;;&quot;F&quot;);&quot;&quot;)">
            <text:p/>
          </table:table-cell>
          <table:table-cell table:style-name="ce142" table:formula="of:=IF(AND([.$BX$1];[.$BX$2];[$Synthèse.R31]);IF([.M26]=[.M12];&quot;&quot;;&quot;F&quot;);&quot;&quot;)">
            <text:p/>
          </table:table-cell>
          <table:table-cell table:style-name="ce142" table:formula="of:=IF(AND([.$BX$1];[.$BX$2];[$Synthèse.S31]);IF([.N26]=[.N12];&quot;&quot;;&quot;F&quot;);&quot;&quot;)">
            <text:p/>
          </table:table-cell>
          <table:table-cell table:style-name="ce142" table:formula="of:=IF(AND([.$BX$1];[.$BX$2];[$Synthèse.T31]);IF([.O26]=[.O12];&quot;&quot;;&quot;F&quot;);&quot;&quot;)">
            <text:p/>
          </table:table-cell>
          <table:table-cell table:style-name="ce142" table:formula="of:=IF(AND([.$BX$1];[.$BX$2];[$Synthèse.U31]);IF([.P26]=[.P12];&quot;&quot;;&quot;F&quot;);&quot;&quot;)">
            <text:p/>
          </table:table-cell>
          <table:table-cell table:style-name="ce142" table:formula="of:=IF(AND([.$BX$1];[.$BX$2];[$Synthèse.V31]);IF([.Q26]=[.Q12];&quot;&quot;;&quot;F&quot;);&quot;&quot;)">
            <text:p/>
          </table:table-cell>
          <table:table-cell table:style-name="ce142" table:formula="of:=IF(AND([.$BX$1];[.$BX$2];[$Synthèse.W31]);IF([.R26]=[.R12];&quot;&quot;;&quot;F&quot;);&quot;&quot;)">
            <text:p/>
          </table:table-cell>
          <table:table-cell table:style-name="ce166" table:formula="of:=IF(AND([.$BX$1];[.$BX$2];[$Synthèse.X31]);IF([.S26]=[.S12];&quot;&quot;;&quot;F&quot;);&quot;&quot;)">
            <text:p/>
          </table:table-cell>
          <table:table-cell table:style-name="ce124" table:formula="of:=IF(AND([.$BX$1];[.$BX$2];[$Synthèse.Y31]);IF([.T26]=[.T12];&quot;&quot;;&quot;F&quot;);&quot;&quot;)">
            <text:p/>
          </table:table-cell>
          <table:table-cell table:style-name="ce124" table:formula="of:=IF(AND([.$BX$1];[.$BX$2];[$Synthèse.Z31]);IF([.U26]=[.U12];&quot;&quot;;&quot;F&quot;);&quot;&quot;)">
            <text:p/>
          </table:table-cell>
          <table:table-cell table:style-name="ce142" table:formula="of:=IF(AND([.$BX$1];[.$BX$2];[$Synthèse.AA31]);IF([.V26]=[.V12];&quot;&quot;;&quot;F&quot;);&quot;&quot;)">
            <text:p/>
          </table:table-cell>
          <table:table-cell table:style-name="ce142" table:formula="of:=IF(AND([.$BX$1];[.$BX$2];[$Synthèse.AB31]);IF([.W26]=[.W12];&quot;&quot;;&quot;F&quot;);&quot;&quot;)">
            <text:p/>
          </table:table-cell>
          <table:table-cell table:style-name="ce142" table:formula="of:=IF(AND([.$BX$1];[.$BX$2];[$Synthèse.AC31]);IF([.X26]=[.X12];&quot;&quot;;&quot;F&quot;);&quot;&quot;)">
            <text:p/>
          </table:table-cell>
          <table:table-cell table:style-name="ce142" table:formula="of:=IF(AND([.$BX$1];[.$BX$2];[$Synthèse.AD31]);IF([.Y26]=[.Y12];&quot;&quot;;&quot;F&quot;);&quot;&quot;)">
            <text:p/>
          </table:table-cell>
          <table:table-cell table:style-name="ce142" table:formula="of:=IF(AND([.$BX$1];[.$BX$2];[$Synthèse.AE31]);IF([.Z26]=[.Z12];&quot;&quot;;&quot;F&quot;);&quot;&quot;)">
            <text:p/>
          </table:table-cell>
          <table:table-cell table:style-name="ce142" table:formula="of:=IF(AND([.$BX$1];[.$BX$2];[$Synthèse.AF31]);IF([.AA26]=[.AA12];&quot;&quot;;&quot;F&quot;);&quot;&quot;)">
            <text:p/>
          </table:table-cell>
          <table:table-cell table:style-name="ce166" table:formula="of:=IF(AND([.$BX$1];[.$BX$2];[$Synthèse.AG31]);IF([.AB26]=[.AB12];&quot;&quot;;&quot;F&quot;);&quot;&quot;)">
            <text:p/>
          </table:table-cell>
          <table:table-cell table:style-name="ce124" table:formula="of:=IF(AND([.$BX$1];[.$BX$2];[$Synthèse.AH31]);IF([.AC26]=[.AC12];&quot;&quot;;&quot;F&quot;);&quot;&quot;)">
            <text:p/>
          </table:table-cell>
          <table:table-cell table:style-name="ce124" table:formula="of:=IF(AND([.$BX$1];[.$BX$2];[$Synthèse.AI31]);IF([.AD26]=[.AD12];&quot;&quot;;&quot;F&quot;);&quot;&quot;)">
            <text:p/>
          </table:table-cell>
          <table:table-cell table:style-name="ce142" table:formula="of:=IF(AND([.$BX$1];[.$BX$2];[$Synthèse.AJ31]);IF([.AE26]=[.AE12];&quot;&quot;;&quot;F&quot;);&quot;&quot;)">
            <text:p/>
          </table:table-cell>
          <table:table-cell table:style-name="ce142" table:formula="of:=IF(AND([.$BX$1];[.$BX$2];[$Synthèse.AK31]);IF([.AF26]=[.AF12];&quot;&quot;;&quot;F&quot;);&quot;&quot;)">
            <text:p/>
          </table:table-cell>
          <table:table-cell table:style-name="ce142" table:formula="of:=IF(AND([.$BX$1];[.$BX$2];[$Synthèse.AL31]);IF([.AG26]=[.AG12];&quot;&quot;;&quot;F&quot;);&quot;&quot;)">
            <text:p/>
          </table:table-cell>
          <table:table-cell table:style-name="ce142" table:formula="of:=IF(AND([.$BX$1];[.$BX$2];[$Synthèse.AM31]);IF([.AH26]=[.AH12];&quot;&quot;;&quot;F&quot;);&quot;&quot;)">
            <text:p/>
          </table:table-cell>
          <table:table-cell table:style-name="ce142" table:formula="of:=IF(AND([.$BX$1];[.$BX$2];[$Synthèse.AN31]);IF([.AI26]=[.AI12];&quot;&quot;;&quot;F&quot;);&quot;&quot;)">
            <text:p/>
          </table:table-cell>
          <table:table-cell table:style-name="ce142" table:formula="of:=IF(AND([.$BX$1];[.$BX$2];[$Synthèse.AO31]);IF([.AJ26]=[.AJ12];&quot;&quot;;&quot;F&quot;);&quot;&quot;)">
            <text:p/>
          </table:table-cell>
          <table:table-cell table:style-name="ce166" table:formula="of:=IF(AND([.$BX$1];[.$BX$2];[$Synthèse.AP3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8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2]);IF([.K27]=[.K13];&quot;&quot;;&quot;F&quot;);&quot;&quot;)">
            <text:p/>
          </table:table-cell>
          <table:table-cell table:style-name="ce38" table:formula="of:=IF(AND([.$BX$1];[.$BX$2];[$Synthèse.Q28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2]);IF([.T27]=[.T13];&quot;&quot;;&quot;F&quot;);&quot;&quot;)">
            <text:p/>
          </table:table-cell>
          <table:table-cell table:style-name="ce38" table:formula="of:=IF(AND([.$BX$1];[.$BX$2];[$Synthèse.Z28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2]);IF([.AC27]=[.AC13];&quot;&quot;;&quot;F&quot;);&quot;&quot;)">
            <text:p/>
          </table:table-cell>
          <table:table-cell table:style-name="ce38" table:formula="of:=IF(AND([.$BX$1];[.$BX$2];[$Synthèse.AI28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33]);IF([.C28]=[.C14];&quot;&quot;;&quot;F&quot;);&quot;&quot;)">
            <text:p/>
          </table:table-cell>
          <table:table-cell table:style-name="ce142" table:formula="of:=IF(AND([.$BX$1];[.$BX$2];[$Synthèse.I33]);IF([.D28]=[.D14];&quot;&quot;;&quot;F&quot;);&quot;&quot;)">
            <text:p/>
          </table:table-cell>
          <table:table-cell table:style-name="ce142" table:formula="of:=IF(AND([.$BX$1];[.$BX$2];[$Synthèse.J33]);IF([.E28]=[.E14];&quot;&quot;;&quot;F&quot;);&quot;&quot;)">
            <text:p/>
          </table:table-cell>
          <table:table-cell table:style-name="ce142" table:formula="of:=IF(AND([.$BX$1];[.$BX$2];[$Synthèse.K33]);IF([.F28]=[.F14];&quot;&quot;;&quot;F&quot;);&quot;&quot;)">
            <text:p/>
          </table:table-cell>
          <table:table-cell table:style-name="ce142" table:formula="of:=IF(AND([.$BX$1];[.$BX$2];[$Synthèse.L33]);IF([.G28]=[.G14];&quot;&quot;;&quot;F&quot;);&quot;&quot;)">
            <text:p/>
          </table:table-cell>
          <table:table-cell table:style-name="ce142" table:formula="of:=IF(AND([.$BX$1];[.$BX$2];[$Synthèse.M33]);IF([.H28]=[.H14];&quot;&quot;;&quot;F&quot;);&quot;&quot;)">
            <text:p/>
          </table:table-cell>
          <table:table-cell table:style-name="ce142" table:formula="of:=IF(AND([.$BX$1];[.$BX$2];[$Synthèse.N33]);IF([.I28]=[.I14];&quot;&quot;;&quot;F&quot;);&quot;&quot;)">
            <text:p/>
          </table:table-cell>
          <table:table-cell table:style-name="ce166" table:formula="of:=IF(AND([.$BX$1];[.$BX$2];[$Synthèse.O33]);IF([.J28]=[.J14];&quot;&quot;;&quot;F&quot;);&quot;&quot;)">
            <text:p/>
          </table:table-cell>
          <table:table-cell table:style-name="ce124" table:formula="of:=IF(AND([.$BX$1];[.$BX$2];[$Synthèse.P33]);IF([.K28]=[.K14];&quot;&quot;;&quot;F&quot;);&quot;&quot;)">
            <text:p/>
          </table:table-cell>
          <table:table-cell table:style-name="ce124" table:formula="of:=IF(AND([.$BX$1];[.$BX$2];[$Synthèse.Q33]);IF([.L28]=[.L14];&quot;&quot;;&quot;F&quot;);&quot;&quot;)">
            <text:p/>
          </table:table-cell>
          <table:table-cell table:style-name="ce142" table:formula="of:=IF(AND([.$BX$1];[.$BX$2];[$Synthèse.R33]);IF([.M28]=[.M14];&quot;&quot;;&quot;F&quot;);&quot;&quot;)">
            <text:p/>
          </table:table-cell>
          <table:table-cell table:style-name="ce142" table:formula="of:=IF(AND([.$BX$1];[.$BX$2];[$Synthèse.S33]);IF([.N28]=[.N14];&quot;&quot;;&quot;F&quot;);&quot;&quot;)">
            <text:p/>
          </table:table-cell>
          <table:table-cell table:style-name="ce142" table:formula="of:=IF(AND([.$BX$1];[.$BX$2];[$Synthèse.T33]);IF([.O28]=[.O14];&quot;&quot;;&quot;F&quot;);&quot;&quot;)">
            <text:p/>
          </table:table-cell>
          <table:table-cell table:style-name="ce142" table:formula="of:=IF(AND([.$BX$1];[.$BX$2];[$Synthèse.U33]);IF([.P28]=[.P14];&quot;&quot;;&quot;F&quot;);&quot;&quot;)">
            <text:p/>
          </table:table-cell>
          <table:table-cell table:style-name="ce142" table:formula="of:=IF(AND([.$BX$1];[.$BX$2];[$Synthèse.V33]);IF([.Q28]=[.Q14];&quot;&quot;;&quot;F&quot;);&quot;&quot;)">
            <text:p/>
          </table:table-cell>
          <table:table-cell table:style-name="ce142" table:formula="of:=IF(AND([.$BX$1];[.$BX$2];[$Synthèse.W33]);IF([.R28]=[.R14];&quot;&quot;;&quot;F&quot;);&quot;&quot;)">
            <text:p/>
          </table:table-cell>
          <table:table-cell table:style-name="ce166" table:formula="of:=IF(AND([.$BX$1];[.$BX$2];[$Synthèse.X33]);IF([.S28]=[.S14];&quot;&quot;;&quot;F&quot;);&quot;&quot;)">
            <text:p/>
          </table:table-cell>
          <table:table-cell table:style-name="ce124" table:formula="of:=IF(AND([.$BX$1];[.$BX$2];[$Synthèse.Y33]);IF([.T28]=[.T14];&quot;&quot;;&quot;F&quot;);&quot;&quot;)">
            <text:p/>
          </table:table-cell>
          <table:table-cell table:style-name="ce124" table:formula="of:=IF(AND([.$BX$1];[.$BX$2];[$Synthèse.Z33]);IF([.U28]=[.U14];&quot;&quot;;&quot;F&quot;);&quot;&quot;)">
            <text:p/>
          </table:table-cell>
          <table:table-cell table:style-name="ce142" table:formula="of:=IF(AND([.$BX$1];[.$BX$2];[$Synthèse.AA33]);IF([.V28]=[.V14];&quot;&quot;;&quot;F&quot;);&quot;&quot;)">
            <text:p/>
          </table:table-cell>
          <table:table-cell table:style-name="ce142" table:formula="of:=IF(AND([.$BX$1];[.$BX$2];[$Synthèse.AB33]);IF([.W28]=[.W14];&quot;&quot;;&quot;F&quot;);&quot;&quot;)">
            <text:p/>
          </table:table-cell>
          <table:table-cell table:style-name="ce142" table:formula="of:=IF(AND([.$BX$1];[.$BX$2];[$Synthèse.AC33]);IF([.X28]=[.X14];&quot;&quot;;&quot;F&quot;);&quot;&quot;)">
            <text:p/>
          </table:table-cell>
          <table:table-cell table:style-name="ce142" table:formula="of:=IF(AND([.$BX$1];[.$BX$2];[$Synthèse.AD33]);IF([.Y28]=[.Y14];&quot;&quot;;&quot;F&quot;);&quot;&quot;)">
            <text:p/>
          </table:table-cell>
          <table:table-cell table:style-name="ce142" table:formula="of:=IF(AND([.$BX$1];[.$BX$2];[$Synthèse.AE33]);IF([.Z28]=[.Z14];&quot;&quot;;&quot;F&quot;);&quot;&quot;)">
            <text:p/>
          </table:table-cell>
          <table:table-cell table:style-name="ce142" table:formula="of:=IF(AND([.$BX$1];[.$BX$2];[$Synthèse.AF33]);IF([.AA28]=[.AA14];&quot;&quot;;&quot;F&quot;);&quot;&quot;)">
            <text:p/>
          </table:table-cell>
          <table:table-cell table:style-name="ce166" table:formula="of:=IF(AND([.$BX$1];[.$BX$2];[$Synthèse.AG33]);IF([.AB28]=[.AB14];&quot;&quot;;&quot;F&quot;);&quot;&quot;)">
            <text:p/>
          </table:table-cell>
          <table:table-cell table:style-name="ce124" table:formula="of:=IF(AND([.$BX$1];[.$BX$2];[$Synthèse.AH33]);IF([.AC28]=[.AC14];&quot;&quot;;&quot;F&quot;);&quot;&quot;)">
            <text:p/>
          </table:table-cell>
          <table:table-cell table:style-name="ce124" table:formula="of:=IF(AND([.$BX$1];[.$BX$2];[$Synthèse.AI33]);IF([.AD28]=[.AD14];&quot;&quot;;&quot;F&quot;);&quot;&quot;)">
            <text:p/>
          </table:table-cell>
          <table:table-cell table:style-name="ce142" table:formula="of:=IF(AND([.$BX$1];[.$BX$2];[$Synthèse.AJ33]);IF([.AE28]=[.AE14];&quot;&quot;;&quot;F&quot;);&quot;&quot;)">
            <text:p/>
          </table:table-cell>
          <table:table-cell table:style-name="ce142" table:formula="of:=IF(AND([.$BX$1];[.$BX$2];[$Synthèse.AK33]);IF([.AF28]=[.AF14];&quot;&quot;;&quot;F&quot;);&quot;&quot;)">
            <text:p/>
          </table:table-cell>
          <table:table-cell table:style-name="ce142" table:formula="of:=IF(AND([.$BX$1];[.$BX$2];[$Synthèse.AL33]);IF([.AG28]=[.AG14];&quot;&quot;;&quot;F&quot;);&quot;&quot;)">
            <text:p/>
          </table:table-cell>
          <table:table-cell table:style-name="ce142" table:formula="of:=IF(AND([.$BX$1];[.$BX$2];[$Synthèse.AM33]);IF([.AH28]=[.AH14];&quot;&quot;;&quot;F&quot;);&quot;&quot;)">
            <text:p/>
          </table:table-cell>
          <table:table-cell table:style-name="ce142" table:formula="of:=IF(AND([.$BX$1];[.$BX$2];[$Synthèse.AN33]);IF([.AI28]=[.AI14];&quot;&quot;;&quot;F&quot;);&quot;&quot;)">
            <text:p/>
          </table:table-cell>
          <table:table-cell table:style-name="ce142" table:formula="of:=IF(AND([.$BX$1];[.$BX$2];[$Synthèse.AO33]);IF([.AJ28]=[.AJ14];&quot;&quot;;&quot;F&quot;);&quot;&quot;)">
            <text:p/>
          </table:table-cell>
          <table:table-cell table:style-name="ce166" table:formula="of:=IF(AND([.$BX$1];[.$BX$2];[$Synthèse.AP33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30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4]);IF([.K29]=[.K15];&quot;&quot;;&quot;F&quot;);&quot;&quot;)">
            <text:p/>
          </table:table-cell>
          <table:table-cell table:style-name="ce38" table:formula="of:=IF(AND([.$BX$1];[.$BX$2];[$Synthèse.Q30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4]);IF([.T29]=[.T15];&quot;&quot;;&quot;F&quot;);&quot;&quot;)">
            <text:p/>
          </table:table-cell>
          <table:table-cell table:style-name="ce38" table:formula="of:=IF(AND([.$BX$1];[.$BX$2];[$Synthèse.Z30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4]);IF([.AC29]=[.AC15];&quot;&quot;;&quot;F&quot;);&quot;&quot;)">
            <text:p/>
          </table:table-cell>
          <table:table-cell table:style-name="ce38" table:formula="of:=IF(AND([.$BX$1];[.$BX$2];[$Synthèse.AI30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3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G8:'Niveau 2'.AK8 'Niveau 2'.AG14:'Niveau 2'.AK14 'Niveau 2'.AG10:'Niveau 2'.AK10 'Niveau 2'.AG12:'Niveau 2'.AK12">
            <calcext:condition calcext:apply-style-name="FAUX" calcext:value="formula-is(IF([$Données.AG34]=0))" calcext:base-cell-address="'Niveau 2'.AG8"/>
            <calcext:condition calcext:apply-style-name="VRAI" calcext:value="formula-is(IF([$Données.AG34]=1))" calcext:base-cell-address="'Niveau 2'.AG8"/>
          </calcext:conditional-format>
        </calcext:conditional-formats>
      </table:table>
      <table:table table:name="Niveau 3" table:style-name="ta4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5" draw:text-style-name="P5" svg:width="3.401cm" svg:height="0.979cm" svg:x="20.764cm" svg:y="16.609cm" draw:control="control13">
            <svg:title>Résultat</svg:title>
          </draw:control>
          <draw:control draw:z-index="1" draw:style-name="gr5" draw:text-style-name="P5" svg:width="3.401cm" svg:height="1.057cm" svg:x="24.462cm" svg:y="16.57cm" draw:control="control14">
            <svg:title>Résultat</svg:title>
          </draw:control>
          <draw:control draw:z-index="2" draw:style-name="gr6" draw:text-style-name="P6" svg:width="2.694cm" svg:height="0.956cm" svg:x="0.175cm" svg:y="16.666cm" draw:control="control15"/>
          <draw:control draw:z-index="3" draw:style-name="gr6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style-name="ce200"/>
          <table:covered-table-cell table:style-name="ce58"/>
          <table:table-cell table:style-name="ce199" table:formula="of:=IF(AND([.$BX$1];[$Synthèse.H1]);[$Données.BC55];&quot;&quot;)" table:number-columns-spanned="3" table:number-rows-spanned="2">
            <text:p/>
          </table:table-cell>
          <table:covered-table-cell table:style-name="ce300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300"/>
          <table:covered-table-cell table:style-name="ce315"/>
          <table:table-cell table:style-name="ce26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number-columns-repeated="2" table:style-name="ce58"/>
          <table:covered-table-cell table:style-name="ce179"/>
          <table:covered-table-cell table:style-name="ce190"/>
          <table:covered-table-cell table:number-columns-repeated="7" table:style-name="ce200"/>
          <table:covered-table-cell table:style-name="ce179"/>
          <table:covered-table-cell table:number-columns-repeated="8" table:style-name="ce190"/>
          <table:covered-table-cell table:style-name="ce179"/>
          <table:covered-table-cell table:style-name="ce190"/>
          <table:covered-table-cell table:number-columns-repeated="2" table:style-name="ce200"/>
          <table:covered-table-cell table:number-columns-repeated="5" table:style-name="ce300"/>
          <table:covered-table-cell table:style-name="ce315"/>
          <table:table-cell table:style-name="ce26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>
            <text:p/>
          </table:table-cell>
          <table:table-cell table:style-name="ce105" table:formula="of:=IF(AND([.$BX$1];[.$BX$2];[$Synthèse.H1]);[$Données.D58];&quot;&quot;)">
            <text:p/>
          </table:table-cell>
          <table:table-cell table:style-name="ce105" table:formula="of:=IF(AND([.$BX$1];[.$BX$2];[$Synthèse.H1]);[$Données.E58];&quot;&quot;)">
            <text:p/>
          </table:table-cell>
          <table:table-cell table:style-name="ce105" table:formula="of:=IF(AND([.$BX$1];[.$BX$2];[$Synthèse.H1]);[$Données.F58];&quot;&quot;)">
            <text:p/>
          </table:table-cell>
          <table:table-cell table:style-name="ce105" table:formula="of:=IF(AND([.$BX$1];[.$BX$2];[$Synthèse.H1]);[$Données.G58];&quot;&quot;)">
            <text:p/>
          </table:table-cell>
          <table:table-cell table:style-name="ce105" table:formula="of:=IF(AND([.$BX$1];[.$BX$2];[$Synthèse.H1]);[$Données.H58];&quot;&quot;)">
            <text:p/>
          </table:table-cell>
          <table:table-cell table:style-name="ce105" table:formula="of:=IF(AND([.$BX$1];[.$BX$2];[$Synthèse.H1]);[$Données.I58];&quot;&quot;)">
            <text:p/>
          </table:table-cell>
          <table:table-cell table:style-name="ce131" table:formula="of:=IF(AND([.$BX$1];[.$BX$2];[$Synthèse.H1]);[$Données.J58];&quot;&quot;)">
            <text:p/>
          </table:table-cell>
          <table:table-cell table:style-name="ce131" table:formula="of:=IF(AND([.$BX$1];[.$BX$2];[$Synthèse.H1]);[$Données.K58];&quot;&quot;)">
            <text:p/>
          </table:table-cell>
          <table:table-cell table:style-name="ce69" table:formula="of:=IF(AND([.$BX$1];[.$BX$2];[$Synthèse.H1]);[$Données.L58];&quot;&quot;)">
            <text:p/>
          </table:table-cell>
          <table:table-cell table:style-name="ce104" table:formula="of:=IF(AND([.$BX$1];[.$BX$2];[$Synthèse.H1]);[$Données.M58];&quot;&quot;)">
            <text:p/>
          </table:table-cell>
          <table:table-cell table:style-name="ce104" table:formula="of:=IF(AND([.$BX$1];[.$BX$2];[$Synthèse.H1]);[$Données.N58];&quot;&quot;)">
            <text:p/>
          </table:table-cell>
          <table:table-cell table:style-name="ce104" table:formula="of:=IF(AND([.$BX$1];[.$BX$2];[$Synthèse.H1]);[$Données.O58];&quot;&quot;)">
            <text:p/>
          </table:table-cell>
          <table:table-cell table:style-name="ce104" table:formula="of:=IF(AND([.$BX$1];[.$BX$2];[$Synthèse.H1]);[$Données.P58];&quot;&quot;)">
            <text:p/>
          </table:table-cell>
          <table:table-cell table:style-name="ce104" table:formula="of:=IF(AND([.$BX$1];[.$BX$2];[$Synthèse.H1]);[$Données.Q58];&quot;&quot;)">
            <text:p/>
          </table:table-cell>
          <table:table-cell table:style-name="ce104" table:formula="of:=IF(AND([.$BX$1];[.$BX$2];[$Synthèse.H1]);[$Données.R58];&quot;&quot;)">
            <text:p/>
          </table:table-cell>
          <table:table-cell table:style-name="ce115" table:formula="of:=IF(AND([.$BX$1];[.$BX$2];[$Synthèse.H1]);[$Données.S58];&quot;&quot;)">
            <text:p/>
          </table:table-cell>
          <table:table-cell table:style-name="ce115" table:formula="of:=IF(AND([.$BX$1];[.$BX$2];[$Synthèse.H1]);[$Données.T58];&quot;&quot;)">
            <text:p/>
          </table:table-cell>
          <table:table-cell table:style-name="ce69" table:formula="of:=IF(AND([.$BX$1];[.$BX$2];[$Synthèse.H1]);[$Données.U58];&quot;&quot;)">
            <text:p/>
          </table:table-cell>
          <table:table-cell table:style-name="ce105" table:formula="of:=IF(AND([.$BX$1];[.$BX$2];[$Synthèse.H1]);[$Données.V58];&quot;&quot;)">
            <text:p/>
          </table:table-cell>
          <table:table-cell table:style-name="ce105" table:formula="of:=IF(AND([.$BX$1];[.$BX$2];[$Synthèse.H1]);[$Données.W58];&quot;&quot;)">
            <text:p/>
          </table:table-cell>
          <table:table-cell table:style-name="ce105" table:formula="of:=IF(AND([.$BX$1];[.$BX$2];[$Synthèse.H1]);[$Données.X58];&quot;&quot;)">
            <text:p/>
          </table:table-cell>
          <table:table-cell table:style-name="ce105" table:formula="of:=IF(AND([.$BX$1];[.$BX$2];[$Synthèse.H1]);[$Données.Y58];&quot;&quot;)">
            <text:p/>
          </table:table-cell>
          <table:table-cell table:style-name="ce105" table:formula="of:=IF(AND([.$BX$1];[.$BX$2];[$Synthèse.H1]);[$Données.Z58];&quot;&quot;)">
            <text:p/>
          </table:table-cell>
          <table:table-cell table:style-name="ce105" table:formula="of:=IF(AND([.$BX$1];[.$BX$2];[$Synthèse.H1]);[$Données.AA58];&quot;&quot;)">
            <text:p/>
          </table:table-cell>
          <table:table-cell table:style-name="ce131" table:formula="of:=IF(AND([.$BX$1];[.$BX$2];[$Synthèse.H1]);[$Données.AB58];&quot;&quot;)">
            <text:p/>
          </table:table-cell>
          <table:table-cell table:style-name="ce131" table:formula="of:=IF(AND([.$BX$1];[.$BX$2];[$Synthèse.H1]);[$Données.AC58];&quot;&quot;)">
            <text:p/>
          </table:table-cell>
          <table:table-cell table:style-name="ce69" table:formula="of:=IF(AND([.$BX$1];[.$BX$2];[$Synthèse.H1]);[$Données.AD58];&quot;&quot;)">
            <text:p/>
          </table:table-cell>
          <table:table-cell table:style-name="ce105" table:formula="of:=IF(AND([.$BX$1];[.$BX$2];[$Synthèse.H1]);[$Données.AE58];&quot;&quot;)">
            <text:p/>
          </table:table-cell>
          <table:table-cell table:style-name="ce105" table:formula="of:=IF(AND([.$BX$1];[.$BX$2];[$Synthèse.H1]);[$Données.AF58];&quot;&quot;)">
            <text:p/>
          </table:table-cell>
          <table:table-cell table:style-name="ce105" table:formula="of:=IF(AND([.$BX$1];[.$BX$2];[$Synthèse.H1]);[$Données.AG58];&quot;&quot;)">
            <text:p/>
          </table:table-cell>
          <table:table-cell table:style-name="ce105" table:formula="of:=IF(AND([.$BX$1];[.$BX$2];[$Synthèse.H1]);[$Données.AH58];&quot;&quot;)">
            <text:p/>
          </table:table-cell>
          <table:table-cell table:style-name="ce105" table:formula="of:=IF(AND([.$BX$1];[.$BX$2];[$Synthèse.H1]);[$Données.AI58];&quot;&quot;)">
            <text:p/>
          </table:table-cell>
          <table:table-cell table:style-name="ce105" table:formula="of:=IF(AND([.$BX$1];[.$BX$2];[$Synthèse.H1]);[$Données.AJ58];&quot;&quot;)">
            <text:p/>
          </table:table-cell>
          <table:table-cell table:style-name="ce131" table:formula="of:=IF(AND([.$BX$1];[.$BX$2];[$Synthèse.H1]);[$Données.AK58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>
            <text:p/>
          </table:table-cell>
          <table:table-cell table:style-name="ce112" table:formula="of:=IF(AND([.$BX$1];[.$BX$2];[$Synthèse.H1]);[$Données.D60];&quot;&quot;)">
            <text:p/>
          </table:table-cell>
          <table:table-cell table:style-name="ce112" table:formula="of:=IF(AND([.$BX$1];[.$BX$2];[$Synthèse.H1]);[$Données.E60];&quot;&quot;)">
            <text:p/>
          </table:table-cell>
          <table:table-cell table:style-name="ce112" table:formula="of:=IF(AND([.$BX$1];[.$BX$2];[$Synthèse.H1]);[$Données.F60];&quot;&quot;)">
            <text:p/>
          </table:table-cell>
          <table:table-cell table:style-name="ce112" table:formula="of:=IF(AND([.$BX$1];[.$BX$2];[$Synthèse.H1]);[$Données.G60];&quot;&quot;)">
            <text:p/>
          </table:table-cell>
          <table:table-cell table:style-name="ce112" table:formula="of:=IF(AND([.$BX$1];[.$BX$2];[$Synthèse.H1]);[$Données.H60];&quot;&quot;)">
            <text:p/>
          </table:table-cell>
          <table:table-cell table:style-name="ce112" table:formula="of:=IF(AND([.$BX$1];[.$BX$2];[$Synthèse.H1]);[$Données.I60];&quot;&quot;)">
            <text:p/>
          </table:table-cell>
          <table:table-cell table:style-name="ce117" table:formula="of:=IF(AND([.$BX$1];[.$BX$2];[$Synthèse.H1]);[$Données.J60];&quot;&quot;)">
            <text:p/>
          </table:table-cell>
          <table:table-cell table:style-name="ce117" table:formula="of:=IF(AND([.$BX$1];[.$BX$2];[$Synthèse.H1]);[$Données.K60];&quot;&quot;)">
            <text:p/>
          </table:table-cell>
          <table:table-cell table:style-name="ce86" table:formula="of:=IF(AND([.$BX$1];[.$BX$2];[$Synthèse.H1]);[$Données.L60];&quot;&quot;)">
            <text:p/>
          </table:table-cell>
          <table:table-cell table:style-name="ce112" table:formula="of:=IF(AND([.$BX$1];[.$BX$2];[$Synthèse.H1]);[$Données.M60];&quot;&quot;)">
            <text:p/>
          </table:table-cell>
          <table:table-cell table:style-name="ce112" table:formula="of:=IF(AND([.$BX$1];[.$BX$2];[$Synthèse.H1]);[$Données.N60];&quot;&quot;)">
            <text:p/>
          </table:table-cell>
          <table:table-cell table:style-name="ce112" table:formula="of:=IF(AND([.$BX$1];[.$BX$2];[$Synthèse.H1]);[$Données.O60];&quot;&quot;)">
            <text:p/>
          </table:table-cell>
          <table:table-cell table:style-name="ce112" table:formula="of:=IF(AND([.$BX$1];[.$BX$2];[$Synthèse.H1]);[$Données.P60];&quot;&quot;)">
            <text:p/>
          </table:table-cell>
          <table:table-cell table:style-name="ce112" table:formula="of:=IF(AND([.$BX$1];[.$BX$2];[$Synthèse.H1]);[$Données.Q60];&quot;&quot;)">
            <text:p/>
          </table:table-cell>
          <table:table-cell table:style-name="ce112" table:formula="of:=IF(AND([.$BX$1];[.$BX$2];[$Synthèse.H1]);[$Données.R60];&quot;&quot;)">
            <text:p/>
          </table:table-cell>
          <table:table-cell table:style-name="ce117" table:formula="of:=IF(AND([.$BX$1];[.$BX$2];[$Synthèse.H1]);[$Données.S60];&quot;&quot;)">
            <text:p/>
          </table:table-cell>
          <table:table-cell table:style-name="ce117" table:formula="of:=IF(AND([.$BX$1];[.$BX$2];[$Synthèse.H1]);[$Données.T60];&quot;&quot;)">
            <text:p/>
          </table:table-cell>
          <table:table-cell table:style-name="ce254" table:formula="of:=IF(AND([.$BX$1];[.$BX$2];[$Synthèse.H1]);[$Données.U60];&quot;&quot;)">
            <text:p/>
          </table:table-cell>
          <table:table-cell table:style-name="ce258" table:formula="of:=IF(AND([.$BX$1];[.$BX$2];[$Synthèse.H1]);[$Données.V60];&quot;&quot;)">
            <text:p/>
          </table:table-cell>
          <table:table-cell table:style-name="ce258" table:formula="of:=IF(AND([.$BX$1];[.$BX$2];[$Synthèse.H1]);[$Données.W60];&quot;&quot;)">
            <text:p/>
          </table:table-cell>
          <table:table-cell table:style-name="ce258" table:formula="of:=IF(AND([.$BX$1];[.$BX$2];[$Synthèse.H1]);[$Données.X60];&quot;&quot;)">
            <text:p/>
          </table:table-cell>
          <table:table-cell table:style-name="ce258" table:formula="of:=IF(AND([.$BX$1];[.$BX$2];[$Synthèse.H1]);[$Données.Y60];&quot;&quot;)">
            <text:p/>
          </table:table-cell>
          <table:table-cell table:style-name="ce258" table:formula="of:=IF(AND([.$BX$1];[.$BX$2];[$Synthèse.H1]);[$Données.Z60];&quot;&quot;)">
            <text:p/>
          </table:table-cell>
          <table:table-cell table:style-name="ce258" table:formula="of:=IF(AND([.$BX$1];[.$BX$2];[$Synthèse.H1]);[$Données.AA60];&quot;&quot;)">
            <text:p/>
          </table:table-cell>
          <table:table-cell table:style-name="ce264" table:formula="of:=IF(AND([.$BX$1];[.$BX$2];[$Synthèse.H1]);[$Données.AB60];&quot;&quot;)">
            <text:p/>
          </table:table-cell>
          <table:table-cell table:style-name="ce117" table:formula="of:=IF(AND([.$BX$1];[.$BX$2];[$Synthèse.H1]);[$Données.AC60];&quot;&quot;)">
            <text:p/>
          </table:table-cell>
          <table:table-cell table:style-name="ce327" table:formula="of:=IF(AND([.$BX$1];[.$BX$2];[$Synthèse.H1]);[$Données.AD60];&quot;&quot;)">
            <text:p/>
          </table:table-cell>
          <table:table-cell table:style-name="ce332" table:formula="of:=IF(AND([.$BX$1];[.$BX$2];[$Synthèse.H1]);[$Données.AE60];&quot;&quot;)">
            <text:p/>
          </table:table-cell>
          <table:table-cell table:style-name="ce332" table:formula="of:=IF(AND([.$BX$1];[.$BX$2];[$Synthèse.H1]);[$Données.AF60];&quot;&quot;)">
            <text:p/>
          </table:table-cell>
          <table:table-cell table:style-name="ce332" table:formula="of:=IF(AND([.$BX$1];[.$BX$2];[$Synthèse.H1]);[$Données.AG60];&quot;&quot;)">
            <text:p/>
          </table:table-cell>
          <table:table-cell table:style-name="ce332" table:formula="of:=IF(AND([.$BX$1];[.$BX$2];[$Synthèse.H1]);[$Données.AH60];&quot;&quot;)">
            <text:p/>
          </table:table-cell>
          <table:table-cell table:style-name="ce332" table:formula="of:=IF(AND([.$BX$1];[.$BX$2];[$Synthèse.H1]);[$Données.AI60];&quot;&quot;)">
            <text:p/>
          </table:table-cell>
          <table:table-cell table:style-name="ce332" table:formula="of:=IF(AND([.$BX$1];[.$BX$2];[$Synthèse.H1]);[$Données.AJ60];&quot;&quot;)">
            <text:p/>
          </table:table-cell>
          <table:table-cell table:style-name="ce335" table:formula="of:=IF(AND([.$BX$1];[.$BX$2];[$Synthèse.H1]);[$Données.AK60];&quot;&quot;)">
            <text:p/>
          </table:table-cell>
          <table:table-cell table:style-name="ce373" table:formula="of:=IF(AND([.$BX$1];[.$BX$2];[$Synthèse.H1]);[$Données.AL60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>
            <text:p/>
          </table:table-cell>
          <table:table-cell table:style-name="ce113" table:formula="of:=IF(AND([.$BX$1];[.$BX$2];[$Synthèse.H1]);[$Données.D61];&quot;&quot;)">
            <text:p/>
          </table:table-cell>
          <table:table-cell table:style-name="ce113" table:formula="of:=IF(AND([.$BX$1];[.$BX$2];[$Synthèse.H1]);[$Données.E61];&quot;&quot;)">
            <text:p/>
          </table:table-cell>
          <table:table-cell table:style-name="ce113" table:formula="of:=IF(AND([.$BX$1];[.$BX$2];[$Synthèse.H1]);[$Données.F61];&quot;&quot;)">
            <text:p/>
          </table:table-cell>
          <table:table-cell table:style-name="ce113" table:formula="of:=IF(AND([.$BX$1];[.$BX$2];[$Synthèse.H1]);[$Données.G61];&quot;&quot;)">
            <text:p/>
          </table:table-cell>
          <table:table-cell table:style-name="ce113" table:formula="of:=IF(AND([.$BX$1];[.$BX$2];[$Synthèse.H1]);[$Données.H61];&quot;&quot;)">
            <text:p/>
          </table:table-cell>
          <table:table-cell table:style-name="ce113" table:formula="of:=IF(AND([.$BX$1];[.$BX$2];[$Synthèse.H1]);[$Données.I61];&quot;&quot;)">
            <text:p/>
          </table:table-cell>
          <table:table-cell table:style-name="ce118" table:formula="of:=IF(AND([.$BX$1];[.$BX$2];[$Synthèse.H1]);[$Données.J61];&quot;&quot;)">
            <text:p/>
          </table:table-cell>
          <table:table-cell table:style-name="ce123" table:formula="of:=IF(AND([.$BX$1];[.$BX$2];[$Synthèse.H1]);[$Données.K61];&quot;&quot;)">
            <text:p/>
          </table:table-cell>
          <table:table-cell table:style-name="ce87" table:formula="of:=IF(AND([.$BX$1];[.$BX$2];[$Synthèse.H1]);[$Données.L61];&quot;&quot;)">
            <text:p/>
          </table:table-cell>
          <table:table-cell table:style-name="ce113" table:formula="of:=IF(AND([.$BX$1];[.$BX$2];[$Synthèse.H1]);[$Données.M61];&quot;&quot;)">
            <text:p/>
          </table:table-cell>
          <table:table-cell table:style-name="ce113" table:formula="of:=IF(AND([.$BX$1];[.$BX$2];[$Synthèse.H1]);[$Données.N61];&quot;&quot;)">
            <text:p/>
          </table:table-cell>
          <table:table-cell table:style-name="ce113" table:formula="of:=IF(AND([.$BX$1];[.$BX$2];[$Synthèse.H1]);[$Données.O61];&quot;&quot;)">
            <text:p/>
          </table:table-cell>
          <table:table-cell table:style-name="ce113" table:formula="of:=IF(AND([.$BX$1];[.$BX$2];[$Synthèse.H1]);[$Données.P61];&quot;&quot;)">
            <text:p/>
          </table:table-cell>
          <table:table-cell table:style-name="ce113" table:formula="of:=IF(AND([.$BX$1];[.$BX$2];[$Synthèse.H1]);[$Données.Q61];&quot;&quot;)">
            <text:p/>
          </table:table-cell>
          <table:table-cell table:style-name="ce113" table:formula="of:=IF(AND([.$BX$1];[.$BX$2];[$Synthèse.H1]);[$Données.R61];&quot;&quot;)">
            <text:p/>
          </table:table-cell>
          <table:table-cell table:style-name="ce118" table:formula="of:=IF(AND([.$BX$1];[.$BX$2];[$Synthèse.H1]);[$Données.S61];&quot;&quot;)">
            <text:p/>
          </table:table-cell>
          <table:table-cell table:style-name="ce123" table:formula="of:=IF(AND([.$BX$1];[.$BX$2];[$Synthèse.H1]);[$Données.T61];&quot;&quot;)">
            <text:p/>
          </table:table-cell>
          <table:table-cell table:style-name="ce87" table:formula="of:=IF(AND([.$BX$1];[.$BX$2];[$Synthèse.H1]);[$Données.U61];&quot;&quot;)">
            <text:p/>
          </table:table-cell>
          <table:table-cell table:style-name="ce113" table:formula="of:=IF(AND([.$BX$1];[.$BX$2];[$Synthèse.H1]);[$Données.V61];&quot;&quot;)">
            <text:p/>
          </table:table-cell>
          <table:table-cell table:style-name="ce113" table:formula="of:=IF(AND([.$BX$1];[.$BX$2];[$Synthèse.H1]);[$Données.W61];&quot;&quot;)">
            <text:p/>
          </table:table-cell>
          <table:table-cell table:style-name="ce113" table:formula="of:=IF(AND([.$BX$1];[.$BX$2];[$Synthèse.H1]);[$Données.X61];&quot;&quot;)">
            <text:p/>
          </table:table-cell>
          <table:table-cell table:style-name="ce113" table:formula="of:=IF(AND([.$BX$1];[.$BX$2];[$Synthèse.H1]);[$Données.Y61];&quot;&quot;)">
            <text:p/>
          </table:table-cell>
          <table:table-cell table:style-name="ce113" table:formula="of:=IF(AND([.$BX$1];[.$BX$2];[$Synthèse.H1]);[$Données.Z61];&quot;&quot;)">
            <text:p/>
          </table:table-cell>
          <table:table-cell table:style-name="ce113" table:formula="of:=IF(AND([.$BX$1];[.$BX$2];[$Synthèse.H1]);[$Données.AA61];&quot;&quot;)">
            <text:p/>
          </table:table-cell>
          <table:table-cell table:style-name="ce118" table:formula="of:=IF(AND([.$BX$1];[.$BX$2];[$Synthèse.H1]);[$Données.AB61];&quot;&quot;)">
            <text:p/>
          </table:table-cell>
          <table:table-cell table:style-name="ce87" table:formula="of:=IF(AND([.$BX$1];[.$BX$2];[$Synthèse.H1]);[$Données.AC61];&quot;&quot;)">
            <text:p/>
          </table:table-cell>
          <table:table-cell table:style-name="ce268" table:formula="of:=IF(AND([.$BX$1];[.$BX$2];[$Synthèse.H1]);[$Données.AD61];&quot;&quot;)">
            <text:p/>
          </table:table-cell>
          <table:table-cell table:style-name="ce275" table:formula="of:=IF(AND([.$BX$1];[.$BX$2];[$Synthèse.H1]);[$Données.AE61];&quot;&quot;)">
            <text:p/>
          </table:table-cell>
          <table:table-cell table:style-name="ce275" table:formula="of:=IF(AND([.$BX$1];[.$BX$2];[$Synthèse.H1]);[$Données.AF61];&quot;&quot;)">
            <text:p/>
          </table:table-cell>
          <table:table-cell table:style-name="ce275" table:formula="of:=IF(AND([.$BX$1];[.$BX$2];[$Synthèse.H1]);[$Données.AG61];&quot;&quot;)">
            <text:p/>
          </table:table-cell>
          <table:table-cell table:style-name="ce275" table:formula="of:=IF(AND([.$BX$1];[.$BX$2];[$Synthèse.H1]);[$Données.AH61];&quot;&quot;)">
            <text:p/>
          </table:table-cell>
          <table:table-cell table:style-name="ce275" table:formula="of:=IF(AND([.$BX$1];[.$BX$2];[$Synthèse.H1]);[$Données.AI61];&quot;&quot;)">
            <text:p/>
          </table:table-cell>
          <table:table-cell table:style-name="ce275" table:formula="of:=IF(AND([.$BX$1];[.$BX$2];[$Synthèse.H1]);[$Données.AJ61];&quot;&quot;)">
            <text:p/>
          </table:table-cell>
          <table:table-cell table:style-name="ce279" table:formula="of:=IF(AND([.$BX$1];[.$BX$2];[$Synthèse.H1]);[$Données.AK6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2];&quot;&quot;)">
            <text:p/>
          </table:table-cell>
          <table:table-cell table:style-name="ce38" table:formula="of:=IF(AND([.$BX$1];[.$BX$2];[$Synthèse.H1]);[$Données.L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2];&quot;&quot;)">
            <text:p/>
          </table:table-cell>
          <table:table-cell table:style-name="ce38" table:formula="of:=IF(AND([.$BX$1];[.$BX$2];[$Synthèse.H1]);[$Données.U6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>
            <text:p/>
          </table:table-cell>
          <table:table-cell table:style-name="ce38" table:formula="of:=IF(AND([.$BX$1];[.$BX$2];[$Synthèse.H1]);[$Données.AD62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>
            <text:p/>
          </table:table-cell>
          <table:table-cell table:style-name="ce113" table:formula="of:=IF(AND([.$BX$1];[.$BX$2];[$Synthèse.H1]);[$Données.D63];&quot;&quot;)">
            <text:p/>
          </table:table-cell>
          <table:table-cell table:style-name="ce113" table:formula="of:=IF(AND([.$BX$1];[.$BX$2];[$Synthèse.H1]);[$Données.E63];&quot;&quot;)">
            <text:p/>
          </table:table-cell>
          <table:table-cell table:style-name="ce113" table:formula="of:=IF(AND([.$BX$1];[.$BX$2];[$Synthèse.H1]);[$Données.F63];&quot;&quot;)">
            <text:p/>
          </table:table-cell>
          <table:table-cell table:style-name="ce113" table:formula="of:=IF(AND([.$BX$1];[.$BX$2];[$Synthèse.H1]);[$Données.G63];&quot;&quot;)">
            <text:p/>
          </table:table-cell>
          <table:table-cell table:style-name="ce113" table:formula="of:=IF(AND([.$BX$1];[.$BX$2];[$Synthèse.H1]);[$Données.H63];&quot;&quot;)">
            <text:p/>
          </table:table-cell>
          <table:table-cell table:style-name="ce113" table:formula="of:=IF(AND([.$BX$1];[.$BX$2];[$Synthèse.H1]);[$Données.I63];&quot;&quot;)">
            <text:p/>
          </table:table-cell>
          <table:table-cell table:style-name="ce118" table:formula="of:=IF(AND([.$BX$1];[.$BX$2];[$Synthèse.H1]);[$Données.J63];&quot;&quot;)">
            <text:p/>
          </table:table-cell>
          <table:table-cell table:style-name="ce87" table:formula="of:=IF(AND([.$BX$1];[.$BX$2];[$Synthèse.H1]);[$Données.K63];&quot;&quot;)">
            <text:p/>
          </table:table-cell>
          <table:table-cell table:style-name="ce87" table:formula="of:=IF(AND([.$BX$1];[.$BX$2];[$Synthèse.H1]);[$Données.L63];&quot;&quot;)">
            <text:p/>
          </table:table-cell>
          <table:table-cell table:style-name="ce113" table:formula="of:=IF(AND([.$BX$1];[.$BX$2];[$Synthèse.H1]);[$Données.M63];&quot;&quot;)">
            <text:p/>
          </table:table-cell>
          <table:table-cell table:style-name="ce113" table:formula="of:=IF(AND([.$BX$1];[.$BX$2];[$Synthèse.H1]);[$Données.N63];&quot;&quot;)">
            <text:p/>
          </table:table-cell>
          <table:table-cell table:style-name="ce113" table:formula="of:=IF(AND([.$BX$1];[.$BX$2];[$Synthèse.H1]);[$Données.O63];&quot;&quot;)">
            <text:p/>
          </table:table-cell>
          <table:table-cell table:style-name="ce113" table:formula="of:=IF(AND([.$BX$1];[.$BX$2];[$Synthèse.H1]);[$Données.P63];&quot;&quot;)">
            <text:p/>
          </table:table-cell>
          <table:table-cell table:style-name="ce113" table:formula="of:=IF(AND([.$BX$1];[.$BX$2];[$Synthèse.H1]);[$Données.Q63];&quot;&quot;)">
            <text:p/>
          </table:table-cell>
          <table:table-cell table:style-name="ce113" table:formula="of:=IF(AND([.$BX$1];[.$BX$2];[$Synthèse.H1]);[$Données.R63];&quot;&quot;)">
            <text:p/>
          </table:table-cell>
          <table:table-cell table:style-name="ce118" table:formula="of:=IF(AND([.$BX$1];[.$BX$2];[$Synthèse.H1]);[$Données.S63];&quot;&quot;)">
            <text:p/>
          </table:table-cell>
          <table:table-cell table:style-name="ce87" table:formula="of:=IF(AND([.$BX$1];[.$BX$2];[$Synthèse.H1]);[$Données.T63];&quot;&quot;)">
            <text:p/>
          </table:table-cell>
          <table:table-cell table:style-name="ce87" table:formula="of:=IF(AND([.$BX$1];[.$BX$2];[$Synthèse.H1]);[$Données.U63];&quot;&quot;)">
            <text:p/>
          </table:table-cell>
          <table:table-cell table:style-name="ce113" table:formula="of:=IF(AND([.$BX$1];[.$BX$2];[$Synthèse.H1]);[$Données.V63];&quot;&quot;)">
            <text:p/>
          </table:table-cell>
          <table:table-cell table:style-name="ce113" table:formula="of:=IF(AND([.$BX$1];[.$BX$2];[$Synthèse.H1]);[$Données.W63];&quot;&quot;)">
            <text:p/>
          </table:table-cell>
          <table:table-cell table:style-name="ce113" table:formula="of:=IF(AND([.$BX$1];[.$BX$2];[$Synthèse.H1]);[$Données.X63];&quot;&quot;)">
            <text:p/>
          </table:table-cell>
          <table:table-cell table:style-name="ce113" table:formula="of:=IF(AND([.$BX$1];[.$BX$2];[$Synthèse.H1]);[$Données.Y63];&quot;&quot;)">
            <text:p/>
          </table:table-cell>
          <table:table-cell table:style-name="ce113" table:formula="of:=IF(AND([.$BX$1];[.$BX$2];[$Synthèse.H1]);[$Données.Z63];&quot;&quot;)">
            <text:p/>
          </table:table-cell>
          <table:table-cell table:style-name="ce113" table:formula="of:=IF(AND([.$BX$1];[.$BX$2];[$Synthèse.H1]);[$Données.AA63];&quot;&quot;)">
            <text:p/>
          </table:table-cell>
          <table:table-cell table:style-name="ce118" table:formula="of:=IF(AND([.$BX$1];[.$BX$2];[$Synthèse.H1]);[$Données.AB63];&quot;&quot;)">
            <text:p/>
          </table:table-cell>
          <table:table-cell table:style-name="ce87" table:formula="of:=IF(AND([.$BX$1];[.$BX$2];[$Synthèse.H1]);[$Données.AC63];&quot;&quot;)">
            <text:p/>
          </table:table-cell>
          <table:table-cell table:style-name="ce268" table:formula="of:=IF(AND([.$BX$1];[.$BX$2];[$Synthèse.H1]);[$Données.AD63];&quot;&quot;)">
            <text:p/>
          </table:table-cell>
          <table:table-cell table:style-name="ce275" table:formula="of:=IF(AND([.$BX$1];[.$BX$2];[$Synthèse.H1]);[$Données.AE63];&quot;&quot;)">
            <text:p/>
          </table:table-cell>
          <table:table-cell table:style-name="ce275" table:formula="of:=IF(AND([.$BX$1];[.$BX$2];[$Synthèse.H1]);[$Données.AF63];&quot;&quot;)">
            <text:p/>
          </table:table-cell>
          <table:table-cell table:style-name="ce275" table:formula="of:=IF(AND([.$BX$1];[.$BX$2];[$Synthèse.H1]);[$Données.AG63];&quot;&quot;)">
            <text:p/>
          </table:table-cell>
          <table:table-cell table:style-name="ce275" table:formula="of:=IF(AND([.$BX$1];[.$BX$2];[$Synthèse.H1]);[$Données.AH63];&quot;&quot;)">
            <text:p/>
          </table:table-cell>
          <table:table-cell table:style-name="ce275" table:formula="of:=IF(AND([.$BX$1];[.$BX$2];[$Synthèse.H1]);[$Données.AI63];&quot;&quot;)">
            <text:p/>
          </table:table-cell>
          <table:table-cell table:style-name="ce275" table:formula="of:=IF(AND([.$BX$1];[.$BX$2];[$Synthèse.H1]);[$Données.AJ63];&quot;&quot;)">
            <text:p/>
          </table:table-cell>
          <table:table-cell table:style-name="ce279" table:formula="of:=IF(AND([.$BX$1];[.$BX$2];[$Synthèse.H1]);[$Données.AK63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4];&quot;&quot;)">
            <text:p/>
          </table:table-cell>
          <table:table-cell table:style-name="ce38" table:formula="of:=IF(AND([.$BX$1];[.$BX$2];[$Synthèse.H1]);[$Données.L64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4];&quot;&quot;)">
            <text:p/>
          </table:table-cell>
          <table:table-cell table:style-name="ce38" table:formula="of:=IF(AND([.$BX$1];[.$BX$2];[$Synthèse.H1]);[$Données.U64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>
            <text:p/>
          </table:table-cell>
          <table:table-cell table:style-name="ce38" table:formula="of:=IF(AND([.$BX$1];[.$BX$2];[$Synthèse.H1]);[$Données.AD64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>
            <text:p/>
          </table:table-cell>
          <table:table-cell table:style-name="ce113" table:formula="of:=IF(AND([.$BX$1];[.$BX$2];[$Synthèse.H1]);[$Données.D65];&quot;&quot;)">
            <text:p/>
          </table:table-cell>
          <table:table-cell table:style-name="ce113" table:formula="of:=IF(AND([.$BX$1];[.$BX$2];[$Synthèse.H1]);[$Données.E65];&quot;&quot;)">
            <text:p/>
          </table:table-cell>
          <table:table-cell table:style-name="ce113" table:formula="of:=IF(AND([.$BX$1];[.$BX$2];[$Synthèse.H1]);[$Données.F65];&quot;&quot;)">
            <text:p/>
          </table:table-cell>
          <table:table-cell table:style-name="ce113" table:formula="of:=IF(AND([.$BX$1];[.$BX$2];[$Synthèse.H1]);[$Données.G65];&quot;&quot;)">
            <text:p/>
          </table:table-cell>
          <table:table-cell table:style-name="ce113" table:formula="of:=IF(AND([.$BX$1];[.$BX$2];[$Synthèse.H1]);[$Données.H65];&quot;&quot;)">
            <text:p/>
          </table:table-cell>
          <table:table-cell table:style-name="ce113" table:formula="of:=IF(AND([.$BX$1];[.$BX$2];[$Synthèse.H1]);[$Données.I65];&quot;&quot;)">
            <text:p/>
          </table:table-cell>
          <table:table-cell table:style-name="ce118" table:formula="of:=IF(AND([.$BX$1];[.$BX$2];[$Synthèse.H1]);[$Données.J65];&quot;&quot;)">
            <text:p/>
          </table:table-cell>
          <table:table-cell table:style-name="ce87" table:formula="of:=IF(AND([.$BX$1];[.$BX$2];[$Synthèse.H1]);[$Données.K65];&quot;&quot;)">
            <text:p/>
          </table:table-cell>
          <table:table-cell table:style-name="ce87" table:formula="of:=IF(AND([.$BX$1];[.$BX$2];[$Synthèse.H1]);[$Données.L65];&quot;&quot;)">
            <text:p/>
          </table:table-cell>
          <table:table-cell table:style-name="ce113" table:formula="of:=IF(AND([.$BX$1];[.$BX$2];[$Synthèse.H1]);[$Données.M65];&quot;&quot;)">
            <text:p/>
          </table:table-cell>
          <table:table-cell table:style-name="ce113" table:formula="of:=IF(AND([.$BX$1];[.$BX$2];[$Synthèse.H1]);[$Données.N65];&quot;&quot;)">
            <text:p/>
          </table:table-cell>
          <table:table-cell table:style-name="ce113" table:formula="of:=IF(AND([.$BX$1];[.$BX$2];[$Synthèse.H1]);[$Données.O65];&quot;&quot;)">
            <text:p/>
          </table:table-cell>
          <table:table-cell table:style-name="ce113" table:formula="of:=IF(AND([.$BX$1];[.$BX$2];[$Synthèse.H1]);[$Données.P65];&quot;&quot;)">
            <text:p/>
          </table:table-cell>
          <table:table-cell table:style-name="ce113" table:formula="of:=IF(AND([.$BX$1];[.$BX$2];[$Synthèse.H1]);[$Données.Q65];&quot;&quot;)">
            <text:p/>
          </table:table-cell>
          <table:table-cell table:style-name="ce113" table:formula="of:=IF(AND([.$BX$1];[.$BX$2];[$Synthèse.H1]);[$Données.R65];&quot;&quot;)">
            <text:p/>
          </table:table-cell>
          <table:table-cell table:style-name="ce118" table:formula="of:=IF(AND([.$BX$1];[.$BX$2];[$Synthèse.H1]);[$Données.S65];&quot;&quot;)">
            <text:p/>
          </table:table-cell>
          <table:table-cell table:style-name="ce87" table:formula="of:=IF(AND([.$BX$1];[.$BX$2];[$Synthèse.H1]);[$Données.T65];&quot;&quot;)">
            <text:p/>
          </table:table-cell>
          <table:table-cell table:style-name="ce87" table:formula="of:=IF(AND([.$BX$1];[.$BX$2];[$Synthèse.H1]);[$Données.U65];&quot;&quot;)">
            <text:p/>
          </table:table-cell>
          <table:table-cell table:style-name="ce113" table:formula="of:=IF(AND([.$BX$1];[.$BX$2];[$Synthèse.H1]);[$Données.V65];&quot;&quot;)">
            <text:p/>
          </table:table-cell>
          <table:table-cell table:style-name="ce113" table:formula="of:=IF(AND([.$BX$1];[.$BX$2];[$Synthèse.H1]);[$Données.W65];&quot;&quot;)">
            <text:p/>
          </table:table-cell>
          <table:table-cell table:style-name="ce113" table:formula="of:=IF(AND([.$BX$1];[.$BX$2];[$Synthèse.H1]);[$Données.X65];&quot;&quot;)">
            <text:p/>
          </table:table-cell>
          <table:table-cell table:style-name="ce113" table:formula="of:=IF(AND([.$BX$1];[.$BX$2];[$Synthèse.H1]);[$Données.Y65];&quot;&quot;)">
            <text:p/>
          </table:table-cell>
          <table:table-cell table:style-name="ce113" table:formula="of:=IF(AND([.$BX$1];[.$BX$2];[$Synthèse.H1]);[$Données.Z65];&quot;&quot;)">
            <text:p/>
          </table:table-cell>
          <table:table-cell table:style-name="ce113" table:formula="of:=IF(AND([.$BX$1];[.$BX$2];[$Synthèse.H1]);[$Données.AA65];&quot;&quot;)">
            <text:p/>
          </table:table-cell>
          <table:table-cell table:style-name="ce118" table:formula="of:=IF(AND([.$BX$1];[.$BX$2];[$Synthèse.H1]);[$Données.AB65];&quot;&quot;)">
            <text:p/>
          </table:table-cell>
          <table:table-cell table:style-name="ce87" table:formula="of:=IF(AND([.$BX$1];[.$BX$2];[$Synthèse.H1]);[$Données.AC65];&quot;&quot;)">
            <text:p/>
          </table:table-cell>
          <table:table-cell table:style-name="ce86" table:formula="of:=IF(AND([.$BX$1];[.$BX$2];[$Synthèse.H1]);[$Données.AD65];&quot;&quot;)">
            <text:p/>
          </table:table-cell>
          <table:table-cell table:style-name="ce112" table:formula="of:=IF(AND([.$BX$1];[.$BX$2];[$Synthèse.H1]);[$Données.AE65];&quot;&quot;)">
            <text:p/>
          </table:table-cell>
          <table:table-cell table:style-name="ce112" table:formula="of:=IF(AND([.$BX$1];[.$BX$2];[$Synthèse.H1]);[$Données.AF65];&quot;&quot;)">
            <text:p/>
          </table:table-cell>
          <table:table-cell table:style-name="ce112" table:formula="of:=IF(AND([.$BX$1];[.$BX$2];[$Synthèse.H1]);[$Données.AG65];&quot;&quot;)">
            <text:p/>
          </table:table-cell>
          <table:table-cell table:style-name="ce112" table:formula="of:=IF(AND([.$BX$1];[.$BX$2];[$Synthèse.H1]);[$Données.AH65];&quot;&quot;)">
            <text:p/>
          </table:table-cell>
          <table:table-cell table:style-name="ce112" table:formula="of:=IF(AND([.$BX$1];[.$BX$2];[$Synthèse.H1]);[$Données.AI65];&quot;&quot;)">
            <text:p/>
          </table:table-cell>
          <table:table-cell table:style-name="ce112" table:formula="of:=IF(AND([.$BX$1];[.$BX$2];[$Synthèse.H1]);[$Données.AJ65];&quot;&quot;)">
            <text:p/>
          </table:table-cell>
          <table:table-cell table:style-name="ce117" table:formula="of:=IF(AND([.$BX$1];[.$BX$2];[$Synthèse.H1]);[$Données.AK65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6];&quot;&quot;)">
            <text:p/>
          </table:table-cell>
          <table:table-cell table:style-name="ce38" table:formula="of:=IF(AND([.$BX$1];[.$BX$2];[$Synthèse.H1]);[$Données.L6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6];&quot;&quot;)">
            <text:p/>
          </table:table-cell>
          <table:table-cell table:style-name="ce38" table:formula="of:=IF(AND([.$BX$1];[.$BX$2];[$Synthèse.H1]);[$Données.U6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>
            <text:p/>
          </table:table-cell>
          <table:table-cell table:style-name="ce38" table:formula="of:=IF(AND([.$BX$1];[.$BX$2];[$Synthèse.H1]);[$Données.AD66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>
            <text:p/>
          </table:table-cell>
          <table:table-cell table:style-name="ce113" table:formula="of:=IF(AND([.$BX$1];[.$BX$2];[$Synthèse.H1]);[$Données.D67];&quot;&quot;)">
            <text:p/>
          </table:table-cell>
          <table:table-cell table:style-name="ce113" table:formula="of:=IF(AND([.$BX$1];[.$BX$2];[$Synthèse.H1]);[$Données.E67];&quot;&quot;)">
            <text:p/>
          </table:table-cell>
          <table:table-cell table:style-name="ce113" table:formula="of:=IF(AND([.$BX$1];[.$BX$2];[$Synthèse.H1]);[$Données.F67];&quot;&quot;)">
            <text:p/>
          </table:table-cell>
          <table:table-cell table:style-name="ce113" table:formula="of:=IF(AND([.$BX$1];[.$BX$2];[$Synthèse.H1]);[$Données.G67];&quot;&quot;)">
            <text:p/>
          </table:table-cell>
          <table:table-cell table:style-name="ce113" table:formula="of:=IF(AND([.$BX$1];[.$BX$2];[$Synthèse.H1]);[$Données.H67];&quot;&quot;)">
            <text:p/>
          </table:table-cell>
          <table:table-cell table:style-name="ce113" table:formula="of:=IF(AND([.$BX$1];[.$BX$2];[$Synthèse.H1]);[$Données.I67];&quot;&quot;)">
            <text:p/>
          </table:table-cell>
          <table:table-cell table:style-name="ce118" table:formula="of:=IF(AND([.$BX$1];[.$BX$2];[$Synthèse.H1]);[$Données.J67];&quot;&quot;)">
            <text:p/>
          </table:table-cell>
          <table:table-cell table:style-name="ce87" table:formula="of:=IF(AND([.$BX$1];[.$BX$2];[$Synthèse.H1]);[$Données.K67];&quot;&quot;)">
            <text:p/>
          </table:table-cell>
          <table:table-cell table:style-name="ce87" table:formula="of:=IF(AND([.$BX$1];[.$BX$2];[$Synthèse.H1]);[$Données.L67];&quot;&quot;)">
            <text:p/>
          </table:table-cell>
          <table:table-cell table:style-name="ce113" table:formula="of:=IF(AND([.$BX$1];[.$BX$2];[$Synthèse.H1]);[$Données.M67];&quot;&quot;)">
            <text:p/>
          </table:table-cell>
          <table:table-cell table:style-name="ce113" table:formula="of:=IF(AND([.$BX$1];[.$BX$2];[$Synthèse.H1]);[$Données.N67];&quot;&quot;)">
            <text:p/>
          </table:table-cell>
          <table:table-cell table:style-name="ce113" table:formula="of:=IF(AND([.$BX$1];[.$BX$2];[$Synthèse.H1]);[$Données.O67];&quot;&quot;)">
            <text:p/>
          </table:table-cell>
          <table:table-cell table:style-name="ce113" table:formula="of:=IF(AND([.$BX$1];[.$BX$2];[$Synthèse.H1]);[$Données.P67];&quot;&quot;)">
            <text:p/>
          </table:table-cell>
          <table:table-cell table:style-name="ce113" table:formula="of:=IF(AND([.$BX$1];[.$BX$2];[$Synthèse.H1]);[$Données.Q67];&quot;&quot;)">
            <text:p/>
          </table:table-cell>
          <table:table-cell table:style-name="ce113" table:formula="of:=IF(AND([.$BX$1];[.$BX$2];[$Synthèse.H1]);[$Données.R67];&quot;&quot;)">
            <text:p/>
          </table:table-cell>
          <table:table-cell table:style-name="ce118" table:formula="of:=IF(AND([.$BX$1];[.$BX$2];[$Synthèse.H1]);[$Données.S67];&quot;&quot;)">
            <text:p/>
          </table:table-cell>
          <table:table-cell table:style-name="ce87" table:formula="of:=IF(AND([.$BX$1];[.$BX$2];[$Synthèse.H1]);[$Données.T67];&quot;&quot;)">
            <text:p/>
          </table:table-cell>
          <table:table-cell table:style-name="ce87" table:formula="of:=IF(AND([.$BX$1];[.$BX$2];[$Synthèse.H1]);[$Données.U67];&quot;&quot;)">
            <text:p/>
          </table:table-cell>
          <table:table-cell table:style-name="ce113" table:formula="of:=IF(AND([.$BX$1];[.$BX$2];[$Synthèse.H1]);[$Données.V67];&quot;&quot;)">
            <text:p/>
          </table:table-cell>
          <table:table-cell table:style-name="ce113" table:formula="of:=IF(AND([.$BX$1];[.$BX$2];[$Synthèse.H1]);[$Données.W67];&quot;&quot;)">
            <text:p/>
          </table:table-cell>
          <table:table-cell table:style-name="ce113" table:formula="of:=IF(AND([.$BX$1];[.$BX$2];[$Synthèse.H1]);[$Données.X67];&quot;&quot;)">
            <text:p/>
          </table:table-cell>
          <table:table-cell table:style-name="ce113" table:formula="of:=IF(AND([.$BX$1];[.$BX$2];[$Synthèse.H1]);[$Données.Y67];&quot;&quot;)">
            <text:p/>
          </table:table-cell>
          <table:table-cell table:style-name="ce113" table:formula="of:=IF(AND([.$BX$1];[.$BX$2];[$Synthèse.H1]);[$Données.Z67];&quot;&quot;)">
            <text:p/>
          </table:table-cell>
          <table:table-cell table:style-name="ce113" table:formula="of:=IF(AND([.$BX$1];[.$BX$2];[$Synthèse.H1]);[$Données.AA67];&quot;&quot;)">
            <text:p/>
          </table:table-cell>
          <table:table-cell table:style-name="ce118" table:formula="of:=IF(AND([.$BX$1];[.$BX$2];[$Synthèse.H1]);[$Données.AB67];&quot;&quot;)">
            <text:p/>
          </table:table-cell>
          <table:table-cell table:style-name="ce87" table:formula="of:=IF(AND([.$BX$1];[.$BX$2];[$Synthèse.H1]);[$Données.AC67];&quot;&quot;)">
            <text:p/>
          </table:table-cell>
          <table:table-cell table:style-name="ce86" table:formula="of:=IF(AND([.$BX$1];[.$BX$2];[$Synthèse.H1]);[$Données.AD67];&quot;&quot;)">
            <text:p/>
          </table:table-cell>
          <table:table-cell table:style-name="ce112" table:formula="of:=IF(AND([.$BX$1];[.$BX$2];[$Synthèse.H1]);[$Données.AE67];&quot;&quot;)">
            <text:p/>
          </table:table-cell>
          <table:table-cell table:style-name="ce112" table:formula="of:=IF(AND([.$BX$1];[.$BX$2];[$Synthèse.H1]);[$Données.AF67];&quot;&quot;)">
            <text:p/>
          </table:table-cell>
          <table:table-cell table:style-name="ce112" table:formula="of:=IF(AND([.$BX$1];[.$BX$2];[$Synthèse.H1]);[$Données.AG67];&quot;&quot;)">
            <text:p/>
          </table:table-cell>
          <table:table-cell table:style-name="ce112" table:formula="of:=IF(AND([.$BX$1];[.$BX$2];[$Synthèse.H1]);[$Données.AH67];&quot;&quot;)">
            <text:p/>
          </table:table-cell>
          <table:table-cell table:style-name="ce112" table:formula="of:=IF(AND([.$BX$1];[.$BX$2];[$Synthèse.H1]);[$Données.AI67];&quot;&quot;)">
            <text:p/>
          </table:table-cell>
          <table:table-cell table:style-name="ce112" table:formula="of:=IF(AND([.$BX$1];[.$BX$2];[$Synthèse.H1]);[$Données.AJ67];&quot;&quot;)">
            <text:p/>
          </table:table-cell>
          <table:table-cell table:style-name="ce117" table:formula="of:=IF(AND([.$BX$1];[.$BX$2];[$Synthèse.H1]);[$Données.AK67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68];&quot;&quot;)">
            <text:p/>
          </table:table-cell>
          <table:table-cell table:style-name="ce38" table:formula="of:=IF(AND([.$BX$1];[.$BX$2];[$Synthèse.H1]);[$Données.L6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68];&quot;&quot;)">
            <text:p/>
          </table:table-cell>
          <table:table-cell table:style-name="ce38" table:formula="of:=IF(AND([.$BX$1];[.$BX$2];[$Synthèse.H1]);[$Données.U6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>
            <text:p/>
          </table:table-cell>
          <table:table-cell table:style-name="ce38" table:formula="of:=IF(AND([.$BX$1];[.$BX$2];[$Synthèse.H1]);[$Données.AD6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75" office:value-type="string" calcext:value-type="string">
            <text:p>Position des erreurs</text:p>
          </table:table-cell>
          <table:table-cell table:style-name="ce91" office:value-type="string" calcext:value-type="string" table:number-columns-spanned="9" table:number-rows-spanned="1">
            <text:p>vide pour Vrai et F pour Faux</text:p>
          </table:table-cell>
          <table:covered-table-cell table:number-columns-repeated="4" table:style-name="ce122"/>
          <table:covered-table-cell table:style-name="ce143"/>
          <table:covered-table-cell table:number-columns-repeated="3" table:style-name="ce144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18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109"/>
          <table:table-cell table:style-name="ce81" table:formula="of:=[.K18]" office:value-type="string" office:string-value="." calcext:value-type="string">
            <text:p>.</text:p>
          </table:table-cell>
          <table:table-cell table:style-name="ce81" table:formula="of:=[.L18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109"/>
          <table:table-cell table:style-name="ce81" table:formula="of:=[.T18]" office:value-type="string" office:string-value="." calcext:value-type="string">
            <text:p>.</text:p>
          </table:table-cell>
          <table:table-cell table:style-name="ce146" table:formula="of:=[.U18]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147"/>
          <table:covered-table-cell table:style-name="ce167"/>
          <table:table-cell table:style-name="ce81" table:formula="of:=[.AC18]" office:value-type="string" office:string-value="." calcext:value-type="string">
            <text:p>.</text:p>
          </table:table-cell>
          <table:table-cell table:style-name="ce81" table:formula="of:=[.AD18]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4]);IF([.C19]=[.C5];&quot;&quot;;&quot;F&quot;);&quot;&quot;)">
            <text:p/>
          </table:table-cell>
          <table:table-cell table:style-name="ce142" table:formula="of:=IF(AND([.$BX$1];[.$BX$2];[$Synthèse.I24]);IF([.D19]=[.D5];&quot;&quot;;&quot;F&quot;);&quot;&quot;)">
            <text:p/>
          </table:table-cell>
          <table:table-cell table:style-name="ce142" table:formula="of:=IF(AND([.$BX$1];[.$BX$2];[$Synthèse.J24]);IF([.E19]=[.E5];&quot;&quot;;&quot;F&quot;);&quot;&quot;)">
            <text:p/>
          </table:table-cell>
          <table:table-cell table:style-name="ce142" table:formula="of:=IF(AND([.$BX$1];[.$BX$2];[$Synthèse.K24]);IF([.F19]=[.F5];&quot;&quot;;&quot;F&quot;);&quot;&quot;)">
            <text:p/>
          </table:table-cell>
          <table:table-cell table:style-name="ce142" table:formula="of:=IF(AND([.$BX$1];[.$BX$2];[$Synthèse.L24]);IF([.G19]=[.G5];&quot;&quot;;&quot;F&quot;);&quot;&quot;)">
            <text:p/>
          </table:table-cell>
          <table:table-cell table:style-name="ce142" table:formula="of:=IF(AND([.$BX$1];[.$BX$2];[$Synthèse.M24]);IF([.H19]=[.H5];&quot;&quot;;&quot;F&quot;);&quot;&quot;)">
            <text:p/>
          </table:table-cell>
          <table:table-cell table:style-name="ce142" table:formula="of:=IF(AND([.$BX$1];[.$BX$2];[$Synthèse.N24]);IF([.I19]=[.I5];&quot;&quot;;&quot;F&quot;);&quot;&quot;)">
            <text:p/>
          </table:table-cell>
          <table:table-cell table:style-name="ce166" table:formula="of:=IF(AND([.$BX$1];[.$BX$2];[$Synthèse.O24]);IF([.J19]=[.J5];&quot;&quot;;&quot;F&quot;);&quot;&quot;)">
            <text:p/>
          </table:table-cell>
          <table:table-cell table:style-name="ce124" table:formula="of:=IF(AND([.$BX$1];[.$BX$2];[$Synthèse.P24]);IF([.K19]=[.K5];&quot;&quot;;&quot;F&quot;);&quot;&quot;)">
            <text:p/>
          </table:table-cell>
          <table:table-cell table:style-name="ce124" table:formula="of:=IF(AND([.$BX$1];[.$BX$2];[$Synthèse.Q24]);IF([.L19]=[.L5];&quot;&quot;;&quot;F&quot;);&quot;&quot;)">
            <text:p/>
          </table:table-cell>
          <table:table-cell table:style-name="ce142" table:formula="of:=IF(AND([.$BX$1];[.$BX$2];[$Synthèse.R24]);IF([.M19]=[.M5];&quot;&quot;;&quot;F&quot;);&quot;&quot;)">
            <text:p/>
          </table:table-cell>
          <table:table-cell table:style-name="ce142" table:formula="of:=IF(AND([.$BX$1];[.$BX$2];[$Synthèse.S24]);IF([.N19]=[.N5];&quot;&quot;;&quot;F&quot;);&quot;&quot;)">
            <text:p/>
          </table:table-cell>
          <table:table-cell table:style-name="ce142" table:formula="of:=IF(AND([.$BX$1];[.$BX$2];[$Synthèse.T24]);IF([.O19]=[.O5];&quot;&quot;;&quot;F&quot;);&quot;&quot;)">
            <text:p/>
          </table:table-cell>
          <table:table-cell table:style-name="ce142" table:formula="of:=IF(AND([.$BX$1];[.$BX$2];[$Synthèse.U24]);IF([.P19]=[.P5];&quot;&quot;;&quot;F&quot;);&quot;&quot;)">
            <text:p/>
          </table:table-cell>
          <table:table-cell table:style-name="ce142" table:formula="of:=IF(AND([.$BX$1];[.$BX$2];[$Synthèse.V24]);IF([.Q19]=[.Q5];&quot;&quot;;&quot;F&quot;);&quot;&quot;)">
            <text:p/>
          </table:table-cell>
          <table:table-cell table:style-name="ce142" table:formula="of:=IF(AND([.$BX$1];[.$BX$2];[$Synthèse.W24]);IF([.R19]=[.R5];&quot;&quot;;&quot;F&quot;);&quot;&quot;)">
            <text:p/>
          </table:table-cell>
          <table:table-cell table:style-name="ce166" table:formula="of:=IF(AND([.$BX$1];[.$BX$2];[$Synthèse.X24]);IF([.S19]=[.S5];&quot;&quot;;&quot;F&quot;);&quot;&quot;)">
            <text:p/>
          </table:table-cell>
          <table:table-cell table:style-name="ce124" table:formula="of:=IF(AND([.$BX$1];[.$BX$2];[$Synthèse.Y24]);IF([.T19]=[.T5];&quot;&quot;;&quot;F&quot;);&quot;&quot;)">
            <text:p/>
          </table:table-cell>
          <table:table-cell table:style-name="ce124" table:formula="of:=IF(AND([.$BX$1];[.$BX$2];[$Synthèse.Z24]);IF([.U19]=[.U5];&quot;&quot;;&quot;F&quot;);&quot;&quot;)">
            <text:p/>
          </table:table-cell>
          <table:table-cell table:style-name="ce142" table:formula="of:=IF(AND([.$BX$1];[.$BX$2];[$Synthèse.AA24]);IF([.V19]=[.V5];&quot;&quot;;&quot;F&quot;);&quot;&quot;)">
            <text:p/>
          </table:table-cell>
          <table:table-cell table:style-name="ce142" table:formula="of:=IF(AND([.$BX$1];[.$BX$2];[$Synthèse.AB24]);IF([.W19]=[.W5];&quot;&quot;;&quot;F&quot;);&quot;&quot;)">
            <text:p/>
          </table:table-cell>
          <table:table-cell table:style-name="ce142" table:formula="of:=IF(AND([.$BX$1];[.$BX$2];[$Synthèse.AC24]);IF([.X19]=[.X5];&quot;&quot;;&quot;F&quot;);&quot;&quot;)">
            <text:p/>
          </table:table-cell>
          <table:table-cell table:style-name="ce142" table:formula="of:=IF(AND([.$BX$1];[.$BX$2];[$Synthèse.AD24]);IF([.Y19]=[.Y5];&quot;&quot;;&quot;F&quot;);&quot;&quot;)">
            <text:p/>
          </table:table-cell>
          <table:table-cell table:style-name="ce142" table:formula="of:=IF(AND([.$BX$1];[.$BX$2];[$Synthèse.AE24]);IF([.Z19]=[.Z5];&quot;&quot;;&quot;F&quot;);&quot;&quot;)">
            <text:p/>
          </table:table-cell>
          <table:table-cell table:style-name="ce142" table:formula="of:=IF(AND([.$BX$1];[.$BX$2];[$Synthèse.AF24]);IF([.AA19]=[.AA5];&quot;&quot;;&quot;F&quot;);&quot;&quot;)">
            <text:p/>
          </table:table-cell>
          <table:table-cell table:style-name="ce166" table:formula="of:=IF(AND([.$BX$1];[.$BX$2];[$Synthèse.AG24]);IF([.AB19]=[.AB5];&quot;&quot;;&quot;F&quot;);&quot;&quot;)">
            <text:p/>
          </table:table-cell>
          <table:table-cell table:style-name="ce124" table:formula="of:=IF(AND([.$BX$1];[.$BX$2];[$Synthèse.AH24]);IF([.AC19]=[.AC5];&quot;&quot;;&quot;F&quot;);&quot;&quot;)">
            <text:p/>
          </table:table-cell>
          <table:table-cell table:style-name="ce124" table:formula="of:=IF(AND([.$BX$1];[.$BX$2];[$Synthèse.AI24]);IF([.AD19]=[.AD5];&quot;&quot;;&quot;F&quot;);&quot;&quot;)">
            <text:p/>
          </table:table-cell>
          <table:table-cell table:style-name="ce142" table:formula="of:=IF(AND([.$BX$1];[.$BX$2];[$Synthèse.AJ24]);IF([.AE19]=[.AE5];&quot;&quot;;&quot;F&quot;);&quot;&quot;)">
            <text:p/>
          </table:table-cell>
          <table:table-cell table:style-name="ce142" table:formula="of:=IF(AND([.$BX$1];[.$BX$2];[$Synthèse.AK24]);IF([.AF19]=[.AF5];&quot;&quot;;&quot;F&quot;);&quot;&quot;)">
            <text:p/>
          </table:table-cell>
          <table:table-cell table:style-name="ce142" table:formula="of:=IF(AND([.$BX$1];[.$BX$2];[$Synthèse.AL24]);IF([.AG19]=[.AG5];&quot;&quot;;&quot;F&quot;);&quot;&quot;)">
            <text:p/>
          </table:table-cell>
          <table:table-cell table:style-name="ce142" table:formula="of:=IF(AND([.$BX$1];[.$BX$2];[$Synthèse.AM24]);IF([.AH19]=[.AH5];&quot;&quot;;&quot;F&quot;);&quot;&quot;)">
            <text:p/>
          </table:table-cell>
          <table:table-cell table:style-name="ce142" table:formula="of:=IF(AND([.$BX$1];[.$BX$2];[$Synthèse.AN24]);IF([.AI19]=[.AI5];&quot;&quot;;&quot;F&quot;);&quot;&quot;)">
            <text:p/>
          </table:table-cell>
          <table:table-cell table:style-name="ce142" table:formula="of:=IF(AND([.$BX$1];[.$BX$2];[$Synthèse.AO24]);IF([.AJ19]=[.AJ5];&quot;&quot;;&quot;F&quot;);&quot;&quot;)">
            <text:p/>
          </table:table-cell>
          <table:table-cell table:style-name="ce166" table:formula="of:=IF(AND([.$BX$1];[.$BX$2];[$Synthèse.AP24]);IF([.AK19]=[.AK5];&quot;&quot;;&quot;F&quot;);&quot;&quot;)">
            <text:p/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.C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K20]" office:value-type="string" office:string-value="." calcext:value-type="string">
            <text:p>.</text:p>
          </table:table-cell>
          <table:table-cell table:style-name="ce81" table:formula="of:=[.L20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table:formula="of:=[.T20]" office:value-type="string" office:string-value="." calcext:value-type="string">
            <text:p>.</text:p>
          </table:table-cell>
          <table:table-cell table:style-name="ce146" table:formula="of:=[.U20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.AD2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6]);IF([.C21]=[.C7];&quot;&quot;;&quot;F&quot;);&quot;&quot;)">
            <text:p/>
          </table:table-cell>
          <table:table-cell table:style-name="ce142" table:formula="of:=IF(AND([.$BX$1];[.$BX$2];[$Synthèse.I26]);IF([.D21]=[.D7];&quot;&quot;;&quot;F&quot;);&quot;&quot;)">
            <text:p/>
          </table:table-cell>
          <table:table-cell table:style-name="ce142" table:formula="of:=IF(AND([.$BX$1];[.$BX$2];[$Synthèse.J26]);IF([.E21]=[.E7];&quot;&quot;;&quot;F&quot;);&quot;&quot;)">
            <text:p/>
          </table:table-cell>
          <table:table-cell table:style-name="ce142" table:formula="of:=IF(AND([.$BX$1];[.$BX$2];[$Synthèse.K26]);IF([.F21]=[.F7];&quot;&quot;;&quot;F&quot;);&quot;&quot;)">
            <text:p/>
          </table:table-cell>
          <table:table-cell table:style-name="ce142" table:formula="of:=IF(AND([.$BX$1];[.$BX$2];[$Synthèse.L26]);IF([.G21]=[.G7];&quot;&quot;;&quot;F&quot;);&quot;&quot;)">
            <text:p/>
          </table:table-cell>
          <table:table-cell table:style-name="ce142" table:formula="of:=IF(AND([.$BX$1];[.$BX$2];[$Synthèse.M26]);IF([.H21]=[.H7];&quot;&quot;;&quot;F&quot;);&quot;&quot;)">
            <text:p/>
          </table:table-cell>
          <table:table-cell table:style-name="ce142" table:formula="of:=IF(AND([.$BX$1];[.$BX$2];[$Synthèse.N26]);IF([.I21]=[.I7];&quot;&quot;;&quot;F&quot;);&quot;&quot;)">
            <text:p/>
          </table:table-cell>
          <table:table-cell table:style-name="ce166" table:formula="of:=IF(AND([.$BX$1];[.$BX$2];[$Synthèse.O26]);IF([.J21]=[.J7];&quot;&quot;;&quot;F&quot;);&quot;&quot;)">
            <text:p/>
          </table:table-cell>
          <table:table-cell table:style-name="ce124" table:formula="of:=IF(AND([.$BX$1];[.$BX$2];[$Synthèse.P26]);IF([.K21]=[.K7];&quot;&quot;;&quot;F&quot;);&quot;&quot;)">
            <text:p/>
          </table:table-cell>
          <table:table-cell table:style-name="ce124" table:formula="of:=IF(AND([.$BX$1];[.$BX$2];[$Synthèse.Q26]);IF([.L21]=[.L7];&quot;&quot;;&quot;F&quot;);&quot;&quot;)">
            <text:p/>
          </table:table-cell>
          <table:table-cell table:style-name="ce142" table:formula="of:=IF(AND([.$BX$1];[.$BX$2];[$Synthèse.R26]);IF([.M21]=[.M7];&quot;&quot;;&quot;F&quot;);&quot;&quot;)">
            <text:p/>
          </table:table-cell>
          <table:table-cell table:style-name="ce142" table:formula="of:=IF(AND([.$BX$1];[.$BX$2];[$Synthèse.S26]);IF([.N21]=[.N7];&quot;&quot;;&quot;F&quot;);&quot;&quot;)">
            <text:p/>
          </table:table-cell>
          <table:table-cell table:style-name="ce142" table:formula="of:=IF(AND([.$BX$1];[.$BX$2];[$Synthèse.T26]);IF([.O21]=[.O7];&quot;&quot;;&quot;F&quot;);&quot;&quot;)">
            <text:p/>
          </table:table-cell>
          <table:table-cell table:style-name="ce142" table:formula="of:=IF(AND([.$BX$1];[.$BX$2];[$Synthèse.U26]);IF([.P21]=[.P7];&quot;&quot;;&quot;F&quot;);&quot;&quot;)">
            <text:p/>
          </table:table-cell>
          <table:table-cell table:style-name="ce142" table:formula="of:=IF(AND([.$BX$1];[.$BX$2];[$Synthèse.V26]);IF([.Q21]=[.Q7];&quot;&quot;;&quot;F&quot;);&quot;&quot;)">
            <text:p/>
          </table:table-cell>
          <table:table-cell table:style-name="ce142" table:formula="of:=IF(AND([.$BX$1];[.$BX$2];[$Synthèse.W26]);IF([.R21]=[.R7];&quot;&quot;;&quot;F&quot;);&quot;&quot;)">
            <text:p/>
          </table:table-cell>
          <table:table-cell table:style-name="ce166" table:formula="of:=IF(AND([.$BX$1];[.$BX$2];[$Synthèse.X26]);IF([.S21]=[.S7];&quot;&quot;;&quot;F&quot;);&quot;&quot;)">
            <text:p/>
          </table:table-cell>
          <table:table-cell table:style-name="ce124" table:formula="of:=IF(AND([.$BX$1];[.$BX$2];[$Synthèse.Y26]);IF([.T21]=[.T7];&quot;&quot;;&quot;F&quot;);&quot;&quot;)">
            <text:p/>
          </table:table-cell>
          <table:table-cell table:style-name="ce124" table:formula="of:=IF(AND([.$BX$1];[.$BX$2];[$Synthèse.Z26]);IF([.U21]=[.U7];&quot;&quot;;&quot;F&quot;);&quot;&quot;)">
            <text:p/>
          </table:table-cell>
          <table:table-cell table:style-name="ce142" table:formula="of:=IF(AND([.$BX$1];[.$BX$2];[$Synthèse.AA26]);IF([.V21]=[.V7];&quot;&quot;;&quot;F&quot;);&quot;&quot;)">
            <text:p/>
          </table:table-cell>
          <table:table-cell table:style-name="ce142" table:formula="of:=IF(AND([.$BX$1];[.$BX$2];[$Synthèse.AB26]);IF([.W21]=[.W7];&quot;&quot;;&quot;F&quot;);&quot;&quot;)">
            <text:p/>
          </table:table-cell>
          <table:table-cell table:style-name="ce142" table:formula="of:=IF(AND([.$BX$1];[.$BX$2];[$Synthèse.AC26]);IF([.X21]=[.X7];&quot;&quot;;&quot;F&quot;);&quot;&quot;)">
            <text:p/>
          </table:table-cell>
          <table:table-cell table:style-name="ce142" table:formula="of:=IF(AND([.$BX$1];[.$BX$2];[$Synthèse.AD26]);IF([.Y21]=[.Y7];&quot;&quot;;&quot;F&quot;);&quot;&quot;)">
            <text:p/>
          </table:table-cell>
          <table:table-cell table:style-name="ce142" table:formula="of:=IF(AND([.$BX$1];[.$BX$2];[$Synthèse.AE26]);IF([.Z21]=[.Z7];&quot;&quot;;&quot;F&quot;);&quot;&quot;)">
            <text:p/>
          </table:table-cell>
          <table:table-cell table:style-name="ce142" table:formula="of:=IF(AND([.$BX$1];[.$BX$2];[$Synthèse.AF26]);IF([.AA21]=[.AA7];&quot;&quot;;&quot;F&quot;);&quot;&quot;)">
            <text:p/>
          </table:table-cell>
          <table:table-cell table:style-name="ce166" table:formula="of:=IF(AND([.$BX$1];[.$BX$2];[$Synthèse.AG26]);IF([.AB21]=[.AB7];&quot;&quot;;&quot;F&quot;);&quot;&quot;)">
            <text:p/>
          </table:table-cell>
          <table:table-cell table:style-name="ce124" table:formula="of:=IF(AND([.$BX$1];[.$BX$2];[$Synthèse.AH26]);IF([.AC21]=[.AC7];&quot;&quot;;&quot;F&quot;);&quot;&quot;)">
            <text:p/>
          </table:table-cell>
          <table:table-cell table:style-name="ce124" table:formula="of:=IF(AND([.$BX$1];[.$BX$2];[$Synthèse.AI26]);IF([.AD21]=[.AD7];&quot;&quot;;&quot;F&quot;);&quot;&quot;)">
            <text:p/>
          </table:table-cell>
          <table:table-cell table:style-name="ce142" table:formula="of:=IF(AND([.$BX$1];[.$BX$2];[$Synthèse.AJ26]);IF([.AE21]=[.AE7];&quot;&quot;;&quot;F&quot;);&quot;&quot;)">
            <text:p/>
          </table:table-cell>
          <table:table-cell table:style-name="ce142" table:formula="of:=IF(AND([.$BX$1];[.$BX$2];[$Synthèse.AK26]);IF([.AF21]=[.AF7];&quot;&quot;;&quot;F&quot;);&quot;&quot;)">
            <text:p/>
          </table:table-cell>
          <table:table-cell table:style-name="ce142" table:formula="of:=IF(AND([.$BX$1];[.$BX$2];[$Synthèse.AL26]);IF([.AG21]=[.AG7];&quot;&quot;;&quot;F&quot;);&quot;&quot;)">
            <text:p/>
          </table:table-cell>
          <table:table-cell table:style-name="ce142" table:formula="of:=IF(AND([.$BX$1];[.$BX$2];[$Synthèse.AM26]);IF([.AH21]=[.AH7];&quot;&quot;;&quot;F&quot;);&quot;&quot;)">
            <text:p/>
          </table:table-cell>
          <table:table-cell table:style-name="ce142" table:formula="of:=IF(AND([.$BX$1];[.$BX$2];[$Synthèse.AN26]);IF([.AI21]=[.AI7];&quot;&quot;;&quot;F&quot;);&quot;&quot;)">
            <text:p/>
          </table:table-cell>
          <table:table-cell table:style-name="ce142" table:formula="of:=IF(AND([.$BX$1];[.$BX$2];[$Synthèse.AO26]);IF([.AJ21]=[.AJ7];&quot;&quot;;&quot;F&quot;);&quot;&quot;)">
            <text:p/>
          </table:table-cell>
          <table:table-cell table:style-name="ce166" table:formula="of:=IF(AND([.$BX$1];[.$BX$2];[$Synthèse.AP26]);IF([.AK21]=[.AK7];&quot;&quot;;&quot;F&quot;);&quot;&quot;)">
            <text:p/>
          </table:table-cell>
          <table:table-cell table:style-name="ce373" table:formula="of:=IF(AND([.$BX$1];[.$BX$2];[$Synthèse.AQ26]);IF([.AL21]=[.AL7];&quot;V&quot;;&quot;F&quot;);&quot;&quot;)">
            <text:p/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7]);IF([.C22]=[.C8];&quot;&quot;;&quot;F&quot;);&quot;&quot;)">
            <text:p/>
          </table:table-cell>
          <table:table-cell table:style-name="ce142" table:formula="of:=IF(AND([.$BX$1];[.$BX$2];[$Synthèse.I27]);IF([.D22]=[.D8];&quot;&quot;;&quot;F&quot;);&quot;&quot;)">
            <text:p/>
          </table:table-cell>
          <table:table-cell table:style-name="ce142" table:formula="of:=IF(AND([.$BX$1];[.$BX$2];[$Synthèse.J27]);IF([.E22]=[.E8];&quot;&quot;;&quot;F&quot;);&quot;&quot;)">
            <text:p/>
          </table:table-cell>
          <table:table-cell table:style-name="ce142" table:formula="of:=IF(AND([.$BX$1];[.$BX$2];[$Synthèse.K27]);IF([.F22]=[.F8];&quot;&quot;;&quot;F&quot;);&quot;&quot;)">
            <text:p/>
          </table:table-cell>
          <table:table-cell table:style-name="ce142" table:formula="of:=IF(AND([.$BX$1];[.$BX$2];[$Synthèse.L27]);IF([.G22]=[.G8];&quot;&quot;;&quot;F&quot;);&quot;&quot;)">
            <text:p/>
          </table:table-cell>
          <table:table-cell table:style-name="ce142" table:formula="of:=IF(AND([.$BX$1];[.$BX$2];[$Synthèse.M27]);IF([.H22]=[.H8];&quot;&quot;;&quot;F&quot;);&quot;&quot;)">
            <text:p/>
          </table:table-cell>
          <table:table-cell table:style-name="ce142" table:formula="of:=IF(AND([.$BX$1];[.$BX$2];[$Synthèse.N27]);IF([.I22]=[.I8];&quot;&quot;;&quot;F&quot;);&quot;&quot;)">
            <text:p/>
          </table:table-cell>
          <table:table-cell table:style-name="ce166" table:formula="of:=IF(AND([.$BX$1];[.$BX$2];[$Synthèse.O27]);IF([.J22]=[.J8];&quot;&quot;;&quot;F&quot;);&quot;&quot;)">
            <text:p/>
          </table:table-cell>
          <table:table-cell table:style-name="ce124" table:formula="of:=IF(AND([.$BX$1];[.$BX$2];[$Synthèse.P27]);IF([.K22]=[.K8];&quot;&quot;;&quot;F&quot;);&quot;&quot;)">
            <text:p/>
          </table:table-cell>
          <table:table-cell table:style-name="ce124" table:formula="of:=IF(AND([.$BX$1];[.$BX$2];[$Synthèse.Q27]);IF([.L22]=[.L8];&quot;&quot;;&quot;F&quot;);&quot;&quot;)">
            <text:p/>
          </table:table-cell>
          <table:table-cell table:style-name="ce142" table:formula="of:=IF(AND([.$BX$1];[.$BX$2];[$Synthèse.R27]);IF([.M22]=[.M8];&quot;&quot;;&quot;F&quot;);&quot;&quot;)">
            <text:p/>
          </table:table-cell>
          <table:table-cell table:style-name="ce142" table:formula="of:=IF(AND([.$BX$1];[.$BX$2];[$Synthèse.S27]);IF([.N22]=[.N8];&quot;&quot;;&quot;F&quot;);&quot;&quot;)">
            <text:p/>
          </table:table-cell>
          <table:table-cell table:style-name="ce142" table:formula="of:=IF(AND([.$BX$1];[.$BX$2];[$Synthèse.T27]);IF([.O22]=[.O8];&quot;&quot;;&quot;F&quot;);&quot;&quot;)">
            <text:p/>
          </table:table-cell>
          <table:table-cell table:style-name="ce142" table:formula="of:=IF(AND([.$BX$1];[.$BX$2];[$Synthèse.U27]);IF([.P22]=[.P8];&quot;&quot;;&quot;F&quot;);&quot;&quot;)">
            <text:p/>
          </table:table-cell>
          <table:table-cell table:style-name="ce142" table:formula="of:=IF(AND([.$BX$1];[.$BX$2];[$Synthèse.V27]);IF([.Q22]=[.Q8];&quot;&quot;;&quot;F&quot;);&quot;&quot;)">
            <text:p/>
          </table:table-cell>
          <table:table-cell table:style-name="ce142" table:formula="of:=IF(AND([.$BX$1];[.$BX$2];[$Synthèse.W27]);IF([.R22]=[.R8];&quot;&quot;;&quot;F&quot;);&quot;&quot;)">
            <text:p/>
          </table:table-cell>
          <table:table-cell table:style-name="ce166" table:formula="of:=IF(AND([.$BX$1];[.$BX$2];[$Synthèse.X27]);IF([.S22]=[.S8];&quot;&quot;;&quot;F&quot;);&quot;&quot;)">
            <text:p/>
          </table:table-cell>
          <table:table-cell table:style-name="ce124" table:formula="of:=IF(AND([.$BX$1];[.$BX$2];[$Synthèse.Y27]);IF([.T22]=[.T8];&quot;&quot;;&quot;F&quot;);&quot;&quot;)">
            <text:p/>
          </table:table-cell>
          <table:table-cell table:style-name="ce124" table:formula="of:=IF(AND([.$BX$1];[.$BX$2];[$Synthèse.Z27]);IF([.U22]=[.U8];&quot;&quot;;&quot;F&quot;);&quot;&quot;)">
            <text:p/>
          </table:table-cell>
          <table:table-cell table:style-name="ce142" table:formula="of:=IF(AND([.$BX$1];[.$BX$2];[$Synthèse.AA27]);IF([.V22]=[.V8];&quot;&quot;;&quot;F&quot;);&quot;&quot;)">
            <text:p/>
          </table:table-cell>
          <table:table-cell table:style-name="ce142" table:formula="of:=IF(AND([.$BX$1];[.$BX$2];[$Synthèse.AB27]);IF([.W22]=[.W8];&quot;&quot;;&quot;F&quot;);&quot;&quot;)">
            <text:p/>
          </table:table-cell>
          <table:table-cell table:style-name="ce142" table:formula="of:=IF(AND([.$BX$1];[.$BX$2];[$Synthèse.AC27]);IF([.X22]=[.X8];&quot;&quot;;&quot;F&quot;);&quot;&quot;)">
            <text:p/>
          </table:table-cell>
          <table:table-cell table:style-name="ce142" table:formula="of:=IF(AND([.$BX$1];[.$BX$2];[$Synthèse.AD27]);IF([.Y22]=[.Y8];&quot;&quot;;&quot;F&quot;);&quot;&quot;)">
            <text:p/>
          </table:table-cell>
          <table:table-cell table:style-name="ce142" table:formula="of:=IF(AND([.$BX$1];[.$BX$2];[$Synthèse.AE27]);IF([.Z22]=[.Z8];&quot;&quot;;&quot;F&quot;);&quot;&quot;)">
            <text:p/>
          </table:table-cell>
          <table:table-cell table:style-name="ce142" table:formula="of:=IF(AND([.$BX$1];[.$BX$2];[$Synthèse.AF27]);IF([.AA22]=[.AA8];&quot;&quot;;&quot;F&quot;);&quot;&quot;)">
            <text:p/>
          </table:table-cell>
          <table:table-cell table:style-name="ce166" table:formula="of:=IF(AND([.$BX$1];[.$BX$2];[$Synthèse.AG27]);IF([.AB22]=[.AB8];&quot;&quot;;&quot;F&quot;);&quot;&quot;)">
            <text:p/>
          </table:table-cell>
          <table:table-cell table:style-name="ce124" table:formula="of:=IF(AND([.$BX$1];[.$BX$2];[$Synthèse.AH27]);IF([.AC22]=[.AC8];&quot;&quot;;&quot;F&quot;);&quot;&quot;)">
            <text:p/>
          </table:table-cell>
          <table:table-cell table:style-name="ce124" table:formula="of:=IF(AND([.$BX$1];[.$BX$2];[$Synthèse.AI27]);IF([.AD22]=[.AD8];&quot;&quot;;&quot;F&quot;);&quot;&quot;)">
            <text:p/>
          </table:table-cell>
          <table:table-cell table:style-name="ce142" table:formula="of:=IF(AND([.$BX$1];[.$BX$2];[$Synthèse.AJ27]);IF([.AE22]=[.AE8];&quot;&quot;;&quot;F&quot;);&quot;&quot;)">
            <text:p/>
          </table:table-cell>
          <table:table-cell table:style-name="ce142" table:formula="of:=IF(AND([.$BX$1];[.$BX$2];[$Synthèse.AK27]);IF([.AF22]=[.AF8];&quot;&quot;;&quot;F&quot;);&quot;&quot;)">
            <text:p/>
          </table:table-cell>
          <table:table-cell table:style-name="ce142" table:formula="of:=IF(AND([.$BX$1];[.$BX$2];[$Synthèse.AL27]);IF([.AG22]=[.AG8];&quot;&quot;;&quot;F&quot;);&quot;&quot;)">
            <text:p/>
          </table:table-cell>
          <table:table-cell table:style-name="ce142" table:formula="of:=IF(AND([.$BX$1];[.$BX$2];[$Synthèse.AM27]);IF([.AH22]=[.AH8];&quot;&quot;;&quot;F&quot;);&quot;&quot;)">
            <text:p/>
          </table:table-cell>
          <table:table-cell table:style-name="ce142" table:formula="of:=IF(AND([.$BX$1];[.$BX$2];[$Synthèse.AN27]);IF([.AI22]=[.AI8];&quot;&quot;;&quot;F&quot;);&quot;&quot;)">
            <text:p/>
          </table:table-cell>
          <table:table-cell table:style-name="ce142" table:formula="of:=IF(AND([.$BX$1];[.$BX$2];[$Synthèse.AO27]);IF([.AJ22]=[.AJ8];&quot;&quot;;&quot;F&quot;);&quot;&quot;)">
            <text:p/>
          </table:table-cell>
          <table:table-cell table:style-name="ce166" table:formula="of:=IF(AND([.$BX$1];[.$BX$2];[$Synthèse.AP27]);IF([.AK22]=[.AK8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4]);IF([.C23]=[.C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28]);IF([.K23]=[.K9];&quot;&quot;;&quot;F&quot;);&quot;&quot;)">
            <text:p/>
          </table:table-cell>
          <table:table-cell table:style-name="ce38" table:formula="of:=IF(AND([.$BX$1];[.$BX$2];[$Synthèse.Q24]);IF([.L23]=[.L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28]);IF([.T23]=[.T9];&quot;&quot;;&quot;F&quot;);&quot;&quot;)">
            <text:p/>
          </table:table-cell>
          <table:table-cell table:style-name="ce206" table:formula="of:=IF(AND([.$BX$1];[.$BX$2];[$Synthèse.Z24]);IF([.U23]=[.U9];&quot;&quot;;&quot;Faux&quot;);&quot;&quot;)" table:number-columns-spanned="8" table:number-rows-spanned="1">
            <text:p/>
          </table:table-cell>
          <table:covered-table-cell table:number-columns-repeated="6" table:style-name="ce214"/>
          <table:covered-table-cell table:style-name="ce218"/>
          <table:table-cell table:style-name="ce38" table:formula="of:=IF(AND([.$BX$1];[.$BX$2];[$Synthèse.AH28]);IF([.AC23]=[.AC9];&quot;&quot;;&quot;F&quot;);&quot;&quot;)">
            <text:p/>
          </table:table-cell>
          <table:table-cell table:style-name="ce38" table:formula="of:=IF(AND([.$BX$1];[.$BX$2];[$Synthèse.AI24]);IF([.AD23]=[.AD9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/>
          <table:table-cell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29]);IF([.C24]=[.C10];&quot;&quot;;&quot;F&quot;);&quot;&quot;)">
            <text:p/>
          </table:table-cell>
          <table:table-cell table:style-name="ce142" table:formula="of:=IF(AND([.$BX$1];[.$BX$2];[$Synthèse.I29]);IF([.D24]=[.D10];&quot;&quot;;&quot;F&quot;);&quot;&quot;)">
            <text:p/>
          </table:table-cell>
          <table:table-cell table:style-name="ce142" table:formula="of:=IF(AND([.$BX$1];[.$BX$2];[$Synthèse.J29]);IF([.E24]=[.E10];&quot;&quot;;&quot;F&quot;);&quot;&quot;)">
            <text:p/>
          </table:table-cell>
          <table:table-cell table:style-name="ce142" table:formula="of:=IF(AND([.$BX$1];[.$BX$2];[$Synthèse.K29]);IF([.F24]=[.F10];&quot;&quot;;&quot;F&quot;);&quot;&quot;)">
            <text:p/>
          </table:table-cell>
          <table:table-cell table:style-name="ce142" table:formula="of:=IF(AND([.$BX$1];[.$BX$2];[$Synthèse.L29]);IF([.G24]=[.G10];&quot;&quot;;&quot;F&quot;);&quot;&quot;)">
            <text:p/>
          </table:table-cell>
          <table:table-cell table:style-name="ce142" table:formula="of:=IF(AND([.$BX$1];[.$BX$2];[$Synthèse.M29]);IF([.H24]=[.H10];&quot;&quot;;&quot;F&quot;);&quot;&quot;)">
            <text:p/>
          </table:table-cell>
          <table:table-cell table:style-name="ce142" table:formula="of:=IF(AND([.$BX$1];[.$BX$2];[$Synthèse.N29]);IF([.I24]=[.I10];&quot;&quot;;&quot;F&quot;);&quot;&quot;)">
            <text:p/>
          </table:table-cell>
          <table:table-cell table:style-name="ce166" table:formula="of:=IF(AND([.$BX$1];[.$BX$2];[$Synthèse.O29]);IF([.J24]=[.J10];&quot;&quot;;&quot;F&quot;);&quot;&quot;)">
            <text:p/>
          </table:table-cell>
          <table:table-cell table:style-name="ce124" table:formula="of:=IF(AND([.$BX$1];[.$BX$2];[$Synthèse.P29]);IF([.K24]=[.K10];&quot;&quot;;&quot;F&quot;);&quot;&quot;)">
            <text:p/>
          </table:table-cell>
          <table:table-cell table:style-name="ce124" table:formula="of:=IF(AND([.$BX$1];[.$BX$2];[$Synthèse.Q29]);IF([.L24]=[.L10];&quot;&quot;;&quot;F&quot;);&quot;&quot;)">
            <text:p/>
          </table:table-cell>
          <table:table-cell table:style-name="ce142" table:formula="of:=IF(AND([.$BX$1];[.$BX$2];[$Synthèse.R29]);IF([.M24]=[.M10];&quot;&quot;;&quot;F&quot;);&quot;&quot;)">
            <text:p/>
          </table:table-cell>
          <table:table-cell table:style-name="ce142" table:formula="of:=IF(AND([.$BX$1];[.$BX$2];[$Synthèse.S29]);IF([.N24]=[.N10];&quot;&quot;;&quot;F&quot;);&quot;&quot;)">
            <text:p/>
          </table:table-cell>
          <table:table-cell table:style-name="ce142" table:formula="of:=IF(AND([.$BX$1];[.$BX$2];[$Synthèse.T29]);IF([.O24]=[.O10];&quot;&quot;;&quot;F&quot;);&quot;&quot;)">
            <text:p/>
          </table:table-cell>
          <table:table-cell table:style-name="ce142" table:formula="of:=IF(AND([.$BX$1];[.$BX$2];[$Synthèse.U29]);IF([.P24]=[.P10];&quot;&quot;;&quot;F&quot;);&quot;&quot;)">
            <text:p/>
          </table:table-cell>
          <table:table-cell table:style-name="ce142" table:formula="of:=IF(AND([.$BX$1];[.$BX$2];[$Synthèse.V29]);IF([.Q24]=[.Q10];&quot;&quot;;&quot;F&quot;);&quot;&quot;)">
            <text:p/>
          </table:table-cell>
          <table:table-cell table:style-name="ce142" table:formula="of:=IF(AND([.$BX$1];[.$BX$2];[$Synthèse.W29]);IF([.R24]=[.R10];&quot;&quot;;&quot;F&quot;);&quot;&quot;)">
            <text:p/>
          </table:table-cell>
          <table:table-cell table:style-name="ce166" table:formula="of:=IF(AND([.$BX$1];[.$BX$2];[$Synthèse.X29]);IF([.S24]=[.S10];&quot;&quot;;&quot;F&quot;);&quot;&quot;)">
            <text:p/>
          </table:table-cell>
          <table:table-cell table:style-name="ce124" table:formula="of:=IF(AND([.$BX$1];[.$BX$2];[$Synthèse.Y29]);IF([.T24]=[.T10];&quot;&quot;;&quot;F&quot;);&quot;&quot;)">
            <text:p/>
          </table:table-cell>
          <table:table-cell table:style-name="ce124" table:formula="of:=IF(AND([.$BX$1];[.$BX$2];[$Synthèse.Z29]);IF([.U24]=[.U10];&quot;&quot;;&quot;F&quot;);&quot;&quot;)">
            <text:p/>
          </table:table-cell>
          <table:table-cell table:style-name="ce142" table:formula="of:=IF(AND([.$BX$1];[.$BX$2];[$Synthèse.AA29]);IF([.V24]=[.V10];&quot;&quot;;&quot;F&quot;);&quot;&quot;)">
            <text:p/>
          </table:table-cell>
          <table:table-cell table:style-name="ce142" table:formula="of:=IF(AND([.$BX$1];[.$BX$2];[$Synthèse.AB29]);IF([.W24]=[.W10];&quot;&quot;;&quot;F&quot;);&quot;&quot;)">
            <text:p/>
          </table:table-cell>
          <table:table-cell table:style-name="ce142" table:formula="of:=IF(AND([.$BX$1];[.$BX$2];[$Synthèse.AC29]);IF([.X24]=[.X10];&quot;&quot;;&quot;F&quot;);&quot;&quot;)">
            <text:p/>
          </table:table-cell>
          <table:table-cell table:style-name="ce142" table:formula="of:=IF(AND([.$BX$1];[.$BX$2];[$Synthèse.AD29]);IF([.Y24]=[.Y10];&quot;&quot;;&quot;F&quot;);&quot;&quot;)">
            <text:p/>
          </table:table-cell>
          <table:table-cell table:style-name="ce142" table:formula="of:=IF(AND([.$BX$1];[.$BX$2];[$Synthèse.AE29]);IF([.Z24]=[.Z10];&quot;&quot;;&quot;F&quot;);&quot;&quot;)">
            <text:p/>
          </table:table-cell>
          <table:table-cell table:style-name="ce142" table:formula="of:=IF(AND([.$BX$1];[.$BX$2];[$Synthèse.AF29]);IF([.AA24]=[.AA10];&quot;&quot;;&quot;F&quot;);&quot;&quot;)">
            <text:p/>
          </table:table-cell>
          <table:table-cell table:style-name="ce166" table:formula="of:=IF(AND([.$BX$1];[.$BX$2];[$Synthèse.AG29]);IF([.AB24]=[.AB10];&quot;&quot;;&quot;F&quot;);&quot;&quot;)">
            <text:p/>
          </table:table-cell>
          <table:table-cell table:style-name="ce124" table:formula="of:=IF(AND([.$BX$1];[.$BX$2];[$Synthèse.AH29]);IF([.AC24]=[.AC10];&quot;&quot;;&quot;F&quot;);&quot;&quot;)">
            <text:p/>
          </table:table-cell>
          <table:table-cell table:style-name="ce124" table:formula="of:=IF(AND([.$BX$1];[.$BX$2];[$Synthèse.AI29]);IF([.AD24]=[.AD10];&quot;&quot;;&quot;F&quot;);&quot;&quot;)">
            <text:p/>
          </table:table-cell>
          <table:table-cell table:style-name="ce142" table:formula="of:=IF(AND([.$BX$1];[.$BX$2];[$Synthèse.AJ29]);IF([.AE24]=[.AE10];&quot;&quot;;&quot;F&quot;);&quot;&quot;)">
            <text:p/>
          </table:table-cell>
          <table:table-cell table:style-name="ce142" table:formula="of:=IF(AND([.$BX$1];[.$BX$2];[$Synthèse.AK29]);IF([.AF24]=[.AF10];&quot;&quot;;&quot;F&quot;);&quot;&quot;)">
            <text:p/>
          </table:table-cell>
          <table:table-cell table:style-name="ce142" table:formula="of:=IF(AND([.$BX$1];[.$BX$2];[$Synthèse.AL29]);IF([.AG24]=[.AG10];&quot;&quot;;&quot;F&quot;);&quot;&quot;)">
            <text:p/>
          </table:table-cell>
          <table:table-cell table:style-name="ce142" table:formula="of:=IF(AND([.$BX$1];[.$BX$2];[$Synthèse.AM29]);IF([.AH24]=[.AH10];&quot;&quot;;&quot;F&quot;);&quot;&quot;)">
            <text:p/>
          </table:table-cell>
          <table:table-cell table:style-name="ce142" table:formula="of:=IF(AND([.$BX$1];[.$BX$2];[$Synthèse.AN29]);IF([.AI24]=[.AI10];&quot;&quot;;&quot;F&quot;);&quot;&quot;)">
            <text:p/>
          </table:table-cell>
          <table:table-cell table:style-name="ce142" table:formula="of:=IF(AND([.$BX$1];[.$BX$2];[$Synthèse.AO29]);IF([.AJ24]=[.AJ10];&quot;&quot;;&quot;F&quot;);&quot;&quot;)">
            <text:p/>
          </table:table-cell>
          <table:table-cell table:style-name="ce166" table:formula="of:=IF(AND([.$BX$1];[.$BX$2];[$Synthèse.AP29]);IF([.AK24]=[.AK10];&quot;&quot;;&quot;F&quot;);&quot;&quot;)">
            <text:p/>
          </table:table-cell>
          <table:table-cell table:style-name="ce374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6]);IF([.C25]=[.C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0]);IF([.K25]=[.K11];&quot;&quot;;&quot;F&quot;);&quot;&quot;)">
            <text:p/>
          </table:table-cell>
          <table:table-cell table:style-name="ce38" table:formula="of:=IF(AND([.$BX$1];[.$BX$2];[$Synthèse.Q26]);IF([.L25]=[.L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0]);IF([.T25]=[.T11];&quot;&quot;;&quot;F&quot;);&quot;&quot;)">
            <text:p/>
          </table:table-cell>
          <table:table-cell table:style-name="ce38" table:formula="of:=IF(AND([.$BX$1];[.$BX$2];[$Synthèse.Z26]);IF([.U25]=[.U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0]);IF([.AC25]=[.AC11];&quot;&quot;;&quot;F&quot;);&quot;&quot;)">
            <text:p/>
          </table:table-cell>
          <table:table-cell table:style-name="ce38" table:formula="of:=IF(AND([.$BX$1];[.$BX$2];[$Synthèse.AI26]);IF([.AD25]=[.AD11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31]);IF([.C26]=[.C12];&quot;&quot;;&quot;F&quot;);&quot;&quot;)">
            <text:p/>
          </table:table-cell>
          <table:table-cell table:style-name="ce142" table:formula="of:=IF(AND([.$BX$1];[.$BX$2];[$Synthèse.I31]);IF([.D26]=[.D12];&quot;&quot;;&quot;F&quot;);&quot;&quot;)">
            <text:p/>
          </table:table-cell>
          <table:table-cell table:style-name="ce142" table:formula="of:=IF(AND([.$BX$1];[.$BX$2];[$Synthèse.J31]);IF([.E26]=[.E12];&quot;&quot;;&quot;F&quot;);&quot;&quot;)">
            <text:p/>
          </table:table-cell>
          <table:table-cell table:style-name="ce142" table:formula="of:=IF(AND([.$BX$1];[.$BX$2];[$Synthèse.K31]);IF([.F26]=[.F12];&quot;&quot;;&quot;F&quot;);&quot;&quot;)">
            <text:p/>
          </table:table-cell>
          <table:table-cell table:style-name="ce142" table:formula="of:=IF(AND([.$BX$1];[.$BX$2];[$Synthèse.L31]);IF([.G26]=[.G12];&quot;&quot;;&quot;F&quot;);&quot;&quot;)">
            <text:p/>
          </table:table-cell>
          <table:table-cell table:style-name="ce142" table:formula="of:=IF(AND([.$BX$1];[.$BX$2];[$Synthèse.M31]);IF([.H26]=[.H12];&quot;&quot;;&quot;F&quot;);&quot;&quot;)">
            <text:p/>
          </table:table-cell>
          <table:table-cell table:style-name="ce142" table:formula="of:=IF(AND([.$BX$1];[.$BX$2];[$Synthèse.N31]);IF([.I26]=[.I12];&quot;&quot;;&quot;F&quot;);&quot;&quot;)">
            <text:p/>
          </table:table-cell>
          <table:table-cell table:style-name="ce166" table:formula="of:=IF(AND([.$BX$1];[.$BX$2];[$Synthèse.O31]);IF([.J26]=[.J12];&quot;&quot;;&quot;F&quot;);&quot;&quot;)">
            <text:p/>
          </table:table-cell>
          <table:table-cell table:style-name="ce124" table:formula="of:=IF(AND([.$BX$1];[.$BX$2];[$Synthèse.P31]);IF([.K26]=[.K12];&quot;&quot;;&quot;F&quot;);&quot;&quot;)">
            <text:p/>
          </table:table-cell>
          <table:table-cell table:style-name="ce124" table:formula="of:=IF(AND([.$BX$1];[.$BX$2];[$Synthèse.Q31]);IF([.L26]=[.L12];&quot;&quot;;&quot;F&quot;);&quot;&quot;)">
            <text:p/>
          </table:table-cell>
          <table:table-cell table:style-name="ce142" table:formula="of:=IF(AND([.$BX$1];[.$BX$2];[$Synthèse.R31]);IF([.M26]=[.M12];&quot;&quot;;&quot;F&quot;);&quot;&quot;)">
            <text:p/>
          </table:table-cell>
          <table:table-cell table:style-name="ce142" table:formula="of:=IF(AND([.$BX$1];[.$BX$2];[$Synthèse.S31]);IF([.N26]=[.N12];&quot;&quot;;&quot;F&quot;);&quot;&quot;)">
            <text:p/>
          </table:table-cell>
          <table:table-cell table:style-name="ce142" table:formula="of:=IF(AND([.$BX$1];[.$BX$2];[$Synthèse.T31]);IF([.O26]=[.O12];&quot;&quot;;&quot;F&quot;);&quot;&quot;)">
            <text:p/>
          </table:table-cell>
          <table:table-cell table:style-name="ce142" table:formula="of:=IF(AND([.$BX$1];[.$BX$2];[$Synthèse.U31]);IF([.P26]=[.P12];&quot;&quot;;&quot;F&quot;);&quot;&quot;)">
            <text:p/>
          </table:table-cell>
          <table:table-cell table:style-name="ce142" table:formula="of:=IF(AND([.$BX$1];[.$BX$2];[$Synthèse.V31]);IF([.Q26]=[.Q12];&quot;&quot;;&quot;F&quot;);&quot;&quot;)">
            <text:p/>
          </table:table-cell>
          <table:table-cell table:style-name="ce142" table:formula="of:=IF(AND([.$BX$1];[.$BX$2];[$Synthèse.W31]);IF([.R26]=[.R12];&quot;&quot;;&quot;F&quot;);&quot;&quot;)">
            <text:p/>
          </table:table-cell>
          <table:table-cell table:style-name="ce166" table:formula="of:=IF(AND([.$BX$1];[.$BX$2];[$Synthèse.X31]);IF([.S26]=[.S12];&quot;&quot;;&quot;F&quot;);&quot;&quot;)">
            <text:p/>
          </table:table-cell>
          <table:table-cell table:style-name="ce124" table:formula="of:=IF(AND([.$BX$1];[.$BX$2];[$Synthèse.Y31]);IF([.T26]=[.T12];&quot;&quot;;&quot;F&quot;);&quot;&quot;)">
            <text:p/>
          </table:table-cell>
          <table:table-cell table:style-name="ce124" table:formula="of:=IF(AND([.$BX$1];[.$BX$2];[$Synthèse.Z31]);IF([.U26]=[.U12];&quot;&quot;;&quot;F&quot;);&quot;&quot;)">
            <text:p/>
          </table:table-cell>
          <table:table-cell table:style-name="ce142" table:formula="of:=IF(AND([.$BX$1];[.$BX$2];[$Synthèse.AA31]);IF([.V26]=[.V12];&quot;&quot;;&quot;F&quot;);&quot;&quot;)">
            <text:p/>
          </table:table-cell>
          <table:table-cell table:style-name="ce142" table:formula="of:=IF(AND([.$BX$1];[.$BX$2];[$Synthèse.AB31]);IF([.W26]=[.W12];&quot;&quot;;&quot;F&quot;);&quot;&quot;)">
            <text:p/>
          </table:table-cell>
          <table:table-cell table:style-name="ce142" table:formula="of:=IF(AND([.$BX$1];[.$BX$2];[$Synthèse.AC31]);IF([.X26]=[.X12];&quot;&quot;;&quot;F&quot;);&quot;&quot;)">
            <text:p/>
          </table:table-cell>
          <table:table-cell table:style-name="ce142" table:formula="of:=IF(AND([.$BX$1];[.$BX$2];[$Synthèse.AD31]);IF([.Y26]=[.Y12];&quot;&quot;;&quot;F&quot;);&quot;&quot;)">
            <text:p/>
          </table:table-cell>
          <table:table-cell table:style-name="ce142" table:formula="of:=IF(AND([.$BX$1];[.$BX$2];[$Synthèse.AE31]);IF([.Z26]=[.Z12];&quot;&quot;;&quot;F&quot;);&quot;&quot;)">
            <text:p/>
          </table:table-cell>
          <table:table-cell table:style-name="ce142" table:formula="of:=IF(AND([.$BX$1];[.$BX$2];[$Synthèse.AF31]);IF([.AA26]=[.AA12];&quot;&quot;;&quot;F&quot;);&quot;&quot;)">
            <text:p/>
          </table:table-cell>
          <table:table-cell table:style-name="ce166" table:formula="of:=IF(AND([.$BX$1];[.$BX$2];[$Synthèse.AG31]);IF([.AB26]=[.AB12];&quot;&quot;;&quot;F&quot;);&quot;&quot;)">
            <text:p/>
          </table:table-cell>
          <table:table-cell table:style-name="ce124" table:formula="of:=IF(AND([.$BX$1];[.$BX$2];[$Synthèse.AH31]);IF([.AC26]=[.AC12];&quot;&quot;;&quot;F&quot;);&quot;&quot;)">
            <text:p/>
          </table:table-cell>
          <table:table-cell table:style-name="ce124" table:formula="of:=IF(AND([.$BX$1];[.$BX$2];[$Synthèse.AI31]);IF([.AD26]=[.AD12];&quot;&quot;;&quot;F&quot;);&quot;&quot;)">
            <text:p/>
          </table:table-cell>
          <table:table-cell table:style-name="ce142" table:formula="of:=IF(AND([.$BX$1];[.$BX$2];[$Synthèse.AJ31]);IF([.AE26]=[.AE12];&quot;&quot;;&quot;F&quot;);&quot;&quot;)">
            <text:p/>
          </table:table-cell>
          <table:table-cell table:style-name="ce142" table:formula="of:=IF(AND([.$BX$1];[.$BX$2];[$Synthèse.AK31]);IF([.AF26]=[.AF12];&quot;&quot;;&quot;F&quot;);&quot;&quot;)">
            <text:p/>
          </table:table-cell>
          <table:table-cell table:style-name="ce142" table:formula="of:=IF(AND([.$BX$1];[.$BX$2];[$Synthèse.AL31]);IF([.AG26]=[.AG12];&quot;&quot;;&quot;F&quot;);&quot;&quot;)">
            <text:p/>
          </table:table-cell>
          <table:table-cell table:style-name="ce142" table:formula="of:=IF(AND([.$BX$1];[.$BX$2];[$Synthèse.AM31]);IF([.AH26]=[.AH12];&quot;&quot;;&quot;F&quot;);&quot;&quot;)">
            <text:p/>
          </table:table-cell>
          <table:table-cell table:style-name="ce142" table:formula="of:=IF(AND([.$BX$1];[.$BX$2];[$Synthèse.AN31]);IF([.AI26]=[.AI12];&quot;&quot;;&quot;F&quot;);&quot;&quot;)">
            <text:p/>
          </table:table-cell>
          <table:table-cell table:style-name="ce142" table:formula="of:=IF(AND([.$BX$1];[.$BX$2];[$Synthèse.AO31]);IF([.AJ26]=[.AJ12];&quot;&quot;;&quot;F&quot;);&quot;&quot;)">
            <text:p/>
          </table:table-cell>
          <table:table-cell table:style-name="ce166" table:formula="of:=IF(AND([.$BX$1];[.$BX$2];[$Synthèse.AP31]);IF([.AK26]=[.AK12];&quot;&quot;;&quot;F&quot;);&quot;&quot;)">
            <text:p/>
          </table:table-cell>
          <table:table-cell table:style-name="ce72"/>
          <table:table-cell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28]);IF([.C27]=[.C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2]);IF([.K27]=[.K13];&quot;&quot;;&quot;F&quot;);&quot;&quot;)">
            <text:p/>
          </table:table-cell>
          <table:table-cell table:style-name="ce38" table:formula="of:=IF(AND([.$BX$1];[.$BX$2];[$Synthèse.Q28]);IF([.L27]=[.L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2]);IF([.T27]=[.T13];&quot;&quot;;&quot;F&quot;);&quot;&quot;)">
            <text:p/>
          </table:table-cell>
          <table:table-cell table:style-name="ce38" table:formula="of:=IF(AND([.$BX$1];[.$BX$2];[$Synthèse.Z28]);IF([.U27]=[.U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2]);IF([.AC27]=[.AC13];&quot;&quot;;&quot;F&quot;);&quot;&quot;)">
            <text:p/>
          </table:table-cell>
          <table:table-cell table:style-name="ce38" table:formula="of:=IF(AND([.$BX$1];[.$BX$2];[$Synthèse.AI28]);IF([.AD27]=[.AD13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124" table:formula="of:=IF(AND([.$BX$1];[.$BX$2];[$Synthèse.H33]);IF([.C28]=[.C14];&quot;&quot;;&quot;F&quot;);&quot;&quot;)">
            <text:p/>
          </table:table-cell>
          <table:table-cell table:style-name="ce142" table:formula="of:=IF(AND([.$BX$1];[.$BX$2];[$Synthèse.I33]);IF([.D28]=[.D14];&quot;&quot;;&quot;F&quot;);&quot;&quot;)">
            <text:p/>
          </table:table-cell>
          <table:table-cell table:style-name="ce142" table:formula="of:=IF(AND([.$BX$1];[.$BX$2];[$Synthèse.J33]);IF([.E28]=[.E14];&quot;&quot;;&quot;F&quot;);&quot;&quot;)">
            <text:p/>
          </table:table-cell>
          <table:table-cell table:style-name="ce142" table:formula="of:=IF(AND([.$BX$1];[.$BX$2];[$Synthèse.K33]);IF([.F28]=[.F14];&quot;&quot;;&quot;F&quot;);&quot;&quot;)">
            <text:p/>
          </table:table-cell>
          <table:table-cell table:style-name="ce142" table:formula="of:=IF(AND([.$BX$1];[.$BX$2];[$Synthèse.L33]);IF([.G28]=[.G14];&quot;&quot;;&quot;F&quot;);&quot;&quot;)">
            <text:p/>
          </table:table-cell>
          <table:table-cell table:style-name="ce142" table:formula="of:=IF(AND([.$BX$1];[.$BX$2];[$Synthèse.M33]);IF([.H28]=[.H14];&quot;&quot;;&quot;F&quot;);&quot;&quot;)">
            <text:p/>
          </table:table-cell>
          <table:table-cell table:style-name="ce142" table:formula="of:=IF(AND([.$BX$1];[.$BX$2];[$Synthèse.N33]);IF([.I28]=[.I14];&quot;&quot;;&quot;F&quot;);&quot;&quot;)">
            <text:p/>
          </table:table-cell>
          <table:table-cell table:style-name="ce166" table:formula="of:=IF(AND([.$BX$1];[.$BX$2];[$Synthèse.O33]);IF([.J28]=[.J14];&quot;&quot;;&quot;F&quot;);&quot;&quot;)">
            <text:p/>
          </table:table-cell>
          <table:table-cell table:style-name="ce124" table:formula="of:=IF(AND([.$BX$1];[.$BX$2];[$Synthèse.P33]);IF([.K28]=[.K14];&quot;&quot;;&quot;F&quot;);&quot;&quot;)">
            <text:p/>
          </table:table-cell>
          <table:table-cell table:style-name="ce124" table:formula="of:=IF(AND([.$BX$1];[.$BX$2];[$Synthèse.Q33]);IF([.L28]=[.L14];&quot;&quot;;&quot;F&quot;);&quot;&quot;)">
            <text:p/>
          </table:table-cell>
          <table:table-cell table:style-name="ce142" table:formula="of:=IF(AND([.$BX$1];[.$BX$2];[$Synthèse.R33]);IF([.M28]=[.M14];&quot;&quot;;&quot;F&quot;);&quot;&quot;)">
            <text:p/>
          </table:table-cell>
          <table:table-cell table:style-name="ce142" table:formula="of:=IF(AND([.$BX$1];[.$BX$2];[$Synthèse.S33]);IF([.N28]=[.N14];&quot;&quot;;&quot;F&quot;);&quot;&quot;)">
            <text:p/>
          </table:table-cell>
          <table:table-cell table:style-name="ce142" table:formula="of:=IF(AND([.$BX$1];[.$BX$2];[$Synthèse.T33]);IF([.O28]=[.O14];&quot;&quot;;&quot;F&quot;);&quot;&quot;)">
            <text:p/>
          </table:table-cell>
          <table:table-cell table:style-name="ce142" table:formula="of:=IF(AND([.$BX$1];[.$BX$2];[$Synthèse.U33]);IF([.P28]=[.P14];&quot;&quot;;&quot;F&quot;);&quot;&quot;)">
            <text:p/>
          </table:table-cell>
          <table:table-cell table:style-name="ce142" table:formula="of:=IF(AND([.$BX$1];[.$BX$2];[$Synthèse.V33]);IF([.Q28]=[.Q14];&quot;&quot;;&quot;F&quot;);&quot;&quot;)">
            <text:p/>
          </table:table-cell>
          <table:table-cell table:style-name="ce142" table:formula="of:=IF(AND([.$BX$1];[.$BX$2];[$Synthèse.W33]);IF([.R28]=[.R14];&quot;&quot;;&quot;F&quot;);&quot;&quot;)">
            <text:p/>
          </table:table-cell>
          <table:table-cell table:style-name="ce166" table:formula="of:=IF(AND([.$BX$1];[.$BX$2];[$Synthèse.X33]);IF([.S28]=[.S14];&quot;&quot;;&quot;F&quot;);&quot;&quot;)">
            <text:p/>
          </table:table-cell>
          <table:table-cell table:style-name="ce124" table:formula="of:=IF(AND([.$BX$1];[.$BX$2];[$Synthèse.Y33]);IF([.T28]=[.T14];&quot;&quot;;&quot;F&quot;);&quot;&quot;)">
            <text:p/>
          </table:table-cell>
          <table:table-cell table:style-name="ce124" table:formula="of:=IF(AND([.$BX$1];[.$BX$2];[$Synthèse.Z33]);IF([.U28]=[.U14];&quot;&quot;;&quot;F&quot;);&quot;&quot;)">
            <text:p/>
          </table:table-cell>
          <table:table-cell table:style-name="ce142" table:formula="of:=IF(AND([.$BX$1];[.$BX$2];[$Synthèse.AA33]);IF([.V28]=[.V14];&quot;&quot;;&quot;F&quot;);&quot;&quot;)">
            <text:p/>
          </table:table-cell>
          <table:table-cell table:style-name="ce142" table:formula="of:=IF(AND([.$BX$1];[.$BX$2];[$Synthèse.AB33]);IF([.W28]=[.W14];&quot;&quot;;&quot;F&quot;);&quot;&quot;)">
            <text:p/>
          </table:table-cell>
          <table:table-cell table:style-name="ce142" table:formula="of:=IF(AND([.$BX$1];[.$BX$2];[$Synthèse.AC33]);IF([.X28]=[.X14];&quot;&quot;;&quot;F&quot;);&quot;&quot;)">
            <text:p/>
          </table:table-cell>
          <table:table-cell table:style-name="ce142" table:formula="of:=IF(AND([.$BX$1];[.$BX$2];[$Synthèse.AD33]);IF([.Y28]=[.Y14];&quot;&quot;;&quot;F&quot;);&quot;&quot;)">
            <text:p/>
          </table:table-cell>
          <table:table-cell table:style-name="ce142" table:formula="of:=IF(AND([.$BX$1];[.$BX$2];[$Synthèse.AE33]);IF([.Z28]=[.Z14];&quot;&quot;;&quot;F&quot;);&quot;&quot;)">
            <text:p/>
          </table:table-cell>
          <table:table-cell table:style-name="ce142" table:formula="of:=IF(AND([.$BX$1];[.$BX$2];[$Synthèse.AF33]);IF([.AA28]=[.AA14];&quot;&quot;;&quot;F&quot;);&quot;&quot;)">
            <text:p/>
          </table:table-cell>
          <table:table-cell table:style-name="ce166" table:formula="of:=IF(AND([.$BX$1];[.$BX$2];[$Synthèse.AG33]);IF([.AB28]=[.AB14];&quot;&quot;;&quot;F&quot;);&quot;&quot;)">
            <text:p/>
          </table:table-cell>
          <table:table-cell table:style-name="ce124" table:formula="of:=IF(AND([.$BX$1];[.$BX$2];[$Synthèse.AH33]);IF([.AC28]=[.AC14];&quot;&quot;;&quot;F&quot;);&quot;&quot;)">
            <text:p/>
          </table:table-cell>
          <table:table-cell table:style-name="ce124" table:formula="of:=IF(AND([.$BX$1];[.$BX$2];[$Synthèse.AI33]);IF([.AD28]=[.AD14];&quot;&quot;;&quot;F&quot;);&quot;&quot;)">
            <text:p/>
          </table:table-cell>
          <table:table-cell table:style-name="ce142" table:formula="of:=IF(AND([.$BX$1];[.$BX$2];[$Synthèse.AJ33]);IF([.AE28]=[.AE14];&quot;&quot;;&quot;F&quot;);&quot;&quot;)">
            <text:p/>
          </table:table-cell>
          <table:table-cell table:style-name="ce142" table:formula="of:=IF(AND([.$BX$1];[.$BX$2];[$Synthèse.AK33]);IF([.AF28]=[.AF14];&quot;&quot;;&quot;F&quot;);&quot;&quot;)">
            <text:p/>
          </table:table-cell>
          <table:table-cell table:style-name="ce142" table:formula="of:=IF(AND([.$BX$1];[.$BX$2];[$Synthèse.AL33]);IF([.AG28]=[.AG14];&quot;&quot;;&quot;F&quot;);&quot;&quot;)">
            <text:p/>
          </table:table-cell>
          <table:table-cell table:style-name="ce142" table:formula="of:=IF(AND([.$BX$1];[.$BX$2];[$Synthèse.AM33]);IF([.AH28]=[.AH14];&quot;&quot;;&quot;F&quot;);&quot;&quot;)">
            <text:p/>
          </table:table-cell>
          <table:table-cell table:style-name="ce142" table:formula="of:=IF(AND([.$BX$1];[.$BX$2];[$Synthèse.AN33]);IF([.AI28]=[.AI14];&quot;&quot;;&quot;F&quot;);&quot;&quot;)">
            <text:p/>
          </table:table-cell>
          <table:table-cell table:style-name="ce142" table:formula="of:=IF(AND([.$BX$1];[.$BX$2];[$Synthèse.AO33]);IF([.AJ28]=[.AJ14];&quot;&quot;;&quot;F&quot;);&quot;&quot;)">
            <text:p/>
          </table:table-cell>
          <table:table-cell table:style-name="ce166" table:formula="of:=IF(AND([.$BX$1];[.$BX$2];[$Synthèse.AP33]);IF([.AK28]=[.AK14];&quot;&quot;;&quot;F&quot;);&quot;&quot;)">
            <text:p/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30]);IF([.C29]=[.C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P34]);IF([.K29]=[.K15];&quot;&quot;;&quot;F&quot;);&quot;&quot;)">
            <text:p/>
          </table:table-cell>
          <table:table-cell table:style-name="ce38" table:formula="of:=IF(AND([.$BX$1];[.$BX$2];[$Synthèse.Q30]);IF([.L29]=[.L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Y34]);IF([.T29]=[.T15];&quot;&quot;;&quot;F&quot;);&quot;&quot;)">
            <text:p/>
          </table:table-cell>
          <table:table-cell table:style-name="ce38" table:formula="of:=IF(AND([.$BX$1];[.$BX$2];[$Synthèse.Z30]);IF([.U29]=[.U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AH34]);IF([.AC29]=[.AC15];&quot;&quot;;&quot;F&quot;);&quot;&quot;)">
            <text:p/>
          </table:table-cell>
          <table:table-cell table:style-name="ce38" table:formula="of:=IF(AND([.$BX$1];[.$BX$2];[$Synthèse.AI30]);IF([.AD29]=[.AD15];&quot;&quot;;&quot;Faux&quot;);&quot;&quot;)" table:number-columns-spanned="8" table:number-rows-spanned="1">
            <text:p/>
          </table:table-cell>
          <table:covered-table-cell table:number-columns-repeated="7" table:style-name="ce202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31]);IF([.C30]=[.C16];&quot;Vrai&quot;;&quot;Faux&quot;)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9"/>
          <table:table-cell table:number-columns-repeated="38"/>
        </table:table-row>
        <table:table-row table:style-name="ro4" table:number-rows-repeated="1048522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V8:'Niveau 3'.AB8 'Niveau 3'.AD14:'Niveau 3'.AK14 'Niveau 3'.V14:'Niveau 3'.AB14 'Niveau 3'.AD10:'Niveau 3'.AK10 'Niveau 3'.V10:'Niveau 3'.AB10 'Niveau 3'.AD12:'Niveau 3'.AK12 'Niveau 3'.V12:'Niveau 3'.AB12">
            <calcext:condition calcext:apply-style-name="FAUX" calcext:value="formula-is(IF([$'Niveau 3'.V7]=0))" calcext:base-cell-address="'Niveau 3'.V8"/>
            <calcext:condition calcext:apply-style-name="VRAI" calcext:value="formula-is(IF([$'Niveau 3'.V7]=1))" calcext:base-cell-address="'Niveau 3'.V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ImageURL" office:value-type="void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frame draw:z-index="0" draw:name="Image 3" draw:style-name="gr1" draw:text-style-name="P1" svg:width="27.984cm" svg:height="3.652cm" svg:x="2.109cm" svg:y="6.011cm">
            <draw:image xlink:href="Pictures/100000000000045D0000008AB505DEA42C36E291.png" xlink:type="simple" xlink:show="embed" xlink:actuate="onLoad" draw:mime-type="image/png">
              <text:p/>
            </draw:image>
          </draw:frame>
          <draw:control draw:z-index="1" draw:style-name="gr5" draw:text-style-name="P5" svg:width="3.401cm" svg:height="1.096cm" svg:x="19.993cm" svg:y="14.899cm" draw:control="control17">
            <svg:title>Résultat</svg:title>
          </draw:control>
          <draw:control draw:z-index="2" draw:style-name="gr5" draw:text-style-name="P5" svg:width="3.401cm" svg:height="1.096cm" svg:x="24.032cm" svg:y="14.933cm" draw:control="control18">
            <svg:title>Résultat</svg:title>
          </draw:control>
          <draw:control draw:z-index="3" draw:style-name="gr6" draw:text-style-name="P6" svg:width="3.46cm" svg:height="1.062cm" svg:x="0.212cm" svg:y="14.927cm" draw:control="control19"/>
          <draw:control draw:z-index="4" draw:style-name="gr6" draw:text-style-name="P6" svg:width="5.081cm" svg:height="1.093cm" svg:x="4.043cm" svg:y="14.921cm" draw:control="control20"/>
        </table:shapes>
        <table:table-column table:style-name="co10" table:default-cell-style-name="ce338"/>
        <table:table-column table:style-name="co11" table:number-columns-repeated="2" table:default-cell-style-name="ce338"/>
        <table:table-column table:style-name="co12" table:default-cell-style-name="ce338"/>
        <table:table-column table:style-name="co13" table:number-columns-repeated="2" table:default-cell-style-name="ce338"/>
        <table:table-column table:style-name="co12" table:default-cell-style-name="ce338"/>
        <table:table-column table:style-name="co14" table:number-columns-repeated="2" table:default-cell-style-name="ce338"/>
        <table:table-column table:style-name="co15" table:default-cell-style-name="ce338"/>
        <table:table-column table:style-name="co16" table:number-columns-repeated="2" table:default-cell-style-name="ce338"/>
        <table:table-column table:style-name="co1" table:number-columns-repeated="52" table:default-cell-style-name="ce338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4"/>
          <table:covered-table-cell table:number-columns-repeated="5" table:style-name="ce132"/>
          <table:table-cell table:style-name="ce199" table:formula="of:=IF(AND([.$X$1];[$Synthèse.$H$1]);[$Données.BC90];&quot;&quot;)" table:number-columns-spanned="2" table:number-rows-spanned="2">
            <text:p/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200"/>
          <table:table-cell table:style-name="ce267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6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style-name="ce483"/>
          <table:covered-table-cell table:style-name="ce200"/>
          <table:covered-table-cell table:number-columns-repeated="2" table:style-name="ce300"/>
          <table:table-cell table:style-name="ce200"/>
          <table:table-cell table:style-name="ce267" table:number-columns-repeated="9"/>
          <table:table-cell table:number-columns-repeated="2" table:style-name="ce262" office:value-type="boolean" office:boolean-value="false" calcext:value-type="boolean">
            <text:p>FAUX</text:p>
          </table:table-cell>
          <table:table-cell table:style-name="ce26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37" table:number-columns-spanned="2" table:number-rows-spanned="1"/>
          <table:covered-table-cell table:style-name="ce344"/>
          <table:table-cell table:style-name="ce360" office:value-type="string" calcext:value-type="string" table:number-columns-spanned="1" table:number-rows-spanned="2">
            <text:p> Réponse en </text:p>
            <text:p>Décimale pointée</text:p>
          </table:table-cell>
          <table:table-cell table:style-name="ce364" table:formula="of:=IF(AND([.$X$1];[.$X$2];[$Synthèse.$H$1]);[$Données.C166];&quot;&quot;)" table:number-columns-spanned="2" table:number-rows-spanned="1">
            <text:p/>
          </table:table-cell>
          <table:covered-table-cell table:style-name="ce347"/>
          <table:table-cell table:number-columns-repeated="55"/>
          <table:table-cell table:style-name="ce338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13" calcext:value-type="float">
            <text:p>/13</text:p>
          </table:table-cell>
          <table:table-cell table:style-name="ce314" table:number-columns-spanned="2" table:number-rows-spanned="1"/>
          <table:covered-table-cell table:number-columns-repeated="2" table:style-name="ce344"/>
          <table:table-cell table:style-name="ce364" table:formula="of:=IF(AND([.$X$1];[.$X$2];[$Synthèse.$H$1]);[$Données.C167];&quot;&quot;)" table:number-columns-spanned="2" table:number-rows-spanned="1">
            <text:p/>
          </table:table-cell>
          <table:covered-table-cell table:style-name="ce348"/>
          <table:table-cell table:number-columns-repeated="55"/>
          <table:table-cell table:style-name="ce338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252.0" calcext:value-type="string" table:number-columns-spanned="2" table:number-rows-spanned="1">
            <text:p>255.255.252.0</text:p>
          </table:table-cell>
          <table:covered-table-cell table:style-name="ce344"/>
          <table:table-cell table:style-name="ce352"/>
          <table:table-cell table:style-name="ce361" office:value-type="string" calcext:value-type="string" table:number-columns-spanned="1" table:number-rows-spanned="2">
            <text:p>Précisez le </text:p>
            <text:p>Nombre de 1</text:p>
          </table:table-cell>
          <table:table-cell table:style-name="ce365" table:formula="of:=IF(AND([.$X$1];[.$X$2];[$Synthèse.$H$1]);[$Données.B168];&quot;&quot;)">
            <text:p/>
          </table:table-cell>
          <table:table-cell table:number-columns-repeated="56"/>
          <table:table-cell table:style-name="ce338"/>
          <table:table-cell table:number-columns-repeated="11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24.0" calcext:value-type="string" table:number-columns-spanned="2" table:number-rows-spanned="1">
            <text:p>255.255.224.0</text:p>
          </table:table-cell>
          <table:covered-table-cell table:style-name="ce344"/>
          <table:table-cell table:style-name="ce352"/>
          <table:covered-table-cell table:style-name="ce362"/>
          <table:table-cell table:style-name="ce365" table:formula="of:=IF(AND([.$X$1];[.$X$2];[$Synthèse.$H$1]);[$Données.B169];&quot;&quot;)">
            <text:p/>
          </table:table-cell>
          <table:table-cell table:number-columns-repeated="3"/>
          <table:table-cell table:style-name="ce377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51"/>
          <table:table-cell table:style-name="ce338"/>
          <table:table-cell table:number-columns-repeated="11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43" office:value-type="string" calcext:value-type="string" table:number-columns-spanned="2" table:number-rows-spanned="2">
            <text:p>Adresse réseau 1</text:p>
            <text:p>(décimale pointée)</text:p>
          </table:table-cell>
          <table:covered-table-cell table:style-name="ce351"/>
          <table:table-cell table:style-name="ce314" table:number-columns-spanned="2" table:number-rows-spanned="1"/>
          <table:covered-table-cell table:style-name="ce344"/>
          <table:table-cell/>
          <table:table-cell table:style-name="Default"/>
          <table:table-cell table:style-name="ce343" office:value-type="string" calcext:value-type="string" table:number-columns-spanned="2" table:number-rows-spanned="2">
            <text:p>Adresse réseau 2</text:p>
            <text:p>(décimale pointée)</text:p>
          </table:table-cell>
          <table:covered-table-cell table:style-name="ce351"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43"/>
          <table:covered-table-cell table:style-name="ce351"/>
          <table:table-cell table:style-name="ce328" table:formula="of:=IF(AND([.$X$1];[.$X$2];[$Synthèse.$H$1]);[$Données.U105];&quot;&quot;)" table:number-columns-spanned="2" table:number-rows-spanned="1">
            <text:p/>
          </table:table-cell>
          <table:covered-table-cell table:style-name="ce344"/>
          <table:table-cell/>
          <table:table-cell table:style-name="Default"/>
          <table:covered-table-cell table:style-name="ce343"/>
          <table:covered-table-cell table:style-name="ce351"/>
          <table:table-cell table:style-name="ce328" table:formula="of:=IF(AND([.$X$1];[.$X$2];[$Synthèse.$H$1]);[$Données.U122];&quot;&quot;)" table:number-columns-spanned="2" table:number-rows-spanned="1">
            <text:p/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44"/>
          <table:table-cell/>
          <table:table-cell table:style-name="ce322" office:value-type="string" calcext:value-type="string" table:number-columns-spanned="2" table:number-rows-spanned="2">
            <text:p><text:span text:style-name="T12">Interface FastEthernet</text:span></text:p>
            <text:p><text:span text:style-name="T14">Fa 0/0 (décimale pointée)</text:span>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<text:span text:style-name="T12">Interface FastEthernet </text:span></text:p>
            <text:p><text:span text:style-name="T14">Fa 0/1 (décimale pointée)</text:span>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9.91.222.225 /26" calcext:value-type="string" table:number-columns-spanned="2" table:number-rows-spanned="1">
            <text:p>209.91.222.225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386" table:formula="of:=[$Données.C122]" office:value-type="string" office:string-value="200.188.164.43 /25" calcext:value-type="string" table:number-columns-spanned="2" table:number-rows-spanned="1">
            <text:p>200.188.164.43 /25</text:p>
          </table:table-cell>
          <table:covered-table-cell table:style-name="ce388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44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44"/>
          <table:table-cell table:number-columns-repeated="67"/>
        </table:table-row>
        <table:table-row table:style-name="ro4">
          <table:table-cell table:number-columns-repeated="3"/>
          <table:table-cell table:style-name="ce354" office:value-type="string" calcext:value-type="string">
            <text:p>IP</text:p>
          </table:table-cell>
          <table:table-cell table:style-name="ce363" table:formula="of:=IF(AND([.$X$1];[.$X$2];[$Synthèse.$H$1]);[$Données.C106];&quot;&quot;)" table:number-columns-spanned="2" table:number-rows-spanned="1">
            <text:p/>
          </table:table-cell>
          <table:covered-table-cell table:style-name="ce368"/>
          <table:table-cell table:style-name="ce354" office:value-type="string" calcext:value-type="string">
            <text:p>IP</text:p>
          </table:table-cell>
          <table:table-cell table:style-name="ce363" table:formula="of:=IF(AND([.$X$1];[.$X$2];[$Synthèse.$H$1]);[$Données.C123];&quot;&quot;)" table:number-columns-spanned="2" table:number-rows-spanned="1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3" table:formula="of:=IF(AND([.$X$1];[.$X$2];[$Synthèse.$H$1]);[$Données.C107];&quot;&quot;)" table:number-columns-spanned="2" table:number-rows-spanned="2">
            <text:p/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63" table:formula="of:=IF(AND([.$X$1];[.$X$2];[$Synthèse.$H$1]);[$Données.C124];&quot;&quot;)" table:number-columns-spanned="2" table:number-rows-spanned="2">
            <text:p/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54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image-data="Pictures/1000000000000320000000425799831B09234278.png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6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4"/>
          <table:covered-table-cell table:number-columns-repeated="5" table:style-name="ce132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200"/>
          <table:covered-table-cell table:number-columns-repeated="9" table:style-name="ce267"/>
          <table:covered-table-cell table:number-columns-repeated="2" table:style-name="ce262"/>
          <table:covered-table-cell table:number-columns-repeated="13" table:style-name="ce267"/>
          <table:table-cell table:style-name="ce26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4"/>
          <table:covered-table-cell table:number-columns-repeated="5" table:style-name="ce132"/>
          <table:covered-table-cell table:style-name="ce483"/>
          <table:covered-table-cell table:style-name="ce200"/>
          <table:covered-table-cell table:number-columns-repeated="2" table:style-name="ce300"/>
          <table:covered-table-cell table:style-name="ce200"/>
          <table:covered-table-cell table:number-columns-repeated="9" table:style-name="ce267"/>
          <table:covered-table-cell table:number-columns-repeated="2" table:style-name="ce262"/>
          <table:covered-table-cell table:number-columns-repeated="13" table:style-name="ce267"/>
          <table:table-cell table:style-name="ce26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96"/>
          <table:covered-table-cell table:style-name="ce660"/>
          <table:covered-table-cell table:number-columns-repeated="7" table:style-name="ce407"/>
          <table:covered-table-cell table:style-name="ce396"/>
          <table:covered-table-cell table:style-name="ce660"/>
          <table:covered-table-cell table:number-columns-repeated="7" table:style-name="ce407"/>
          <table:covered-table-cell table:style-name="ce396"/>
          <table:covered-table-cell table:number-columns-repeated="8" table:style-name="ce660"/>
          <table:covered-table-cell table:style-name="ce396"/>
          <table:covered-table-cell table:style-name="ce660"/>
          <table:covered-table-cell table:number-columns-repeated="7" table:style-name="ce407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103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103"/>
          <table:table-cell table:style-name="ce103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402" table:formula="of:=IF([$Synthèse.$H$1];INT(DEC2BIN([.C6])/10^7);&quot;&quot;)" office:value-type="float" office:value="0" calcext:value-type="float">
            <text:p>0</text:p>
          </table:table-cell>
          <table:table-cell table:style-name="ce408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408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408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408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408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408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411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402" table:formula="of:=IF([$Synthèse.$H$1];INT(DEC2BIN([.L6])/10^7);&quot;&quot;)" office:value-type="float" office:value="0" calcext:value-type="float">
            <text:p>0</text:p>
          </table:table-cell>
          <table:table-cell table:style-name="ce408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408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408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408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408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408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411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402" table:formula="of:=IF([$Synthèse.$H$1];INT(DEC2BIN([.U6])/10^7);&quot;&quot;)" office:value-type="float" office:value="0" calcext:value-type="float">
            <text:p>0</text:p>
          </table:table-cell>
          <table:table-cell table:style-name="ce408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408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408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408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408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408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411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402" table:formula="of:=IF([$Synthèse.$H$1];INT(DEC2BIN([.AD6])/10^7);&quot;&quot;)" office:value-type="float" office:value="0" calcext:value-type="float">
            <text:p>0</text:p>
          </table:table-cell>
          <table:table-cell table:style-name="ce408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408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408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408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408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408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411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96" table:number-columns-repeated="3"/>
          <table:table-cell table:style-name="ce659" table:number-columns-repeated="7"/>
          <table:table-cell table:style-name="ce396" table:number-columns-repeated="2"/>
          <table:table-cell table:style-name="ce659" table:number-columns-repeated="7"/>
          <table:table-cell table:style-name="ce396" table:number-columns-repeated="11"/>
          <table:table-cell table:style-name="ce659" table:number-columns-repeated="7"/>
          <table:table-cell table:style-name="ce407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407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38"/>
          <table:table-cell table:style-name="ce338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96" table:number-columns-spanned="1" table:number-rows-spanned="2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9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396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96"/>
          <table:table-cell table:style-name="ce396" table:number-columns-spanned="8" table:number-rows-spanned="1"/>
          <table:covered-table-cell table:number-columns-repeated="7" table:style-name="ce545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396"/>
          <table:table-cell table:style-name="ce396" table:number-columns-spanned="8" table:number-rows-spanned="1"/>
          <table:covered-table-cell table:number-columns-repeated="7" table:style-name="ce564"/>
          <table:table-cell table:style-name="ce566"/>
          <table:table-cell table:style-name="ce396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7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8" table:default-cell-style-name="ce403"/>
        <table:table-column table:style-name="co7" table:number-columns-repeated="7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21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37"/>
        <table:table-column table:style-name="co1" table:number-columns-repeated="2" table:default-cell-style-name="ce583"/>
        <table:table-column table:style-name="co1" table:number-columns-repeated="946" table:default-cell-style-name="ce437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number-columns-repeated="8" table:style-name="ce438"/>
          <table:covered-table-cell table:style-name="ce427"/>
          <table:covered-table-cell table:style-name="ce438"/>
          <table:covered-table-cell table:number-columns-repeated="7" table:style-name="ce45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54" table:number-columns-repeated="7"/>
          <table:table-cell table:style-name="ce427"/>
          <table:table-cell table:style-name="ce438" table:number-columns-repeated="8"/>
          <table:table-cell table:style-name="ce427"/>
          <table:table-cell table:style-name="ce438"/>
          <table:table-cell table:style-name="ce454" table:number-columns-repeated="7"/>
          <table:table-cell table:number-columns-repeated="2"/>
          <table:table-cell table:style-name="ce43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3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35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3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4">
          <table:table-cell table:style-name="ce424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1"/>
          <table:table-cell/>
          <table:table-cell table:style-name="ce43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1" calcext:value-type="float">
            <text:p>1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0" calcext:value-type="float">
            <text:p>0</text:p>
          </table:table-cell>
          <table:table-cell table:style-name="ce503" table:formula="of:=INT(DEC2BIN([.U4])/10^1)-10*INT(DEC2BIN([.U4])/10^2)" office:value-type="float" office:value="0" calcext:value-type="float">
            <text:p>0</text:p>
          </table:table-cell>
          <table:table-cell table:style-name="ce514" table:formula="of:=INT(DEC2BIN([.U4])/10^0)-10*INT(DEC2BIN([.U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1" calcext:value-type="float">
            <text:p>1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1" calcext:value-type="float">
            <text:p>1</text:p>
          </table:table-cell>
          <table:table-cell table:style-name="ce503" table:formula="of:=INT(DEC2BIN([.AD4])/10^4)-10*INT(DEC2BIN([.AD4])/10^5)" office:value-type="float" office:value="1" calcext:value-type="float">
            <text:p>1</text:p>
          </table:table-cell>
          <table:table-cell table:style-name="ce503" table:formula="of:=INT(DEC2BIN([.AD4])/10^3)-10*INT(DEC2BIN([.AD4])/10^4)" office:value-type="float" office:value="1" calcext:value-type="float">
            <text:p>1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1" calcext:value-type="float">
            <text:p>1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37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3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37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1" calcext:value-type="float">
            <text:p>1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0" calcext:value-type="float">
            <text:p>0</text:p>
          </table:table-cell>
          <table:table-cell table:style-name="ce505" table:formula="of:=[.AA5]*[.AA7]" office:value-type="float" office:value="0" calcext:value-type="float">
            <text:p>0</text:p>
          </table:table-cell>
          <table:table-cell table:style-name="ce516" table:formula="of:=[.AB5]*[.AB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37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37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1" calcext:value-type="float">
            <text:p>1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0" calcext:value-type="float">
            <text:p>0</text:p>
          </table:table-cell>
          <table:table-cell table:style-name="ce507" table:formula="of:=INT(DEC2BIN([.U11])/10^1)-10*INT(DEC2BIN([.U11])/10^2)" office:value-type="float" office:value="0" calcext:value-type="float">
            <text:p>0</text:p>
          </table:table-cell>
          <table:table-cell table:style-name="ce517" table:formula="of:=INT(DEC2BIN([.U11])/10^0)-10*INT(DEC2BIN([.U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1" calcext:value-type="float">
            <text:p>1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0" calcext:value-type="float">
            <text:p>0</text:p>
          </table:table-cell>
          <table:table-cell table:style-name="ce507" table:formula="of:=INT(DEC2BIN([.U13])/10^1)-10*INT(DEC2BIN([.U13])/10^2)" office:value-type="float" office:value="0" calcext:value-type="float">
            <text:p>0</text:p>
          </table:table-cell>
          <table:table-cell table:style-name="ce517" table:formula="of:=INT(DEC2BIN([.U13])/10^0)-10*INT(DEC2BIN([.U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1" calcext:value-type="float">
            <text:p>1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0" calcext:value-type="float">
            <text:p>0</text:p>
          </table:table-cell>
          <table:table-cell table:style-name="ce503" table:formula="of:=IF([.AA7]=1;[.AA5];1)" office:value-type="float" office:value="0" calcext:value-type="float">
            <text:p>0</text:p>
          </table:table-cell>
          <table:table-cell table:style-name="ce514" table:formula="of:=IF([.AB7]=1;[.AB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37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60" calcext:value-type="float" table:number-columns-spanned="8" table:number-rows-spanned="1">
            <text:p>16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24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427"/>
          <table:table-cell table:style-name="ce433"/>
          <table:table-cell table:style-name="ce491"/>
          <table:table-cell table:style-name="ce433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00223763367579" calcext:value-type="float">
            <text:p>0,200223763367579</text:p>
          </table:table-cell>
          <table:table-cell table:style-name="ce467" table:formula="of:=RANK([.A19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73786481512535" calcext:value-type="float">
            <text:p>0,673786481512535</text:p>
          </table:table-cell>
          <table:table-cell table:style-name="ce467" table:formula="of:=RANK([.A20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13507417488115" calcext:value-type="float">
            <text:p>0,613507417488115</text:p>
          </table:table-cell>
          <table:table-cell table:style-name="ce467" table:formula="of:=RANK([.A21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35843369092587" calcext:value-type="float">
            <text:p>0,535843369092587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021936438813337" calcext:value-type="float">
            <text:p>0,0021936438813337</text:p>
          </table:table-cell>
          <table:table-cell table:style-name="ce467" table:formula="of:=RANK([.A23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927719547956982" calcext:value-type="float">
            <text:p>0,927719547956982</text:p>
          </table:table-cell>
          <table:table-cell table:style-name="ce467" table:formula="of:=RANK([.A24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199637610921371" calcext:value-type="float">
            <text:p>0,199637610921371</text:p>
          </table:table-cell>
          <table:table-cell table:style-name="ce467" table:formula="of:=RANK([.A25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427"/>
          <table:table-cell table:style-name="ce438"/>
          <table:table-cell table:style-name="ce454" table:number-columns-repeated="7"/>
          <table:table-cell table:style-name="ce427"/>
          <table:table-cell table:style-name="ce438"/>
          <table:table-cell table:style-name="ce454" table:number-columns-repeated="7"/>
          <table:table-cell table:style-name="ce427"/>
          <table:table-cell table:style-name="ce438" table:number-columns-repeated="8"/>
          <table:table-cell table:style-name="ce427"/>
          <table:table-cell table:style-name="ce438"/>
          <table:table-cell table:style-name="ce454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number-columns-repeated="8" table:style-name="ce438"/>
          <table:covered-table-cell table:style-name="ce427"/>
          <table:covered-table-cell table:style-name="ce438"/>
          <table:covered-table-cell table:number-columns-repeated="7" table:style-name="ce45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54" table:number-columns-repeated="7"/>
          <table:table-cell table:style-name="ce427"/>
          <table:table-cell table:style-name="ce438" table:number-columns-repeated="8"/>
          <table:table-cell table:style-name="ce427"/>
          <table:table-cell table:style-name="ce438"/>
          <table:table-cell table:style-name="ce454" table:number-columns-repeated="7"/>
          <table:table-cell table:number-columns-repeated="2"/>
          <table:table-cell table:style-name="ce43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3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35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3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4">
          <table:table-cell table:style-name="ce424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501"/>
          <table:table-cell/>
          <table:table-cell table:style-name="ce43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0" calcext:value-type="float">
            <text:p>0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0" calcext:value-type="float">
            <text:p>0</text:p>
          </table:table-cell>
          <table:table-cell table:style-name="ce503" table:formula="of:=INT(DEC2BIN([.L31])/10^5)-10*INT(DEC2BIN([.L31])/10^6)" office:value-type="float" office:value="1" calcext:value-type="float">
            <text:p>1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1" calcext:value-type="float">
            <text:p>1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0" calcext:value-type="float">
            <text:p>0</text:p>
          </table:table-cell>
          <table:table-cell table:style-name="ce503" table:formula="of:=INT(DEC2BIN([.U31])/10^5)-10*INT(DEC2BIN([.U31])/10^6)" office:value-type="float" office:value="1" calcext:value-type="float">
            <text:p>1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0" calcext:value-type="float">
            <text:p>0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0" calcext:value-type="float">
            <text:p>0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1" calcext:value-type="float">
            <text:p>1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1" calcext:value-type="float">
            <text:p>1</text:p>
          </table:table-cell>
          <table:table-cell table:style-name="ce503" table:formula="of:=INT(DEC2BIN([.AD31])/10^1)-10*INT(DEC2BIN([.AD31])/10^2)" office:value-type="float" office:value="1" calcext:value-type="float">
            <text:p>1</text:p>
          </table:table-cell>
          <table:table-cell table:style-name="ce514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37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3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37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0" calcext:value-type="float">
            <text:p>0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0" calcext:value-type="float">
            <text:p>0</text:p>
          </table:table-cell>
          <table:table-cell table:style-name="ce505" table:formula="of:=[.N32]*[.N34]" office:value-type="float" office:value="1" calcext:value-type="float">
            <text:p>1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1" calcext:value-type="float">
            <text:p>1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0" calcext:value-type="float">
            <text:p>0</text:p>
          </table:table-cell>
          <table:table-cell table:style-name="ce505" table:formula="of:=[.W32]*[.W34]" office:value-type="float" office:value="1" calcext:value-type="float">
            <text:p>1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0" calcext:value-type="float">
            <text:p>0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0" calcext:value-type="float">
            <text:p>0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1" calcext:value-type="float">
            <text:p>1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37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112" calcext:value-type="float" table:number-columns-spanned="8" table:number-rows-spanned="1">
            <text:p>112</text:p>
          </table:table-cell>
          <table:covered-table-cell table:number-columns-repeated="7" table:style-name="ce506"/>
          <table:table-cell table:style-name="ce370"/>
          <table:table-cell table:style-name="ce437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0" calcext:value-type="float">
            <text:p>0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0" calcext:value-type="float">
            <text:p>0</text:p>
          </table:table-cell>
          <table:table-cell table:style-name="ce507" table:formula="of:=INT(DEC2BIN([.L38])/10^5)-10*INT(DEC2BIN([.L38])/10^6)" office:value-type="float" office:value="1" calcext:value-type="float">
            <text:p>1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1" calcext:value-type="float">
            <text:p>1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0" calcext:value-type="float">
            <text:p>0</text:p>
          </table:table-cell>
          <table:table-cell table:style-name="ce507" table:formula="of:=INT(DEC2BIN([.U38])/10^5)-10*INT(DEC2BIN([.U38])/10^6)" office:value-type="float" office:value="1" calcext:value-type="float">
            <text:p>1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0" calcext:value-type="float">
            <text:p>0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0" calcext:value-type="float">
            <text:p>0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1" calcext:value-type="float">
            <text:p>1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113" calcext:value-type="float" table:number-columns-spanned="8" table:number-rows-spanned="1">
            <text:p>113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0" calcext:value-type="float">
            <text:p>0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0" calcext:value-type="float">
            <text:p>0</text:p>
          </table:table-cell>
          <table:table-cell table:style-name="ce507" table:formula="of:=INT(DEC2BIN([.L40])/10^5)-10*INT(DEC2BIN([.L40])/10^6)" office:value-type="float" office:value="1" calcext:value-type="float">
            <text:p>1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1" calcext:value-type="float">
            <text:p>1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0" calcext:value-type="float">
            <text:p>0</text:p>
          </table:table-cell>
          <table:table-cell table:style-name="ce507" table:formula="of:=INT(DEC2BIN([.U40])/10^5)-10*INT(DEC2BIN([.U40])/10^6)" office:value-type="float" office:value="1" calcext:value-type="float">
            <text:p>1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0" calcext:value-type="float">
            <text:p>0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0" calcext:value-type="float">
            <text:p>0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1" calcext:value-type="float">
            <text:p>1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118" calcext:value-type="float" table:number-columns-spanned="8" table:number-rows-spanned="1">
            <text:p>118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0" calcext:value-type="float">
            <text:p>0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0" calcext:value-type="float">
            <text:p>0</text:p>
          </table:table-cell>
          <table:table-cell table:style-name="ce503" table:formula="of:=IF([.N34]=1;[.N32];1)" office:value-type="float" office:value="1" calcext:value-type="float">
            <text:p>1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1" calcext:value-type="float">
            <text:p>1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0" calcext:value-type="float">
            <text:p>0</text:p>
          </table:table-cell>
          <table:table-cell table:style-name="ce503" table:formula="of:=IF([.W34]=1;[.W32];1)" office:value-type="float" office:value="1" calcext:value-type="float">
            <text:p>1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0" calcext:value-type="float">
            <text:p>0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0" calcext:value-type="float">
            <text:p>0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1" calcext:value-type="float">
            <text:p>1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37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90" calcext:value-type="float" table:number-columns-spanned="8" table:number-rows-spanned="1">
            <text:p>19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57" calcext:value-type="float" table:number-columns-spanned="8" table:number-rows-spanned="1">
            <text:p>5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506"/>
          <table:table-cell/>
          <table:table-cell table:style-name="ce437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24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427"/>
          <table:table-cell table:style-name="ce433"/>
          <table:table-cell table:style-name="ce491"/>
          <table:table-cell table:style-name="ce433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74705969246774" calcext:value-type="float">
            <text:p>0,274705969246774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0928786448467835" calcext:value-type="float">
            <text:p>0,0928786448467835</text:p>
          </table:table-cell>
          <table:table-cell table:style-name="ce467" table:formula="of:=RANK([.A47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46564293580404" calcext:value-type="float">
            <text:p>0,346564293580404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06917935102598" calcext:value-type="float">
            <text:p>0,506917935102598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27107953674254" calcext:value-type="float">
            <text:p>0,827107953674254</text:p>
          </table:table-cell>
          <table:table-cell table:style-name="ce467" table:formula="of:=RANK([.A50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728328107232774" calcext:value-type="float">
            <text:p>0,728328107232774</text:p>
          </table:table-cell>
          <table:table-cell table:style-name="ce467" table:formula="of:=RANK([.A51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35315113188597" calcext:value-type="float">
            <text:p>0,335315113188597</text:p>
          </table:table-cell>
          <table:table-cell table:style-name="ce467" table:formula="of:=RANK([.A52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number-columns-repeated="8" table:style-name="ce438"/>
          <table:covered-table-cell table:style-name="ce427"/>
          <table:covered-table-cell table:style-name="ce438"/>
          <table:covered-table-cell table:number-columns-repeated="7" table:style-name="ce45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54" table:number-columns-repeated="7"/>
          <table:table-cell table:style-name="ce427"/>
          <table:table-cell table:style-name="ce438" table:number-columns-repeated="8"/>
          <table:table-cell table:style-name="ce427"/>
          <table:table-cell table:style-name="ce438"/>
          <table:table-cell table:style-name="ce454" table:number-columns-repeated="7"/>
          <table:table-cell table:number-columns-repeated="2"/>
          <table:table-cell table:style-name="ce435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35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35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3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4">
          <table:table-cell table:style-name="ce424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28" calcext:value-type="float" table:number-columns-spanned="8" table:number-rows-spanned="1">
            <text:p>2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1" calcext:value-type="float">
            <text:p>1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1" calcext:value-type="float">
            <text:p>1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0" calcext:value-type="float">
            <text:p>0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1" calcext:value-type="float">
            <text:p>1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1" calcext:value-type="float">
            <text:p>1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1" calcext:value-type="float">
            <text:p>1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0" calcext:value-type="float">
            <text:p>0</text:p>
          </table:table-cell>
          <table:table-cell table:style-name="ce503" table:formula="of:=INT(DEC2BIN([.U57])/10^2)-10*INT(DEC2BIN([.U57])/10^3)" office:value-type="float" office:value="1" calcext:value-type="float">
            <text:p>1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0" calcext:value-type="float">
            <text:p>0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0" calcext:value-type="float">
            <text:p>0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1" calcext:value-type="float">
            <text:p>1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424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1" calcext:value-type="float">
            <text:p>1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1" calcext:value-type="float">
            <text:p>1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0" calcext:value-type="float">
            <text:p>0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1" calcext:value-type="float">
            <text:p>1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1" calcext:value-type="float">
            <text:p>1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370"/>
          <table:table-cell/>
          <table:table-cell table:style-name="ce437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1" calcext:value-type="float">
            <text:p>1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1" calcext:value-type="float">
            <text:p>1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0" calcext:value-type="float">
            <text:p>0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1" calcext:value-type="float">
            <text:p>1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1" calcext:value-type="float">
            <text:p>1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37" table:number-columns-repeated="2"/>
          <table:table-cell table:number-columns-repeated="946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1" calcext:value-type="float">
            <text:p>1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1" calcext:value-type="float">
            <text:p>1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0" calcext:value-type="float">
            <text:p>0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1" calcext:value-type="float">
            <text:p>1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1" calcext:value-type="float">
            <text:p>1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1" calcext:value-type="float">
            <text:p>1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1" calcext:value-type="float">
            <text:p>1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0" calcext:value-type="float">
            <text:p>0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1" calcext:value-type="float">
            <text:p>1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1" calcext:value-type="float">
            <text:p>1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85" calcext:value-type="float" table:number-columns-spanned="8" table:number-rows-spanned="1">
            <text:p>18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78" calcext:value-type="float" table:number-columns-spanned="8" table:number-rows-spanned="1">
            <text:p>7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37"/>
          <table:table-cell table:number-columns-repeated="950"/>
        </table:table-row>
        <table:table-row table:style-name="ro4">
          <table:table-cell table:style-name="ce424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427"/>
          <table:table-cell table:style-name="ce433"/>
          <table:table-cell table:style-name="ce491"/>
          <table:table-cell table:style-name="ce433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36513906006845" calcext:value-type="float">
            <text:p>0,436513906006845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772228929797617" calcext:value-type="float">
            <text:p>0,772228929797617</text:p>
          </table:table-cell>
          <table:table-cell table:style-name="ce467" table:formula="of:=RANK([.A73];[.$A$72:.$A$87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96777564809787" calcext:value-type="float">
            <text:p>0,396777564809787</text:p>
          </table:table-cell>
          <table:table-cell table:style-name="ce467" table:formula="of:=RANK([.A74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69961043750308" calcext:value-type="float">
            <text:p>0,6996104375030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65964936508501" calcext:value-type="float">
            <text:p>0,065964936508501</text:p>
          </table:table-cell>
          <table:table-cell table:style-name="ce467" table:formula="of:=RANK([.A76];[.$A$72:.$A$87];0)" office:value-type="float" office:value="15" calcext:value-type="float">
            <text:p>1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424547205492886" calcext:value-type="float">
            <text:p>0,424547205492886</text:p>
          </table:table-cell>
          <table:table-cell table:style-name="ce467" table:formula="of:=RANK([.A77];[.$A$72:.$A$87];0)" office:value-type="float" office:value="10" calcext:value-type="float">
            <text:p>10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09733972995511" calcext:value-type="float">
            <text:p>0,309733972995511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639096699002624" calcext:value-type="float">
            <text:p>0,639096699002624</text:p>
          </table:table-cell>
          <table:table-cell table:style-name="ce467" table:formula="of:=RANK([.A79];[.$A$72:.$A$87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285405193358143" calcext:value-type="float">
            <text:p>0,285405193358143</text:p>
          </table:table-cell>
          <table:table-cell table:style-name="ce467" table:formula="of:=RANK([.A80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308258553224271" calcext:value-type="float">
            <text:p>0,000308258553224271</text:p>
          </table:table-cell>
          <table:table-cell table:style-name="ce467" table:formula="of:=RANK([.A81];[.$A$72:.$A$87];0)" office:value-type="float" office:value="16" calcext:value-type="float">
            <text:p>1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44259191360748" calcext:value-type="float">
            <text:p>0,44259191360748</text:p>
          </table:table-cell>
          <table:table-cell table:style-name="ce467" table:formula="of:=RANK([.A82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384159533546624" calcext:value-type="float">
            <text:p>0,384159533546624</text:p>
          </table:table-cell>
          <table:table-cell table:style-name="ce467" table:formula="of:=RANK([.A83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78254408629959" calcext:value-type="float">
            <text:p>0,978254408629959</text:p>
          </table:table-cell>
          <table:table-cell table:style-name="ce467" table:formula="of:=RANK([.A84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746515234223" calcext:value-type="float">
            <text:p>0,623746515234223</text:p>
          </table:table-cell>
          <table:table-cell table:style-name="ce467" table:formula="of:=RANK([.A85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524995329269615" calcext:value-type="float">
            <text:p>0,524995329269615</text:p>
          </table:table-cell>
          <table:table-cell table:style-name="ce467" table:formula="of:=RANK([.A86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506033764278" calcext:value-type="float">
            <text:p>0,901506033764278</text:p>
          </table:table-cell>
          <table:table-cell table:style-name="ce467" table:formula="of:=RANK([.A87];[.$A$72:.$A$87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style-name="ce438"/>
          <table:covered-table-cell table:number-columns-repeated="7" table:style-name="ce454"/>
          <table:covered-table-cell table:style-name="ce427"/>
          <table:covered-table-cell table:number-columns-repeated="8" table:style-name="ce438"/>
          <table:covered-table-cell table:style-name="ce427"/>
          <table:covered-table-cell table:style-name="ce438"/>
          <table:covered-table-cell table:number-columns-repeated="7" table:style-name="ce45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54" table:number-columns-repeated="7"/>
          <table:table-cell table:style-name="ce427"/>
          <table:table-cell table:style-name="ce438" table:number-columns-repeated="8"/>
          <table:table-cell table:style-name="ce427"/>
          <table:table-cell table:style-name="ce438"/>
          <table:table-cell table:style-name="ce454" table:number-columns-repeated="7"/>
          <table:table-cell table:number-columns-repeated="2"/>
          <table:table-cell table:style-name="ce435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35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35"/>
          <table:table-cell table:style-name="ce435" office:value-type="string" calcext:value-type="string" table:number-columns-spanned="6" table:number-rows-spanned="1">
            <text:p>Note :</text:p>
          </table:table-cell>
          <table:covered-table-cell table:number-columns-repeated="5" table:style-name="ce435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35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37" table:number-columns-repeated="25"/>
          <table:table-cell table:number-columns-repeated="987"/>
        </table:table-row>
        <table:table-row table:style-name="ro4">
          <table:table-cell table:style-name="ce424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37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1" calcext:value-type="float">
            <text:p>1</text:p>
          </table:table-cell>
          <table:table-cell table:style-name="ce503" table:formula="of:=INT(DEC2BIN([.C92])/10^3)-10*INT(DEC2BIN([.C92])/10^4)" office:value-type="float" office:value="0" calcext:value-type="float">
            <text:p>0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0" calcext:value-type="float">
            <text:p>0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1" calcext:value-type="float">
            <text:p>1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1" calcext:value-type="float">
            <text:p>1</text:p>
          </table:table-cell>
          <table:table-cell table:style-name="ce503" table:formula="of:=INT(DEC2BIN([.U92])/10^6)-10*INT(DEC2BIN([.U92])/10^7)" office:value-type="float" office:value="1" calcext:value-type="float">
            <text:p>1</text:p>
          </table:table-cell>
          <table:table-cell table:style-name="ce503" table:formula="of:=INT(DEC2BIN([.U92])/10^5)-10*INT(DEC2BIN([.U92])/10^6)" office:value-type="float" office:value="0" calcext:value-type="float">
            <text:p>0</text:p>
          </table:table-cell>
          <table:table-cell table:style-name="ce503" table:formula="of:=INT(DEC2BIN([.U92])/10^4)-10*INT(DEC2BIN([.U92])/10^5)" office:value-type="float" office:value="1" calcext:value-type="float">
            <text:p>1</text:p>
          </table:table-cell>
          <table:table-cell table:style-name="ce503" table:formula="of:=INT(DEC2BIN([.U92])/10^3)-10*INT(DEC2BIN([.U92])/10^4)" office:value-type="float" office:value="1" calcext:value-type="float">
            <text:p>1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1" calcext:value-type="float">
            <text:p>1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1" calcext:value-type="float">
            <text:p>1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0" calcext:value-type="float">
            <text:p>0</text:p>
          </table:table-cell>
          <table:table-cell table:style-name="ce503" table:formula="of:=INT(DEC2BIN([.AD92])/10^1)-10*INT(DEC2BIN([.AD92])/10^2)" office:value-type="float" office:value="0" calcext:value-type="float">
            <text:p>0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37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424" office:value-type="string" calcext:value-type="string" table:number-columns-spanned="1" table:number-rows-spanned="2">
            <text:p>Masque de sous-réseau 1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37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37"/>
          <table:table-cell table:style-name="ce438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1" table:number-rows-spanned="2">
            <text:p><text:span text:style-name="T10">Adresse réseau 1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1" calcext:value-type="float">
            <text:p>1</text:p>
          </table:table-cell>
          <table:table-cell table:style-name="ce505" table:formula="of:=[.G93]*[.G95]" office:value-type="float" office:value="0" calcext:value-type="float">
            <text:p>0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0" calcext:value-type="float">
            <text:p>0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1" calcext:value-type="float">
            <text:p>1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1" calcext:value-type="float">
            <text:p>1</text:p>
          </table:table-cell>
          <table:table-cell table:style-name="ce505" table:formula="of:=[.V93]*[.V95]" office:value-type="float" office:value="1" calcext:value-type="float">
            <text:p>1</text:p>
          </table:table-cell>
          <table:table-cell table:style-name="ce505" table:formula="of:=[.W93]*[.W95]" office:value-type="float" office:value="0" calcext:value-type="float">
            <text:p>0</text:p>
          </table:table-cell>
          <table:table-cell table:style-name="ce505" table:formula="of:=[.X93]*[.X95]" office:value-type="float" office:value="1" calcext:value-type="float">
            <text:p>1</text:p>
          </table:table-cell>
          <table:table-cell table:style-name="ce505" table:formula="of:=[.Y93]*[.Y95]" office:value-type="float" office:value="1" calcext:value-type="float">
            <text:p>1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1" calcext:value-type="float">
            <text:p>1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37"/>
          <table:table-cell table:style-name="ce438" table:number-columns-repeated="35"/>
          <table:table-cell table:style-name="ce454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370"/>
          <table:table-cell table:style-name="ce437"/>
          <table:table-cell table:style-name="ce427" table:number-columns-spanned="8" table:number-rows-spanned="1"/>
          <table:covered-table-cell table:number-columns-repeated="7" table:style-name="ce433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33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1" calcext:value-type="float">
            <text:p>1</text:p>
          </table:table-cell>
          <table:table-cell table:style-name="ce507" table:formula="of:=INT(DEC2BIN([.C99])/10^3)-10*INT(DEC2BIN([.C99])/10^4)" office:value-type="float" office:value="0" calcext:value-type="float">
            <text:p>0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0" calcext:value-type="float">
            <text:p>0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1" calcext:value-type="float">
            <text:p>1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1" calcext:value-type="float">
            <text:p>1</text:p>
          </table:table-cell>
          <table:table-cell table:style-name="ce507" table:formula="of:=INT(DEC2BIN([.U99])/10^6)-10*INT(DEC2BIN([.U99])/10^7)" office:value-type="float" office:value="1" calcext:value-type="float">
            <text:p>1</text:p>
          </table:table-cell>
          <table:table-cell table:style-name="ce507" table:formula="of:=INT(DEC2BIN([.U99])/10^5)-10*INT(DEC2BIN([.U99])/10^6)" office:value-type="float" office:value="0" calcext:value-type="float">
            <text:p>0</text:p>
          </table:table-cell>
          <table:table-cell table:style-name="ce507" table:formula="of:=INT(DEC2BIN([.U99])/10^4)-10*INT(DEC2BIN([.U99])/10^5)" office:value-type="float" office:value="1" calcext:value-type="float">
            <text:p>1</text:p>
          </table:table-cell>
          <table:table-cell table:style-name="ce507" table:formula="of:=INT(DEC2BIN([.U99])/10^3)-10*INT(DEC2BIN([.U99])/10^4)" office:value-type="float" office:value="1" calcext:value-type="float">
            <text:p>1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1" calcext:value-type="float">
            <text:p>1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37"/>
          <table:table-cell table:style-name="ce438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193" calcext:value-type="float" table:number-columns-spanned="8" table:number-rows-spanned="1">
            <text:p>193</text:p>
          </table:table-cell>
          <table:covered-table-cell table:number-columns-repeated="7" table:style-name="ce506"/>
          <table:table-cell/>
          <table:table-cell table:style-name="ce437"/>
          <table:table-cell table:style-name="ce427" table:number-columns-spanned="8" table:number-rows-spanned="1"/>
          <table:covered-table-cell table:number-columns-repeated="7" table:style-name="ce433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54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1" calcext:value-type="float">
            <text:p>1</text:p>
          </table:table-cell>
          <table:table-cell table:style-name="ce507" table:formula="of:=INT(DEC2BIN([.C101])/10^3)-10*INT(DEC2BIN([.C101])/10^4)" office:value-type="float" office:value="0" calcext:value-type="float">
            <text:p>0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0" calcext:value-type="float">
            <text:p>0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1" calcext:value-type="float">
            <text:p>1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1" calcext:value-type="float">
            <text:p>1</text:p>
          </table:table-cell>
          <table:table-cell table:style-name="ce507" table:formula="of:=INT(DEC2BIN([.U101])/10^6)-10*INT(DEC2BIN([.U101])/10^7)" office:value-type="float" office:value="1" calcext:value-type="float">
            <text:p>1</text:p>
          </table:table-cell>
          <table:table-cell table:style-name="ce507" table:formula="of:=INT(DEC2BIN([.U101])/10^5)-10*INT(DEC2BIN([.U101])/10^6)" office:value-type="float" office:value="0" calcext:value-type="float">
            <text:p>0</text:p>
          </table:table-cell>
          <table:table-cell table:style-name="ce507" table:formula="of:=INT(DEC2BIN([.U101])/10^4)-10*INT(DEC2BIN([.U101])/10^5)" office:value-type="float" office:value="1" calcext:value-type="float">
            <text:p>1</text:p>
          </table:table-cell>
          <table:table-cell table:style-name="ce507" table:formula="of:=INT(DEC2BIN([.U101])/10^3)-10*INT(DEC2BIN([.U101])/10^4)" office:value-type="float" office:value="1" calcext:value-type="float">
            <text:p>1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1" calcext:value-type="float">
            <text:p>1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37"/>
          <table:table-cell table:style-name="ce438" table:number-columns-repeated="35"/>
          <table:table-cell table:style-name="ce433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37"/>
          <table:table-cell table:style-name="ce427" table:number-columns-spanned="8" table:number-rows-spanned="1"/>
          <table:covered-table-cell table:number-columns-repeated="7" table:style-name="ce433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54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1" calcext:value-type="float">
            <text:p>1</text:p>
          </table:table-cell>
          <table:table-cell table:style-name="ce503" table:formula="of:=IF([.G95]=1;[.G93];1)" office:value-type="float" office:value="0" calcext:value-type="float">
            <text:p>0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0" calcext:value-type="float">
            <text:p>0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1" calcext:value-type="float">
            <text:p>1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1" calcext:value-type="float">
            <text:p>1</text:p>
          </table:table-cell>
          <table:table-cell table:style-name="ce503" table:formula="of:=IF([.V95]=1;[.V93];1)" office:value-type="float" office:value="1" calcext:value-type="float">
            <text:p>1</text:p>
          </table:table-cell>
          <table:table-cell table:style-name="ce503" table:formula="of:=IF([.W95]=1;[.W93];1)" office:value-type="float" office:value="0" calcext:value-type="float">
            <text:p>0</text:p>
          </table:table-cell>
          <table:table-cell table:style-name="ce503" table:formula="of:=IF([.X95]=1;[.X93];1)" office:value-type="float" office:value="1" calcext:value-type="float">
            <text:p>1</text:p>
          </table:table-cell>
          <table:table-cell table:style-name="ce503" table:formula="of:=IF([.Y95]=1;[.Y93];1)" office:value-type="float" office:value="1" calcext:value-type="float">
            <text:p>1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1" calcext:value-type="float">
            <text:p>1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37"/>
          <table:table-cell table:style-name="ce438" table:number-columns-repeated="35"/>
          <table:table-cell table:style-name="ce454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9" calcext:value-type="float" table:number-columns-spanned="8" table:number-rows-spanned="1">
            <text:p>209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91" calcext:value-type="float" table:number-columns-spanned="8" table:number-rows-spanned="1">
            <text:p>9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222" calcext:value-type="float" table:number-columns-spanned="8" table:number-rows-spanned="1">
            <text:p>222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37"/>
          <table:table-cell table:style-name="ce427" table:number-columns-spanned="8" table:number-rows-spanned="1"/>
          <table:covered-table-cell table:number-columns-repeated="7" table:style-name="ce433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27"/>
          <table:table-cell table:style-name="ce427" table:number-columns-spanned="8" table:number-rows-spanned="1"/>
          <table:covered-table-cell table:number-columns-repeated="7" table:style-name="ce569"/>
          <table:table-cell table:style-name="ce454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2" table:number-rows-spanned="1">
            <text:p>Nombre d’hôtes 1 <text:span text:style-name="T15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7"/>
          <table:table-cell table:style-name="ce491"/>
          <table:table-cell table:style-name="ce433" table:number-columns-repeated="35"/>
          <table:table-cell table:number-columns-repeated="949"/>
        </table:table-row>
        <table:table-row table:style-name="ro4">
          <table:table-cell table:style-name="ce431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9.91.222.225 /26" calcext:value-type="string" table:number-columns-spanned="8" table:number-rows-spanned="1">
            <text:p>209.91.222.225 /26</text:p>
          </table:table-cell>
          <table:covered-table-cell table:number-columns-repeated="7" table:style-name="ce477"/>
          <table:table-cell table:style-name="ce433"/>
          <table:table-cell table:style-name="ce431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33"/>
          <table:table-cell table:style-name="ce435" table:formula="of:=COM.MICROSOFT.CONCAT([.C97:.AD97])" office:value-type="string" office:string-value="209.91.222.192" calcext:value-type="string" table:number-columns-spanned="8" table:number-rows-spanned="1">
            <text:p>209.91.222.192</text:p>
          </table:table-cell>
          <table:covered-table-cell table:number-columns-repeated="7" table:style-name="ce433"/>
          <table:table-cell table:style-name="ce433" table:number-columns-repeated="47"/>
          <table:table-cell table:number-columns-repeated="949"/>
        </table:table-row>
        <table:table-row table:style-name="ro4">
          <table:table-cell table:style-name="ce431" office:value-type="string" calcext:value-type="string">
            <text:p>Gateway 1</text:p>
          </table:table-cell>
          <table:table-cell table:style-name="ce435"/>
          <table:table-cell table:style-name="ce490" table:formula="of:=COM.MICROSOFT.CONCAT([.C99:.AD99])" office:value-type="string" office:string-value="209.91.222.193" calcext:value-type="string" table:number-columns-spanned="8" table:number-rows-spanned="1">
            <text:p>209.91.222.193</text:p>
          </table:table-cell>
          <table:covered-table-cell table:number-columns-repeated="7" table:style-name="ce435"/>
          <table:table-cell table:style-name="ce433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31" office:value-type="string" calcext:value-type="string">
            <text:p>Subnet mask</text:p>
          </table:table-cell>
          <table:table-cell table:style-name="ce435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35"/>
          <table:table-cell table:style-name="ce433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7"/>
          <table:table-cell table:style-name="ce433"/>
          <table:table-cell table:style-name="ce491"/>
          <table:table-cell table:style-name="ce433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3" calcext:value-type="float" table:number-columns-spanned="8" table:number-rows-spanned="1">
            <text:p>43</text:p>
          </table:table-cell>
          <table:covered-table-cell table:number-columns-repeated="7" table:style-name="ce501"/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0" calcext:value-type="float">
            <text:p>0</text:p>
          </table:table-cell>
          <table:table-cell table:style-name="ce503" table:formula="of:=INT(DEC2BIN([.C109])/10^3)-10*INT(DEC2BIN([.C109])/10^4)" office:value-type="float" office:value="1" calcext:value-type="float">
            <text:p>1</text:p>
          </table:table-cell>
          <table:table-cell table:style-name="ce503" table:formula="of:=INT(DEC2BIN([.C109])/10^2)-10*INT(DEC2BIN([.C109])/10^3)" office:value-type="float" office:value="0" calcext:value-type="float">
            <text:p>0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1" calcext:value-type="float">
            <text:p>1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0" calcext:value-type="float">
            <text:p>0</text:p>
          </table:table-cell>
          <table:table-cell table:style-name="ce503" table:formula="of:=INT(DEC2BIN([.U109])/10^5)-10*INT(DEC2BIN([.U109])/10^6)" office:value-type="float" office:value="1" calcext:value-type="float">
            <text:p>1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0" calcext:value-type="float">
            <text:p>0</text:p>
          </table:table-cell>
          <table:table-cell table:style-name="ce503" table:formula="of:=INT(DEC2BIN([.U109])/10^2)-10*INT(DEC2BIN([.U109])/10^3)" office:value-type="float" office:value="1" calcext:value-type="float">
            <text:p>1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0" calcext:value-type="float">
            <text:p>0</text:p>
          </table:table-cell>
          <table:table-cell table:style-name="ce503" table:formula="of:=INT(DEC2BIN([.AD109])/10^3)-10*INT(DEC2BIN([.AD109])/10^4)" office:value-type="float" office:value="1" calcext:value-type="float">
            <text:p>1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1" calcext:value-type="float">
            <text:p>1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1" table:number-rows-spanned="2">
            <text:p>Masque de sous-réseau 2</text:p>
            <text:p><text:span text:style-name="T15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1"/>
          <table:table-cell table:style-name="ce370"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0" calcext:value-type="float">
            <text:p>0</text:p>
          </table:table-cell>
          <table:table-cell table:style-name="ce504" table:formula="of:=INT(DEC2BIN([.AD111])/10^5)-10*INT(DEC2BIN([.AD111])/10^6)" office:value-type="float" office:value="0" calcext:value-type="float">
            <text:p>0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5" calcext:value-type="float">
            <text:p>/25</text:p>
          </table:table-cell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1" table:number-rows-spanned="2">
            <text:p><text:span text:style-name="T10">Adresse réseau 2 </text:span><text:span text:style-name="T16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0" calcext:value-type="float">
            <text:p>0</text:p>
          </table:table-cell>
          <table:table-cell table:style-name="ce505" table:formula="of:=[.G110]*[.G112]" office:value-type="float" office:value="1" calcext:value-type="float">
            <text:p>1</text:p>
          </table:table-cell>
          <table:table-cell table:style-name="ce505" table:formula="of:=[.H110]*[.H112]" office:value-type="float" office:value="0" calcext:value-type="float">
            <text:p>0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1" calcext:value-type="float">
            <text:p>1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0" calcext:value-type="float">
            <text:p>0</text:p>
          </table:table-cell>
          <table:table-cell table:style-name="ce505" table:formula="of:=[.W110]*[.W112]" office:value-type="float" office:value="1" calcext:value-type="float">
            <text:p>1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0" calcext:value-type="float">
            <text:p>0</text:p>
          </table:table-cell>
          <table:table-cell table:style-name="ce505" table:formula="of:=[.Z110]*[.Z112]" office:value-type="float" office:value="1" calcext:value-type="float">
            <text:p>1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0" calcext:value-type="float">
            <text:p>0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5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0" calcext:value-type="float">
            <text:p>0</text:p>
          </table:table-cell>
          <table:table-cell table:style-name="ce507" table:formula="of:=INT(DEC2BIN([.C116])/10^3)-10*INT(DEC2BIN([.C116])/10^4)" office:value-type="float" office:value="1" calcext:value-type="float">
            <text:p>1</text:p>
          </table:table-cell>
          <table:table-cell table:style-name="ce507" table:formula="of:=INT(DEC2BIN([.C116])/10^2)-10*INT(DEC2BIN([.C116])/10^3)" office:value-type="float" office:value="0" calcext:value-type="float">
            <text:p>0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1" calcext:value-type="float">
            <text:p>1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0" calcext:value-type="float">
            <text:p>0</text:p>
          </table:table-cell>
          <table:table-cell table:style-name="ce507" table:formula="of:=INT(DEC2BIN([.U116])/10^5)-10*INT(DEC2BIN([.U116])/10^6)" office:value-type="float" office:value="1" calcext:value-type="float">
            <text:p>1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0" calcext:value-type="float">
            <text:p>0</text:p>
          </table:table-cell>
          <table:table-cell table:style-name="ce507" table:formula="of:=INT(DEC2BIN([.U116])/10^2)-10*INT(DEC2BIN([.U116])/10^3)" office:value-type="float" office:value="1" calcext:value-type="float">
            <text:p>1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0" calcext:value-type="float">
            <text:p>0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5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0" calcext:value-type="float">
            <text:p>0</text:p>
          </table:table-cell>
          <table:table-cell table:style-name="ce507" table:formula="of:=INT(DEC2BIN([.C118])/10^3)-10*INT(DEC2BIN([.C118])/10^4)" office:value-type="float" office:value="1" calcext:value-type="float">
            <text:p>1</text:p>
          </table:table-cell>
          <table:table-cell table:style-name="ce507" table:formula="of:=INT(DEC2BIN([.C118])/10^2)-10*INT(DEC2BIN([.C118])/10^3)" office:value-type="float" office:value="0" calcext:value-type="float">
            <text:p>0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1" calcext:value-type="float">
            <text:p>1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0" calcext:value-type="float">
            <text:p>0</text:p>
          </table:table-cell>
          <table:table-cell table:style-name="ce507" table:formula="of:=INT(DEC2BIN([.U118])/10^5)-10*INT(DEC2BIN([.U118])/10^6)" office:value-type="float" office:value="1" calcext:value-type="float">
            <text:p>1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0" calcext:value-type="float">
            <text:p>0</text:p>
          </table:table-cell>
          <table:table-cell table:style-name="ce507" table:formula="of:=INT(DEC2BIN([.U118])/10^2)-10*INT(DEC2BIN([.U118])/10^3)" office:value-type="float" office:value="1" calcext:value-type="float">
            <text:p>1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1" calcext:value-type="float">
            <text:p>1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5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0" calcext:value-type="float">
            <text:p>0</text:p>
          </table:table-cell>
          <table:table-cell table:style-name="ce503" table:formula="of:=IF([.G112]=1;[.G110];1)" office:value-type="float" office:value="1" calcext:value-type="float">
            <text:p>1</text:p>
          </table:table-cell>
          <table:table-cell table:style-name="ce503" table:formula="of:=IF([.H112]=1;[.H110];1)" office:value-type="float" office:value="0" calcext:value-type="float">
            <text:p>0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1" calcext:value-type="float">
            <text:p>1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0" calcext:value-type="float">
            <text:p>0</text:p>
          </table:table-cell>
          <table:table-cell table:style-name="ce503" table:formula="of:=IF([.W112]=1;[.W110];1)" office:value-type="float" office:value="1" calcext:value-type="float">
            <text:p>1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0" calcext:value-type="float">
            <text:p>0</text:p>
          </table:table-cell>
          <table:table-cell table:style-name="ce503" table:formula="of:=IF([.Z112]=1;[.Z110];1)" office:value-type="float" office:value="1" calcext:value-type="float">
            <text:p>1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1" calcext:value-type="float">
            <text:p>1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424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00" calcext:value-type="float" table:number-columns-spanned="8" table:number-rows-spanned="1">
            <text:p>20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88" calcext:value-type="float" table:number-columns-spanned="8" table:number-rows-spanned="1">
            <text:p>18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164" calcext:value-type="float" table:number-columns-spanned="8" table:number-rows-spanned="1">
            <text:p>164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4" office:value-type="string" calcext:value-type="string" table:number-columns-spanned="2" table:number-rows-spanned="1">
            <text:p>Nombre d’hôtes 2 <text:span text:style-name="T15">(Available host)</text:span></text:p>
          </table:table-cell>
          <table:covered-table-cell/>
          <table:table-cell table:style-name="ce490" table:formula="of:=2^COUNTIF([.C112:.AK112];&quot;0&quot;)-2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33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31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00.188.164.43 /25" calcext:value-type="string" table:number-columns-spanned="8" table:number-rows-spanned="1">
            <text:p>200.188.164.43 /25</text:p>
          </table:table-cell>
          <table:covered-table-cell table:number-columns-repeated="7" table:style-name="ce477"/>
          <table:table-cell table:style-name="ce433"/>
          <table:table-cell table:style-name="ce431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33"/>
          <table:table-cell table:style-name="ce435" table:formula="of:=COM.MICROSOFT.CONCAT([.C114:.AD114])" office:value-type="string" office:string-value="200.188.164.0" calcext:value-type="string" table:number-columns-spanned="8" table:number-rows-spanned="1">
            <text:p>200.188.164.0</text:p>
          </table:table-cell>
          <table:covered-table-cell table:number-columns-repeated="7" table:style-name="ce433"/>
          <table:table-cell table:style-name="ce433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31" office:value-type="string" calcext:value-type="string">
            <text:p>Gateway 2</text:p>
          </table:table-cell>
          <table:table-cell table:style-name="ce435"/>
          <table:table-cell table:style-name="ce490" table:formula="of:=COM.MICROSOFT.CONCAT([.C116:.AD116])" office:value-type="string" office:string-value="200.188.164.1" calcext:value-type="string" table:number-columns-spanned="8" table:number-rows-spanned="1">
            <text:p>200.188.164.1</text:p>
          </table:table-cell>
          <table:covered-table-cell table:number-columns-repeated="7" table:style-name="ce435"/>
          <table:table-cell table:style-name="ce433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31" office:value-type="string" calcext:value-type="string">
            <text:p>Subnet mask</text:p>
          </table:table-cell>
          <table:table-cell table:style-name="ce435"/>
          <table:table-cell table:style-name="ce490" table:formula="of:=COM.MICROSOFT.CONCAT([.C111:.AD111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435"/>
          <table:table-cell table:style-name="ce433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27"/>
          <table:table-cell table:style-name="ce433"/>
          <table:table-cell table:style-name="ce491"/>
          <table:table-cell table:style-name="ce433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0780647708508765" calcext:value-type="float">
            <text:p>0,0780647708508765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12535113970352" calcext:value-type="float">
            <text:p>0,612535113970352</text:p>
          </table:table-cell>
          <table:table-cell table:style-name="ce467" table:formula="of:=RANK([.A128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426608751496" calcext:value-type="float">
            <text:p>0,3426608751496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1149456576903" calcext:value-type="float">
            <text:p>0,401149456576903</text:p>
          </table:table-cell>
          <table:table-cell table:style-name="ce467" table:formula="of:=RANK([.A130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203441660832512" calcext:value-type="float">
            <text:p>0,203441660832512</text:p>
          </table:table-cell>
          <table:table-cell table:style-name="ce467" table:formula="of:=RANK([.A131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256020467297847" calcext:value-type="float">
            <text:p>0,256020467297847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313926022895928" calcext:value-type="float">
            <text:p>0,313926022895928</text:p>
          </table:table-cell>
          <table:table-cell table:style-name="ce467" table:formula="of:=RANK([.A133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06370264897914" calcext:value-type="float">
            <text:p>0,406370264897914</text:p>
          </table:table-cell>
          <table:table-cell table:style-name="ce467" table:formula="of:=RANK([.A135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548555914492889" calcext:value-type="float">
            <text:p>0,548555914492889</text:p>
          </table:table-cell>
          <table:table-cell table:style-name="ce467" table:formula="of:=RANK([.A136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754956774580698" calcext:value-type="float">
            <text:p>0,754956774580698</text:p>
          </table:table-cell>
          <table:table-cell table:style-name="ce467" table:formula="of:=RANK([.A137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526562713295313" calcext:value-type="float">
            <text:p>0,526562713295313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03115044788782" calcext:value-type="float">
            <text:p>0,903115044788782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287078928665117" calcext:value-type="float">
            <text:p>0,0287078928665117</text:p>
          </table:table-cell>
          <table:table-cell table:style-name="ce467" table:formula="of:=RANK([.A140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786818605963706" calcext:value-type="float">
            <text:p>0,786818605963706</text:p>
          </table:table-cell>
          <table:table-cell table:style-name="ce467" table:formula="of:=RANK([.A141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204603044807681" calcext:value-type="float">
            <text:p>0,204603044807681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514418790302074" calcext:value-type="float">
            <text:p>0,514418790302074</text:p>
          </table:table-cell>
          <table:table-cell table:style-name="ce467" table:formula="of:=RANK([.A143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62366141430248" calcext:value-type="float">
            <text:p>0,762366141430248</text:p>
          </table:table-cell>
          <table:table-cell table:style-name="ce467" table:formula="of:=RANK([.A145];[.$A$145:.$A$161];0)" office:value-type="float" office:value="6" calcext:value-type="float">
            <text:p>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873798547576264" calcext:value-type="float">
            <text:p>0,873798547576264</text:p>
          </table:table-cell>
          <table:table-cell table:style-name="ce467" table:formula="of:=RANK([.A146];[.$A$145:.$A$161];0)" office:value-type="float" office:value="2" calcext:value-type="float">
            <text:p>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908137947318367" calcext:value-type="float">
            <text:p>0,908137947318367</text:p>
          </table:table-cell>
          <table:table-cell table:style-name="ce467" table:formula="of:=RANK([.A147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859497195837523" calcext:value-type="float">
            <text:p>0,859497195837523</text:p>
          </table:table-cell>
          <table:table-cell table:style-name="ce467" table:formula="of:=RANK([.A148];[.$A$145:.$A$161];0)" office:value-type="float" office:value="3" calcext:value-type="float">
            <text:p>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822378064503064" calcext:value-type="float">
            <text:p>0,822378064503064</text:p>
          </table:table-cell>
          <table:table-cell table:style-name="ce467" table:formula="of:=RANK([.A149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385660517161509" calcext:value-type="float">
            <text:p>0,385660517161509</text:p>
          </table:table-cell>
          <table:table-cell table:style-name="ce467" table:formula="of:=RANK([.A150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78487351051703" calcext:value-type="float">
            <text:p>0,178487351051703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547476901980996" calcext:value-type="float">
            <text:p>0,547476901980996</text:p>
          </table:table-cell>
          <table:table-cell table:style-name="ce467" table:formula="of:=RANK([.A152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0380082492210925" calcext:value-type="float">
            <text:p>0,0380082492210925</text:p>
          </table:table-cell>
          <table:table-cell table:style-name="ce467" table:formula="of:=RANK([.A153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807508174598777" calcext:value-type="float">
            <text:p>0,807508174598777</text:p>
          </table:table-cell>
          <table:table-cell table:style-name="ce467" table:formula="of:=RANK([.A154];[.$A$145:.$A$161];0)" office:value-type="float" office:value="5" calcext:value-type="float">
            <text:p>5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692653399776363" calcext:value-type="float">
            <text:p>0,692653399776363</text:p>
          </table:table-cell>
          <table:table-cell table:style-name="ce467" table:formula="of:=RANK([.A155];[.$A$145:.$A$161];0)" office:value-type="float" office:value="7" calcext:value-type="float">
            <text:p>7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445164275784779" calcext:value-type="float">
            <text:p>0,445164275784779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615772140838239" calcext:value-type="float">
            <text:p>0,615772140838239</text:p>
          </table:table-cell>
          <table:table-cell table:style-name="ce467" table:formula="of:=RANK([.A157];[.$A$145:.$A$161];0)" office:value-type="float" office:value="8" calcext:value-type="float">
            <text:p>8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059546680479074" calcext:value-type="float">
            <text:p>0,059546680479074</text:p>
          </table:table-cell>
          <table:table-cell table:style-name="ce467" table:formula="of:=RANK([.A158];[.$A$145:.$A$161];0)" office:value-type="float" office:value="16" calcext:value-type="float">
            <text:p>1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583090232616288" calcext:value-type="float">
            <text:p>0,583090232616288</text:p>
          </table:table-cell>
          <table:table-cell table:style-name="ce467" table:formula="of:=RANK([.A159];[.$A$145:.$A$161];0)" office:value-type="float" office:value="9" calcext:value-type="float">
            <text:p>9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151132661148739" calcext:value-type="float">
            <text:p>0,151132661148739</text:p>
          </table:table-cell>
          <table:table-cell table:style-name="ce467" table:formula="of:=RANK([.A160];[.$A$145:.$A$161];0)" office:value-type="float" office:value="15" calcext:value-type="float">
            <text:p>15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48779394203942" calcext:value-type="float">
            <text:p>0,548779394203942</text:p>
          </table:table-cell>
          <table:table-cell table:style-name="ce467" table:formula="of:=RANK([.A161];[.$A$145:.$A$161];0)" office:value-type="float" office:value="10" calcext:value-type="float">
            <text:p>10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13" calcext:value-type="float">
            <text:p>/13</text:p>
          </table:table-cell>
          <table:table-cell table:style-name="ce492" table:formula="of:=INDEX([.$C$145:.$C$161];[.B14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427" table:number-columns-repeated="2"/>
          <table:table-cell table:style-name="ce433" table:number-columns-repeated="7"/>
          <table:table-cell table:style-name="ce427" table:number-columns-repeated="11"/>
          <table:table-cell table:style-name="ce433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13" calcext:value-type="float">
            <text:p>/13</text:p>
          </table:table-cell>
          <table:table-cell table:style-name="ce499" table:formula="of:=COM.MICROSOFT.CONCAT([.C165:.AD165])" office:value-type="string" office:string-value="255.248.0.0" calcext:value-type="string" table:number-columns-spanned="8" table:number-rows-spanned="1">
            <text:p>255.248.0.0</text:p>
          </table:table-cell>
          <table:covered-table-cell table:number-columns-repeated="7" table:style-name="ce513"/>
          <table:table-cell table:style-name="ce427" table:number-columns-repeated="2"/>
          <table:table-cell table:style-name="ce433" table:number-columns-repeated="7"/>
          <table:table-cell table:style-name="ce427" table:number-columns-repeated="11"/>
          <table:table-cell table:style-name="ce433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22" calcext:value-type="float">
            <text:p>/22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252" calcext:value-type="float" table:number-columns-spanned="8" table:number-rows-spanned="1">
            <text:p>25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19" calcext:value-type="float">
            <text:p>/19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37"/>
          <table:table-cell table:style-name="ce499" table:formula="of:=COM.MICROSOFT.CONCAT([.C168:.AD168])" office:value-type="string" office:string-value="255.255.252.0" calcext:value-type="string" table:number-columns-spanned="8" table:number-rows-spanned="1">
            <text:p>255.255.25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37"/>
          <table:table-cell table:style-name="ce499" table:formula="of:=COM.MICROSOFT.CONCAT([.C169:.AD169])" office:value-type="string" office:string-value="255.255.224.0" calcext:value-type="string" table:number-columns-spanned="8" table:number-rows-spanned="1">
            <text:p>255.255.224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KSUhX1n7clAxh+zFTOIDZiIzc9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number-columns-repeated="3" table:default-cell-style-name="ce663"/>
        <table:table-column table:style-name="co27" table:default-cell-style-name="ce663"/>
        <table:table-column table:style-name="co1" table:default-cell-style-name="ce663"/>
        <table:table-column table:style-name="co28" table:number-columns-repeated="4" table:default-cell-style-name="ce663"/>
        <table:table-column table:style-name="co29" table:default-cell-style-name="ce663"/>
        <table:table-column table:style-name="co30" table:number-columns-repeated="35" table:default-cell-style-name="ce663"/>
        <table:table-column table:style-name="co31" table:default-cell-style-name="ce663"/>
        <table:table-column table:style-name="co32" table:default-cell-style-name="ce663"/>
        <table:table-column table:style-name="co33" table:number-columns-repeated="8" table:default-cell-style-name="ce663"/>
        <table:table-column table:style-name="co34" table:default-cell-style-name="ce663"/>
        <table:table-column table:style-name="co33" table:number-columns-repeated="8" table:default-cell-style-name="ce663"/>
        <table:table-column table:style-name="co34" table:default-cell-style-name="ce663"/>
        <table:table-column table:style-name="co33" table:number-columns-repeated="8" table:default-cell-style-name="ce663"/>
        <table:table-column table:style-name="co34" table:default-cell-style-name="ce663"/>
        <table:table-column table:style-name="co33" table:number-columns-repeated="8" table:default-cell-style-name="ce663"/>
        <table:table-column table:style-name="co35" table:default-cell-style-name="ce663"/>
        <table:table-column table:style-name="co1" table:default-cell-style-name="ce663"/>
        <table:table-column table:style-name="co36" table:default-cell-style-name="ce663"/>
        <table:table-column table:style-name="co13" table:default-cell-style-name="ce663"/>
        <table:table-column table:style-name="co37" table:default-cell-style-name="ce663"/>
        <table:table-column table:style-name="co1" table:default-cell-style-name="ce663"/>
        <table:table-column table:style-name="co38" table:default-cell-style-name="ce663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94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94"/>
          <table:table-cell table:style-name="ce694" table:formula="of:=IF([.$H$1];&quot;A Faire&quot;;&quot;&quot;)" office:value-type="string" office:string-value="A Faire" calcext:value-type="string">
            <text:p>A Faire</text:p>
          </table:table-cell>
          <table:table-cell table:style-name="ce694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723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79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79"/>
          <table:table-cell table:style-name="ce687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94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732" table:number-columns-spanned="8" table:number-rows-spanned="1"/>
          <table:covered-table-cell table:number-columns-repeated="7" table:style-name="ce671"/>
          <table:table-cell table:style-name="ce732"/>
          <table:table-cell table:style-name="ce732" table:number-columns-spanned="8" table:number-rows-spanned="1"/>
          <table:covered-table-cell table:number-columns-repeated="7" table:style-name="ce671"/>
          <table:table-cell table:style-name="ce732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732"/>
          <table:table-cell table:style-name="ce732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687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723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79" office:value-type="string" calcext:value-type="string">
            <text:p>CIDR</text:p>
          </table:table-cell>
          <table:table-cell table:style-name="ce779" office:value-type="string" calcext:value-type="string">
            <text:p><text:a xlink:href="https://fr.wikipedia.org/wiki/Bit" xlink:type="simple">bits</text:a> disponibles</text:p>
          </table:table-cell>
          <table:table-cell table:style-name="ce779" office:value-type="string" calcext:value-type="string">
            <text:p>Masque de sous-réseau</text:p>
          </table:table-cell>
          <table:table-cell table:style-name="ce779" office:value-type="string" calcext:value-type="string" table:number-columns-spanned="2" table:number-rows-spanned="1">
            <text:p>Nombre d'hôtes par sous-réseau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728"/>
          <table:table-cell table:style-name="ce655"/>
          <table:table-cell table:style-name="ce82" table:number-columns-repeated="7"/>
          <table:table-cell table:style-name="ce728"/>
          <table:table-cell table:style-name="ce655" table:number-columns-repeated="8"/>
          <table:table-cell table:style-name="ce728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7">31</text:span>-2 = 2 147 483 646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5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732" table:number-columns-spanned="8" table:number-rows-spanned="1"/>
          <table:covered-table-cell table:number-columns-repeated="7" table:style-name="ce671"/>
          <table:table-cell table:style-name="ce732"/>
          <table:table-cell table:style-name="ce732" table:number-columns-spanned="8" table:number-rows-spanned="1"/>
          <table:covered-table-cell table:number-columns-repeated="7" table:style-name="ce671"/>
          <table:table-cell table:style-name="ce732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732"/>
          <table:table-cell table:style-name="ce732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7">30</text:span>-2 = 1 073 741 822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7">29</text:span>-2 = 536 870 910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7">28</text:span>-2 = 268 435 454 </text:p>
          </table:table-cell>
          <table:covered-table-cell table:style-name="ce687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6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7">27</text:span>-2 = 134 217 726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7">26</text:span>-2 = 67 108 862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7">25</text:span>-2 = 33 554 430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5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7">24</text:span>-2 = 16 777 214 </text:p>
          </table:table-cell>
          <table:covered-table-cell table:style-name="ce687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7">23</text:span>-2 = 8 388 60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number-columns-repeated="12"/>
          <table:table-cell table:style-name="ce728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7">22</text:span>-2 = 4 194 30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5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7">21</text:span>-2 = 2 097 150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7">20</text:span>-2 = 1 048 574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7">19</text:span>-2 = 524 28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687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5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7">18</text:span>-2 = 262 14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7">17</text:span>-2 = 131 070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7">16</text:span>-2 = 65 534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office:value-type="string" calcext:value-type="string" table:number-columns-spanned="2" table:number-rows-spanned="1">
            <text:p>Nombre d’hôtes <text:span text:style-name="T15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7">15</text:span>-2 = 32 76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7">14</text:span>-2 = 16 38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73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732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7">13</text:span>-2 = 8 190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3])/10^7)" office:value-type="float" office:value="1" calcext:value-type="float">
            <text:p>1</text:p>
          </table:table-cell>
          <table:table-cell table:style-name="ce776" table:formula="of:=INT(DEC2BIN([.O23])/10^6)-10*INT(DEC2BIN([.O23])/10^7)" office:value-type="float" office:value="1" calcext:value-type="float">
            <text:p>1</text:p>
          </table:table-cell>
          <table:table-cell table:style-name="ce776" table:formula="of:=INT(DEC2BIN([.O23])/10^5)-10*INT(DEC2BIN([.O23])/10^6)" office:value-type="float" office:value="1" calcext:value-type="float">
            <text:p>1</text:p>
          </table:table-cell>
          <table:table-cell table:style-name="ce776" table:formula="of:=INT(DEC2BIN([.O23])/10^4)-10*INT(DEC2BIN([.O23])/10^5)" office:value-type="float" office:value="1" calcext:value-type="float">
            <text:p>1</text:p>
          </table:table-cell>
          <table:table-cell table:style-name="ce776" table:formula="of:=INT(DEC2BIN([.O23])/10^3)-10*INT(DEC2BIN([.O23])/10^4)" office:value-type="float" office:value="1" calcext:value-type="float">
            <text:p>1</text:p>
          </table:table-cell>
          <table:table-cell table:style-name="ce776" table:formula="of:=INT(DEC2BIN([.O23])/10^2)-10*INT(DEC2BIN([.O23])/10^3)" office:value-type="float" office:value="1" calcext:value-type="float">
            <text:p>1</text:p>
          </table:table-cell>
          <table:table-cell table:style-name="ce776" table:formula="of:=INT(DEC2BIN([.O23])/10^1)-10*INT(DEC2BIN([.O23])/10^2)" office:value-type="float" office:value="1" calcext:value-type="float">
            <text:p>1</text:p>
          </table:table-cell>
          <table:table-cell table:style-name="ce776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3])/10^7)" office:value-type="float" office:value="1" calcext:value-type="float">
            <text:p>1</text:p>
          </table:table-cell>
          <table:table-cell table:style-name="ce776" table:formula="of:=INT(DEC2BIN([.X23])/10^6)-10*INT(DEC2BIN([.X23])/10^7)" office:value-type="float" office:value="1" calcext:value-type="float">
            <text:p>1</text:p>
          </table:table-cell>
          <table:table-cell table:style-name="ce776" table:formula="of:=INT(DEC2BIN([.X23])/10^5)-10*INT(DEC2BIN([.X23])/10^6)" office:value-type="float" office:value="1" calcext:value-type="float">
            <text:p>1</text:p>
          </table:table-cell>
          <table:table-cell table:style-name="ce776" table:formula="of:=INT(DEC2BIN([.X23])/10^4)-10*INT(DEC2BIN([.X23])/10^5)" office:value-type="float" office:value="1" calcext:value-type="float">
            <text:p>1</text:p>
          </table:table-cell>
          <table:table-cell table:style-name="ce776" table:formula="of:=INT(DEC2BIN([.X23])/10^3)-10*INT(DEC2BIN([.X23])/10^4)" office:value-type="float" office:value="1" calcext:value-type="float">
            <text:p>1</text:p>
          </table:table-cell>
          <table:table-cell table:style-name="ce776" table:formula="of:=INT(DEC2BIN([.X23])/10^2)-10*INT(DEC2BIN([.X23])/10^3)" office:value-type="float" office:value="1" calcext:value-type="float">
            <text:p>1</text:p>
          </table:table-cell>
          <table:table-cell table:style-name="ce776" table:formula="of:=INT(DEC2BIN([.X23])/10^1)-10*INT(DEC2BIN([.X23])/10^2)" office:value-type="float" office:value="1" calcext:value-type="float">
            <text:p>1</text:p>
          </table:table-cell>
          <table:table-cell table:style-name="ce776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3])/10^7)" office:value-type="float" office:value="1" calcext:value-type="float">
            <text:p>1</text:p>
          </table:table-cell>
          <table:table-cell table:style-name="ce776" table:formula="of:=INT(DEC2BIN([.AG23])/10^6)-10*INT(DEC2BIN([.AG23])/10^7)" office:value-type="float" office:value="1" calcext:value-type="float">
            <text:p>1</text:p>
          </table:table-cell>
          <table:table-cell table:style-name="ce776" table:formula="of:=INT(DEC2BIN([.AG23])/10^5)-10*INT(DEC2BIN([.AG23])/10^6)" office:value-type="float" office:value="1" calcext:value-type="float">
            <text:p>1</text:p>
          </table:table-cell>
          <table:table-cell table:style-name="ce776" table:formula="of:=INT(DEC2BIN([.AG23])/10^4)-10*INT(DEC2BIN([.AG23])/10^5)" office:value-type="float" office:value="1" calcext:value-type="float">
            <text:p>1</text:p>
          </table:table-cell>
          <table:table-cell table:style-name="ce776" table:formula="of:=INT(DEC2BIN([.AG23])/10^3)-10*INT(DEC2BIN([.AG23])/10^4)" office:value-type="float" office:value="1" calcext:value-type="float">
            <text:p>1</text:p>
          </table:table-cell>
          <table:table-cell table:style-name="ce776" table:formula="of:=INT(DEC2BIN([.AG23])/10^2)-10*INT(DEC2BIN([.AG23])/10^3)" office:value-type="float" office:value="1" calcext:value-type="float">
            <text:p>1</text:p>
          </table:table-cell>
          <table:table-cell table:style-name="ce776" table:formula="of:=INT(DEC2BIN([.AG23])/10^1)-10*INT(DEC2BIN([.AG23])/10^2)" office:value-type="float" office:value="1" calcext:value-type="float">
            <text:p>1</text:p>
          </table:table-cell>
          <table:table-cell table:style-name="ce776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3])/10^7)" office:value-type="float" office:value="0" calcext:value-type="float">
            <text:p>0</text:p>
          </table:table-cell>
          <table:table-cell table:style-name="ce776" table:formula="of:=INT(DEC2BIN([.AP23])/10^6)-10*INT(DEC2BIN([.AP23])/10^7)" office:value-type="float" office:value="0" calcext:value-type="float">
            <text:p>0</text:p>
          </table:table-cell>
          <table:table-cell table:style-name="ce776" table:formula="of:=INT(DEC2BIN([.AP23])/10^5)-10*INT(DEC2BIN([.AP23])/10^6)" office:value-type="float" office:value="0" calcext:value-type="float">
            <text:p>0</text:p>
          </table:table-cell>
          <table:table-cell table:style-name="ce776" table:formula="of:=INT(DEC2BIN([.AP23])/10^4)-10*INT(DEC2BIN([.AP23])/10^5)" office:value-type="float" office:value="0" calcext:value-type="float">
            <text:p>0</text:p>
          </table:table-cell>
          <table:table-cell table:style-name="ce776" table:formula="of:=INT(DEC2BIN([.AP23])/10^3)-10*INT(DEC2BIN([.AP23])/10^4)" office:value-type="float" office:value="0" calcext:value-type="float">
            <text:p>0</text:p>
          </table:table-cell>
          <table:table-cell table:style-name="ce776" table:formula="of:=INT(DEC2BIN([.AP23])/10^2)-10*INT(DEC2BIN([.AP23])/10^3)" office:value-type="float" office:value="0" calcext:value-type="float">
            <text:p>0</text:p>
          </table:table-cell>
          <table:table-cell table:style-name="ce776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7">12</text:span>-2 = 4 094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4])/10^7)" office:value-type="float" office:value="1" calcext:value-type="float">
            <text:p>1</text:p>
          </table:table-cell>
          <table:table-cell table:style-name="ce776" table:formula="of:=INT(DEC2BIN([.O24])/10^6)-10*INT(DEC2BIN([.O24])/10^7)" office:value-type="float" office:value="1" calcext:value-type="float">
            <text:p>1</text:p>
          </table:table-cell>
          <table:table-cell table:style-name="ce776" table:formula="of:=INT(DEC2BIN([.O24])/10^5)-10*INT(DEC2BIN([.O24])/10^6)" office:value-type="float" office:value="1" calcext:value-type="float">
            <text:p>1</text:p>
          </table:table-cell>
          <table:table-cell table:style-name="ce776" table:formula="of:=INT(DEC2BIN([.O24])/10^4)-10*INT(DEC2BIN([.O24])/10^5)" office:value-type="float" office:value="1" calcext:value-type="float">
            <text:p>1</text:p>
          </table:table-cell>
          <table:table-cell table:style-name="ce776" table:formula="of:=INT(DEC2BIN([.O24])/10^3)-10*INT(DEC2BIN([.O24])/10^4)" office:value-type="float" office:value="1" calcext:value-type="float">
            <text:p>1</text:p>
          </table:table-cell>
          <table:table-cell table:style-name="ce776" table:formula="of:=INT(DEC2BIN([.O24])/10^2)-10*INT(DEC2BIN([.O24])/10^3)" office:value-type="float" office:value="1" calcext:value-type="float">
            <text:p>1</text:p>
          </table:table-cell>
          <table:table-cell table:style-name="ce776" table:formula="of:=INT(DEC2BIN([.O24])/10^1)-10*INT(DEC2BIN([.O24])/10^2)" office:value-type="float" office:value="1" calcext:value-type="float">
            <text:p>1</text:p>
          </table:table-cell>
          <table:table-cell table:style-name="ce776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4])/10^7)" office:value-type="float" office:value="1" calcext:value-type="float">
            <text:p>1</text:p>
          </table:table-cell>
          <table:table-cell table:style-name="ce776" table:formula="of:=INT(DEC2BIN([.X24])/10^6)-10*INT(DEC2BIN([.X24])/10^7)" office:value-type="float" office:value="1" calcext:value-type="float">
            <text:p>1</text:p>
          </table:table-cell>
          <table:table-cell table:style-name="ce776" table:formula="of:=INT(DEC2BIN([.X24])/10^5)-10*INT(DEC2BIN([.X24])/10^6)" office:value-type="float" office:value="1" calcext:value-type="float">
            <text:p>1</text:p>
          </table:table-cell>
          <table:table-cell table:style-name="ce776" table:formula="of:=INT(DEC2BIN([.X24])/10^4)-10*INT(DEC2BIN([.X24])/10^5)" office:value-type="float" office:value="1" calcext:value-type="float">
            <text:p>1</text:p>
          </table:table-cell>
          <table:table-cell table:style-name="ce776" table:formula="of:=INT(DEC2BIN([.X24])/10^3)-10*INT(DEC2BIN([.X24])/10^4)" office:value-type="float" office:value="1" calcext:value-type="float">
            <text:p>1</text:p>
          </table:table-cell>
          <table:table-cell table:style-name="ce776" table:formula="of:=INT(DEC2BIN([.X24])/10^2)-10*INT(DEC2BIN([.X24])/10^3)" office:value-type="float" office:value="1" calcext:value-type="float">
            <text:p>1</text:p>
          </table:table-cell>
          <table:table-cell table:style-name="ce776" table:formula="of:=INT(DEC2BIN([.X24])/10^1)-10*INT(DEC2BIN([.X24])/10^2)" office:value-type="float" office:value="1" calcext:value-type="float">
            <text:p>1</text:p>
          </table:table-cell>
          <table:table-cell table:style-name="ce776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4])/10^7)" office:value-type="float" office:value="1" calcext:value-type="float">
            <text:p>1</text:p>
          </table:table-cell>
          <table:table-cell table:style-name="ce776" table:formula="of:=INT(DEC2BIN([.AG24])/10^6)-10*INT(DEC2BIN([.AG24])/10^7)" office:value-type="float" office:value="1" calcext:value-type="float">
            <text:p>1</text:p>
          </table:table-cell>
          <table:table-cell table:style-name="ce776" table:formula="of:=INT(DEC2BIN([.AG24])/10^5)-10*INT(DEC2BIN([.AG24])/10^6)" office:value-type="float" office:value="1" calcext:value-type="float">
            <text:p>1</text:p>
          </table:table-cell>
          <table:table-cell table:style-name="ce776" table:formula="of:=INT(DEC2BIN([.AG24])/10^4)-10*INT(DEC2BIN([.AG24])/10^5)" office:value-type="float" office:value="1" calcext:value-type="float">
            <text:p>1</text:p>
          </table:table-cell>
          <table:table-cell table:style-name="ce776" table:formula="of:=INT(DEC2BIN([.AG24])/10^3)-10*INT(DEC2BIN([.AG24])/10^4)" office:value-type="float" office:value="1" calcext:value-type="float">
            <text:p>1</text:p>
          </table:table-cell>
          <table:table-cell table:style-name="ce776" table:formula="of:=INT(DEC2BIN([.AG24])/10^2)-10*INT(DEC2BIN([.AG24])/10^3)" office:value-type="float" office:value="1" calcext:value-type="float">
            <text:p>1</text:p>
          </table:table-cell>
          <table:table-cell table:style-name="ce776" table:formula="of:=INT(DEC2BIN([.AG24])/10^1)-10*INT(DEC2BIN([.AG24])/10^2)" office:value-type="float" office:value="1" calcext:value-type="float">
            <text:p>1</text:p>
          </table:table-cell>
          <table:table-cell table:style-name="ce776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4])/10^7)" office:value-type="float" office:value="1" calcext:value-type="float">
            <text:p>1</text:p>
          </table:table-cell>
          <table:table-cell table:style-name="ce776" table:formula="of:=INT(DEC2BIN([.AP24])/10^6)-10*INT(DEC2BIN([.AP24])/10^7)" office:value-type="float" office:value="0" calcext:value-type="float">
            <text:p>0</text:p>
          </table:table-cell>
          <table:table-cell table:style-name="ce776" table:formula="of:=INT(DEC2BIN([.AP24])/10^5)-10*INT(DEC2BIN([.AP24])/10^6)" office:value-type="float" office:value="0" calcext:value-type="float">
            <text:p>0</text:p>
          </table:table-cell>
          <table:table-cell table:style-name="ce776" table:formula="of:=INT(DEC2BIN([.AP24])/10^4)-10*INT(DEC2BIN([.AP24])/10^5)" office:value-type="float" office:value="0" calcext:value-type="float">
            <text:p>0</text:p>
          </table:table-cell>
          <table:table-cell table:style-name="ce776" table:formula="of:=INT(DEC2BIN([.AP24])/10^3)-10*INT(DEC2BIN([.AP24])/10^4)" office:value-type="float" office:value="0" calcext:value-type="float">
            <text:p>0</text:p>
          </table:table-cell>
          <table:table-cell table:style-name="ce776" table:formula="of:=INT(DEC2BIN([.AP24])/10^2)-10*INT(DEC2BIN([.AP24])/10^3)" office:value-type="float" office:value="0" calcext:value-type="float">
            <text:p>0</text:p>
          </table:table-cell>
          <table:table-cell table:style-name="ce776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7">11</text:span>-2 = 2 04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5])/10^7)" office:value-type="float" office:value="1" calcext:value-type="float">
            <text:p>1</text:p>
          </table:table-cell>
          <table:table-cell table:style-name="ce776" table:formula="of:=INT(DEC2BIN([.O25])/10^6)-10*INT(DEC2BIN([.O25])/10^7)" office:value-type="float" office:value="1" calcext:value-type="float">
            <text:p>1</text:p>
          </table:table-cell>
          <table:table-cell table:style-name="ce776" table:formula="of:=INT(DEC2BIN([.O25])/10^5)-10*INT(DEC2BIN([.O25])/10^6)" office:value-type="float" office:value="1" calcext:value-type="float">
            <text:p>1</text:p>
          </table:table-cell>
          <table:table-cell table:style-name="ce776" table:formula="of:=INT(DEC2BIN([.O25])/10^4)-10*INT(DEC2BIN([.O25])/10^5)" office:value-type="float" office:value="1" calcext:value-type="float">
            <text:p>1</text:p>
          </table:table-cell>
          <table:table-cell table:style-name="ce776" table:formula="of:=INT(DEC2BIN([.O25])/10^3)-10*INT(DEC2BIN([.O25])/10^4)" office:value-type="float" office:value="1" calcext:value-type="float">
            <text:p>1</text:p>
          </table:table-cell>
          <table:table-cell table:style-name="ce776" table:formula="of:=INT(DEC2BIN([.O25])/10^2)-10*INT(DEC2BIN([.O25])/10^3)" office:value-type="float" office:value="1" calcext:value-type="float">
            <text:p>1</text:p>
          </table:table-cell>
          <table:table-cell table:style-name="ce776" table:formula="of:=INT(DEC2BIN([.O25])/10^1)-10*INT(DEC2BIN([.O25])/10^2)" office:value-type="float" office:value="1" calcext:value-type="float">
            <text:p>1</text:p>
          </table:table-cell>
          <table:table-cell table:style-name="ce776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5])/10^7)" office:value-type="float" office:value="1" calcext:value-type="float">
            <text:p>1</text:p>
          </table:table-cell>
          <table:table-cell table:style-name="ce776" table:formula="of:=INT(DEC2BIN([.X25])/10^6)-10*INT(DEC2BIN([.X25])/10^7)" office:value-type="float" office:value="1" calcext:value-type="float">
            <text:p>1</text:p>
          </table:table-cell>
          <table:table-cell table:style-name="ce776" table:formula="of:=INT(DEC2BIN([.X25])/10^5)-10*INT(DEC2BIN([.X25])/10^6)" office:value-type="float" office:value="1" calcext:value-type="float">
            <text:p>1</text:p>
          </table:table-cell>
          <table:table-cell table:style-name="ce776" table:formula="of:=INT(DEC2BIN([.X25])/10^4)-10*INT(DEC2BIN([.X25])/10^5)" office:value-type="float" office:value="1" calcext:value-type="float">
            <text:p>1</text:p>
          </table:table-cell>
          <table:table-cell table:style-name="ce776" table:formula="of:=INT(DEC2BIN([.X25])/10^3)-10*INT(DEC2BIN([.X25])/10^4)" office:value-type="float" office:value="1" calcext:value-type="float">
            <text:p>1</text:p>
          </table:table-cell>
          <table:table-cell table:style-name="ce776" table:formula="of:=INT(DEC2BIN([.X25])/10^2)-10*INT(DEC2BIN([.X25])/10^3)" office:value-type="float" office:value="1" calcext:value-type="float">
            <text:p>1</text:p>
          </table:table-cell>
          <table:table-cell table:style-name="ce776" table:formula="of:=INT(DEC2BIN([.X25])/10^1)-10*INT(DEC2BIN([.X25])/10^2)" office:value-type="float" office:value="1" calcext:value-type="float">
            <text:p>1</text:p>
          </table:table-cell>
          <table:table-cell table:style-name="ce776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5])/10^7)" office:value-type="float" office:value="1" calcext:value-type="float">
            <text:p>1</text:p>
          </table:table-cell>
          <table:table-cell table:style-name="ce776" table:formula="of:=INT(DEC2BIN([.AG25])/10^6)-10*INT(DEC2BIN([.AG25])/10^7)" office:value-type="float" office:value="1" calcext:value-type="float">
            <text:p>1</text:p>
          </table:table-cell>
          <table:table-cell table:style-name="ce776" table:formula="of:=INT(DEC2BIN([.AG25])/10^5)-10*INT(DEC2BIN([.AG25])/10^6)" office:value-type="float" office:value="1" calcext:value-type="float">
            <text:p>1</text:p>
          </table:table-cell>
          <table:table-cell table:style-name="ce776" table:formula="of:=INT(DEC2BIN([.AG25])/10^4)-10*INT(DEC2BIN([.AG25])/10^5)" office:value-type="float" office:value="1" calcext:value-type="float">
            <text:p>1</text:p>
          </table:table-cell>
          <table:table-cell table:style-name="ce776" table:formula="of:=INT(DEC2BIN([.AG25])/10^3)-10*INT(DEC2BIN([.AG25])/10^4)" office:value-type="float" office:value="1" calcext:value-type="float">
            <text:p>1</text:p>
          </table:table-cell>
          <table:table-cell table:style-name="ce776" table:formula="of:=INT(DEC2BIN([.AG25])/10^2)-10*INT(DEC2BIN([.AG25])/10^3)" office:value-type="float" office:value="1" calcext:value-type="float">
            <text:p>1</text:p>
          </table:table-cell>
          <table:table-cell table:style-name="ce776" table:formula="of:=INT(DEC2BIN([.AG25])/10^1)-10*INT(DEC2BIN([.AG25])/10^2)" office:value-type="float" office:value="1" calcext:value-type="float">
            <text:p>1</text:p>
          </table:table-cell>
          <table:table-cell table:style-name="ce776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5])/10^7)" office:value-type="float" office:value="1" calcext:value-type="float">
            <text:p>1</text:p>
          </table:table-cell>
          <table:table-cell table:style-name="ce776" table:formula="of:=INT(DEC2BIN([.AP25])/10^6)-10*INT(DEC2BIN([.AP25])/10^7)" office:value-type="float" office:value="1" calcext:value-type="float">
            <text:p>1</text:p>
          </table:table-cell>
          <table:table-cell table:style-name="ce776" table:formula="of:=INT(DEC2BIN([.AP25])/10^5)-10*INT(DEC2BIN([.AP25])/10^6)" office:value-type="float" office:value="0" calcext:value-type="float">
            <text:p>0</text:p>
          </table:table-cell>
          <table:table-cell table:style-name="ce776" table:formula="of:=INT(DEC2BIN([.AP25])/10^4)-10*INT(DEC2BIN([.AP25])/10^5)" office:value-type="float" office:value="0" calcext:value-type="float">
            <text:p>0</text:p>
          </table:table-cell>
          <table:table-cell table:style-name="ce776" table:formula="of:=INT(DEC2BIN([.AP25])/10^3)-10*INT(DEC2BIN([.AP25])/10^4)" office:value-type="float" office:value="0" calcext:value-type="float">
            <text:p>0</text:p>
          </table:table-cell>
          <table:table-cell table:style-name="ce776" table:formula="of:=INT(DEC2BIN([.AP25])/10^2)-10*INT(DEC2BIN([.AP25])/10^3)" office:value-type="float" office:value="0" calcext:value-type="float">
            <text:p>0</text:p>
          </table:table-cell>
          <table:table-cell table:style-name="ce776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7">10</text:span>-2 = 1 02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6])/10^7)" office:value-type="float" office:value="1" calcext:value-type="float">
            <text:p>1</text:p>
          </table:table-cell>
          <table:table-cell table:style-name="ce776" table:formula="of:=INT(DEC2BIN([.O26])/10^6)-10*INT(DEC2BIN([.O26])/10^7)" office:value-type="float" office:value="1" calcext:value-type="float">
            <text:p>1</text:p>
          </table:table-cell>
          <table:table-cell table:style-name="ce776" table:formula="of:=INT(DEC2BIN([.O26])/10^5)-10*INT(DEC2BIN([.O26])/10^6)" office:value-type="float" office:value="1" calcext:value-type="float">
            <text:p>1</text:p>
          </table:table-cell>
          <table:table-cell table:style-name="ce776" table:formula="of:=INT(DEC2BIN([.O26])/10^4)-10*INT(DEC2BIN([.O26])/10^5)" office:value-type="float" office:value="1" calcext:value-type="float">
            <text:p>1</text:p>
          </table:table-cell>
          <table:table-cell table:style-name="ce776" table:formula="of:=INT(DEC2BIN([.O26])/10^3)-10*INT(DEC2BIN([.O26])/10^4)" office:value-type="float" office:value="1" calcext:value-type="float">
            <text:p>1</text:p>
          </table:table-cell>
          <table:table-cell table:style-name="ce776" table:formula="of:=INT(DEC2BIN([.O26])/10^2)-10*INT(DEC2BIN([.O26])/10^3)" office:value-type="float" office:value="1" calcext:value-type="float">
            <text:p>1</text:p>
          </table:table-cell>
          <table:table-cell table:style-name="ce776" table:formula="of:=INT(DEC2BIN([.O26])/10^1)-10*INT(DEC2BIN([.O26])/10^2)" office:value-type="float" office:value="1" calcext:value-type="float">
            <text:p>1</text:p>
          </table:table-cell>
          <table:table-cell table:style-name="ce776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6])/10^7)" office:value-type="float" office:value="1" calcext:value-type="float">
            <text:p>1</text:p>
          </table:table-cell>
          <table:table-cell table:style-name="ce776" table:formula="of:=INT(DEC2BIN([.X26])/10^6)-10*INT(DEC2BIN([.X26])/10^7)" office:value-type="float" office:value="1" calcext:value-type="float">
            <text:p>1</text:p>
          </table:table-cell>
          <table:table-cell table:style-name="ce776" table:formula="of:=INT(DEC2BIN([.X26])/10^5)-10*INT(DEC2BIN([.X26])/10^6)" office:value-type="float" office:value="1" calcext:value-type="float">
            <text:p>1</text:p>
          </table:table-cell>
          <table:table-cell table:style-name="ce776" table:formula="of:=INT(DEC2BIN([.X26])/10^4)-10*INT(DEC2BIN([.X26])/10^5)" office:value-type="float" office:value="1" calcext:value-type="float">
            <text:p>1</text:p>
          </table:table-cell>
          <table:table-cell table:style-name="ce776" table:formula="of:=INT(DEC2BIN([.X26])/10^3)-10*INT(DEC2BIN([.X26])/10^4)" office:value-type="float" office:value="1" calcext:value-type="float">
            <text:p>1</text:p>
          </table:table-cell>
          <table:table-cell table:style-name="ce776" table:formula="of:=INT(DEC2BIN([.X26])/10^2)-10*INT(DEC2BIN([.X26])/10^3)" office:value-type="float" office:value="1" calcext:value-type="float">
            <text:p>1</text:p>
          </table:table-cell>
          <table:table-cell table:style-name="ce776" table:formula="of:=INT(DEC2BIN([.X26])/10^1)-10*INT(DEC2BIN([.X26])/10^2)" office:value-type="float" office:value="1" calcext:value-type="float">
            <text:p>1</text:p>
          </table:table-cell>
          <table:table-cell table:style-name="ce776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6])/10^7)" office:value-type="float" office:value="1" calcext:value-type="float">
            <text:p>1</text:p>
          </table:table-cell>
          <table:table-cell table:style-name="ce776" table:formula="of:=INT(DEC2BIN([.AG26])/10^6)-10*INT(DEC2BIN([.AG26])/10^7)" office:value-type="float" office:value="1" calcext:value-type="float">
            <text:p>1</text:p>
          </table:table-cell>
          <table:table-cell table:style-name="ce776" table:formula="of:=INT(DEC2BIN([.AG26])/10^5)-10*INT(DEC2BIN([.AG26])/10^6)" office:value-type="float" office:value="1" calcext:value-type="float">
            <text:p>1</text:p>
          </table:table-cell>
          <table:table-cell table:style-name="ce776" table:formula="of:=INT(DEC2BIN([.AG26])/10^4)-10*INT(DEC2BIN([.AG26])/10^5)" office:value-type="float" office:value="1" calcext:value-type="float">
            <text:p>1</text:p>
          </table:table-cell>
          <table:table-cell table:style-name="ce776" table:formula="of:=INT(DEC2BIN([.AG26])/10^3)-10*INT(DEC2BIN([.AG26])/10^4)" office:value-type="float" office:value="1" calcext:value-type="float">
            <text:p>1</text:p>
          </table:table-cell>
          <table:table-cell table:style-name="ce776" table:formula="of:=INT(DEC2BIN([.AG26])/10^2)-10*INT(DEC2BIN([.AG26])/10^3)" office:value-type="float" office:value="1" calcext:value-type="float">
            <text:p>1</text:p>
          </table:table-cell>
          <table:table-cell table:style-name="ce776" table:formula="of:=INT(DEC2BIN([.AG26])/10^1)-10*INT(DEC2BIN([.AG26])/10^2)" office:value-type="float" office:value="1" calcext:value-type="float">
            <text:p>1</text:p>
          </table:table-cell>
          <table:table-cell table:style-name="ce776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6])/10^7)" office:value-type="float" office:value="1" calcext:value-type="float">
            <text:p>1</text:p>
          </table:table-cell>
          <table:table-cell table:style-name="ce776" table:formula="of:=INT(DEC2BIN([.AP26])/10^6)-10*INT(DEC2BIN([.AP26])/10^7)" office:value-type="float" office:value="1" calcext:value-type="float">
            <text:p>1</text:p>
          </table:table-cell>
          <table:table-cell table:style-name="ce776" table:formula="of:=INT(DEC2BIN([.AP26])/10^5)-10*INT(DEC2BIN([.AP26])/10^6)" office:value-type="float" office:value="1" calcext:value-type="float">
            <text:p>1</text:p>
          </table:table-cell>
          <table:table-cell table:style-name="ce776" table:formula="of:=INT(DEC2BIN([.AP26])/10^4)-10*INT(DEC2BIN([.AP26])/10^5)" office:value-type="float" office:value="0" calcext:value-type="float">
            <text:p>0</text:p>
          </table:table-cell>
          <table:table-cell table:style-name="ce776" table:formula="of:=INT(DEC2BIN([.AP26])/10^3)-10*INT(DEC2BIN([.AP26])/10^4)" office:value-type="float" office:value="0" calcext:value-type="float">
            <text:p>0</text:p>
          </table:table-cell>
          <table:table-cell table:style-name="ce776" table:formula="of:=INT(DEC2BIN([.AP26])/10^2)-10*INT(DEC2BIN([.AP26])/10^3)" office:value-type="float" office:value="0" calcext:value-type="float">
            <text:p>0</text:p>
          </table:table-cell>
          <table:table-cell table:style-name="ce776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7">9</text:span>-2 = 510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7])/10^7)" office:value-type="float" office:value="1" calcext:value-type="float">
            <text:p>1</text:p>
          </table:table-cell>
          <table:table-cell table:style-name="ce776" table:formula="of:=INT(DEC2BIN([.O27])/10^6)-10*INT(DEC2BIN([.O27])/10^7)" office:value-type="float" office:value="1" calcext:value-type="float">
            <text:p>1</text:p>
          </table:table-cell>
          <table:table-cell table:style-name="ce776" table:formula="of:=INT(DEC2BIN([.O27])/10^5)-10*INT(DEC2BIN([.O27])/10^6)" office:value-type="float" office:value="1" calcext:value-type="float">
            <text:p>1</text:p>
          </table:table-cell>
          <table:table-cell table:style-name="ce776" table:formula="of:=INT(DEC2BIN([.O27])/10^4)-10*INT(DEC2BIN([.O27])/10^5)" office:value-type="float" office:value="1" calcext:value-type="float">
            <text:p>1</text:p>
          </table:table-cell>
          <table:table-cell table:style-name="ce776" table:formula="of:=INT(DEC2BIN([.O27])/10^3)-10*INT(DEC2BIN([.O27])/10^4)" office:value-type="float" office:value="1" calcext:value-type="float">
            <text:p>1</text:p>
          </table:table-cell>
          <table:table-cell table:style-name="ce776" table:formula="of:=INT(DEC2BIN([.O27])/10^2)-10*INT(DEC2BIN([.O27])/10^3)" office:value-type="float" office:value="1" calcext:value-type="float">
            <text:p>1</text:p>
          </table:table-cell>
          <table:table-cell table:style-name="ce776" table:formula="of:=INT(DEC2BIN([.O27])/10^1)-10*INT(DEC2BIN([.O27])/10^2)" office:value-type="float" office:value="1" calcext:value-type="float">
            <text:p>1</text:p>
          </table:table-cell>
          <table:table-cell table:style-name="ce776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7])/10^7)" office:value-type="float" office:value="1" calcext:value-type="float">
            <text:p>1</text:p>
          </table:table-cell>
          <table:table-cell table:style-name="ce776" table:formula="of:=INT(DEC2BIN([.X27])/10^6)-10*INT(DEC2BIN([.X27])/10^7)" office:value-type="float" office:value="1" calcext:value-type="float">
            <text:p>1</text:p>
          </table:table-cell>
          <table:table-cell table:style-name="ce776" table:formula="of:=INT(DEC2BIN([.X27])/10^5)-10*INT(DEC2BIN([.X27])/10^6)" office:value-type="float" office:value="1" calcext:value-type="float">
            <text:p>1</text:p>
          </table:table-cell>
          <table:table-cell table:style-name="ce776" table:formula="of:=INT(DEC2BIN([.X27])/10^4)-10*INT(DEC2BIN([.X27])/10^5)" office:value-type="float" office:value="1" calcext:value-type="float">
            <text:p>1</text:p>
          </table:table-cell>
          <table:table-cell table:style-name="ce776" table:formula="of:=INT(DEC2BIN([.X27])/10^3)-10*INT(DEC2BIN([.X27])/10^4)" office:value-type="float" office:value="1" calcext:value-type="float">
            <text:p>1</text:p>
          </table:table-cell>
          <table:table-cell table:style-name="ce776" table:formula="of:=INT(DEC2BIN([.X27])/10^2)-10*INT(DEC2BIN([.X27])/10^3)" office:value-type="float" office:value="1" calcext:value-type="float">
            <text:p>1</text:p>
          </table:table-cell>
          <table:table-cell table:style-name="ce776" table:formula="of:=INT(DEC2BIN([.X27])/10^1)-10*INT(DEC2BIN([.X27])/10^2)" office:value-type="float" office:value="1" calcext:value-type="float">
            <text:p>1</text:p>
          </table:table-cell>
          <table:table-cell table:style-name="ce776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7])/10^7)" office:value-type="float" office:value="1" calcext:value-type="float">
            <text:p>1</text:p>
          </table:table-cell>
          <table:table-cell table:style-name="ce776" table:formula="of:=INT(DEC2BIN([.AG27])/10^6)-10*INT(DEC2BIN([.AG27])/10^7)" office:value-type="float" office:value="1" calcext:value-type="float">
            <text:p>1</text:p>
          </table:table-cell>
          <table:table-cell table:style-name="ce776" table:formula="of:=INT(DEC2BIN([.AG27])/10^5)-10*INT(DEC2BIN([.AG27])/10^6)" office:value-type="float" office:value="1" calcext:value-type="float">
            <text:p>1</text:p>
          </table:table-cell>
          <table:table-cell table:style-name="ce776" table:formula="of:=INT(DEC2BIN([.AG27])/10^4)-10*INT(DEC2BIN([.AG27])/10^5)" office:value-type="float" office:value="1" calcext:value-type="float">
            <text:p>1</text:p>
          </table:table-cell>
          <table:table-cell table:style-name="ce776" table:formula="of:=INT(DEC2BIN([.AG27])/10^3)-10*INT(DEC2BIN([.AG27])/10^4)" office:value-type="float" office:value="1" calcext:value-type="float">
            <text:p>1</text:p>
          </table:table-cell>
          <table:table-cell table:style-name="ce776" table:formula="of:=INT(DEC2BIN([.AG27])/10^2)-10*INT(DEC2BIN([.AG27])/10^3)" office:value-type="float" office:value="1" calcext:value-type="float">
            <text:p>1</text:p>
          </table:table-cell>
          <table:table-cell table:style-name="ce776" table:formula="of:=INT(DEC2BIN([.AG27])/10^1)-10*INT(DEC2BIN([.AG27])/10^2)" office:value-type="float" office:value="1" calcext:value-type="float">
            <text:p>1</text:p>
          </table:table-cell>
          <table:table-cell table:style-name="ce776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7])/10^7)" office:value-type="float" office:value="1" calcext:value-type="float">
            <text:p>1</text:p>
          </table:table-cell>
          <table:table-cell table:style-name="ce776" table:formula="of:=INT(DEC2BIN([.AP27])/10^6)-10*INT(DEC2BIN([.AP27])/10^7)" office:value-type="float" office:value="1" calcext:value-type="float">
            <text:p>1</text:p>
          </table:table-cell>
          <table:table-cell table:style-name="ce776" table:formula="of:=INT(DEC2BIN([.AP27])/10^5)-10*INT(DEC2BIN([.AP27])/10^6)" office:value-type="float" office:value="1" calcext:value-type="float">
            <text:p>1</text:p>
          </table:table-cell>
          <table:table-cell table:style-name="ce776" table:formula="of:=INT(DEC2BIN([.AP27])/10^4)-10*INT(DEC2BIN([.AP27])/10^5)" office:value-type="float" office:value="1" calcext:value-type="float">
            <text:p>1</text:p>
          </table:table-cell>
          <table:table-cell table:style-name="ce776" table:formula="of:=INT(DEC2BIN([.AP27])/10^3)-10*INT(DEC2BIN([.AP27])/10^4)" office:value-type="float" office:value="0" calcext:value-type="float">
            <text:p>0</text:p>
          </table:table-cell>
          <table:table-cell table:style-name="ce776" table:formula="of:=INT(DEC2BIN([.AP27])/10^2)-10*INT(DEC2BIN([.AP27])/10^3)" office:value-type="float" office:value="0" calcext:value-type="float">
            <text:p>0</text:p>
          </table:table-cell>
          <table:table-cell table:style-name="ce776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7">8</text:span>-2 = 254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8])/10^7)" office:value-type="float" office:value="1" calcext:value-type="float">
            <text:p>1</text:p>
          </table:table-cell>
          <table:table-cell table:style-name="ce776" table:formula="of:=INT(DEC2BIN([.O28])/10^6)-10*INT(DEC2BIN([.O28])/10^7)" office:value-type="float" office:value="1" calcext:value-type="float">
            <text:p>1</text:p>
          </table:table-cell>
          <table:table-cell table:style-name="ce776" table:formula="of:=INT(DEC2BIN([.O28])/10^5)-10*INT(DEC2BIN([.O28])/10^6)" office:value-type="float" office:value="1" calcext:value-type="float">
            <text:p>1</text:p>
          </table:table-cell>
          <table:table-cell table:style-name="ce776" table:formula="of:=INT(DEC2BIN([.O28])/10^4)-10*INT(DEC2BIN([.O28])/10^5)" office:value-type="float" office:value="1" calcext:value-type="float">
            <text:p>1</text:p>
          </table:table-cell>
          <table:table-cell table:style-name="ce776" table:formula="of:=INT(DEC2BIN([.O28])/10^3)-10*INT(DEC2BIN([.O28])/10^4)" office:value-type="float" office:value="1" calcext:value-type="float">
            <text:p>1</text:p>
          </table:table-cell>
          <table:table-cell table:style-name="ce776" table:formula="of:=INT(DEC2BIN([.O28])/10^2)-10*INT(DEC2BIN([.O28])/10^3)" office:value-type="float" office:value="1" calcext:value-type="float">
            <text:p>1</text:p>
          </table:table-cell>
          <table:table-cell table:style-name="ce776" table:formula="of:=INT(DEC2BIN([.O28])/10^1)-10*INT(DEC2BIN([.O28])/10^2)" office:value-type="float" office:value="1" calcext:value-type="float">
            <text:p>1</text:p>
          </table:table-cell>
          <table:table-cell table:style-name="ce776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8])/10^7)" office:value-type="float" office:value="1" calcext:value-type="float">
            <text:p>1</text:p>
          </table:table-cell>
          <table:table-cell table:style-name="ce776" table:formula="of:=INT(DEC2BIN([.X28])/10^6)-10*INT(DEC2BIN([.X28])/10^7)" office:value-type="float" office:value="1" calcext:value-type="float">
            <text:p>1</text:p>
          </table:table-cell>
          <table:table-cell table:style-name="ce776" table:formula="of:=INT(DEC2BIN([.X28])/10^5)-10*INT(DEC2BIN([.X28])/10^6)" office:value-type="float" office:value="1" calcext:value-type="float">
            <text:p>1</text:p>
          </table:table-cell>
          <table:table-cell table:style-name="ce776" table:formula="of:=INT(DEC2BIN([.X28])/10^4)-10*INT(DEC2BIN([.X28])/10^5)" office:value-type="float" office:value="1" calcext:value-type="float">
            <text:p>1</text:p>
          </table:table-cell>
          <table:table-cell table:style-name="ce776" table:formula="of:=INT(DEC2BIN([.X28])/10^3)-10*INT(DEC2BIN([.X28])/10^4)" office:value-type="float" office:value="1" calcext:value-type="float">
            <text:p>1</text:p>
          </table:table-cell>
          <table:table-cell table:style-name="ce776" table:formula="of:=INT(DEC2BIN([.X28])/10^2)-10*INT(DEC2BIN([.X28])/10^3)" office:value-type="float" office:value="1" calcext:value-type="float">
            <text:p>1</text:p>
          </table:table-cell>
          <table:table-cell table:style-name="ce776" table:formula="of:=INT(DEC2BIN([.X28])/10^1)-10*INT(DEC2BIN([.X28])/10^2)" office:value-type="float" office:value="1" calcext:value-type="float">
            <text:p>1</text:p>
          </table:table-cell>
          <table:table-cell table:style-name="ce776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8])/10^7)" office:value-type="float" office:value="1" calcext:value-type="float">
            <text:p>1</text:p>
          </table:table-cell>
          <table:table-cell table:style-name="ce776" table:formula="of:=INT(DEC2BIN([.AG28])/10^6)-10*INT(DEC2BIN([.AG28])/10^7)" office:value-type="float" office:value="1" calcext:value-type="float">
            <text:p>1</text:p>
          </table:table-cell>
          <table:table-cell table:style-name="ce776" table:formula="of:=INT(DEC2BIN([.AG28])/10^5)-10*INT(DEC2BIN([.AG28])/10^6)" office:value-type="float" office:value="1" calcext:value-type="float">
            <text:p>1</text:p>
          </table:table-cell>
          <table:table-cell table:style-name="ce776" table:formula="of:=INT(DEC2BIN([.AG28])/10^4)-10*INT(DEC2BIN([.AG28])/10^5)" office:value-type="float" office:value="1" calcext:value-type="float">
            <text:p>1</text:p>
          </table:table-cell>
          <table:table-cell table:style-name="ce776" table:formula="of:=INT(DEC2BIN([.AG28])/10^3)-10*INT(DEC2BIN([.AG28])/10^4)" office:value-type="float" office:value="1" calcext:value-type="float">
            <text:p>1</text:p>
          </table:table-cell>
          <table:table-cell table:style-name="ce776" table:formula="of:=INT(DEC2BIN([.AG28])/10^2)-10*INT(DEC2BIN([.AG28])/10^3)" office:value-type="float" office:value="1" calcext:value-type="float">
            <text:p>1</text:p>
          </table:table-cell>
          <table:table-cell table:style-name="ce776" table:formula="of:=INT(DEC2BIN([.AG28])/10^1)-10*INT(DEC2BIN([.AG28])/10^2)" office:value-type="float" office:value="1" calcext:value-type="float">
            <text:p>1</text:p>
          </table:table-cell>
          <table:table-cell table:style-name="ce776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8])/10^7)" office:value-type="float" office:value="1" calcext:value-type="float">
            <text:p>1</text:p>
          </table:table-cell>
          <table:table-cell table:style-name="ce776" table:formula="of:=INT(DEC2BIN([.AP28])/10^6)-10*INT(DEC2BIN([.AP28])/10^7)" office:value-type="float" office:value="1" calcext:value-type="float">
            <text:p>1</text:p>
          </table:table-cell>
          <table:table-cell table:style-name="ce776" table:formula="of:=INT(DEC2BIN([.AP28])/10^5)-10*INT(DEC2BIN([.AP28])/10^6)" office:value-type="float" office:value="1" calcext:value-type="float">
            <text:p>1</text:p>
          </table:table-cell>
          <table:table-cell table:style-name="ce776" table:formula="of:=INT(DEC2BIN([.AP28])/10^4)-10*INT(DEC2BIN([.AP28])/10^5)" office:value-type="float" office:value="1" calcext:value-type="float">
            <text:p>1</text:p>
          </table:table-cell>
          <table:table-cell table:style-name="ce776" table:formula="of:=INT(DEC2BIN([.AP28])/10^3)-10*INT(DEC2BIN([.AP28])/10^4)" office:value-type="float" office:value="1" calcext:value-type="float">
            <text:p>1</text:p>
          </table:table-cell>
          <table:table-cell table:style-name="ce776" table:formula="of:=INT(DEC2BIN([.AP28])/10^2)-10*INT(DEC2BIN([.AP28])/10^3)" office:value-type="float" office:value="0" calcext:value-type="float">
            <text:p>0</text:p>
          </table:table-cell>
          <table:table-cell table:style-name="ce776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7">7</text:span>-2 = 12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29])/10^7)" office:value-type="float" office:value="1" calcext:value-type="float">
            <text:p>1</text:p>
          </table:table-cell>
          <table:table-cell table:style-name="ce776" table:formula="of:=INT(DEC2BIN([.O29])/10^6)-10*INT(DEC2BIN([.O29])/10^7)" office:value-type="float" office:value="1" calcext:value-type="float">
            <text:p>1</text:p>
          </table:table-cell>
          <table:table-cell table:style-name="ce776" table:formula="of:=INT(DEC2BIN([.O29])/10^5)-10*INT(DEC2BIN([.O29])/10^6)" office:value-type="float" office:value="1" calcext:value-type="float">
            <text:p>1</text:p>
          </table:table-cell>
          <table:table-cell table:style-name="ce776" table:formula="of:=INT(DEC2BIN([.O29])/10^4)-10*INT(DEC2BIN([.O29])/10^5)" office:value-type="float" office:value="1" calcext:value-type="float">
            <text:p>1</text:p>
          </table:table-cell>
          <table:table-cell table:style-name="ce776" table:formula="of:=INT(DEC2BIN([.O29])/10^3)-10*INT(DEC2BIN([.O29])/10^4)" office:value-type="float" office:value="1" calcext:value-type="float">
            <text:p>1</text:p>
          </table:table-cell>
          <table:table-cell table:style-name="ce776" table:formula="of:=INT(DEC2BIN([.O29])/10^2)-10*INT(DEC2BIN([.O29])/10^3)" office:value-type="float" office:value="1" calcext:value-type="float">
            <text:p>1</text:p>
          </table:table-cell>
          <table:table-cell table:style-name="ce776" table:formula="of:=INT(DEC2BIN([.O29])/10^1)-10*INT(DEC2BIN([.O29])/10^2)" office:value-type="float" office:value="1" calcext:value-type="float">
            <text:p>1</text:p>
          </table:table-cell>
          <table:table-cell table:style-name="ce776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29])/10^7)" office:value-type="float" office:value="1" calcext:value-type="float">
            <text:p>1</text:p>
          </table:table-cell>
          <table:table-cell table:style-name="ce776" table:formula="of:=INT(DEC2BIN([.X29])/10^6)-10*INT(DEC2BIN([.X29])/10^7)" office:value-type="float" office:value="1" calcext:value-type="float">
            <text:p>1</text:p>
          </table:table-cell>
          <table:table-cell table:style-name="ce776" table:formula="of:=INT(DEC2BIN([.X29])/10^5)-10*INT(DEC2BIN([.X29])/10^6)" office:value-type="float" office:value="1" calcext:value-type="float">
            <text:p>1</text:p>
          </table:table-cell>
          <table:table-cell table:style-name="ce776" table:formula="of:=INT(DEC2BIN([.X29])/10^4)-10*INT(DEC2BIN([.X29])/10^5)" office:value-type="float" office:value="1" calcext:value-type="float">
            <text:p>1</text:p>
          </table:table-cell>
          <table:table-cell table:style-name="ce776" table:formula="of:=INT(DEC2BIN([.X29])/10^3)-10*INT(DEC2BIN([.X29])/10^4)" office:value-type="float" office:value="1" calcext:value-type="float">
            <text:p>1</text:p>
          </table:table-cell>
          <table:table-cell table:style-name="ce776" table:formula="of:=INT(DEC2BIN([.X29])/10^2)-10*INT(DEC2BIN([.X29])/10^3)" office:value-type="float" office:value="1" calcext:value-type="float">
            <text:p>1</text:p>
          </table:table-cell>
          <table:table-cell table:style-name="ce776" table:formula="of:=INT(DEC2BIN([.X29])/10^1)-10*INT(DEC2BIN([.X29])/10^2)" office:value-type="float" office:value="1" calcext:value-type="float">
            <text:p>1</text:p>
          </table:table-cell>
          <table:table-cell table:style-name="ce776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29])/10^7)" office:value-type="float" office:value="1" calcext:value-type="float">
            <text:p>1</text:p>
          </table:table-cell>
          <table:table-cell table:style-name="ce776" table:formula="of:=INT(DEC2BIN([.AG29])/10^6)-10*INT(DEC2BIN([.AG29])/10^7)" office:value-type="float" office:value="1" calcext:value-type="float">
            <text:p>1</text:p>
          </table:table-cell>
          <table:table-cell table:style-name="ce776" table:formula="of:=INT(DEC2BIN([.AG29])/10^5)-10*INT(DEC2BIN([.AG29])/10^6)" office:value-type="float" office:value="1" calcext:value-type="float">
            <text:p>1</text:p>
          </table:table-cell>
          <table:table-cell table:style-name="ce776" table:formula="of:=INT(DEC2BIN([.AG29])/10^4)-10*INT(DEC2BIN([.AG29])/10^5)" office:value-type="float" office:value="1" calcext:value-type="float">
            <text:p>1</text:p>
          </table:table-cell>
          <table:table-cell table:style-name="ce776" table:formula="of:=INT(DEC2BIN([.AG29])/10^3)-10*INT(DEC2BIN([.AG29])/10^4)" office:value-type="float" office:value="1" calcext:value-type="float">
            <text:p>1</text:p>
          </table:table-cell>
          <table:table-cell table:style-name="ce776" table:formula="of:=INT(DEC2BIN([.AG29])/10^2)-10*INT(DEC2BIN([.AG29])/10^3)" office:value-type="float" office:value="1" calcext:value-type="float">
            <text:p>1</text:p>
          </table:table-cell>
          <table:table-cell table:style-name="ce776" table:formula="of:=INT(DEC2BIN([.AG29])/10^1)-10*INT(DEC2BIN([.AG29])/10^2)" office:value-type="float" office:value="1" calcext:value-type="float">
            <text:p>1</text:p>
          </table:table-cell>
          <table:table-cell table:style-name="ce776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29])/10^7)" office:value-type="float" office:value="1" calcext:value-type="float">
            <text:p>1</text:p>
          </table:table-cell>
          <table:table-cell table:style-name="ce776" table:formula="of:=INT(DEC2BIN([.AP29])/10^6)-10*INT(DEC2BIN([.AP29])/10^7)" office:value-type="float" office:value="1" calcext:value-type="float">
            <text:p>1</text:p>
          </table:table-cell>
          <table:table-cell table:style-name="ce776" table:formula="of:=INT(DEC2BIN([.AP29])/10^5)-10*INT(DEC2BIN([.AP29])/10^6)" office:value-type="float" office:value="1" calcext:value-type="float">
            <text:p>1</text:p>
          </table:table-cell>
          <table:table-cell table:style-name="ce776" table:formula="of:=INT(DEC2BIN([.AP29])/10^4)-10*INT(DEC2BIN([.AP29])/10^5)" office:value-type="float" office:value="1" calcext:value-type="float">
            <text:p>1</text:p>
          </table:table-cell>
          <table:table-cell table:style-name="ce776" table:formula="of:=INT(DEC2BIN([.AP29])/10^3)-10*INT(DEC2BIN([.AP29])/10^4)" office:value-type="float" office:value="1" calcext:value-type="float">
            <text:p>1</text:p>
          </table:table-cell>
          <table:table-cell table:style-name="ce776" table:formula="of:=INT(DEC2BIN([.AP29])/10^2)-10*INT(DEC2BIN([.AP29])/10^3)" office:value-type="float" office:value="1" calcext:value-type="float">
            <text:p>1</text:p>
          </table:table-cell>
          <table:table-cell table:style-name="ce776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7">6</text:span>-2 = 6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0])/10^7)" office:value-type="float" office:value="1" calcext:value-type="float">
            <text:p>1</text:p>
          </table:table-cell>
          <table:table-cell table:style-name="ce776" table:formula="of:=INT(DEC2BIN([.O30])/10^6)-10*INT(DEC2BIN([.O30])/10^7)" office:value-type="float" office:value="1" calcext:value-type="float">
            <text:p>1</text:p>
          </table:table-cell>
          <table:table-cell table:style-name="ce776" table:formula="of:=INT(DEC2BIN([.O30])/10^5)-10*INT(DEC2BIN([.O30])/10^6)" office:value-type="float" office:value="1" calcext:value-type="float">
            <text:p>1</text:p>
          </table:table-cell>
          <table:table-cell table:style-name="ce776" table:formula="of:=INT(DEC2BIN([.O30])/10^4)-10*INT(DEC2BIN([.O30])/10^5)" office:value-type="float" office:value="1" calcext:value-type="float">
            <text:p>1</text:p>
          </table:table-cell>
          <table:table-cell table:style-name="ce776" table:formula="of:=INT(DEC2BIN([.O30])/10^3)-10*INT(DEC2BIN([.O30])/10^4)" office:value-type="float" office:value="1" calcext:value-type="float">
            <text:p>1</text:p>
          </table:table-cell>
          <table:table-cell table:style-name="ce776" table:formula="of:=INT(DEC2BIN([.O30])/10^2)-10*INT(DEC2BIN([.O30])/10^3)" office:value-type="float" office:value="1" calcext:value-type="float">
            <text:p>1</text:p>
          </table:table-cell>
          <table:table-cell table:style-name="ce776" table:formula="of:=INT(DEC2BIN([.O30])/10^1)-10*INT(DEC2BIN([.O30])/10^2)" office:value-type="float" office:value="1" calcext:value-type="float">
            <text:p>1</text:p>
          </table:table-cell>
          <table:table-cell table:style-name="ce776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0])/10^7)" office:value-type="float" office:value="1" calcext:value-type="float">
            <text:p>1</text:p>
          </table:table-cell>
          <table:table-cell table:style-name="ce776" table:formula="of:=INT(DEC2BIN([.X30])/10^6)-10*INT(DEC2BIN([.X30])/10^7)" office:value-type="float" office:value="1" calcext:value-type="float">
            <text:p>1</text:p>
          </table:table-cell>
          <table:table-cell table:style-name="ce776" table:formula="of:=INT(DEC2BIN([.X30])/10^5)-10*INT(DEC2BIN([.X30])/10^6)" office:value-type="float" office:value="1" calcext:value-type="float">
            <text:p>1</text:p>
          </table:table-cell>
          <table:table-cell table:style-name="ce776" table:formula="of:=INT(DEC2BIN([.X30])/10^4)-10*INT(DEC2BIN([.X30])/10^5)" office:value-type="float" office:value="1" calcext:value-type="float">
            <text:p>1</text:p>
          </table:table-cell>
          <table:table-cell table:style-name="ce776" table:formula="of:=INT(DEC2BIN([.X30])/10^3)-10*INT(DEC2BIN([.X30])/10^4)" office:value-type="float" office:value="1" calcext:value-type="float">
            <text:p>1</text:p>
          </table:table-cell>
          <table:table-cell table:style-name="ce776" table:formula="of:=INT(DEC2BIN([.X30])/10^2)-10*INT(DEC2BIN([.X30])/10^3)" office:value-type="float" office:value="1" calcext:value-type="float">
            <text:p>1</text:p>
          </table:table-cell>
          <table:table-cell table:style-name="ce776" table:formula="of:=INT(DEC2BIN([.X30])/10^1)-10*INT(DEC2BIN([.X30])/10^2)" office:value-type="float" office:value="1" calcext:value-type="float">
            <text:p>1</text:p>
          </table:table-cell>
          <table:table-cell table:style-name="ce776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0])/10^7)" office:value-type="float" office:value="1" calcext:value-type="float">
            <text:p>1</text:p>
          </table:table-cell>
          <table:table-cell table:style-name="ce776" table:formula="of:=INT(DEC2BIN([.AG30])/10^6)-10*INT(DEC2BIN([.AG30])/10^7)" office:value-type="float" office:value="1" calcext:value-type="float">
            <text:p>1</text:p>
          </table:table-cell>
          <table:table-cell table:style-name="ce776" table:formula="of:=INT(DEC2BIN([.AG30])/10^5)-10*INT(DEC2BIN([.AG30])/10^6)" office:value-type="float" office:value="1" calcext:value-type="float">
            <text:p>1</text:p>
          </table:table-cell>
          <table:table-cell table:style-name="ce776" table:formula="of:=INT(DEC2BIN([.AG30])/10^4)-10*INT(DEC2BIN([.AG30])/10^5)" office:value-type="float" office:value="1" calcext:value-type="float">
            <text:p>1</text:p>
          </table:table-cell>
          <table:table-cell table:style-name="ce776" table:formula="of:=INT(DEC2BIN([.AG30])/10^3)-10*INT(DEC2BIN([.AG30])/10^4)" office:value-type="float" office:value="1" calcext:value-type="float">
            <text:p>1</text:p>
          </table:table-cell>
          <table:table-cell table:style-name="ce776" table:formula="of:=INT(DEC2BIN([.AG30])/10^2)-10*INT(DEC2BIN([.AG30])/10^3)" office:value-type="float" office:value="1" calcext:value-type="float">
            <text:p>1</text:p>
          </table:table-cell>
          <table:table-cell table:style-name="ce776" table:formula="of:=INT(DEC2BIN([.AG30])/10^1)-10*INT(DEC2BIN([.AG30])/10^2)" office:value-type="float" office:value="1" calcext:value-type="float">
            <text:p>1</text:p>
          </table:table-cell>
          <table:table-cell table:style-name="ce776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0])/10^7)" office:value-type="float" office:value="1" calcext:value-type="float">
            <text:p>1</text:p>
          </table:table-cell>
          <table:table-cell table:style-name="ce776" table:formula="of:=INT(DEC2BIN([.AP30])/10^6)-10*INT(DEC2BIN([.AP30])/10^7)" office:value-type="float" office:value="1" calcext:value-type="float">
            <text:p>1</text:p>
          </table:table-cell>
          <table:table-cell table:style-name="ce776" table:formula="of:=INT(DEC2BIN([.AP30])/10^5)-10*INT(DEC2BIN([.AP30])/10^6)" office:value-type="float" office:value="1" calcext:value-type="float">
            <text:p>1</text:p>
          </table:table-cell>
          <table:table-cell table:style-name="ce776" table:formula="of:=INT(DEC2BIN([.AP30])/10^4)-10*INT(DEC2BIN([.AP30])/10^5)" office:value-type="float" office:value="1" calcext:value-type="float">
            <text:p>1</text:p>
          </table:table-cell>
          <table:table-cell table:style-name="ce776" table:formula="of:=INT(DEC2BIN([.AP30])/10^3)-10*INT(DEC2BIN([.AP30])/10^4)" office:value-type="float" office:value="1" calcext:value-type="float">
            <text:p>1</text:p>
          </table:table-cell>
          <table:table-cell table:style-name="ce776" table:formula="of:=INT(DEC2BIN([.AP30])/10^2)-10*INT(DEC2BIN([.AP30])/10^3)" office:value-type="float" office:value="1" calcext:value-type="float">
            <text:p>1</text:p>
          </table:table-cell>
          <table:table-cell table:style-name="ce776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7">5</text:span>-2 = 30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1])/10^7)" office:value-type="float" office:value="1" calcext:value-type="float">
            <text:p>1</text:p>
          </table:table-cell>
          <table:table-cell table:style-name="ce776" table:formula="of:=INT(DEC2BIN([.O31])/10^6)-10*INT(DEC2BIN([.O31])/10^7)" office:value-type="float" office:value="1" calcext:value-type="float">
            <text:p>1</text:p>
          </table:table-cell>
          <table:table-cell table:style-name="ce776" table:formula="of:=INT(DEC2BIN([.O31])/10^5)-10*INT(DEC2BIN([.O31])/10^6)" office:value-type="float" office:value="1" calcext:value-type="float">
            <text:p>1</text:p>
          </table:table-cell>
          <table:table-cell table:style-name="ce776" table:formula="of:=INT(DEC2BIN([.O31])/10^4)-10*INT(DEC2BIN([.O31])/10^5)" office:value-type="float" office:value="1" calcext:value-type="float">
            <text:p>1</text:p>
          </table:table-cell>
          <table:table-cell table:style-name="ce776" table:formula="of:=INT(DEC2BIN([.O31])/10^3)-10*INT(DEC2BIN([.O31])/10^4)" office:value-type="float" office:value="1" calcext:value-type="float">
            <text:p>1</text:p>
          </table:table-cell>
          <table:table-cell table:style-name="ce776" table:formula="of:=INT(DEC2BIN([.O31])/10^2)-10*INT(DEC2BIN([.O31])/10^3)" office:value-type="float" office:value="1" calcext:value-type="float">
            <text:p>1</text:p>
          </table:table-cell>
          <table:table-cell table:style-name="ce776" table:formula="of:=INT(DEC2BIN([.O31])/10^1)-10*INT(DEC2BIN([.O31])/10^2)" office:value-type="float" office:value="1" calcext:value-type="float">
            <text:p>1</text:p>
          </table:table-cell>
          <table:table-cell table:style-name="ce776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1])/10^7)" office:value-type="float" office:value="1" calcext:value-type="float">
            <text:p>1</text:p>
          </table:table-cell>
          <table:table-cell table:style-name="ce776" table:formula="of:=INT(DEC2BIN([.X31])/10^6)-10*INT(DEC2BIN([.X31])/10^7)" office:value-type="float" office:value="1" calcext:value-type="float">
            <text:p>1</text:p>
          </table:table-cell>
          <table:table-cell table:style-name="ce776" table:formula="of:=INT(DEC2BIN([.X31])/10^5)-10*INT(DEC2BIN([.X31])/10^6)" office:value-type="float" office:value="1" calcext:value-type="float">
            <text:p>1</text:p>
          </table:table-cell>
          <table:table-cell table:style-name="ce776" table:formula="of:=INT(DEC2BIN([.X31])/10^4)-10*INT(DEC2BIN([.X31])/10^5)" office:value-type="float" office:value="1" calcext:value-type="float">
            <text:p>1</text:p>
          </table:table-cell>
          <table:table-cell table:style-name="ce776" table:formula="of:=INT(DEC2BIN([.X31])/10^3)-10*INT(DEC2BIN([.X31])/10^4)" office:value-type="float" office:value="1" calcext:value-type="float">
            <text:p>1</text:p>
          </table:table-cell>
          <table:table-cell table:style-name="ce776" table:formula="of:=INT(DEC2BIN([.X31])/10^2)-10*INT(DEC2BIN([.X31])/10^3)" office:value-type="float" office:value="1" calcext:value-type="float">
            <text:p>1</text:p>
          </table:table-cell>
          <table:table-cell table:style-name="ce776" table:formula="of:=INT(DEC2BIN([.X31])/10^1)-10*INT(DEC2BIN([.X31])/10^2)" office:value-type="float" office:value="1" calcext:value-type="float">
            <text:p>1</text:p>
          </table:table-cell>
          <table:table-cell table:style-name="ce776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1])/10^7)" office:value-type="float" office:value="1" calcext:value-type="float">
            <text:p>1</text:p>
          </table:table-cell>
          <table:table-cell table:style-name="ce776" table:formula="of:=INT(DEC2BIN([.AG31])/10^6)-10*INT(DEC2BIN([.AG31])/10^7)" office:value-type="float" office:value="1" calcext:value-type="float">
            <text:p>1</text:p>
          </table:table-cell>
          <table:table-cell table:style-name="ce776" table:formula="of:=INT(DEC2BIN([.AG31])/10^5)-10*INT(DEC2BIN([.AG31])/10^6)" office:value-type="float" office:value="1" calcext:value-type="float">
            <text:p>1</text:p>
          </table:table-cell>
          <table:table-cell table:style-name="ce776" table:formula="of:=INT(DEC2BIN([.AG31])/10^4)-10*INT(DEC2BIN([.AG31])/10^5)" office:value-type="float" office:value="1" calcext:value-type="float">
            <text:p>1</text:p>
          </table:table-cell>
          <table:table-cell table:style-name="ce776" table:formula="of:=INT(DEC2BIN([.AG31])/10^3)-10*INT(DEC2BIN([.AG31])/10^4)" office:value-type="float" office:value="1" calcext:value-type="float">
            <text:p>1</text:p>
          </table:table-cell>
          <table:table-cell table:style-name="ce776" table:formula="of:=INT(DEC2BIN([.AG31])/10^2)-10*INT(DEC2BIN([.AG31])/10^3)" office:value-type="float" office:value="1" calcext:value-type="float">
            <text:p>1</text:p>
          </table:table-cell>
          <table:table-cell table:style-name="ce776" table:formula="of:=INT(DEC2BIN([.AG31])/10^1)-10*INT(DEC2BIN([.AG31])/10^2)" office:value-type="float" office:value="1" calcext:value-type="float">
            <text:p>1</text:p>
          </table:table-cell>
          <table:table-cell table:style-name="ce776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1])/10^7)" office:value-type="float" office:value="1" calcext:value-type="float">
            <text:p>1</text:p>
          </table:table-cell>
          <table:table-cell table:style-name="ce776" table:formula="of:=INT(DEC2BIN([.AP31])/10^6)-10*INT(DEC2BIN([.AP31])/10^7)" office:value-type="float" office:value="1" calcext:value-type="float">
            <text:p>1</text:p>
          </table:table-cell>
          <table:table-cell table:style-name="ce776" table:formula="of:=INT(DEC2BIN([.AP31])/10^5)-10*INT(DEC2BIN([.AP31])/10^6)" office:value-type="float" office:value="1" calcext:value-type="float">
            <text:p>1</text:p>
          </table:table-cell>
          <table:table-cell table:style-name="ce776" table:formula="of:=INT(DEC2BIN([.AP31])/10^4)-10*INT(DEC2BIN([.AP31])/10^5)" office:value-type="float" office:value="1" calcext:value-type="float">
            <text:p>1</text:p>
          </table:table-cell>
          <table:table-cell table:style-name="ce776" table:formula="of:=INT(DEC2BIN([.AP31])/10^3)-10*INT(DEC2BIN([.AP31])/10^4)" office:value-type="float" office:value="1" calcext:value-type="float">
            <text:p>1</text:p>
          </table:table-cell>
          <table:table-cell table:style-name="ce776" table:formula="of:=INT(DEC2BIN([.AP31])/10^2)-10*INT(DEC2BIN([.AP31])/10^3)" office:value-type="float" office:value="1" calcext:value-type="float">
            <text:p>1</text:p>
          </table:table-cell>
          <table:table-cell table:style-name="ce776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7">4</text:span>-2 = 14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2])/10^7)" office:value-type="float" office:value="1" calcext:value-type="float">
            <text:p>1</text:p>
          </table:table-cell>
          <table:table-cell table:style-name="ce776" table:formula="of:=INT(DEC2BIN([.O32])/10^6)-10*INT(DEC2BIN([.O32])/10^7)" office:value-type="float" office:value="1" calcext:value-type="float">
            <text:p>1</text:p>
          </table:table-cell>
          <table:table-cell table:style-name="ce776" table:formula="of:=INT(DEC2BIN([.O32])/10^5)-10*INT(DEC2BIN([.O32])/10^6)" office:value-type="float" office:value="1" calcext:value-type="float">
            <text:p>1</text:p>
          </table:table-cell>
          <table:table-cell table:style-name="ce776" table:formula="of:=INT(DEC2BIN([.O32])/10^4)-10*INT(DEC2BIN([.O32])/10^5)" office:value-type="float" office:value="1" calcext:value-type="float">
            <text:p>1</text:p>
          </table:table-cell>
          <table:table-cell table:style-name="ce776" table:formula="of:=INT(DEC2BIN([.O32])/10^3)-10*INT(DEC2BIN([.O32])/10^4)" office:value-type="float" office:value="1" calcext:value-type="float">
            <text:p>1</text:p>
          </table:table-cell>
          <table:table-cell table:style-name="ce776" table:formula="of:=INT(DEC2BIN([.O32])/10^2)-10*INT(DEC2BIN([.O32])/10^3)" office:value-type="float" office:value="1" calcext:value-type="float">
            <text:p>1</text:p>
          </table:table-cell>
          <table:table-cell table:style-name="ce776" table:formula="of:=INT(DEC2BIN([.O32])/10^1)-10*INT(DEC2BIN([.O32])/10^2)" office:value-type="float" office:value="1" calcext:value-type="float">
            <text:p>1</text:p>
          </table:table-cell>
          <table:table-cell table:style-name="ce776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2])/10^7)" office:value-type="float" office:value="1" calcext:value-type="float">
            <text:p>1</text:p>
          </table:table-cell>
          <table:table-cell table:style-name="ce776" table:formula="of:=INT(DEC2BIN([.X32])/10^6)-10*INT(DEC2BIN([.X32])/10^7)" office:value-type="float" office:value="1" calcext:value-type="float">
            <text:p>1</text:p>
          </table:table-cell>
          <table:table-cell table:style-name="ce776" table:formula="of:=INT(DEC2BIN([.X32])/10^5)-10*INT(DEC2BIN([.X32])/10^6)" office:value-type="float" office:value="1" calcext:value-type="float">
            <text:p>1</text:p>
          </table:table-cell>
          <table:table-cell table:style-name="ce776" table:formula="of:=INT(DEC2BIN([.X32])/10^4)-10*INT(DEC2BIN([.X32])/10^5)" office:value-type="float" office:value="1" calcext:value-type="float">
            <text:p>1</text:p>
          </table:table-cell>
          <table:table-cell table:style-name="ce776" table:formula="of:=INT(DEC2BIN([.X32])/10^3)-10*INT(DEC2BIN([.X32])/10^4)" office:value-type="float" office:value="1" calcext:value-type="float">
            <text:p>1</text:p>
          </table:table-cell>
          <table:table-cell table:style-name="ce776" table:formula="of:=INT(DEC2BIN([.X32])/10^2)-10*INT(DEC2BIN([.X32])/10^3)" office:value-type="float" office:value="1" calcext:value-type="float">
            <text:p>1</text:p>
          </table:table-cell>
          <table:table-cell table:style-name="ce776" table:formula="of:=INT(DEC2BIN([.X32])/10^1)-10*INT(DEC2BIN([.X32])/10^2)" office:value-type="float" office:value="1" calcext:value-type="float">
            <text:p>1</text:p>
          </table:table-cell>
          <table:table-cell table:style-name="ce776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2])/10^7)" office:value-type="float" office:value="0" calcext:value-type="float">
            <text:p>0</text:p>
          </table:table-cell>
          <table:table-cell table:style-name="ce776" table:formula="of:=INT(DEC2BIN([.AG32])/10^6)-10*INT(DEC2BIN([.AG32])/10^7)" office:value-type="float" office:value="0" calcext:value-type="float">
            <text:p>0</text:p>
          </table:table-cell>
          <table:table-cell table:style-name="ce776" table:formula="of:=INT(DEC2BIN([.AG32])/10^5)-10*INT(DEC2BIN([.AG32])/10^6)" office:value-type="float" office:value="0" calcext:value-type="float">
            <text:p>0</text:p>
          </table:table-cell>
          <table:table-cell table:style-name="ce776" table:formula="of:=INT(DEC2BIN([.AG32])/10^4)-10*INT(DEC2BIN([.AG32])/10^5)" office:value-type="float" office:value="0" calcext:value-type="float">
            <text:p>0</text:p>
          </table:table-cell>
          <table:table-cell table:style-name="ce776" table:formula="of:=INT(DEC2BIN([.AG32])/10^3)-10*INT(DEC2BIN([.AG32])/10^4)" office:value-type="float" office:value="0" calcext:value-type="float">
            <text:p>0</text:p>
          </table:table-cell>
          <table:table-cell table:style-name="ce776" table:formula="of:=INT(DEC2BIN([.AG32])/10^2)-10*INT(DEC2BIN([.AG32])/10^3)" office:value-type="float" office:value="0" calcext:value-type="float">
            <text:p>0</text:p>
          </table:table-cell>
          <table:table-cell table:style-name="ce776" table:formula="of:=INT(DEC2BIN([.AG32])/10^1)-10*INT(DEC2BIN([.AG32])/10^2)" office:value-type="float" office:value="0" calcext:value-type="float">
            <text:p>0</text:p>
          </table:table-cell>
          <table:table-cell table:style-name="ce776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2])/10^7)" office:value-type="float" office:value="0" calcext:value-type="float">
            <text:p>0</text:p>
          </table:table-cell>
          <table:table-cell table:style-name="ce776" table:formula="of:=INT(DEC2BIN([.AP32])/10^6)-10*INT(DEC2BIN([.AP32])/10^7)" office:value-type="float" office:value="0" calcext:value-type="float">
            <text:p>0</text:p>
          </table:table-cell>
          <table:table-cell table:style-name="ce776" table:formula="of:=INT(DEC2BIN([.AP32])/10^5)-10*INT(DEC2BIN([.AP32])/10^6)" office:value-type="float" office:value="0" calcext:value-type="float">
            <text:p>0</text:p>
          </table:table-cell>
          <table:table-cell table:style-name="ce776" table:formula="of:=INT(DEC2BIN([.AP32])/10^4)-10*INT(DEC2BIN([.AP32])/10^5)" office:value-type="float" office:value="0" calcext:value-type="float">
            <text:p>0</text:p>
          </table:table-cell>
          <table:table-cell table:style-name="ce776" table:formula="of:=INT(DEC2BIN([.AP32])/10^3)-10*INT(DEC2BIN([.AP32])/10^4)" office:value-type="float" office:value="0" calcext:value-type="float">
            <text:p>0</text:p>
          </table:table-cell>
          <table:table-cell table:style-name="ce776" table:formula="of:=INT(DEC2BIN([.AP32])/10^2)-10*INT(DEC2BIN([.AP32])/10^3)" office:value-type="float" office:value="0" calcext:value-type="float">
            <text:p>0</text:p>
          </table:table-cell>
          <table:table-cell table:style-name="ce776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7">3</text:span>-2 = 6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3])/10^7)" office:value-type="float" office:value="1" calcext:value-type="float">
            <text:p>1</text:p>
          </table:table-cell>
          <table:table-cell table:style-name="ce776" table:formula="of:=INT(DEC2BIN([.O33])/10^6)-10*INT(DEC2BIN([.O33])/10^7)" office:value-type="float" office:value="1" calcext:value-type="float">
            <text:p>1</text:p>
          </table:table-cell>
          <table:table-cell table:style-name="ce776" table:formula="of:=INT(DEC2BIN([.O33])/10^5)-10*INT(DEC2BIN([.O33])/10^6)" office:value-type="float" office:value="1" calcext:value-type="float">
            <text:p>1</text:p>
          </table:table-cell>
          <table:table-cell table:style-name="ce776" table:formula="of:=INT(DEC2BIN([.O33])/10^4)-10*INT(DEC2BIN([.O33])/10^5)" office:value-type="float" office:value="1" calcext:value-type="float">
            <text:p>1</text:p>
          </table:table-cell>
          <table:table-cell table:style-name="ce776" table:formula="of:=INT(DEC2BIN([.O33])/10^3)-10*INT(DEC2BIN([.O33])/10^4)" office:value-type="float" office:value="1" calcext:value-type="float">
            <text:p>1</text:p>
          </table:table-cell>
          <table:table-cell table:style-name="ce776" table:formula="of:=INT(DEC2BIN([.O33])/10^2)-10*INT(DEC2BIN([.O33])/10^3)" office:value-type="float" office:value="1" calcext:value-type="float">
            <text:p>1</text:p>
          </table:table-cell>
          <table:table-cell table:style-name="ce776" table:formula="of:=INT(DEC2BIN([.O33])/10^1)-10*INT(DEC2BIN([.O33])/10^2)" office:value-type="float" office:value="1" calcext:value-type="float">
            <text:p>1</text:p>
          </table:table-cell>
          <table:table-cell table:style-name="ce776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3])/10^7)" office:value-type="float" office:value="1" calcext:value-type="float">
            <text:p>1</text:p>
          </table:table-cell>
          <table:table-cell table:style-name="ce776" table:formula="of:=INT(DEC2BIN([.X33])/10^6)-10*INT(DEC2BIN([.X33])/10^7)" office:value-type="float" office:value="1" calcext:value-type="float">
            <text:p>1</text:p>
          </table:table-cell>
          <table:table-cell table:style-name="ce776" table:formula="of:=INT(DEC2BIN([.X33])/10^5)-10*INT(DEC2BIN([.X33])/10^6)" office:value-type="float" office:value="1" calcext:value-type="float">
            <text:p>1</text:p>
          </table:table-cell>
          <table:table-cell table:style-name="ce776" table:formula="of:=INT(DEC2BIN([.X33])/10^4)-10*INT(DEC2BIN([.X33])/10^5)" office:value-type="float" office:value="1" calcext:value-type="float">
            <text:p>1</text:p>
          </table:table-cell>
          <table:table-cell table:style-name="ce776" table:formula="of:=INT(DEC2BIN([.X33])/10^3)-10*INT(DEC2BIN([.X33])/10^4)" office:value-type="float" office:value="1" calcext:value-type="float">
            <text:p>1</text:p>
          </table:table-cell>
          <table:table-cell table:style-name="ce776" table:formula="of:=INT(DEC2BIN([.X33])/10^2)-10*INT(DEC2BIN([.X33])/10^3)" office:value-type="float" office:value="1" calcext:value-type="float">
            <text:p>1</text:p>
          </table:table-cell>
          <table:table-cell table:style-name="ce776" table:formula="of:=INT(DEC2BIN([.X33])/10^1)-10*INT(DEC2BIN([.X33])/10^2)" office:value-type="float" office:value="1" calcext:value-type="float">
            <text:p>1</text:p>
          </table:table-cell>
          <table:table-cell table:style-name="ce776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3])/10^7)" office:value-type="float" office:value="1" calcext:value-type="float">
            <text:p>1</text:p>
          </table:table-cell>
          <table:table-cell table:style-name="ce776" table:formula="of:=INT(DEC2BIN([.AG33])/10^6)-10*INT(DEC2BIN([.AG33])/10^7)" office:value-type="float" office:value="0" calcext:value-type="float">
            <text:p>0</text:p>
          </table:table-cell>
          <table:table-cell table:style-name="ce776" table:formula="of:=INT(DEC2BIN([.AG33])/10^5)-10*INT(DEC2BIN([.AG33])/10^6)" office:value-type="float" office:value="0" calcext:value-type="float">
            <text:p>0</text:p>
          </table:table-cell>
          <table:table-cell table:style-name="ce776" table:formula="of:=INT(DEC2BIN([.AG33])/10^4)-10*INT(DEC2BIN([.AG33])/10^5)" office:value-type="float" office:value="0" calcext:value-type="float">
            <text:p>0</text:p>
          </table:table-cell>
          <table:table-cell table:style-name="ce776" table:formula="of:=INT(DEC2BIN([.AG33])/10^3)-10*INT(DEC2BIN([.AG33])/10^4)" office:value-type="float" office:value="0" calcext:value-type="float">
            <text:p>0</text:p>
          </table:table-cell>
          <table:table-cell table:style-name="ce776" table:formula="of:=INT(DEC2BIN([.AG33])/10^2)-10*INT(DEC2BIN([.AG33])/10^3)" office:value-type="float" office:value="0" calcext:value-type="float">
            <text:p>0</text:p>
          </table:table-cell>
          <table:table-cell table:style-name="ce776" table:formula="of:=INT(DEC2BIN([.AG33])/10^1)-10*INT(DEC2BIN([.AG33])/10^2)" office:value-type="float" office:value="0" calcext:value-type="float">
            <text:p>0</text:p>
          </table:table-cell>
          <table:table-cell table:style-name="ce776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3])/10^7)" office:value-type="float" office:value="0" calcext:value-type="float">
            <text:p>0</text:p>
          </table:table-cell>
          <table:table-cell table:style-name="ce776" table:formula="of:=INT(DEC2BIN([.AP33])/10^6)-10*INT(DEC2BIN([.AP33])/10^7)" office:value-type="float" office:value="0" calcext:value-type="float">
            <text:p>0</text:p>
          </table:table-cell>
          <table:table-cell table:style-name="ce776" table:formula="of:=INT(DEC2BIN([.AP33])/10^5)-10*INT(DEC2BIN([.AP33])/10^6)" office:value-type="float" office:value="0" calcext:value-type="float">
            <text:p>0</text:p>
          </table:table-cell>
          <table:table-cell table:style-name="ce776" table:formula="of:=INT(DEC2BIN([.AP33])/10^4)-10*INT(DEC2BIN([.AP33])/10^5)" office:value-type="float" office:value="0" calcext:value-type="float">
            <text:p>0</text:p>
          </table:table-cell>
          <table:table-cell table:style-name="ce776" table:formula="of:=INT(DEC2BIN([.AP33])/10^3)-10*INT(DEC2BIN([.AP33])/10^4)" office:value-type="float" office:value="0" calcext:value-type="float">
            <text:p>0</text:p>
          </table:table-cell>
          <table:table-cell table:style-name="ce776" table:formula="of:=INT(DEC2BIN([.AP33])/10^2)-10*INT(DEC2BIN([.AP33])/10^3)" office:value-type="float" office:value="0" calcext:value-type="float">
            <text:p>0</text:p>
          </table:table-cell>
          <table:table-cell table:style-name="ce776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7">2</text:span>-2 = 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4])/10^7)" office:value-type="float" office:value="1" calcext:value-type="float">
            <text:p>1</text:p>
          </table:table-cell>
          <table:table-cell table:style-name="ce776" table:formula="of:=INT(DEC2BIN([.O34])/10^6)-10*INT(DEC2BIN([.O34])/10^7)" office:value-type="float" office:value="1" calcext:value-type="float">
            <text:p>1</text:p>
          </table:table-cell>
          <table:table-cell table:style-name="ce776" table:formula="of:=INT(DEC2BIN([.O34])/10^5)-10*INT(DEC2BIN([.O34])/10^6)" office:value-type="float" office:value="1" calcext:value-type="float">
            <text:p>1</text:p>
          </table:table-cell>
          <table:table-cell table:style-name="ce776" table:formula="of:=INT(DEC2BIN([.O34])/10^4)-10*INT(DEC2BIN([.O34])/10^5)" office:value-type="float" office:value="1" calcext:value-type="float">
            <text:p>1</text:p>
          </table:table-cell>
          <table:table-cell table:style-name="ce776" table:formula="of:=INT(DEC2BIN([.O34])/10^3)-10*INT(DEC2BIN([.O34])/10^4)" office:value-type="float" office:value="1" calcext:value-type="float">
            <text:p>1</text:p>
          </table:table-cell>
          <table:table-cell table:style-name="ce776" table:formula="of:=INT(DEC2BIN([.O34])/10^2)-10*INT(DEC2BIN([.O34])/10^3)" office:value-type="float" office:value="1" calcext:value-type="float">
            <text:p>1</text:p>
          </table:table-cell>
          <table:table-cell table:style-name="ce776" table:formula="of:=INT(DEC2BIN([.O34])/10^1)-10*INT(DEC2BIN([.O34])/10^2)" office:value-type="float" office:value="1" calcext:value-type="float">
            <text:p>1</text:p>
          </table:table-cell>
          <table:table-cell table:style-name="ce776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4])/10^7)" office:value-type="float" office:value="1" calcext:value-type="float">
            <text:p>1</text:p>
          </table:table-cell>
          <table:table-cell table:style-name="ce776" table:formula="of:=INT(DEC2BIN([.X34])/10^6)-10*INT(DEC2BIN([.X34])/10^7)" office:value-type="float" office:value="1" calcext:value-type="float">
            <text:p>1</text:p>
          </table:table-cell>
          <table:table-cell table:style-name="ce776" table:formula="of:=INT(DEC2BIN([.X34])/10^5)-10*INT(DEC2BIN([.X34])/10^6)" office:value-type="float" office:value="1" calcext:value-type="float">
            <text:p>1</text:p>
          </table:table-cell>
          <table:table-cell table:style-name="ce776" table:formula="of:=INT(DEC2BIN([.X34])/10^4)-10*INT(DEC2BIN([.X34])/10^5)" office:value-type="float" office:value="1" calcext:value-type="float">
            <text:p>1</text:p>
          </table:table-cell>
          <table:table-cell table:style-name="ce776" table:formula="of:=INT(DEC2BIN([.X34])/10^3)-10*INT(DEC2BIN([.X34])/10^4)" office:value-type="float" office:value="1" calcext:value-type="float">
            <text:p>1</text:p>
          </table:table-cell>
          <table:table-cell table:style-name="ce776" table:formula="of:=INT(DEC2BIN([.X34])/10^2)-10*INT(DEC2BIN([.X34])/10^3)" office:value-type="float" office:value="1" calcext:value-type="float">
            <text:p>1</text:p>
          </table:table-cell>
          <table:table-cell table:style-name="ce776" table:formula="of:=INT(DEC2BIN([.X34])/10^1)-10*INT(DEC2BIN([.X34])/10^2)" office:value-type="float" office:value="1" calcext:value-type="float">
            <text:p>1</text:p>
          </table:table-cell>
          <table:table-cell table:style-name="ce776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4])/10^7)" office:value-type="float" office:value="1" calcext:value-type="float">
            <text:p>1</text:p>
          </table:table-cell>
          <table:table-cell table:style-name="ce776" table:formula="of:=INT(DEC2BIN([.AG34])/10^6)-10*INT(DEC2BIN([.AG34])/10^7)" office:value-type="float" office:value="1" calcext:value-type="float">
            <text:p>1</text:p>
          </table:table-cell>
          <table:table-cell table:style-name="ce776" table:formula="of:=INT(DEC2BIN([.AG34])/10^5)-10*INT(DEC2BIN([.AG34])/10^6)" office:value-type="float" office:value="0" calcext:value-type="float">
            <text:p>0</text:p>
          </table:table-cell>
          <table:table-cell table:style-name="ce776" table:formula="of:=INT(DEC2BIN([.AG34])/10^4)-10*INT(DEC2BIN([.AG34])/10^5)" office:value-type="float" office:value="0" calcext:value-type="float">
            <text:p>0</text:p>
          </table:table-cell>
          <table:table-cell table:style-name="ce776" table:formula="of:=INT(DEC2BIN([.AG34])/10^3)-10*INT(DEC2BIN([.AG34])/10^4)" office:value-type="float" office:value="0" calcext:value-type="float">
            <text:p>0</text:p>
          </table:table-cell>
          <table:table-cell table:style-name="ce776" table:formula="of:=INT(DEC2BIN([.AG34])/10^2)-10*INT(DEC2BIN([.AG34])/10^3)" office:value-type="float" office:value="0" calcext:value-type="float">
            <text:p>0</text:p>
          </table:table-cell>
          <table:table-cell table:style-name="ce776" table:formula="of:=INT(DEC2BIN([.AG34])/10^1)-10*INT(DEC2BIN([.AG34])/10^2)" office:value-type="float" office:value="0" calcext:value-type="float">
            <text:p>0</text:p>
          </table:table-cell>
          <table:table-cell table:style-name="ce776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4])/10^7)" office:value-type="float" office:value="0" calcext:value-type="float">
            <text:p>0</text:p>
          </table:table-cell>
          <table:table-cell table:style-name="ce776" table:formula="of:=INT(DEC2BIN([.AP34])/10^6)-10*INT(DEC2BIN([.AP34])/10^7)" office:value-type="float" office:value="0" calcext:value-type="float">
            <text:p>0</text:p>
          </table:table-cell>
          <table:table-cell table:style-name="ce776" table:formula="of:=INT(DEC2BIN([.AP34])/10^5)-10*INT(DEC2BIN([.AP34])/10^6)" office:value-type="float" office:value="0" calcext:value-type="float">
            <text:p>0</text:p>
          </table:table-cell>
          <table:table-cell table:style-name="ce776" table:formula="of:=INT(DEC2BIN([.AP34])/10^4)-10*INT(DEC2BIN([.AP34])/10^5)" office:value-type="float" office:value="0" calcext:value-type="float">
            <text:p>0</text:p>
          </table:table-cell>
          <table:table-cell table:style-name="ce776" table:formula="of:=INT(DEC2BIN([.AP34])/10^3)-10*INT(DEC2BIN([.AP34])/10^4)" office:value-type="float" office:value="0" calcext:value-type="float">
            <text:p>0</text:p>
          </table:table-cell>
          <table:table-cell table:style-name="ce776" table:formula="of:=INT(DEC2BIN([.AP34])/10^2)-10*INT(DEC2BIN([.AP34])/10^3)" office:value-type="float" office:value="0" calcext:value-type="float">
            <text:p>0</text:p>
          </table:table-cell>
          <table:table-cell table:style-name="ce776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7">1 </text:span>= 2 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5])/10^7)" office:value-type="float" office:value="1" calcext:value-type="float">
            <text:p>1</text:p>
          </table:table-cell>
          <table:table-cell table:style-name="ce776" table:formula="of:=INT(DEC2BIN([.O35])/10^6)-10*INT(DEC2BIN([.O35])/10^7)" office:value-type="float" office:value="1" calcext:value-type="float">
            <text:p>1</text:p>
          </table:table-cell>
          <table:table-cell table:style-name="ce776" table:formula="of:=INT(DEC2BIN([.O35])/10^5)-10*INT(DEC2BIN([.O35])/10^6)" office:value-type="float" office:value="1" calcext:value-type="float">
            <text:p>1</text:p>
          </table:table-cell>
          <table:table-cell table:style-name="ce776" table:formula="of:=INT(DEC2BIN([.O35])/10^4)-10*INT(DEC2BIN([.O35])/10^5)" office:value-type="float" office:value="1" calcext:value-type="float">
            <text:p>1</text:p>
          </table:table-cell>
          <table:table-cell table:style-name="ce776" table:formula="of:=INT(DEC2BIN([.O35])/10^3)-10*INT(DEC2BIN([.O35])/10^4)" office:value-type="float" office:value="1" calcext:value-type="float">
            <text:p>1</text:p>
          </table:table-cell>
          <table:table-cell table:style-name="ce776" table:formula="of:=INT(DEC2BIN([.O35])/10^2)-10*INT(DEC2BIN([.O35])/10^3)" office:value-type="float" office:value="1" calcext:value-type="float">
            <text:p>1</text:p>
          </table:table-cell>
          <table:table-cell table:style-name="ce776" table:formula="of:=INT(DEC2BIN([.O35])/10^1)-10*INT(DEC2BIN([.O35])/10^2)" office:value-type="float" office:value="1" calcext:value-type="float">
            <text:p>1</text:p>
          </table:table-cell>
          <table:table-cell table:style-name="ce776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5])/10^7)" office:value-type="float" office:value="1" calcext:value-type="float">
            <text:p>1</text:p>
          </table:table-cell>
          <table:table-cell table:style-name="ce776" table:formula="of:=INT(DEC2BIN([.X35])/10^6)-10*INT(DEC2BIN([.X35])/10^7)" office:value-type="float" office:value="1" calcext:value-type="float">
            <text:p>1</text:p>
          </table:table-cell>
          <table:table-cell table:style-name="ce776" table:formula="of:=INT(DEC2BIN([.X35])/10^5)-10*INT(DEC2BIN([.X35])/10^6)" office:value-type="float" office:value="1" calcext:value-type="float">
            <text:p>1</text:p>
          </table:table-cell>
          <table:table-cell table:style-name="ce776" table:formula="of:=INT(DEC2BIN([.X35])/10^4)-10*INT(DEC2BIN([.X35])/10^5)" office:value-type="float" office:value="1" calcext:value-type="float">
            <text:p>1</text:p>
          </table:table-cell>
          <table:table-cell table:style-name="ce776" table:formula="of:=INT(DEC2BIN([.X35])/10^3)-10*INT(DEC2BIN([.X35])/10^4)" office:value-type="float" office:value="1" calcext:value-type="float">
            <text:p>1</text:p>
          </table:table-cell>
          <table:table-cell table:style-name="ce776" table:formula="of:=INT(DEC2BIN([.X35])/10^2)-10*INT(DEC2BIN([.X35])/10^3)" office:value-type="float" office:value="1" calcext:value-type="float">
            <text:p>1</text:p>
          </table:table-cell>
          <table:table-cell table:style-name="ce776" table:formula="of:=INT(DEC2BIN([.X35])/10^1)-10*INT(DEC2BIN([.X35])/10^2)" office:value-type="float" office:value="1" calcext:value-type="float">
            <text:p>1</text:p>
          </table:table-cell>
          <table:table-cell table:style-name="ce776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5])/10^7)" office:value-type="float" office:value="1" calcext:value-type="float">
            <text:p>1</text:p>
          </table:table-cell>
          <table:table-cell table:style-name="ce776" table:formula="of:=INT(DEC2BIN([.AG35])/10^6)-10*INT(DEC2BIN([.AG35])/10^7)" office:value-type="float" office:value="1" calcext:value-type="float">
            <text:p>1</text:p>
          </table:table-cell>
          <table:table-cell table:style-name="ce776" table:formula="of:=INT(DEC2BIN([.AG35])/10^5)-10*INT(DEC2BIN([.AG35])/10^6)" office:value-type="float" office:value="1" calcext:value-type="float">
            <text:p>1</text:p>
          </table:table-cell>
          <table:table-cell table:style-name="ce776" table:formula="of:=INT(DEC2BIN([.AG35])/10^4)-10*INT(DEC2BIN([.AG35])/10^5)" office:value-type="float" office:value="0" calcext:value-type="float">
            <text:p>0</text:p>
          </table:table-cell>
          <table:table-cell table:style-name="ce776" table:formula="of:=INT(DEC2BIN([.AG35])/10^3)-10*INT(DEC2BIN([.AG35])/10^4)" office:value-type="float" office:value="0" calcext:value-type="float">
            <text:p>0</text:p>
          </table:table-cell>
          <table:table-cell table:style-name="ce776" table:formula="of:=INT(DEC2BIN([.AG35])/10^2)-10*INT(DEC2BIN([.AG35])/10^3)" office:value-type="float" office:value="0" calcext:value-type="float">
            <text:p>0</text:p>
          </table:table-cell>
          <table:table-cell table:style-name="ce776" table:formula="of:=INT(DEC2BIN([.AG35])/10^1)-10*INT(DEC2BIN([.AG35])/10^2)" office:value-type="float" office:value="0" calcext:value-type="float">
            <text:p>0</text:p>
          </table:table-cell>
          <table:table-cell table:style-name="ce776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5])/10^7)" office:value-type="float" office:value="0" calcext:value-type="float">
            <text:p>0</text:p>
          </table:table-cell>
          <table:table-cell table:style-name="ce776" table:formula="of:=INT(DEC2BIN([.AP35])/10^6)-10*INT(DEC2BIN([.AP35])/10^7)" office:value-type="float" office:value="0" calcext:value-type="float">
            <text:p>0</text:p>
          </table:table-cell>
          <table:table-cell table:style-name="ce776" table:formula="of:=INT(DEC2BIN([.AP35])/10^5)-10*INT(DEC2BIN([.AP35])/10^6)" office:value-type="float" office:value="0" calcext:value-type="float">
            <text:p>0</text:p>
          </table:table-cell>
          <table:table-cell table:style-name="ce776" table:formula="of:=INT(DEC2BIN([.AP35])/10^4)-10*INT(DEC2BIN([.AP35])/10^5)" office:value-type="float" office:value="0" calcext:value-type="float">
            <text:p>0</text:p>
          </table:table-cell>
          <table:table-cell table:style-name="ce776" table:formula="of:=INT(DEC2BIN([.AP35])/10^3)-10*INT(DEC2BIN([.AP35])/10^4)" office:value-type="float" office:value="0" calcext:value-type="float">
            <text:p>0</text:p>
          </table:table-cell>
          <table:table-cell table:style-name="ce776" table:formula="of:=INT(DEC2BIN([.AP35])/10^2)-10*INT(DEC2BIN([.AP35])/10^3)" office:value-type="float" office:value="0" calcext:value-type="float">
            <text:p>0</text:p>
          </table:table-cell>
          <table:table-cell table:style-name="ce776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7">0 </text:span>= 1</text:p>
          </table:table-cell>
          <table:covered-table-cell table:style-name="ce687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6])/10^7)" office:value-type="float" office:value="1" calcext:value-type="float">
            <text:p>1</text:p>
          </table:table-cell>
          <table:table-cell table:style-name="ce776" table:formula="of:=INT(DEC2BIN([.O36])/10^6)-10*INT(DEC2BIN([.O36])/10^7)" office:value-type="float" office:value="1" calcext:value-type="float">
            <text:p>1</text:p>
          </table:table-cell>
          <table:table-cell table:style-name="ce776" table:formula="of:=INT(DEC2BIN([.O36])/10^5)-10*INT(DEC2BIN([.O36])/10^6)" office:value-type="float" office:value="1" calcext:value-type="float">
            <text:p>1</text:p>
          </table:table-cell>
          <table:table-cell table:style-name="ce776" table:formula="of:=INT(DEC2BIN([.O36])/10^4)-10*INT(DEC2BIN([.O36])/10^5)" office:value-type="float" office:value="1" calcext:value-type="float">
            <text:p>1</text:p>
          </table:table-cell>
          <table:table-cell table:style-name="ce776" table:formula="of:=INT(DEC2BIN([.O36])/10^3)-10*INT(DEC2BIN([.O36])/10^4)" office:value-type="float" office:value="1" calcext:value-type="float">
            <text:p>1</text:p>
          </table:table-cell>
          <table:table-cell table:style-name="ce776" table:formula="of:=INT(DEC2BIN([.O36])/10^2)-10*INT(DEC2BIN([.O36])/10^3)" office:value-type="float" office:value="1" calcext:value-type="float">
            <text:p>1</text:p>
          </table:table-cell>
          <table:table-cell table:style-name="ce776" table:formula="of:=INT(DEC2BIN([.O36])/10^1)-10*INT(DEC2BIN([.O36])/10^2)" office:value-type="float" office:value="1" calcext:value-type="float">
            <text:p>1</text:p>
          </table:table-cell>
          <table:table-cell table:style-name="ce776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6])/10^7)" office:value-type="float" office:value="1" calcext:value-type="float">
            <text:p>1</text:p>
          </table:table-cell>
          <table:table-cell table:style-name="ce776" table:formula="of:=INT(DEC2BIN([.X36])/10^6)-10*INT(DEC2BIN([.X36])/10^7)" office:value-type="float" office:value="1" calcext:value-type="float">
            <text:p>1</text:p>
          </table:table-cell>
          <table:table-cell table:style-name="ce776" table:formula="of:=INT(DEC2BIN([.X36])/10^5)-10*INT(DEC2BIN([.X36])/10^6)" office:value-type="float" office:value="1" calcext:value-type="float">
            <text:p>1</text:p>
          </table:table-cell>
          <table:table-cell table:style-name="ce776" table:formula="of:=INT(DEC2BIN([.X36])/10^4)-10*INT(DEC2BIN([.X36])/10^5)" office:value-type="float" office:value="1" calcext:value-type="float">
            <text:p>1</text:p>
          </table:table-cell>
          <table:table-cell table:style-name="ce776" table:formula="of:=INT(DEC2BIN([.X36])/10^3)-10*INT(DEC2BIN([.X36])/10^4)" office:value-type="float" office:value="1" calcext:value-type="float">
            <text:p>1</text:p>
          </table:table-cell>
          <table:table-cell table:style-name="ce776" table:formula="of:=INT(DEC2BIN([.X36])/10^2)-10*INT(DEC2BIN([.X36])/10^3)" office:value-type="float" office:value="1" calcext:value-type="float">
            <text:p>1</text:p>
          </table:table-cell>
          <table:table-cell table:style-name="ce776" table:formula="of:=INT(DEC2BIN([.X36])/10^1)-10*INT(DEC2BIN([.X36])/10^2)" office:value-type="float" office:value="1" calcext:value-type="float">
            <text:p>1</text:p>
          </table:table-cell>
          <table:table-cell table:style-name="ce776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6])/10^7)" office:value-type="float" office:value="1" calcext:value-type="float">
            <text:p>1</text:p>
          </table:table-cell>
          <table:table-cell table:style-name="ce776" table:formula="of:=INT(DEC2BIN([.AG36])/10^6)-10*INT(DEC2BIN([.AG36])/10^7)" office:value-type="float" office:value="1" calcext:value-type="float">
            <text:p>1</text:p>
          </table:table-cell>
          <table:table-cell table:style-name="ce776" table:formula="of:=INT(DEC2BIN([.AG36])/10^5)-10*INT(DEC2BIN([.AG36])/10^6)" office:value-type="float" office:value="1" calcext:value-type="float">
            <text:p>1</text:p>
          </table:table-cell>
          <table:table-cell table:style-name="ce776" table:formula="of:=INT(DEC2BIN([.AG36])/10^4)-10*INT(DEC2BIN([.AG36])/10^5)" office:value-type="float" office:value="1" calcext:value-type="float">
            <text:p>1</text:p>
          </table:table-cell>
          <table:table-cell table:style-name="ce776" table:formula="of:=INT(DEC2BIN([.AG36])/10^3)-10*INT(DEC2BIN([.AG36])/10^4)" office:value-type="float" office:value="0" calcext:value-type="float">
            <text:p>0</text:p>
          </table:table-cell>
          <table:table-cell table:style-name="ce776" table:formula="of:=INT(DEC2BIN([.AG36])/10^2)-10*INT(DEC2BIN([.AG36])/10^3)" office:value-type="float" office:value="0" calcext:value-type="float">
            <text:p>0</text:p>
          </table:table-cell>
          <table:table-cell table:style-name="ce776" table:formula="of:=INT(DEC2BIN([.AG36])/10^1)-10*INT(DEC2BIN([.AG36])/10^2)" office:value-type="float" office:value="0" calcext:value-type="float">
            <text:p>0</text:p>
          </table:table-cell>
          <table:table-cell table:style-name="ce776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6])/10^7)" office:value-type="float" office:value="0" calcext:value-type="float">
            <text:p>0</text:p>
          </table:table-cell>
          <table:table-cell table:style-name="ce776" table:formula="of:=INT(DEC2BIN([.AP36])/10^6)-10*INT(DEC2BIN([.AP36])/10^7)" office:value-type="float" office:value="0" calcext:value-type="float">
            <text:p>0</text:p>
          </table:table-cell>
          <table:table-cell table:style-name="ce776" table:formula="of:=INT(DEC2BIN([.AP36])/10^5)-10*INT(DEC2BIN([.AP36])/10^6)" office:value-type="float" office:value="0" calcext:value-type="float">
            <text:p>0</text:p>
          </table:table-cell>
          <table:table-cell table:style-name="ce776" table:formula="of:=INT(DEC2BIN([.AP36])/10^4)-10*INT(DEC2BIN([.AP36])/10^5)" office:value-type="float" office:value="0" calcext:value-type="float">
            <text:p>0</text:p>
          </table:table-cell>
          <table:table-cell table:style-name="ce776" table:formula="of:=INT(DEC2BIN([.AP36])/10^3)-10*INT(DEC2BIN([.AP36])/10^4)" office:value-type="float" office:value="0" calcext:value-type="float">
            <text:p>0</text:p>
          </table:table-cell>
          <table:table-cell table:style-name="ce776" table:formula="of:=INT(DEC2BIN([.AP36])/10^2)-10*INT(DEC2BIN([.AP36])/10^3)" office:value-type="float" office:value="0" calcext:value-type="float">
            <text:p>0</text:p>
          </table:table-cell>
          <table:table-cell table:style-name="ce776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7])/10^7)" office:value-type="float" office:value="1" calcext:value-type="float">
            <text:p>1</text:p>
          </table:table-cell>
          <table:table-cell table:style-name="ce776" table:formula="of:=INT(DEC2BIN([.O37])/10^6)-10*INT(DEC2BIN([.O37])/10^7)" office:value-type="float" office:value="1" calcext:value-type="float">
            <text:p>1</text:p>
          </table:table-cell>
          <table:table-cell table:style-name="ce776" table:formula="of:=INT(DEC2BIN([.O37])/10^5)-10*INT(DEC2BIN([.O37])/10^6)" office:value-type="float" office:value="1" calcext:value-type="float">
            <text:p>1</text:p>
          </table:table-cell>
          <table:table-cell table:style-name="ce776" table:formula="of:=INT(DEC2BIN([.O37])/10^4)-10*INT(DEC2BIN([.O37])/10^5)" office:value-type="float" office:value="1" calcext:value-type="float">
            <text:p>1</text:p>
          </table:table-cell>
          <table:table-cell table:style-name="ce776" table:formula="of:=INT(DEC2BIN([.O37])/10^3)-10*INT(DEC2BIN([.O37])/10^4)" office:value-type="float" office:value="1" calcext:value-type="float">
            <text:p>1</text:p>
          </table:table-cell>
          <table:table-cell table:style-name="ce776" table:formula="of:=INT(DEC2BIN([.O37])/10^2)-10*INT(DEC2BIN([.O37])/10^3)" office:value-type="float" office:value="1" calcext:value-type="float">
            <text:p>1</text:p>
          </table:table-cell>
          <table:table-cell table:style-name="ce776" table:formula="of:=INT(DEC2BIN([.O37])/10^1)-10*INT(DEC2BIN([.O37])/10^2)" office:value-type="float" office:value="1" calcext:value-type="float">
            <text:p>1</text:p>
          </table:table-cell>
          <table:table-cell table:style-name="ce776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7])/10^7)" office:value-type="float" office:value="1" calcext:value-type="float">
            <text:p>1</text:p>
          </table:table-cell>
          <table:table-cell table:style-name="ce776" table:formula="of:=INT(DEC2BIN([.X37])/10^6)-10*INT(DEC2BIN([.X37])/10^7)" office:value-type="float" office:value="1" calcext:value-type="float">
            <text:p>1</text:p>
          </table:table-cell>
          <table:table-cell table:style-name="ce776" table:formula="of:=INT(DEC2BIN([.X37])/10^5)-10*INT(DEC2BIN([.X37])/10^6)" office:value-type="float" office:value="1" calcext:value-type="float">
            <text:p>1</text:p>
          </table:table-cell>
          <table:table-cell table:style-name="ce776" table:formula="of:=INT(DEC2BIN([.X37])/10^4)-10*INT(DEC2BIN([.X37])/10^5)" office:value-type="float" office:value="1" calcext:value-type="float">
            <text:p>1</text:p>
          </table:table-cell>
          <table:table-cell table:style-name="ce776" table:formula="of:=INT(DEC2BIN([.X37])/10^3)-10*INT(DEC2BIN([.X37])/10^4)" office:value-type="float" office:value="1" calcext:value-type="float">
            <text:p>1</text:p>
          </table:table-cell>
          <table:table-cell table:style-name="ce776" table:formula="of:=INT(DEC2BIN([.X37])/10^2)-10*INT(DEC2BIN([.X37])/10^3)" office:value-type="float" office:value="1" calcext:value-type="float">
            <text:p>1</text:p>
          </table:table-cell>
          <table:table-cell table:style-name="ce776" table:formula="of:=INT(DEC2BIN([.X37])/10^1)-10*INT(DEC2BIN([.X37])/10^2)" office:value-type="float" office:value="1" calcext:value-type="float">
            <text:p>1</text:p>
          </table:table-cell>
          <table:table-cell table:style-name="ce776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7])/10^7)" office:value-type="float" office:value="1" calcext:value-type="float">
            <text:p>1</text:p>
          </table:table-cell>
          <table:table-cell table:style-name="ce776" table:formula="of:=INT(DEC2BIN([.AG37])/10^6)-10*INT(DEC2BIN([.AG37])/10^7)" office:value-type="float" office:value="1" calcext:value-type="float">
            <text:p>1</text:p>
          </table:table-cell>
          <table:table-cell table:style-name="ce776" table:formula="of:=INT(DEC2BIN([.AG37])/10^5)-10*INT(DEC2BIN([.AG37])/10^6)" office:value-type="float" office:value="1" calcext:value-type="float">
            <text:p>1</text:p>
          </table:table-cell>
          <table:table-cell table:style-name="ce776" table:formula="of:=INT(DEC2BIN([.AG37])/10^4)-10*INT(DEC2BIN([.AG37])/10^5)" office:value-type="float" office:value="1" calcext:value-type="float">
            <text:p>1</text:p>
          </table:table-cell>
          <table:table-cell table:style-name="ce776" table:formula="of:=INT(DEC2BIN([.AG37])/10^3)-10*INT(DEC2BIN([.AG37])/10^4)" office:value-type="float" office:value="1" calcext:value-type="float">
            <text:p>1</text:p>
          </table:table-cell>
          <table:table-cell table:style-name="ce776" table:formula="of:=INT(DEC2BIN([.AG37])/10^2)-10*INT(DEC2BIN([.AG37])/10^3)" office:value-type="float" office:value="0" calcext:value-type="float">
            <text:p>0</text:p>
          </table:table-cell>
          <table:table-cell table:style-name="ce776" table:formula="of:=INT(DEC2BIN([.AG37])/10^1)-10*INT(DEC2BIN([.AG37])/10^2)" office:value-type="float" office:value="0" calcext:value-type="float">
            <text:p>0</text:p>
          </table:table-cell>
          <table:table-cell table:style-name="ce776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7])/10^7)" office:value-type="float" office:value="0" calcext:value-type="float">
            <text:p>0</text:p>
          </table:table-cell>
          <table:table-cell table:style-name="ce776" table:formula="of:=INT(DEC2BIN([.AP37])/10^6)-10*INT(DEC2BIN([.AP37])/10^7)" office:value-type="float" office:value="0" calcext:value-type="float">
            <text:p>0</text:p>
          </table:table-cell>
          <table:table-cell table:style-name="ce776" table:formula="of:=INT(DEC2BIN([.AP37])/10^5)-10*INT(DEC2BIN([.AP37])/10^6)" office:value-type="float" office:value="0" calcext:value-type="float">
            <text:p>0</text:p>
          </table:table-cell>
          <table:table-cell table:style-name="ce776" table:formula="of:=INT(DEC2BIN([.AP37])/10^4)-10*INT(DEC2BIN([.AP37])/10^5)" office:value-type="float" office:value="0" calcext:value-type="float">
            <text:p>0</text:p>
          </table:table-cell>
          <table:table-cell table:style-name="ce776" table:formula="of:=INT(DEC2BIN([.AP37])/10^3)-10*INT(DEC2BIN([.AP37])/10^4)" office:value-type="float" office:value="0" calcext:value-type="float">
            <text:p>0</text:p>
          </table:table-cell>
          <table:table-cell table:style-name="ce776" table:formula="of:=INT(DEC2BIN([.AP37])/10^2)-10*INT(DEC2BIN([.AP37])/10^3)" office:value-type="float" office:value="0" calcext:value-type="float">
            <text:p>0</text:p>
          </table:table-cell>
          <table:table-cell table:style-name="ce776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8])/10^7)" office:value-type="float" office:value="1" calcext:value-type="float">
            <text:p>1</text:p>
          </table:table-cell>
          <table:table-cell table:style-name="ce776" table:formula="of:=INT(DEC2BIN([.O38])/10^6)-10*INT(DEC2BIN([.O38])/10^7)" office:value-type="float" office:value="1" calcext:value-type="float">
            <text:p>1</text:p>
          </table:table-cell>
          <table:table-cell table:style-name="ce776" table:formula="of:=INT(DEC2BIN([.O38])/10^5)-10*INT(DEC2BIN([.O38])/10^6)" office:value-type="float" office:value="1" calcext:value-type="float">
            <text:p>1</text:p>
          </table:table-cell>
          <table:table-cell table:style-name="ce776" table:formula="of:=INT(DEC2BIN([.O38])/10^4)-10*INT(DEC2BIN([.O38])/10^5)" office:value-type="float" office:value="1" calcext:value-type="float">
            <text:p>1</text:p>
          </table:table-cell>
          <table:table-cell table:style-name="ce776" table:formula="of:=INT(DEC2BIN([.O38])/10^3)-10*INT(DEC2BIN([.O38])/10^4)" office:value-type="float" office:value="1" calcext:value-type="float">
            <text:p>1</text:p>
          </table:table-cell>
          <table:table-cell table:style-name="ce776" table:formula="of:=INT(DEC2BIN([.O38])/10^2)-10*INT(DEC2BIN([.O38])/10^3)" office:value-type="float" office:value="1" calcext:value-type="float">
            <text:p>1</text:p>
          </table:table-cell>
          <table:table-cell table:style-name="ce776" table:formula="of:=INT(DEC2BIN([.O38])/10^1)-10*INT(DEC2BIN([.O38])/10^2)" office:value-type="float" office:value="1" calcext:value-type="float">
            <text:p>1</text:p>
          </table:table-cell>
          <table:table-cell table:style-name="ce776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8])/10^7)" office:value-type="float" office:value="1" calcext:value-type="float">
            <text:p>1</text:p>
          </table:table-cell>
          <table:table-cell table:style-name="ce776" table:formula="of:=INT(DEC2BIN([.X38])/10^6)-10*INT(DEC2BIN([.X38])/10^7)" office:value-type="float" office:value="1" calcext:value-type="float">
            <text:p>1</text:p>
          </table:table-cell>
          <table:table-cell table:style-name="ce776" table:formula="of:=INT(DEC2BIN([.X38])/10^5)-10*INT(DEC2BIN([.X38])/10^6)" office:value-type="float" office:value="1" calcext:value-type="float">
            <text:p>1</text:p>
          </table:table-cell>
          <table:table-cell table:style-name="ce776" table:formula="of:=INT(DEC2BIN([.X38])/10^4)-10*INT(DEC2BIN([.X38])/10^5)" office:value-type="float" office:value="1" calcext:value-type="float">
            <text:p>1</text:p>
          </table:table-cell>
          <table:table-cell table:style-name="ce776" table:formula="of:=INT(DEC2BIN([.X38])/10^3)-10*INT(DEC2BIN([.X38])/10^4)" office:value-type="float" office:value="1" calcext:value-type="float">
            <text:p>1</text:p>
          </table:table-cell>
          <table:table-cell table:style-name="ce776" table:formula="of:=INT(DEC2BIN([.X38])/10^2)-10*INT(DEC2BIN([.X38])/10^3)" office:value-type="float" office:value="1" calcext:value-type="float">
            <text:p>1</text:p>
          </table:table-cell>
          <table:table-cell table:style-name="ce776" table:formula="of:=INT(DEC2BIN([.X38])/10^1)-10*INT(DEC2BIN([.X38])/10^2)" office:value-type="float" office:value="1" calcext:value-type="float">
            <text:p>1</text:p>
          </table:table-cell>
          <table:table-cell table:style-name="ce776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8])/10^7)" office:value-type="float" office:value="1" calcext:value-type="float">
            <text:p>1</text:p>
          </table:table-cell>
          <table:table-cell table:style-name="ce776" table:formula="of:=INT(DEC2BIN([.AG38])/10^6)-10*INT(DEC2BIN([.AG38])/10^7)" office:value-type="float" office:value="1" calcext:value-type="float">
            <text:p>1</text:p>
          </table:table-cell>
          <table:table-cell table:style-name="ce776" table:formula="of:=INT(DEC2BIN([.AG38])/10^5)-10*INT(DEC2BIN([.AG38])/10^6)" office:value-type="float" office:value="1" calcext:value-type="float">
            <text:p>1</text:p>
          </table:table-cell>
          <table:table-cell table:style-name="ce776" table:formula="of:=INT(DEC2BIN([.AG38])/10^4)-10*INT(DEC2BIN([.AG38])/10^5)" office:value-type="float" office:value="1" calcext:value-type="float">
            <text:p>1</text:p>
          </table:table-cell>
          <table:table-cell table:style-name="ce776" table:formula="of:=INT(DEC2BIN([.AG38])/10^3)-10*INT(DEC2BIN([.AG38])/10^4)" office:value-type="float" office:value="1" calcext:value-type="float">
            <text:p>1</text:p>
          </table:table-cell>
          <table:table-cell table:style-name="ce776" table:formula="of:=INT(DEC2BIN([.AG38])/10^2)-10*INT(DEC2BIN([.AG38])/10^3)" office:value-type="float" office:value="1" calcext:value-type="float">
            <text:p>1</text:p>
          </table:table-cell>
          <table:table-cell table:style-name="ce776" table:formula="of:=INT(DEC2BIN([.AG38])/10^1)-10*INT(DEC2BIN([.AG38])/10^2)" office:value-type="float" office:value="0" calcext:value-type="float">
            <text:p>0</text:p>
          </table:table-cell>
          <table:table-cell table:style-name="ce776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8])/10^7)" office:value-type="float" office:value="0" calcext:value-type="float">
            <text:p>0</text:p>
          </table:table-cell>
          <table:table-cell table:style-name="ce776" table:formula="of:=INT(DEC2BIN([.AP38])/10^6)-10*INT(DEC2BIN([.AP38])/10^7)" office:value-type="float" office:value="0" calcext:value-type="float">
            <text:p>0</text:p>
          </table:table-cell>
          <table:table-cell table:style-name="ce776" table:formula="of:=INT(DEC2BIN([.AP38])/10^5)-10*INT(DEC2BIN([.AP38])/10^6)" office:value-type="float" office:value="0" calcext:value-type="float">
            <text:p>0</text:p>
          </table:table-cell>
          <table:table-cell table:style-name="ce776" table:formula="of:=INT(DEC2BIN([.AP38])/10^4)-10*INT(DEC2BIN([.AP38])/10^5)" office:value-type="float" office:value="0" calcext:value-type="float">
            <text:p>0</text:p>
          </table:table-cell>
          <table:table-cell table:style-name="ce776" table:formula="of:=INT(DEC2BIN([.AP38])/10^3)-10*INT(DEC2BIN([.AP38])/10^4)" office:value-type="float" office:value="0" calcext:value-type="float">
            <text:p>0</text:p>
          </table:table-cell>
          <table:table-cell table:style-name="ce776" table:formula="of:=INT(DEC2BIN([.AP38])/10^2)-10*INT(DEC2BIN([.AP38])/10^3)" office:value-type="float" office:value="0" calcext:value-type="float">
            <text:p>0</text:p>
          </table:table-cell>
          <table:table-cell table:style-name="ce776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39])/10^7)" office:value-type="float" office:value="1" calcext:value-type="float">
            <text:p>1</text:p>
          </table:table-cell>
          <table:table-cell table:style-name="ce776" table:formula="of:=INT(DEC2BIN([.O39])/10^6)-10*INT(DEC2BIN([.O39])/10^7)" office:value-type="float" office:value="1" calcext:value-type="float">
            <text:p>1</text:p>
          </table:table-cell>
          <table:table-cell table:style-name="ce776" table:formula="of:=INT(DEC2BIN([.O39])/10^5)-10*INT(DEC2BIN([.O39])/10^6)" office:value-type="float" office:value="1" calcext:value-type="float">
            <text:p>1</text:p>
          </table:table-cell>
          <table:table-cell table:style-name="ce776" table:formula="of:=INT(DEC2BIN([.O39])/10^4)-10*INT(DEC2BIN([.O39])/10^5)" office:value-type="float" office:value="1" calcext:value-type="float">
            <text:p>1</text:p>
          </table:table-cell>
          <table:table-cell table:style-name="ce776" table:formula="of:=INT(DEC2BIN([.O39])/10^3)-10*INT(DEC2BIN([.O39])/10^4)" office:value-type="float" office:value="1" calcext:value-type="float">
            <text:p>1</text:p>
          </table:table-cell>
          <table:table-cell table:style-name="ce776" table:formula="of:=INT(DEC2BIN([.O39])/10^2)-10*INT(DEC2BIN([.O39])/10^3)" office:value-type="float" office:value="1" calcext:value-type="float">
            <text:p>1</text:p>
          </table:table-cell>
          <table:table-cell table:style-name="ce776" table:formula="of:=INT(DEC2BIN([.O39])/10^1)-10*INT(DEC2BIN([.O39])/10^2)" office:value-type="float" office:value="1" calcext:value-type="float">
            <text:p>1</text:p>
          </table:table-cell>
          <table:table-cell table:style-name="ce776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39])/10^7)" office:value-type="float" office:value="1" calcext:value-type="float">
            <text:p>1</text:p>
          </table:table-cell>
          <table:table-cell table:style-name="ce776" table:formula="of:=INT(DEC2BIN([.X39])/10^6)-10*INT(DEC2BIN([.X39])/10^7)" office:value-type="float" office:value="1" calcext:value-type="float">
            <text:p>1</text:p>
          </table:table-cell>
          <table:table-cell table:style-name="ce776" table:formula="of:=INT(DEC2BIN([.X39])/10^5)-10*INT(DEC2BIN([.X39])/10^6)" office:value-type="float" office:value="1" calcext:value-type="float">
            <text:p>1</text:p>
          </table:table-cell>
          <table:table-cell table:style-name="ce776" table:formula="of:=INT(DEC2BIN([.X39])/10^4)-10*INT(DEC2BIN([.X39])/10^5)" office:value-type="float" office:value="1" calcext:value-type="float">
            <text:p>1</text:p>
          </table:table-cell>
          <table:table-cell table:style-name="ce776" table:formula="of:=INT(DEC2BIN([.X39])/10^3)-10*INT(DEC2BIN([.X39])/10^4)" office:value-type="float" office:value="1" calcext:value-type="float">
            <text:p>1</text:p>
          </table:table-cell>
          <table:table-cell table:style-name="ce776" table:formula="of:=INT(DEC2BIN([.X39])/10^2)-10*INT(DEC2BIN([.X39])/10^3)" office:value-type="float" office:value="1" calcext:value-type="float">
            <text:p>1</text:p>
          </table:table-cell>
          <table:table-cell table:style-name="ce776" table:formula="of:=INT(DEC2BIN([.X39])/10^1)-10*INT(DEC2BIN([.X39])/10^2)" office:value-type="float" office:value="1" calcext:value-type="float">
            <text:p>1</text:p>
          </table:table-cell>
          <table:table-cell table:style-name="ce776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39])/10^7)" office:value-type="float" office:value="1" calcext:value-type="float">
            <text:p>1</text:p>
          </table:table-cell>
          <table:table-cell table:style-name="ce776" table:formula="of:=INT(DEC2BIN([.AG39])/10^6)-10*INT(DEC2BIN([.AG39])/10^7)" office:value-type="float" office:value="1" calcext:value-type="float">
            <text:p>1</text:p>
          </table:table-cell>
          <table:table-cell table:style-name="ce776" table:formula="of:=INT(DEC2BIN([.AG39])/10^5)-10*INT(DEC2BIN([.AG39])/10^6)" office:value-type="float" office:value="1" calcext:value-type="float">
            <text:p>1</text:p>
          </table:table-cell>
          <table:table-cell table:style-name="ce776" table:formula="of:=INT(DEC2BIN([.AG39])/10^4)-10*INT(DEC2BIN([.AG39])/10^5)" office:value-type="float" office:value="1" calcext:value-type="float">
            <text:p>1</text:p>
          </table:table-cell>
          <table:table-cell table:style-name="ce776" table:formula="of:=INT(DEC2BIN([.AG39])/10^3)-10*INT(DEC2BIN([.AG39])/10^4)" office:value-type="float" office:value="1" calcext:value-type="float">
            <text:p>1</text:p>
          </table:table-cell>
          <table:table-cell table:style-name="ce776" table:formula="of:=INT(DEC2BIN([.AG39])/10^2)-10*INT(DEC2BIN([.AG39])/10^3)" office:value-type="float" office:value="1" calcext:value-type="float">
            <text:p>1</text:p>
          </table:table-cell>
          <table:table-cell table:style-name="ce776" table:formula="of:=INT(DEC2BIN([.AG39])/10^1)-10*INT(DEC2BIN([.AG39])/10^2)" office:value-type="float" office:value="1" calcext:value-type="float">
            <text:p>1</text:p>
          </table:table-cell>
          <table:table-cell table:style-name="ce776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39])/10^7)" office:value-type="float" office:value="0" calcext:value-type="float">
            <text:p>0</text:p>
          </table:table-cell>
          <table:table-cell table:style-name="ce776" table:formula="of:=INT(DEC2BIN([.AP39])/10^6)-10*INT(DEC2BIN([.AP39])/10^7)" office:value-type="float" office:value="0" calcext:value-type="float">
            <text:p>0</text:p>
          </table:table-cell>
          <table:table-cell table:style-name="ce776" table:formula="of:=INT(DEC2BIN([.AP39])/10^5)-10*INT(DEC2BIN([.AP39])/10^6)" office:value-type="float" office:value="0" calcext:value-type="float">
            <text:p>0</text:p>
          </table:table-cell>
          <table:table-cell table:style-name="ce776" table:formula="of:=INT(DEC2BIN([.AP39])/10^4)-10*INT(DEC2BIN([.AP39])/10^5)" office:value-type="float" office:value="0" calcext:value-type="float">
            <text:p>0</text:p>
          </table:table-cell>
          <table:table-cell table:style-name="ce776" table:formula="of:=INT(DEC2BIN([.AP39])/10^3)-10*INT(DEC2BIN([.AP39])/10^4)" office:value-type="float" office:value="0" calcext:value-type="float">
            <text:p>0</text:p>
          </table:table-cell>
          <table:table-cell table:style-name="ce776" table:formula="of:=INT(DEC2BIN([.AP39])/10^2)-10*INT(DEC2BIN([.AP39])/10^3)" office:value-type="float" office:value="0" calcext:value-type="float">
            <text:p>0</text:p>
          </table:table-cell>
          <table:table-cell table:style-name="ce776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0])/10^7)" office:value-type="float" office:value="1" calcext:value-type="float">
            <text:p>1</text:p>
          </table:table-cell>
          <table:table-cell table:style-name="ce776" table:formula="of:=INT(DEC2BIN([.O40])/10^6)-10*INT(DEC2BIN([.O40])/10^7)" office:value-type="float" office:value="1" calcext:value-type="float">
            <text:p>1</text:p>
          </table:table-cell>
          <table:table-cell table:style-name="ce776" table:formula="of:=INT(DEC2BIN([.O40])/10^5)-10*INT(DEC2BIN([.O40])/10^6)" office:value-type="float" office:value="1" calcext:value-type="float">
            <text:p>1</text:p>
          </table:table-cell>
          <table:table-cell table:style-name="ce776" table:formula="of:=INT(DEC2BIN([.O40])/10^4)-10*INT(DEC2BIN([.O40])/10^5)" office:value-type="float" office:value="1" calcext:value-type="float">
            <text:p>1</text:p>
          </table:table-cell>
          <table:table-cell table:style-name="ce776" table:formula="of:=INT(DEC2BIN([.O40])/10^3)-10*INT(DEC2BIN([.O40])/10^4)" office:value-type="float" office:value="1" calcext:value-type="float">
            <text:p>1</text:p>
          </table:table-cell>
          <table:table-cell table:style-name="ce776" table:formula="of:=INT(DEC2BIN([.O40])/10^2)-10*INT(DEC2BIN([.O40])/10^3)" office:value-type="float" office:value="1" calcext:value-type="float">
            <text:p>1</text:p>
          </table:table-cell>
          <table:table-cell table:style-name="ce776" table:formula="of:=INT(DEC2BIN([.O40])/10^1)-10*INT(DEC2BIN([.O40])/10^2)" office:value-type="float" office:value="1" calcext:value-type="float">
            <text:p>1</text:p>
          </table:table-cell>
          <table:table-cell table:style-name="ce776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0])/10^7)" office:value-type="float" office:value="1" calcext:value-type="float">
            <text:p>1</text:p>
          </table:table-cell>
          <table:table-cell table:style-name="ce776" table:formula="of:=INT(DEC2BIN([.X40])/10^6)-10*INT(DEC2BIN([.X40])/10^7)" office:value-type="float" office:value="1" calcext:value-type="float">
            <text:p>1</text:p>
          </table:table-cell>
          <table:table-cell table:style-name="ce776" table:formula="of:=INT(DEC2BIN([.X40])/10^5)-10*INT(DEC2BIN([.X40])/10^6)" office:value-type="float" office:value="1" calcext:value-type="float">
            <text:p>1</text:p>
          </table:table-cell>
          <table:table-cell table:style-name="ce776" table:formula="of:=INT(DEC2BIN([.X40])/10^4)-10*INT(DEC2BIN([.X40])/10^5)" office:value-type="float" office:value="1" calcext:value-type="float">
            <text:p>1</text:p>
          </table:table-cell>
          <table:table-cell table:style-name="ce776" table:formula="of:=INT(DEC2BIN([.X40])/10^3)-10*INT(DEC2BIN([.X40])/10^4)" office:value-type="float" office:value="1" calcext:value-type="float">
            <text:p>1</text:p>
          </table:table-cell>
          <table:table-cell table:style-name="ce776" table:formula="of:=INT(DEC2BIN([.X40])/10^2)-10*INT(DEC2BIN([.X40])/10^3)" office:value-type="float" office:value="1" calcext:value-type="float">
            <text:p>1</text:p>
          </table:table-cell>
          <table:table-cell table:style-name="ce776" table:formula="of:=INT(DEC2BIN([.X40])/10^1)-10*INT(DEC2BIN([.X40])/10^2)" office:value-type="float" office:value="1" calcext:value-type="float">
            <text:p>1</text:p>
          </table:table-cell>
          <table:table-cell table:style-name="ce776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0])/10^7)" office:value-type="float" office:value="1" calcext:value-type="float">
            <text:p>1</text:p>
          </table:table-cell>
          <table:table-cell table:style-name="ce776" table:formula="of:=INT(DEC2BIN([.AG40])/10^6)-10*INT(DEC2BIN([.AG40])/10^7)" office:value-type="float" office:value="1" calcext:value-type="float">
            <text:p>1</text:p>
          </table:table-cell>
          <table:table-cell table:style-name="ce776" table:formula="of:=INT(DEC2BIN([.AG40])/10^5)-10*INT(DEC2BIN([.AG40])/10^6)" office:value-type="float" office:value="1" calcext:value-type="float">
            <text:p>1</text:p>
          </table:table-cell>
          <table:table-cell table:style-name="ce776" table:formula="of:=INT(DEC2BIN([.AG40])/10^4)-10*INT(DEC2BIN([.AG40])/10^5)" office:value-type="float" office:value="1" calcext:value-type="float">
            <text:p>1</text:p>
          </table:table-cell>
          <table:table-cell table:style-name="ce776" table:formula="of:=INT(DEC2BIN([.AG40])/10^3)-10*INT(DEC2BIN([.AG40])/10^4)" office:value-type="float" office:value="1" calcext:value-type="float">
            <text:p>1</text:p>
          </table:table-cell>
          <table:table-cell table:style-name="ce776" table:formula="of:=INT(DEC2BIN([.AG40])/10^2)-10*INT(DEC2BIN([.AG40])/10^3)" office:value-type="float" office:value="1" calcext:value-type="float">
            <text:p>1</text:p>
          </table:table-cell>
          <table:table-cell table:style-name="ce776" table:formula="of:=INT(DEC2BIN([.AG40])/10^1)-10*INT(DEC2BIN([.AG40])/10^2)" office:value-type="float" office:value="1" calcext:value-type="float">
            <text:p>1</text:p>
          </table:table-cell>
          <table:table-cell table:style-name="ce776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0])/10^7)" office:value-type="float" office:value="0" calcext:value-type="float">
            <text:p>0</text:p>
          </table:table-cell>
          <table:table-cell table:style-name="ce776" table:formula="of:=INT(DEC2BIN([.AP40])/10^6)-10*INT(DEC2BIN([.AP40])/10^7)" office:value-type="float" office:value="0" calcext:value-type="float">
            <text:p>0</text:p>
          </table:table-cell>
          <table:table-cell table:style-name="ce776" table:formula="of:=INT(DEC2BIN([.AP40])/10^5)-10*INT(DEC2BIN([.AP40])/10^6)" office:value-type="float" office:value="0" calcext:value-type="float">
            <text:p>0</text:p>
          </table:table-cell>
          <table:table-cell table:style-name="ce776" table:formula="of:=INT(DEC2BIN([.AP40])/10^4)-10*INT(DEC2BIN([.AP40])/10^5)" office:value-type="float" office:value="0" calcext:value-type="float">
            <text:p>0</text:p>
          </table:table-cell>
          <table:table-cell table:style-name="ce776" table:formula="of:=INT(DEC2BIN([.AP40])/10^3)-10*INT(DEC2BIN([.AP40])/10^4)" office:value-type="float" office:value="0" calcext:value-type="float">
            <text:p>0</text:p>
          </table:table-cell>
          <table:table-cell table:style-name="ce776" table:formula="of:=INT(DEC2BIN([.AP40])/10^2)-10*INT(DEC2BIN([.AP40])/10^3)" office:value-type="float" office:value="0" calcext:value-type="float">
            <text:p>0</text:p>
          </table:table-cell>
          <table:table-cell table:style-name="ce776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1])/10^7)" office:value-type="float" office:value="1" calcext:value-type="float">
            <text:p>1</text:p>
          </table:table-cell>
          <table:table-cell table:style-name="ce776" table:formula="of:=INT(DEC2BIN([.O41])/10^6)-10*INT(DEC2BIN([.O41])/10^7)" office:value-type="float" office:value="1" calcext:value-type="float">
            <text:p>1</text:p>
          </table:table-cell>
          <table:table-cell table:style-name="ce776" table:formula="of:=INT(DEC2BIN([.O41])/10^5)-10*INT(DEC2BIN([.O41])/10^6)" office:value-type="float" office:value="1" calcext:value-type="float">
            <text:p>1</text:p>
          </table:table-cell>
          <table:table-cell table:style-name="ce776" table:formula="of:=INT(DEC2BIN([.O41])/10^4)-10*INT(DEC2BIN([.O41])/10^5)" office:value-type="float" office:value="1" calcext:value-type="float">
            <text:p>1</text:p>
          </table:table-cell>
          <table:table-cell table:style-name="ce776" table:formula="of:=INT(DEC2BIN([.O41])/10^3)-10*INT(DEC2BIN([.O41])/10^4)" office:value-type="float" office:value="1" calcext:value-type="float">
            <text:p>1</text:p>
          </table:table-cell>
          <table:table-cell table:style-name="ce776" table:formula="of:=INT(DEC2BIN([.O41])/10^2)-10*INT(DEC2BIN([.O41])/10^3)" office:value-type="float" office:value="1" calcext:value-type="float">
            <text:p>1</text:p>
          </table:table-cell>
          <table:table-cell table:style-name="ce776" table:formula="of:=INT(DEC2BIN([.O41])/10^1)-10*INT(DEC2BIN([.O41])/10^2)" office:value-type="float" office:value="1" calcext:value-type="float">
            <text:p>1</text:p>
          </table:table-cell>
          <table:table-cell table:style-name="ce776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1])/10^7)" office:value-type="float" office:value="0" calcext:value-type="float">
            <text:p>0</text:p>
          </table:table-cell>
          <table:table-cell table:style-name="ce776" table:formula="of:=INT(DEC2BIN([.X41])/10^6)-10*INT(DEC2BIN([.X41])/10^7)" office:value-type="float" office:value="0" calcext:value-type="float">
            <text:p>0</text:p>
          </table:table-cell>
          <table:table-cell table:style-name="ce776" table:formula="of:=INT(DEC2BIN([.X41])/10^5)-10*INT(DEC2BIN([.X41])/10^6)" office:value-type="float" office:value="0" calcext:value-type="float">
            <text:p>0</text:p>
          </table:table-cell>
          <table:table-cell table:style-name="ce776" table:formula="of:=INT(DEC2BIN([.X41])/10^4)-10*INT(DEC2BIN([.X41])/10^5)" office:value-type="float" office:value="0" calcext:value-type="float">
            <text:p>0</text:p>
          </table:table-cell>
          <table:table-cell table:style-name="ce776" table:formula="of:=INT(DEC2BIN([.X41])/10^3)-10*INT(DEC2BIN([.X41])/10^4)" office:value-type="float" office:value="0" calcext:value-type="float">
            <text:p>0</text:p>
          </table:table-cell>
          <table:table-cell table:style-name="ce776" table:formula="of:=INT(DEC2BIN([.X41])/10^2)-10*INT(DEC2BIN([.X41])/10^3)" office:value-type="float" office:value="0" calcext:value-type="float">
            <text:p>0</text:p>
          </table:table-cell>
          <table:table-cell table:style-name="ce776" table:formula="of:=INT(DEC2BIN([.X41])/10^1)-10*INT(DEC2BIN([.X41])/10^2)" office:value-type="float" office:value="0" calcext:value-type="float">
            <text:p>0</text:p>
          </table:table-cell>
          <table:table-cell table:style-name="ce776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1])/10^7)" office:value-type="float" office:value="0" calcext:value-type="float">
            <text:p>0</text:p>
          </table:table-cell>
          <table:table-cell table:style-name="ce776" table:formula="of:=INT(DEC2BIN([.AG41])/10^6)-10*INT(DEC2BIN([.AG41])/10^7)" office:value-type="float" office:value="0" calcext:value-type="float">
            <text:p>0</text:p>
          </table:table-cell>
          <table:table-cell table:style-name="ce776" table:formula="of:=INT(DEC2BIN([.AG41])/10^5)-10*INT(DEC2BIN([.AG41])/10^6)" office:value-type="float" office:value="0" calcext:value-type="float">
            <text:p>0</text:p>
          </table:table-cell>
          <table:table-cell table:style-name="ce776" table:formula="of:=INT(DEC2BIN([.AG41])/10^4)-10*INT(DEC2BIN([.AG41])/10^5)" office:value-type="float" office:value="0" calcext:value-type="float">
            <text:p>0</text:p>
          </table:table-cell>
          <table:table-cell table:style-name="ce776" table:formula="of:=INT(DEC2BIN([.AG41])/10^3)-10*INT(DEC2BIN([.AG41])/10^4)" office:value-type="float" office:value="0" calcext:value-type="float">
            <text:p>0</text:p>
          </table:table-cell>
          <table:table-cell table:style-name="ce776" table:formula="of:=INT(DEC2BIN([.AG41])/10^2)-10*INT(DEC2BIN([.AG41])/10^3)" office:value-type="float" office:value="0" calcext:value-type="float">
            <text:p>0</text:p>
          </table:table-cell>
          <table:table-cell table:style-name="ce776" table:formula="of:=INT(DEC2BIN([.AG41])/10^1)-10*INT(DEC2BIN([.AG41])/10^2)" office:value-type="float" office:value="0" calcext:value-type="float">
            <text:p>0</text:p>
          </table:table-cell>
          <table:table-cell table:style-name="ce776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1])/10^7)" office:value-type="float" office:value="0" calcext:value-type="float">
            <text:p>0</text:p>
          </table:table-cell>
          <table:table-cell table:style-name="ce776" table:formula="of:=INT(DEC2BIN([.AP41])/10^6)-10*INT(DEC2BIN([.AP41])/10^7)" office:value-type="float" office:value="0" calcext:value-type="float">
            <text:p>0</text:p>
          </table:table-cell>
          <table:table-cell table:style-name="ce776" table:formula="of:=INT(DEC2BIN([.AP41])/10^5)-10*INT(DEC2BIN([.AP41])/10^6)" office:value-type="float" office:value="0" calcext:value-type="float">
            <text:p>0</text:p>
          </table:table-cell>
          <table:table-cell table:style-name="ce776" table:formula="of:=INT(DEC2BIN([.AP41])/10^4)-10*INT(DEC2BIN([.AP41])/10^5)" office:value-type="float" office:value="0" calcext:value-type="float">
            <text:p>0</text:p>
          </table:table-cell>
          <table:table-cell table:style-name="ce776" table:formula="of:=INT(DEC2BIN([.AP41])/10^3)-10*INT(DEC2BIN([.AP41])/10^4)" office:value-type="float" office:value="0" calcext:value-type="float">
            <text:p>0</text:p>
          </table:table-cell>
          <table:table-cell table:style-name="ce776" table:formula="of:=INT(DEC2BIN([.AP41])/10^2)-10*INT(DEC2BIN([.AP41])/10^3)" office:value-type="float" office:value="0" calcext:value-type="float">
            <text:p>0</text:p>
          </table:table-cell>
          <table:table-cell table:style-name="ce776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2])/10^7)" office:value-type="float" office:value="1" calcext:value-type="float">
            <text:p>1</text:p>
          </table:table-cell>
          <table:table-cell table:style-name="ce776" table:formula="of:=INT(DEC2BIN([.O42])/10^6)-10*INT(DEC2BIN([.O42])/10^7)" office:value-type="float" office:value="1" calcext:value-type="float">
            <text:p>1</text:p>
          </table:table-cell>
          <table:table-cell table:style-name="ce776" table:formula="of:=INT(DEC2BIN([.O42])/10^5)-10*INT(DEC2BIN([.O42])/10^6)" office:value-type="float" office:value="1" calcext:value-type="float">
            <text:p>1</text:p>
          </table:table-cell>
          <table:table-cell table:style-name="ce776" table:formula="of:=INT(DEC2BIN([.O42])/10^4)-10*INT(DEC2BIN([.O42])/10^5)" office:value-type="float" office:value="1" calcext:value-type="float">
            <text:p>1</text:p>
          </table:table-cell>
          <table:table-cell table:style-name="ce776" table:formula="of:=INT(DEC2BIN([.O42])/10^3)-10*INT(DEC2BIN([.O42])/10^4)" office:value-type="float" office:value="1" calcext:value-type="float">
            <text:p>1</text:p>
          </table:table-cell>
          <table:table-cell table:style-name="ce776" table:formula="of:=INT(DEC2BIN([.O42])/10^2)-10*INT(DEC2BIN([.O42])/10^3)" office:value-type="float" office:value="1" calcext:value-type="float">
            <text:p>1</text:p>
          </table:table-cell>
          <table:table-cell table:style-name="ce776" table:formula="of:=INT(DEC2BIN([.O42])/10^1)-10*INT(DEC2BIN([.O42])/10^2)" office:value-type="float" office:value="1" calcext:value-type="float">
            <text:p>1</text:p>
          </table:table-cell>
          <table:table-cell table:style-name="ce776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2])/10^7)" office:value-type="float" office:value="1" calcext:value-type="float">
            <text:p>1</text:p>
          </table:table-cell>
          <table:table-cell table:style-name="ce776" table:formula="of:=INT(DEC2BIN([.X42])/10^6)-10*INT(DEC2BIN([.X42])/10^7)" office:value-type="float" office:value="0" calcext:value-type="float">
            <text:p>0</text:p>
          </table:table-cell>
          <table:table-cell table:style-name="ce776" table:formula="of:=INT(DEC2BIN([.X42])/10^5)-10*INT(DEC2BIN([.X42])/10^6)" office:value-type="float" office:value="0" calcext:value-type="float">
            <text:p>0</text:p>
          </table:table-cell>
          <table:table-cell table:style-name="ce776" table:formula="of:=INT(DEC2BIN([.X42])/10^4)-10*INT(DEC2BIN([.X42])/10^5)" office:value-type="float" office:value="0" calcext:value-type="float">
            <text:p>0</text:p>
          </table:table-cell>
          <table:table-cell table:style-name="ce776" table:formula="of:=INT(DEC2BIN([.X42])/10^3)-10*INT(DEC2BIN([.X42])/10^4)" office:value-type="float" office:value="0" calcext:value-type="float">
            <text:p>0</text:p>
          </table:table-cell>
          <table:table-cell table:style-name="ce776" table:formula="of:=INT(DEC2BIN([.X42])/10^2)-10*INT(DEC2BIN([.X42])/10^3)" office:value-type="float" office:value="0" calcext:value-type="float">
            <text:p>0</text:p>
          </table:table-cell>
          <table:table-cell table:style-name="ce776" table:formula="of:=INT(DEC2BIN([.X42])/10^1)-10*INT(DEC2BIN([.X42])/10^2)" office:value-type="float" office:value="0" calcext:value-type="float">
            <text:p>0</text:p>
          </table:table-cell>
          <table:table-cell table:style-name="ce776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2])/10^7)" office:value-type="float" office:value="0" calcext:value-type="float">
            <text:p>0</text:p>
          </table:table-cell>
          <table:table-cell table:style-name="ce776" table:formula="of:=INT(DEC2BIN([.AG42])/10^6)-10*INT(DEC2BIN([.AG42])/10^7)" office:value-type="float" office:value="0" calcext:value-type="float">
            <text:p>0</text:p>
          </table:table-cell>
          <table:table-cell table:style-name="ce776" table:formula="of:=INT(DEC2BIN([.AG42])/10^5)-10*INT(DEC2BIN([.AG42])/10^6)" office:value-type="float" office:value="0" calcext:value-type="float">
            <text:p>0</text:p>
          </table:table-cell>
          <table:table-cell table:style-name="ce776" table:formula="of:=INT(DEC2BIN([.AG42])/10^4)-10*INT(DEC2BIN([.AG42])/10^5)" office:value-type="float" office:value="0" calcext:value-type="float">
            <text:p>0</text:p>
          </table:table-cell>
          <table:table-cell table:style-name="ce776" table:formula="of:=INT(DEC2BIN([.AG42])/10^3)-10*INT(DEC2BIN([.AG42])/10^4)" office:value-type="float" office:value="0" calcext:value-type="float">
            <text:p>0</text:p>
          </table:table-cell>
          <table:table-cell table:style-name="ce776" table:formula="of:=INT(DEC2BIN([.AG42])/10^2)-10*INT(DEC2BIN([.AG42])/10^3)" office:value-type="float" office:value="0" calcext:value-type="float">
            <text:p>0</text:p>
          </table:table-cell>
          <table:table-cell table:style-name="ce776" table:formula="of:=INT(DEC2BIN([.AG42])/10^1)-10*INT(DEC2BIN([.AG42])/10^2)" office:value-type="float" office:value="0" calcext:value-type="float">
            <text:p>0</text:p>
          </table:table-cell>
          <table:table-cell table:style-name="ce776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2])/10^7)" office:value-type="float" office:value="0" calcext:value-type="float">
            <text:p>0</text:p>
          </table:table-cell>
          <table:table-cell table:style-name="ce776" table:formula="of:=INT(DEC2BIN([.AP42])/10^6)-10*INT(DEC2BIN([.AP42])/10^7)" office:value-type="float" office:value="0" calcext:value-type="float">
            <text:p>0</text:p>
          </table:table-cell>
          <table:table-cell table:style-name="ce776" table:formula="of:=INT(DEC2BIN([.AP42])/10^5)-10*INT(DEC2BIN([.AP42])/10^6)" office:value-type="float" office:value="0" calcext:value-type="float">
            <text:p>0</text:p>
          </table:table-cell>
          <table:table-cell table:style-name="ce776" table:formula="of:=INT(DEC2BIN([.AP42])/10^4)-10*INT(DEC2BIN([.AP42])/10^5)" office:value-type="float" office:value="0" calcext:value-type="float">
            <text:p>0</text:p>
          </table:table-cell>
          <table:table-cell table:style-name="ce776" table:formula="of:=INT(DEC2BIN([.AP42])/10^3)-10*INT(DEC2BIN([.AP42])/10^4)" office:value-type="float" office:value="0" calcext:value-type="float">
            <text:p>0</text:p>
          </table:table-cell>
          <table:table-cell table:style-name="ce776" table:formula="of:=INT(DEC2BIN([.AP42])/10^2)-10*INT(DEC2BIN([.AP42])/10^3)" office:value-type="float" office:value="0" calcext:value-type="float">
            <text:p>0</text:p>
          </table:table-cell>
          <table:table-cell table:style-name="ce776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3])/10^7)" office:value-type="float" office:value="1" calcext:value-type="float">
            <text:p>1</text:p>
          </table:table-cell>
          <table:table-cell table:style-name="ce776" table:formula="of:=INT(DEC2BIN([.O43])/10^6)-10*INT(DEC2BIN([.O43])/10^7)" office:value-type="float" office:value="1" calcext:value-type="float">
            <text:p>1</text:p>
          </table:table-cell>
          <table:table-cell table:style-name="ce776" table:formula="of:=INT(DEC2BIN([.O43])/10^5)-10*INT(DEC2BIN([.O43])/10^6)" office:value-type="float" office:value="1" calcext:value-type="float">
            <text:p>1</text:p>
          </table:table-cell>
          <table:table-cell table:style-name="ce776" table:formula="of:=INT(DEC2BIN([.O43])/10^4)-10*INT(DEC2BIN([.O43])/10^5)" office:value-type="float" office:value="1" calcext:value-type="float">
            <text:p>1</text:p>
          </table:table-cell>
          <table:table-cell table:style-name="ce776" table:formula="of:=INT(DEC2BIN([.O43])/10^3)-10*INT(DEC2BIN([.O43])/10^4)" office:value-type="float" office:value="1" calcext:value-type="float">
            <text:p>1</text:p>
          </table:table-cell>
          <table:table-cell table:style-name="ce776" table:formula="of:=INT(DEC2BIN([.O43])/10^2)-10*INT(DEC2BIN([.O43])/10^3)" office:value-type="float" office:value="1" calcext:value-type="float">
            <text:p>1</text:p>
          </table:table-cell>
          <table:table-cell table:style-name="ce776" table:formula="of:=INT(DEC2BIN([.O43])/10^1)-10*INT(DEC2BIN([.O43])/10^2)" office:value-type="float" office:value="1" calcext:value-type="float">
            <text:p>1</text:p>
          </table:table-cell>
          <table:table-cell table:style-name="ce776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3])/10^7)" office:value-type="float" office:value="1" calcext:value-type="float">
            <text:p>1</text:p>
          </table:table-cell>
          <table:table-cell table:style-name="ce776" table:formula="of:=INT(DEC2BIN([.X43])/10^6)-10*INT(DEC2BIN([.X43])/10^7)" office:value-type="float" office:value="1" calcext:value-type="float">
            <text:p>1</text:p>
          </table:table-cell>
          <table:table-cell table:style-name="ce776" table:formula="of:=INT(DEC2BIN([.X43])/10^5)-10*INT(DEC2BIN([.X43])/10^6)" office:value-type="float" office:value="0" calcext:value-type="float">
            <text:p>0</text:p>
          </table:table-cell>
          <table:table-cell table:style-name="ce776" table:formula="of:=INT(DEC2BIN([.X43])/10^4)-10*INT(DEC2BIN([.X43])/10^5)" office:value-type="float" office:value="0" calcext:value-type="float">
            <text:p>0</text:p>
          </table:table-cell>
          <table:table-cell table:style-name="ce776" table:formula="of:=INT(DEC2BIN([.X43])/10^3)-10*INT(DEC2BIN([.X43])/10^4)" office:value-type="float" office:value="0" calcext:value-type="float">
            <text:p>0</text:p>
          </table:table-cell>
          <table:table-cell table:style-name="ce776" table:formula="of:=INT(DEC2BIN([.X43])/10^2)-10*INT(DEC2BIN([.X43])/10^3)" office:value-type="float" office:value="0" calcext:value-type="float">
            <text:p>0</text:p>
          </table:table-cell>
          <table:table-cell table:style-name="ce776" table:formula="of:=INT(DEC2BIN([.X43])/10^1)-10*INT(DEC2BIN([.X43])/10^2)" office:value-type="float" office:value="0" calcext:value-type="float">
            <text:p>0</text:p>
          </table:table-cell>
          <table:table-cell table:style-name="ce776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3])/10^7)" office:value-type="float" office:value="0" calcext:value-type="float">
            <text:p>0</text:p>
          </table:table-cell>
          <table:table-cell table:style-name="ce776" table:formula="of:=INT(DEC2BIN([.AG43])/10^6)-10*INT(DEC2BIN([.AG43])/10^7)" office:value-type="float" office:value="0" calcext:value-type="float">
            <text:p>0</text:p>
          </table:table-cell>
          <table:table-cell table:style-name="ce776" table:formula="of:=INT(DEC2BIN([.AG43])/10^5)-10*INT(DEC2BIN([.AG43])/10^6)" office:value-type="float" office:value="0" calcext:value-type="float">
            <text:p>0</text:p>
          </table:table-cell>
          <table:table-cell table:style-name="ce776" table:formula="of:=INT(DEC2BIN([.AG43])/10^4)-10*INT(DEC2BIN([.AG43])/10^5)" office:value-type="float" office:value="0" calcext:value-type="float">
            <text:p>0</text:p>
          </table:table-cell>
          <table:table-cell table:style-name="ce776" table:formula="of:=INT(DEC2BIN([.AG43])/10^3)-10*INT(DEC2BIN([.AG43])/10^4)" office:value-type="float" office:value="0" calcext:value-type="float">
            <text:p>0</text:p>
          </table:table-cell>
          <table:table-cell table:style-name="ce776" table:formula="of:=INT(DEC2BIN([.AG43])/10^2)-10*INT(DEC2BIN([.AG43])/10^3)" office:value-type="float" office:value="0" calcext:value-type="float">
            <text:p>0</text:p>
          </table:table-cell>
          <table:table-cell table:style-name="ce776" table:formula="of:=INT(DEC2BIN([.AG43])/10^1)-10*INT(DEC2BIN([.AG43])/10^2)" office:value-type="float" office:value="0" calcext:value-type="float">
            <text:p>0</text:p>
          </table:table-cell>
          <table:table-cell table:style-name="ce776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3])/10^7)" office:value-type="float" office:value="0" calcext:value-type="float">
            <text:p>0</text:p>
          </table:table-cell>
          <table:table-cell table:style-name="ce776" table:formula="of:=INT(DEC2BIN([.AP43])/10^6)-10*INT(DEC2BIN([.AP43])/10^7)" office:value-type="float" office:value="0" calcext:value-type="float">
            <text:p>0</text:p>
          </table:table-cell>
          <table:table-cell table:style-name="ce776" table:formula="of:=INT(DEC2BIN([.AP43])/10^5)-10*INT(DEC2BIN([.AP43])/10^6)" office:value-type="float" office:value="0" calcext:value-type="float">
            <text:p>0</text:p>
          </table:table-cell>
          <table:table-cell table:style-name="ce776" table:formula="of:=INT(DEC2BIN([.AP43])/10^4)-10*INT(DEC2BIN([.AP43])/10^5)" office:value-type="float" office:value="0" calcext:value-type="float">
            <text:p>0</text:p>
          </table:table-cell>
          <table:table-cell table:style-name="ce776" table:formula="of:=INT(DEC2BIN([.AP43])/10^3)-10*INT(DEC2BIN([.AP43])/10^4)" office:value-type="float" office:value="0" calcext:value-type="float">
            <text:p>0</text:p>
          </table:table-cell>
          <table:table-cell table:style-name="ce776" table:formula="of:=INT(DEC2BIN([.AP43])/10^2)-10*INT(DEC2BIN([.AP43])/10^3)" office:value-type="float" office:value="0" calcext:value-type="float">
            <text:p>0</text:p>
          </table:table-cell>
          <table:table-cell table:style-name="ce776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4])/10^7)" office:value-type="float" office:value="1" calcext:value-type="float">
            <text:p>1</text:p>
          </table:table-cell>
          <table:table-cell table:style-name="ce776" table:formula="of:=INT(DEC2BIN([.O44])/10^6)-10*INT(DEC2BIN([.O44])/10^7)" office:value-type="float" office:value="1" calcext:value-type="float">
            <text:p>1</text:p>
          </table:table-cell>
          <table:table-cell table:style-name="ce776" table:formula="of:=INT(DEC2BIN([.O44])/10^5)-10*INT(DEC2BIN([.O44])/10^6)" office:value-type="float" office:value="1" calcext:value-type="float">
            <text:p>1</text:p>
          </table:table-cell>
          <table:table-cell table:style-name="ce776" table:formula="of:=INT(DEC2BIN([.O44])/10^4)-10*INT(DEC2BIN([.O44])/10^5)" office:value-type="float" office:value="1" calcext:value-type="float">
            <text:p>1</text:p>
          </table:table-cell>
          <table:table-cell table:style-name="ce776" table:formula="of:=INT(DEC2BIN([.O44])/10^3)-10*INT(DEC2BIN([.O44])/10^4)" office:value-type="float" office:value="1" calcext:value-type="float">
            <text:p>1</text:p>
          </table:table-cell>
          <table:table-cell table:style-name="ce776" table:formula="of:=INT(DEC2BIN([.O44])/10^2)-10*INT(DEC2BIN([.O44])/10^3)" office:value-type="float" office:value="1" calcext:value-type="float">
            <text:p>1</text:p>
          </table:table-cell>
          <table:table-cell table:style-name="ce776" table:formula="of:=INT(DEC2BIN([.O44])/10^1)-10*INT(DEC2BIN([.O44])/10^2)" office:value-type="float" office:value="1" calcext:value-type="float">
            <text:p>1</text:p>
          </table:table-cell>
          <table:table-cell table:style-name="ce776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4])/10^7)" office:value-type="float" office:value="1" calcext:value-type="float">
            <text:p>1</text:p>
          </table:table-cell>
          <table:table-cell table:style-name="ce776" table:formula="of:=INT(DEC2BIN([.X44])/10^6)-10*INT(DEC2BIN([.X44])/10^7)" office:value-type="float" office:value="1" calcext:value-type="float">
            <text:p>1</text:p>
          </table:table-cell>
          <table:table-cell table:style-name="ce776" table:formula="of:=INT(DEC2BIN([.X44])/10^5)-10*INT(DEC2BIN([.X44])/10^6)" office:value-type="float" office:value="1" calcext:value-type="float">
            <text:p>1</text:p>
          </table:table-cell>
          <table:table-cell table:style-name="ce776" table:formula="of:=INT(DEC2BIN([.X44])/10^4)-10*INT(DEC2BIN([.X44])/10^5)" office:value-type="float" office:value="0" calcext:value-type="float">
            <text:p>0</text:p>
          </table:table-cell>
          <table:table-cell table:style-name="ce776" table:formula="of:=INT(DEC2BIN([.X44])/10^3)-10*INT(DEC2BIN([.X44])/10^4)" office:value-type="float" office:value="0" calcext:value-type="float">
            <text:p>0</text:p>
          </table:table-cell>
          <table:table-cell table:style-name="ce776" table:formula="of:=INT(DEC2BIN([.X44])/10^2)-10*INT(DEC2BIN([.X44])/10^3)" office:value-type="float" office:value="0" calcext:value-type="float">
            <text:p>0</text:p>
          </table:table-cell>
          <table:table-cell table:style-name="ce776" table:formula="of:=INT(DEC2BIN([.X44])/10^1)-10*INT(DEC2BIN([.X44])/10^2)" office:value-type="float" office:value="0" calcext:value-type="float">
            <text:p>0</text:p>
          </table:table-cell>
          <table:table-cell table:style-name="ce776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4])/10^7)" office:value-type="float" office:value="0" calcext:value-type="float">
            <text:p>0</text:p>
          </table:table-cell>
          <table:table-cell table:style-name="ce776" table:formula="of:=INT(DEC2BIN([.AG44])/10^6)-10*INT(DEC2BIN([.AG44])/10^7)" office:value-type="float" office:value="0" calcext:value-type="float">
            <text:p>0</text:p>
          </table:table-cell>
          <table:table-cell table:style-name="ce776" table:formula="of:=INT(DEC2BIN([.AG44])/10^5)-10*INT(DEC2BIN([.AG44])/10^6)" office:value-type="float" office:value="0" calcext:value-type="float">
            <text:p>0</text:p>
          </table:table-cell>
          <table:table-cell table:style-name="ce776" table:formula="of:=INT(DEC2BIN([.AG44])/10^4)-10*INT(DEC2BIN([.AG44])/10^5)" office:value-type="float" office:value="0" calcext:value-type="float">
            <text:p>0</text:p>
          </table:table-cell>
          <table:table-cell table:style-name="ce776" table:formula="of:=INT(DEC2BIN([.AG44])/10^3)-10*INT(DEC2BIN([.AG44])/10^4)" office:value-type="float" office:value="0" calcext:value-type="float">
            <text:p>0</text:p>
          </table:table-cell>
          <table:table-cell table:style-name="ce776" table:formula="of:=INT(DEC2BIN([.AG44])/10^2)-10*INT(DEC2BIN([.AG44])/10^3)" office:value-type="float" office:value="0" calcext:value-type="float">
            <text:p>0</text:p>
          </table:table-cell>
          <table:table-cell table:style-name="ce776" table:formula="of:=INT(DEC2BIN([.AG44])/10^1)-10*INT(DEC2BIN([.AG44])/10^2)" office:value-type="float" office:value="0" calcext:value-type="float">
            <text:p>0</text:p>
          </table:table-cell>
          <table:table-cell table:style-name="ce776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4])/10^7)" office:value-type="float" office:value="0" calcext:value-type="float">
            <text:p>0</text:p>
          </table:table-cell>
          <table:table-cell table:style-name="ce776" table:formula="of:=INT(DEC2BIN([.AP44])/10^6)-10*INT(DEC2BIN([.AP44])/10^7)" office:value-type="float" office:value="0" calcext:value-type="float">
            <text:p>0</text:p>
          </table:table-cell>
          <table:table-cell table:style-name="ce776" table:formula="of:=INT(DEC2BIN([.AP44])/10^5)-10*INT(DEC2BIN([.AP44])/10^6)" office:value-type="float" office:value="0" calcext:value-type="float">
            <text:p>0</text:p>
          </table:table-cell>
          <table:table-cell table:style-name="ce776" table:formula="of:=INT(DEC2BIN([.AP44])/10^4)-10*INT(DEC2BIN([.AP44])/10^5)" office:value-type="float" office:value="0" calcext:value-type="float">
            <text:p>0</text:p>
          </table:table-cell>
          <table:table-cell table:style-name="ce776" table:formula="of:=INT(DEC2BIN([.AP44])/10^3)-10*INT(DEC2BIN([.AP44])/10^4)" office:value-type="float" office:value="0" calcext:value-type="float">
            <text:p>0</text:p>
          </table:table-cell>
          <table:table-cell table:style-name="ce776" table:formula="of:=INT(DEC2BIN([.AP44])/10^2)-10*INT(DEC2BIN([.AP44])/10^3)" office:value-type="float" office:value="0" calcext:value-type="float">
            <text:p>0</text:p>
          </table:table-cell>
          <table:table-cell table:style-name="ce776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5])/10^7)" office:value-type="float" office:value="1" calcext:value-type="float">
            <text:p>1</text:p>
          </table:table-cell>
          <table:table-cell table:style-name="ce776" table:formula="of:=INT(DEC2BIN([.O45])/10^6)-10*INT(DEC2BIN([.O45])/10^7)" office:value-type="float" office:value="1" calcext:value-type="float">
            <text:p>1</text:p>
          </table:table-cell>
          <table:table-cell table:style-name="ce776" table:formula="of:=INT(DEC2BIN([.O45])/10^5)-10*INT(DEC2BIN([.O45])/10^6)" office:value-type="float" office:value="1" calcext:value-type="float">
            <text:p>1</text:p>
          </table:table-cell>
          <table:table-cell table:style-name="ce776" table:formula="of:=INT(DEC2BIN([.O45])/10^4)-10*INT(DEC2BIN([.O45])/10^5)" office:value-type="float" office:value="1" calcext:value-type="float">
            <text:p>1</text:p>
          </table:table-cell>
          <table:table-cell table:style-name="ce776" table:formula="of:=INT(DEC2BIN([.O45])/10^3)-10*INT(DEC2BIN([.O45])/10^4)" office:value-type="float" office:value="1" calcext:value-type="float">
            <text:p>1</text:p>
          </table:table-cell>
          <table:table-cell table:style-name="ce776" table:formula="of:=INT(DEC2BIN([.O45])/10^2)-10*INT(DEC2BIN([.O45])/10^3)" office:value-type="float" office:value="1" calcext:value-type="float">
            <text:p>1</text:p>
          </table:table-cell>
          <table:table-cell table:style-name="ce776" table:formula="of:=INT(DEC2BIN([.O45])/10^1)-10*INT(DEC2BIN([.O45])/10^2)" office:value-type="float" office:value="1" calcext:value-type="float">
            <text:p>1</text:p>
          </table:table-cell>
          <table:table-cell table:style-name="ce776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5])/10^7)" office:value-type="float" office:value="1" calcext:value-type="float">
            <text:p>1</text:p>
          </table:table-cell>
          <table:table-cell table:style-name="ce776" table:formula="of:=INT(DEC2BIN([.X45])/10^6)-10*INT(DEC2BIN([.X45])/10^7)" office:value-type="float" office:value="1" calcext:value-type="float">
            <text:p>1</text:p>
          </table:table-cell>
          <table:table-cell table:style-name="ce776" table:formula="of:=INT(DEC2BIN([.X45])/10^5)-10*INT(DEC2BIN([.X45])/10^6)" office:value-type="float" office:value="1" calcext:value-type="float">
            <text:p>1</text:p>
          </table:table-cell>
          <table:table-cell table:style-name="ce776" table:formula="of:=INT(DEC2BIN([.X45])/10^4)-10*INT(DEC2BIN([.X45])/10^5)" office:value-type="float" office:value="1" calcext:value-type="float">
            <text:p>1</text:p>
          </table:table-cell>
          <table:table-cell table:style-name="ce776" table:formula="of:=INT(DEC2BIN([.X45])/10^3)-10*INT(DEC2BIN([.X45])/10^4)" office:value-type="float" office:value="0" calcext:value-type="float">
            <text:p>0</text:p>
          </table:table-cell>
          <table:table-cell table:style-name="ce776" table:formula="of:=INT(DEC2BIN([.X45])/10^2)-10*INT(DEC2BIN([.X45])/10^3)" office:value-type="float" office:value="0" calcext:value-type="float">
            <text:p>0</text:p>
          </table:table-cell>
          <table:table-cell table:style-name="ce776" table:formula="of:=INT(DEC2BIN([.X45])/10^1)-10*INT(DEC2BIN([.X45])/10^2)" office:value-type="float" office:value="0" calcext:value-type="float">
            <text:p>0</text:p>
          </table:table-cell>
          <table:table-cell table:style-name="ce776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5])/10^7)" office:value-type="float" office:value="0" calcext:value-type="float">
            <text:p>0</text:p>
          </table:table-cell>
          <table:table-cell table:style-name="ce776" table:formula="of:=INT(DEC2BIN([.AG45])/10^6)-10*INT(DEC2BIN([.AG45])/10^7)" office:value-type="float" office:value="0" calcext:value-type="float">
            <text:p>0</text:p>
          </table:table-cell>
          <table:table-cell table:style-name="ce776" table:formula="of:=INT(DEC2BIN([.AG45])/10^5)-10*INT(DEC2BIN([.AG45])/10^6)" office:value-type="float" office:value="0" calcext:value-type="float">
            <text:p>0</text:p>
          </table:table-cell>
          <table:table-cell table:style-name="ce776" table:formula="of:=INT(DEC2BIN([.AG45])/10^4)-10*INT(DEC2BIN([.AG45])/10^5)" office:value-type="float" office:value="0" calcext:value-type="float">
            <text:p>0</text:p>
          </table:table-cell>
          <table:table-cell table:style-name="ce776" table:formula="of:=INT(DEC2BIN([.AG45])/10^3)-10*INT(DEC2BIN([.AG45])/10^4)" office:value-type="float" office:value="0" calcext:value-type="float">
            <text:p>0</text:p>
          </table:table-cell>
          <table:table-cell table:style-name="ce776" table:formula="of:=INT(DEC2BIN([.AG45])/10^2)-10*INT(DEC2BIN([.AG45])/10^3)" office:value-type="float" office:value="0" calcext:value-type="float">
            <text:p>0</text:p>
          </table:table-cell>
          <table:table-cell table:style-name="ce776" table:formula="of:=INT(DEC2BIN([.AG45])/10^1)-10*INT(DEC2BIN([.AG45])/10^2)" office:value-type="float" office:value="0" calcext:value-type="float">
            <text:p>0</text:p>
          </table:table-cell>
          <table:table-cell table:style-name="ce776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5])/10^7)" office:value-type="float" office:value="0" calcext:value-type="float">
            <text:p>0</text:p>
          </table:table-cell>
          <table:table-cell table:style-name="ce776" table:formula="of:=INT(DEC2BIN([.AP45])/10^6)-10*INT(DEC2BIN([.AP45])/10^7)" office:value-type="float" office:value="0" calcext:value-type="float">
            <text:p>0</text:p>
          </table:table-cell>
          <table:table-cell table:style-name="ce776" table:formula="of:=INT(DEC2BIN([.AP45])/10^5)-10*INT(DEC2BIN([.AP45])/10^6)" office:value-type="float" office:value="0" calcext:value-type="float">
            <text:p>0</text:p>
          </table:table-cell>
          <table:table-cell table:style-name="ce776" table:formula="of:=INT(DEC2BIN([.AP45])/10^4)-10*INT(DEC2BIN([.AP45])/10^5)" office:value-type="float" office:value="0" calcext:value-type="float">
            <text:p>0</text:p>
          </table:table-cell>
          <table:table-cell table:style-name="ce776" table:formula="of:=INT(DEC2BIN([.AP45])/10^3)-10*INT(DEC2BIN([.AP45])/10^4)" office:value-type="float" office:value="0" calcext:value-type="float">
            <text:p>0</text:p>
          </table:table-cell>
          <table:table-cell table:style-name="ce776" table:formula="of:=INT(DEC2BIN([.AP45])/10^2)-10*INT(DEC2BIN([.AP45])/10^3)" office:value-type="float" office:value="0" calcext:value-type="float">
            <text:p>0</text:p>
          </table:table-cell>
          <table:table-cell table:style-name="ce776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6])/10^7)" office:value-type="float" office:value="1" calcext:value-type="float">
            <text:p>1</text:p>
          </table:table-cell>
          <table:table-cell table:style-name="ce776" table:formula="of:=INT(DEC2BIN([.O46])/10^6)-10*INT(DEC2BIN([.O46])/10^7)" office:value-type="float" office:value="1" calcext:value-type="float">
            <text:p>1</text:p>
          </table:table-cell>
          <table:table-cell table:style-name="ce776" table:formula="of:=INT(DEC2BIN([.O46])/10^5)-10*INT(DEC2BIN([.O46])/10^6)" office:value-type="float" office:value="1" calcext:value-type="float">
            <text:p>1</text:p>
          </table:table-cell>
          <table:table-cell table:style-name="ce776" table:formula="of:=INT(DEC2BIN([.O46])/10^4)-10*INT(DEC2BIN([.O46])/10^5)" office:value-type="float" office:value="1" calcext:value-type="float">
            <text:p>1</text:p>
          </table:table-cell>
          <table:table-cell table:style-name="ce776" table:formula="of:=INT(DEC2BIN([.O46])/10^3)-10*INT(DEC2BIN([.O46])/10^4)" office:value-type="float" office:value="1" calcext:value-type="float">
            <text:p>1</text:p>
          </table:table-cell>
          <table:table-cell table:style-name="ce776" table:formula="of:=INT(DEC2BIN([.O46])/10^2)-10*INT(DEC2BIN([.O46])/10^3)" office:value-type="float" office:value="1" calcext:value-type="float">
            <text:p>1</text:p>
          </table:table-cell>
          <table:table-cell table:style-name="ce776" table:formula="of:=INT(DEC2BIN([.O46])/10^1)-10*INT(DEC2BIN([.O46])/10^2)" office:value-type="float" office:value="1" calcext:value-type="float">
            <text:p>1</text:p>
          </table:table-cell>
          <table:table-cell table:style-name="ce776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6])/10^7)" office:value-type="float" office:value="1" calcext:value-type="float">
            <text:p>1</text:p>
          </table:table-cell>
          <table:table-cell table:style-name="ce776" table:formula="of:=INT(DEC2BIN([.X46])/10^6)-10*INT(DEC2BIN([.X46])/10^7)" office:value-type="float" office:value="1" calcext:value-type="float">
            <text:p>1</text:p>
          </table:table-cell>
          <table:table-cell table:style-name="ce776" table:formula="of:=INT(DEC2BIN([.X46])/10^5)-10*INT(DEC2BIN([.X46])/10^6)" office:value-type="float" office:value="1" calcext:value-type="float">
            <text:p>1</text:p>
          </table:table-cell>
          <table:table-cell table:style-name="ce776" table:formula="of:=INT(DEC2BIN([.X46])/10^4)-10*INT(DEC2BIN([.X46])/10^5)" office:value-type="float" office:value="1" calcext:value-type="float">
            <text:p>1</text:p>
          </table:table-cell>
          <table:table-cell table:style-name="ce776" table:formula="of:=INT(DEC2BIN([.X46])/10^3)-10*INT(DEC2BIN([.X46])/10^4)" office:value-type="float" office:value="1" calcext:value-type="float">
            <text:p>1</text:p>
          </table:table-cell>
          <table:table-cell table:style-name="ce776" table:formula="of:=INT(DEC2BIN([.X46])/10^2)-10*INT(DEC2BIN([.X46])/10^3)" office:value-type="float" office:value="0" calcext:value-type="float">
            <text:p>0</text:p>
          </table:table-cell>
          <table:table-cell table:style-name="ce776" table:formula="of:=INT(DEC2BIN([.X46])/10^1)-10*INT(DEC2BIN([.X46])/10^2)" office:value-type="float" office:value="0" calcext:value-type="float">
            <text:p>0</text:p>
          </table:table-cell>
          <table:table-cell table:style-name="ce776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6])/10^7)" office:value-type="float" office:value="0" calcext:value-type="float">
            <text:p>0</text:p>
          </table:table-cell>
          <table:table-cell table:style-name="ce776" table:formula="of:=INT(DEC2BIN([.AG46])/10^6)-10*INT(DEC2BIN([.AG46])/10^7)" office:value-type="float" office:value="0" calcext:value-type="float">
            <text:p>0</text:p>
          </table:table-cell>
          <table:table-cell table:style-name="ce776" table:formula="of:=INT(DEC2BIN([.AG46])/10^5)-10*INT(DEC2BIN([.AG46])/10^6)" office:value-type="float" office:value="0" calcext:value-type="float">
            <text:p>0</text:p>
          </table:table-cell>
          <table:table-cell table:style-name="ce776" table:formula="of:=INT(DEC2BIN([.AG46])/10^4)-10*INT(DEC2BIN([.AG46])/10^5)" office:value-type="float" office:value="0" calcext:value-type="float">
            <text:p>0</text:p>
          </table:table-cell>
          <table:table-cell table:style-name="ce776" table:formula="of:=INT(DEC2BIN([.AG46])/10^3)-10*INT(DEC2BIN([.AG46])/10^4)" office:value-type="float" office:value="0" calcext:value-type="float">
            <text:p>0</text:p>
          </table:table-cell>
          <table:table-cell table:style-name="ce776" table:formula="of:=INT(DEC2BIN([.AG46])/10^2)-10*INT(DEC2BIN([.AG46])/10^3)" office:value-type="float" office:value="0" calcext:value-type="float">
            <text:p>0</text:p>
          </table:table-cell>
          <table:table-cell table:style-name="ce776" table:formula="of:=INT(DEC2BIN([.AG46])/10^1)-10*INT(DEC2BIN([.AG46])/10^2)" office:value-type="float" office:value="0" calcext:value-type="float">
            <text:p>0</text:p>
          </table:table-cell>
          <table:table-cell table:style-name="ce776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6])/10^7)" office:value-type="float" office:value="0" calcext:value-type="float">
            <text:p>0</text:p>
          </table:table-cell>
          <table:table-cell table:style-name="ce776" table:formula="of:=INT(DEC2BIN([.AP46])/10^6)-10*INT(DEC2BIN([.AP46])/10^7)" office:value-type="float" office:value="0" calcext:value-type="float">
            <text:p>0</text:p>
          </table:table-cell>
          <table:table-cell table:style-name="ce776" table:formula="of:=INT(DEC2BIN([.AP46])/10^5)-10*INT(DEC2BIN([.AP46])/10^6)" office:value-type="float" office:value="0" calcext:value-type="float">
            <text:p>0</text:p>
          </table:table-cell>
          <table:table-cell table:style-name="ce776" table:formula="of:=INT(DEC2BIN([.AP46])/10^4)-10*INT(DEC2BIN([.AP46])/10^5)" office:value-type="float" office:value="0" calcext:value-type="float">
            <text:p>0</text:p>
          </table:table-cell>
          <table:table-cell table:style-name="ce776" table:formula="of:=INT(DEC2BIN([.AP46])/10^3)-10*INT(DEC2BIN([.AP46])/10^4)" office:value-type="float" office:value="0" calcext:value-type="float">
            <text:p>0</text:p>
          </table:table-cell>
          <table:table-cell table:style-name="ce776" table:formula="of:=INT(DEC2BIN([.AP46])/10^2)-10*INT(DEC2BIN([.AP46])/10^3)" office:value-type="float" office:value="0" calcext:value-type="float">
            <text:p>0</text:p>
          </table:table-cell>
          <table:table-cell table:style-name="ce776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7])/10^7)" office:value-type="float" office:value="1" calcext:value-type="float">
            <text:p>1</text:p>
          </table:table-cell>
          <table:table-cell table:style-name="ce776" table:formula="of:=INT(DEC2BIN([.O47])/10^6)-10*INT(DEC2BIN([.O47])/10^7)" office:value-type="float" office:value="1" calcext:value-type="float">
            <text:p>1</text:p>
          </table:table-cell>
          <table:table-cell table:style-name="ce776" table:formula="of:=INT(DEC2BIN([.O47])/10^5)-10*INT(DEC2BIN([.O47])/10^6)" office:value-type="float" office:value="1" calcext:value-type="float">
            <text:p>1</text:p>
          </table:table-cell>
          <table:table-cell table:style-name="ce776" table:formula="of:=INT(DEC2BIN([.O47])/10^4)-10*INT(DEC2BIN([.O47])/10^5)" office:value-type="float" office:value="1" calcext:value-type="float">
            <text:p>1</text:p>
          </table:table-cell>
          <table:table-cell table:style-name="ce776" table:formula="of:=INT(DEC2BIN([.O47])/10^3)-10*INT(DEC2BIN([.O47])/10^4)" office:value-type="float" office:value="1" calcext:value-type="float">
            <text:p>1</text:p>
          </table:table-cell>
          <table:table-cell table:style-name="ce776" table:formula="of:=INT(DEC2BIN([.O47])/10^2)-10*INT(DEC2BIN([.O47])/10^3)" office:value-type="float" office:value="1" calcext:value-type="float">
            <text:p>1</text:p>
          </table:table-cell>
          <table:table-cell table:style-name="ce776" table:formula="of:=INT(DEC2BIN([.O47])/10^1)-10*INT(DEC2BIN([.O47])/10^2)" office:value-type="float" office:value="1" calcext:value-type="float">
            <text:p>1</text:p>
          </table:table-cell>
          <table:table-cell table:style-name="ce776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7])/10^7)" office:value-type="float" office:value="1" calcext:value-type="float">
            <text:p>1</text:p>
          </table:table-cell>
          <table:table-cell table:style-name="ce776" table:formula="of:=INT(DEC2BIN([.X47])/10^6)-10*INT(DEC2BIN([.X47])/10^7)" office:value-type="float" office:value="1" calcext:value-type="float">
            <text:p>1</text:p>
          </table:table-cell>
          <table:table-cell table:style-name="ce776" table:formula="of:=INT(DEC2BIN([.X47])/10^5)-10*INT(DEC2BIN([.X47])/10^6)" office:value-type="float" office:value="1" calcext:value-type="float">
            <text:p>1</text:p>
          </table:table-cell>
          <table:table-cell table:style-name="ce776" table:formula="of:=INT(DEC2BIN([.X47])/10^4)-10*INT(DEC2BIN([.X47])/10^5)" office:value-type="float" office:value="1" calcext:value-type="float">
            <text:p>1</text:p>
          </table:table-cell>
          <table:table-cell table:style-name="ce776" table:formula="of:=INT(DEC2BIN([.X47])/10^3)-10*INT(DEC2BIN([.X47])/10^4)" office:value-type="float" office:value="1" calcext:value-type="float">
            <text:p>1</text:p>
          </table:table-cell>
          <table:table-cell table:style-name="ce776" table:formula="of:=INT(DEC2BIN([.X47])/10^2)-10*INT(DEC2BIN([.X47])/10^3)" office:value-type="float" office:value="1" calcext:value-type="float">
            <text:p>1</text:p>
          </table:table-cell>
          <table:table-cell table:style-name="ce776" table:formula="of:=INT(DEC2BIN([.X47])/10^1)-10*INT(DEC2BIN([.X47])/10^2)" office:value-type="float" office:value="0" calcext:value-type="float">
            <text:p>0</text:p>
          </table:table-cell>
          <table:table-cell table:style-name="ce776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7])/10^7)" office:value-type="float" office:value="0" calcext:value-type="float">
            <text:p>0</text:p>
          </table:table-cell>
          <table:table-cell table:style-name="ce776" table:formula="of:=INT(DEC2BIN([.AG47])/10^6)-10*INT(DEC2BIN([.AG47])/10^7)" office:value-type="float" office:value="0" calcext:value-type="float">
            <text:p>0</text:p>
          </table:table-cell>
          <table:table-cell table:style-name="ce776" table:formula="of:=INT(DEC2BIN([.AG47])/10^5)-10*INT(DEC2BIN([.AG47])/10^6)" office:value-type="float" office:value="0" calcext:value-type="float">
            <text:p>0</text:p>
          </table:table-cell>
          <table:table-cell table:style-name="ce776" table:formula="of:=INT(DEC2BIN([.AG47])/10^4)-10*INT(DEC2BIN([.AG47])/10^5)" office:value-type="float" office:value="0" calcext:value-type="float">
            <text:p>0</text:p>
          </table:table-cell>
          <table:table-cell table:style-name="ce776" table:formula="of:=INT(DEC2BIN([.AG47])/10^3)-10*INT(DEC2BIN([.AG47])/10^4)" office:value-type="float" office:value="0" calcext:value-type="float">
            <text:p>0</text:p>
          </table:table-cell>
          <table:table-cell table:style-name="ce776" table:formula="of:=INT(DEC2BIN([.AG47])/10^2)-10*INT(DEC2BIN([.AG47])/10^3)" office:value-type="float" office:value="0" calcext:value-type="float">
            <text:p>0</text:p>
          </table:table-cell>
          <table:table-cell table:style-name="ce776" table:formula="of:=INT(DEC2BIN([.AG47])/10^1)-10*INT(DEC2BIN([.AG47])/10^2)" office:value-type="float" office:value="0" calcext:value-type="float">
            <text:p>0</text:p>
          </table:table-cell>
          <table:table-cell table:style-name="ce776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7])/10^7)" office:value-type="float" office:value="0" calcext:value-type="float">
            <text:p>0</text:p>
          </table:table-cell>
          <table:table-cell table:style-name="ce776" table:formula="of:=INT(DEC2BIN([.AP47])/10^6)-10*INT(DEC2BIN([.AP47])/10^7)" office:value-type="float" office:value="0" calcext:value-type="float">
            <text:p>0</text:p>
          </table:table-cell>
          <table:table-cell table:style-name="ce776" table:formula="of:=INT(DEC2BIN([.AP47])/10^5)-10*INT(DEC2BIN([.AP47])/10^6)" office:value-type="float" office:value="0" calcext:value-type="float">
            <text:p>0</text:p>
          </table:table-cell>
          <table:table-cell table:style-name="ce776" table:formula="of:=INT(DEC2BIN([.AP47])/10^4)-10*INT(DEC2BIN([.AP47])/10^5)" office:value-type="float" office:value="0" calcext:value-type="float">
            <text:p>0</text:p>
          </table:table-cell>
          <table:table-cell table:style-name="ce776" table:formula="of:=INT(DEC2BIN([.AP47])/10^3)-10*INT(DEC2BIN([.AP47])/10^4)" office:value-type="float" office:value="0" calcext:value-type="float">
            <text:p>0</text:p>
          </table:table-cell>
          <table:table-cell table:style-name="ce776" table:formula="of:=INT(DEC2BIN([.AP47])/10^2)-10*INT(DEC2BIN([.AP47])/10^3)" office:value-type="float" office:value="0" calcext:value-type="float">
            <text:p>0</text:p>
          </table:table-cell>
          <table:table-cell table:style-name="ce776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8])/10^7)" office:value-type="float" office:value="1" calcext:value-type="float">
            <text:p>1</text:p>
          </table:table-cell>
          <table:table-cell table:style-name="ce776" table:formula="of:=INT(DEC2BIN([.O48])/10^6)-10*INT(DEC2BIN([.O48])/10^7)" office:value-type="float" office:value="1" calcext:value-type="float">
            <text:p>1</text:p>
          </table:table-cell>
          <table:table-cell table:style-name="ce776" table:formula="of:=INT(DEC2BIN([.O48])/10^5)-10*INT(DEC2BIN([.O48])/10^6)" office:value-type="float" office:value="1" calcext:value-type="float">
            <text:p>1</text:p>
          </table:table-cell>
          <table:table-cell table:style-name="ce776" table:formula="of:=INT(DEC2BIN([.O48])/10^4)-10*INT(DEC2BIN([.O48])/10^5)" office:value-type="float" office:value="1" calcext:value-type="float">
            <text:p>1</text:p>
          </table:table-cell>
          <table:table-cell table:style-name="ce776" table:formula="of:=INT(DEC2BIN([.O48])/10^3)-10*INT(DEC2BIN([.O48])/10^4)" office:value-type="float" office:value="1" calcext:value-type="float">
            <text:p>1</text:p>
          </table:table-cell>
          <table:table-cell table:style-name="ce776" table:formula="of:=INT(DEC2BIN([.O48])/10^2)-10*INT(DEC2BIN([.O48])/10^3)" office:value-type="float" office:value="1" calcext:value-type="float">
            <text:p>1</text:p>
          </table:table-cell>
          <table:table-cell table:style-name="ce776" table:formula="of:=INT(DEC2BIN([.O48])/10^1)-10*INT(DEC2BIN([.O48])/10^2)" office:value-type="float" office:value="1" calcext:value-type="float">
            <text:p>1</text:p>
          </table:table-cell>
          <table:table-cell table:style-name="ce776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8])/10^7)" office:value-type="float" office:value="1" calcext:value-type="float">
            <text:p>1</text:p>
          </table:table-cell>
          <table:table-cell table:style-name="ce776" table:formula="of:=INT(DEC2BIN([.X48])/10^6)-10*INT(DEC2BIN([.X48])/10^7)" office:value-type="float" office:value="1" calcext:value-type="float">
            <text:p>1</text:p>
          </table:table-cell>
          <table:table-cell table:style-name="ce776" table:formula="of:=INT(DEC2BIN([.X48])/10^5)-10*INT(DEC2BIN([.X48])/10^6)" office:value-type="float" office:value="1" calcext:value-type="float">
            <text:p>1</text:p>
          </table:table-cell>
          <table:table-cell table:style-name="ce776" table:formula="of:=INT(DEC2BIN([.X48])/10^4)-10*INT(DEC2BIN([.X48])/10^5)" office:value-type="float" office:value="1" calcext:value-type="float">
            <text:p>1</text:p>
          </table:table-cell>
          <table:table-cell table:style-name="ce776" table:formula="of:=INT(DEC2BIN([.X48])/10^3)-10*INT(DEC2BIN([.X48])/10^4)" office:value-type="float" office:value="1" calcext:value-type="float">
            <text:p>1</text:p>
          </table:table-cell>
          <table:table-cell table:style-name="ce776" table:formula="of:=INT(DEC2BIN([.X48])/10^2)-10*INT(DEC2BIN([.X48])/10^3)" office:value-type="float" office:value="1" calcext:value-type="float">
            <text:p>1</text:p>
          </table:table-cell>
          <table:table-cell table:style-name="ce776" table:formula="of:=INT(DEC2BIN([.X48])/10^1)-10*INT(DEC2BIN([.X48])/10^2)" office:value-type="float" office:value="1" calcext:value-type="float">
            <text:p>1</text:p>
          </table:table-cell>
          <table:table-cell table:style-name="ce776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8])/10^7)" office:value-type="float" office:value="0" calcext:value-type="float">
            <text:p>0</text:p>
          </table:table-cell>
          <table:table-cell table:style-name="ce776" table:formula="of:=INT(DEC2BIN([.AG48])/10^6)-10*INT(DEC2BIN([.AG48])/10^7)" office:value-type="float" office:value="0" calcext:value-type="float">
            <text:p>0</text:p>
          </table:table-cell>
          <table:table-cell table:style-name="ce776" table:formula="of:=INT(DEC2BIN([.AG48])/10^5)-10*INT(DEC2BIN([.AG48])/10^6)" office:value-type="float" office:value="0" calcext:value-type="float">
            <text:p>0</text:p>
          </table:table-cell>
          <table:table-cell table:style-name="ce776" table:formula="of:=INT(DEC2BIN([.AG48])/10^4)-10*INT(DEC2BIN([.AG48])/10^5)" office:value-type="float" office:value="0" calcext:value-type="float">
            <text:p>0</text:p>
          </table:table-cell>
          <table:table-cell table:style-name="ce776" table:formula="of:=INT(DEC2BIN([.AG48])/10^3)-10*INT(DEC2BIN([.AG48])/10^4)" office:value-type="float" office:value="0" calcext:value-type="float">
            <text:p>0</text:p>
          </table:table-cell>
          <table:table-cell table:style-name="ce776" table:formula="of:=INT(DEC2BIN([.AG48])/10^2)-10*INT(DEC2BIN([.AG48])/10^3)" office:value-type="float" office:value="0" calcext:value-type="float">
            <text:p>0</text:p>
          </table:table-cell>
          <table:table-cell table:style-name="ce776" table:formula="of:=INT(DEC2BIN([.AG48])/10^1)-10*INT(DEC2BIN([.AG48])/10^2)" office:value-type="float" office:value="0" calcext:value-type="float">
            <text:p>0</text:p>
          </table:table-cell>
          <table:table-cell table:style-name="ce776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8])/10^7)" office:value-type="float" office:value="0" calcext:value-type="float">
            <text:p>0</text:p>
          </table:table-cell>
          <table:table-cell table:style-name="ce776" table:formula="of:=INT(DEC2BIN([.AP48])/10^6)-10*INT(DEC2BIN([.AP48])/10^7)" office:value-type="float" office:value="0" calcext:value-type="float">
            <text:p>0</text:p>
          </table:table-cell>
          <table:table-cell table:style-name="ce776" table:formula="of:=INT(DEC2BIN([.AP48])/10^5)-10*INT(DEC2BIN([.AP48])/10^6)" office:value-type="float" office:value="0" calcext:value-type="float">
            <text:p>0</text:p>
          </table:table-cell>
          <table:table-cell table:style-name="ce776" table:formula="of:=INT(DEC2BIN([.AP48])/10^4)-10*INT(DEC2BIN([.AP48])/10^5)" office:value-type="float" office:value="0" calcext:value-type="float">
            <text:p>0</text:p>
          </table:table-cell>
          <table:table-cell table:style-name="ce776" table:formula="of:=INT(DEC2BIN([.AP48])/10^3)-10*INT(DEC2BIN([.AP48])/10^4)" office:value-type="float" office:value="0" calcext:value-type="float">
            <text:p>0</text:p>
          </table:table-cell>
          <table:table-cell table:style-name="ce776" table:formula="of:=INT(DEC2BIN([.AP48])/10^2)-10*INT(DEC2BIN([.AP48])/10^3)" office:value-type="float" office:value="0" calcext:value-type="float">
            <text:p>0</text:p>
          </table:table-cell>
          <table:table-cell table:style-name="ce776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49])/10^7)" office:value-type="float" office:value="1" calcext:value-type="float">
            <text:p>1</text:p>
          </table:table-cell>
          <table:table-cell table:style-name="ce776" table:formula="of:=INT(DEC2BIN([.O49])/10^6)-10*INT(DEC2BIN([.O49])/10^7)" office:value-type="float" office:value="1" calcext:value-type="float">
            <text:p>1</text:p>
          </table:table-cell>
          <table:table-cell table:style-name="ce776" table:formula="of:=INT(DEC2BIN([.O49])/10^5)-10*INT(DEC2BIN([.O49])/10^6)" office:value-type="float" office:value="1" calcext:value-type="float">
            <text:p>1</text:p>
          </table:table-cell>
          <table:table-cell table:style-name="ce776" table:formula="of:=INT(DEC2BIN([.O49])/10^4)-10*INT(DEC2BIN([.O49])/10^5)" office:value-type="float" office:value="1" calcext:value-type="float">
            <text:p>1</text:p>
          </table:table-cell>
          <table:table-cell table:style-name="ce776" table:formula="of:=INT(DEC2BIN([.O49])/10^3)-10*INT(DEC2BIN([.O49])/10^4)" office:value-type="float" office:value="1" calcext:value-type="float">
            <text:p>1</text:p>
          </table:table-cell>
          <table:table-cell table:style-name="ce776" table:formula="of:=INT(DEC2BIN([.O49])/10^2)-10*INT(DEC2BIN([.O49])/10^3)" office:value-type="float" office:value="1" calcext:value-type="float">
            <text:p>1</text:p>
          </table:table-cell>
          <table:table-cell table:style-name="ce776" table:formula="of:=INT(DEC2BIN([.O49])/10^1)-10*INT(DEC2BIN([.O49])/10^2)" office:value-type="float" office:value="1" calcext:value-type="float">
            <text:p>1</text:p>
          </table:table-cell>
          <table:table-cell table:style-name="ce776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49])/10^7)" office:value-type="float" office:value="1" calcext:value-type="float">
            <text:p>1</text:p>
          </table:table-cell>
          <table:table-cell table:style-name="ce776" table:formula="of:=INT(DEC2BIN([.X49])/10^6)-10*INT(DEC2BIN([.X49])/10^7)" office:value-type="float" office:value="1" calcext:value-type="float">
            <text:p>1</text:p>
          </table:table-cell>
          <table:table-cell table:style-name="ce776" table:formula="of:=INT(DEC2BIN([.X49])/10^5)-10*INT(DEC2BIN([.X49])/10^6)" office:value-type="float" office:value="1" calcext:value-type="float">
            <text:p>1</text:p>
          </table:table-cell>
          <table:table-cell table:style-name="ce776" table:formula="of:=INT(DEC2BIN([.X49])/10^4)-10*INT(DEC2BIN([.X49])/10^5)" office:value-type="float" office:value="1" calcext:value-type="float">
            <text:p>1</text:p>
          </table:table-cell>
          <table:table-cell table:style-name="ce776" table:formula="of:=INT(DEC2BIN([.X49])/10^3)-10*INT(DEC2BIN([.X49])/10^4)" office:value-type="float" office:value="1" calcext:value-type="float">
            <text:p>1</text:p>
          </table:table-cell>
          <table:table-cell table:style-name="ce776" table:formula="of:=INT(DEC2BIN([.X49])/10^2)-10*INT(DEC2BIN([.X49])/10^3)" office:value-type="float" office:value="1" calcext:value-type="float">
            <text:p>1</text:p>
          </table:table-cell>
          <table:table-cell table:style-name="ce776" table:formula="of:=INT(DEC2BIN([.X49])/10^1)-10*INT(DEC2BIN([.X49])/10^2)" office:value-type="float" office:value="1" calcext:value-type="float">
            <text:p>1</text:p>
          </table:table-cell>
          <table:table-cell table:style-name="ce776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49])/10^7)" office:value-type="float" office:value="0" calcext:value-type="float">
            <text:p>0</text:p>
          </table:table-cell>
          <table:table-cell table:style-name="ce776" table:formula="of:=INT(DEC2BIN([.AG49])/10^6)-10*INT(DEC2BIN([.AG49])/10^7)" office:value-type="float" office:value="0" calcext:value-type="float">
            <text:p>0</text:p>
          </table:table-cell>
          <table:table-cell table:style-name="ce776" table:formula="of:=INT(DEC2BIN([.AG49])/10^5)-10*INT(DEC2BIN([.AG49])/10^6)" office:value-type="float" office:value="0" calcext:value-type="float">
            <text:p>0</text:p>
          </table:table-cell>
          <table:table-cell table:style-name="ce776" table:formula="of:=INT(DEC2BIN([.AG49])/10^4)-10*INT(DEC2BIN([.AG49])/10^5)" office:value-type="float" office:value="0" calcext:value-type="float">
            <text:p>0</text:p>
          </table:table-cell>
          <table:table-cell table:style-name="ce776" table:formula="of:=INT(DEC2BIN([.AG49])/10^3)-10*INT(DEC2BIN([.AG49])/10^4)" office:value-type="float" office:value="0" calcext:value-type="float">
            <text:p>0</text:p>
          </table:table-cell>
          <table:table-cell table:style-name="ce776" table:formula="of:=INT(DEC2BIN([.AG49])/10^2)-10*INT(DEC2BIN([.AG49])/10^3)" office:value-type="float" office:value="0" calcext:value-type="float">
            <text:p>0</text:p>
          </table:table-cell>
          <table:table-cell table:style-name="ce776" table:formula="of:=INT(DEC2BIN([.AG49])/10^1)-10*INT(DEC2BIN([.AG49])/10^2)" office:value-type="float" office:value="0" calcext:value-type="float">
            <text:p>0</text:p>
          </table:table-cell>
          <table:table-cell table:style-name="ce776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49])/10^7)" office:value-type="float" office:value="0" calcext:value-type="float">
            <text:p>0</text:p>
          </table:table-cell>
          <table:table-cell table:style-name="ce776" table:formula="of:=INT(DEC2BIN([.AP49])/10^6)-10*INT(DEC2BIN([.AP49])/10^7)" office:value-type="float" office:value="0" calcext:value-type="float">
            <text:p>0</text:p>
          </table:table-cell>
          <table:table-cell table:style-name="ce776" table:formula="of:=INT(DEC2BIN([.AP49])/10^5)-10*INT(DEC2BIN([.AP49])/10^6)" office:value-type="float" office:value="0" calcext:value-type="float">
            <text:p>0</text:p>
          </table:table-cell>
          <table:table-cell table:style-name="ce776" table:formula="of:=INT(DEC2BIN([.AP49])/10^4)-10*INT(DEC2BIN([.AP49])/10^5)" office:value-type="float" office:value="0" calcext:value-type="float">
            <text:p>0</text:p>
          </table:table-cell>
          <table:table-cell table:style-name="ce776" table:formula="of:=INT(DEC2BIN([.AP49])/10^3)-10*INT(DEC2BIN([.AP49])/10^4)" office:value-type="float" office:value="0" calcext:value-type="float">
            <text:p>0</text:p>
          </table:table-cell>
          <table:table-cell table:style-name="ce776" table:formula="of:=INT(DEC2BIN([.AP49])/10^2)-10*INT(DEC2BIN([.AP49])/10^3)" office:value-type="float" office:value="0" calcext:value-type="float">
            <text:p>0</text:p>
          </table:table-cell>
          <table:table-cell table:style-name="ce776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0])/10^7)" office:value-type="float" office:value="1" calcext:value-type="float">
            <text:p>1</text:p>
          </table:table-cell>
          <table:table-cell table:style-name="ce776" table:formula="of:=INT(DEC2BIN([.O50])/10^6)-10*INT(DEC2BIN([.O50])/10^7)" office:value-type="float" office:value="0" calcext:value-type="float">
            <text:p>0</text:p>
          </table:table-cell>
          <table:table-cell table:style-name="ce776" table:formula="of:=INT(DEC2BIN([.O50])/10^5)-10*INT(DEC2BIN([.O50])/10^6)" office:value-type="float" office:value="0" calcext:value-type="float">
            <text:p>0</text:p>
          </table:table-cell>
          <table:table-cell table:style-name="ce776" table:formula="of:=INT(DEC2BIN([.O50])/10^4)-10*INT(DEC2BIN([.O50])/10^5)" office:value-type="float" office:value="0" calcext:value-type="float">
            <text:p>0</text:p>
          </table:table-cell>
          <table:table-cell table:style-name="ce776" table:formula="of:=INT(DEC2BIN([.O50])/10^3)-10*INT(DEC2BIN([.O50])/10^4)" office:value-type="float" office:value="0" calcext:value-type="float">
            <text:p>0</text:p>
          </table:table-cell>
          <table:table-cell table:style-name="ce776" table:formula="of:=INT(DEC2BIN([.O50])/10^2)-10*INT(DEC2BIN([.O50])/10^3)" office:value-type="float" office:value="0" calcext:value-type="float">
            <text:p>0</text:p>
          </table:table-cell>
          <table:table-cell table:style-name="ce776" table:formula="of:=INT(DEC2BIN([.O50])/10^1)-10*INT(DEC2BIN([.O50])/10^2)" office:value-type="float" office:value="0" calcext:value-type="float">
            <text:p>0</text:p>
          </table:table-cell>
          <table:table-cell table:style-name="ce776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0])/10^7)" office:value-type="float" office:value="0" calcext:value-type="float">
            <text:p>0</text:p>
          </table:table-cell>
          <table:table-cell table:style-name="ce776" table:formula="of:=INT(DEC2BIN([.X50])/10^6)-10*INT(DEC2BIN([.X50])/10^7)" office:value-type="float" office:value="0" calcext:value-type="float">
            <text:p>0</text:p>
          </table:table-cell>
          <table:table-cell table:style-name="ce776" table:formula="of:=INT(DEC2BIN([.X50])/10^5)-10*INT(DEC2BIN([.X50])/10^6)" office:value-type="float" office:value="0" calcext:value-type="float">
            <text:p>0</text:p>
          </table:table-cell>
          <table:table-cell table:style-name="ce776" table:formula="of:=INT(DEC2BIN([.X50])/10^4)-10*INT(DEC2BIN([.X50])/10^5)" office:value-type="float" office:value="0" calcext:value-type="float">
            <text:p>0</text:p>
          </table:table-cell>
          <table:table-cell table:style-name="ce776" table:formula="of:=INT(DEC2BIN([.X50])/10^3)-10*INT(DEC2BIN([.X50])/10^4)" office:value-type="float" office:value="0" calcext:value-type="float">
            <text:p>0</text:p>
          </table:table-cell>
          <table:table-cell table:style-name="ce776" table:formula="of:=INT(DEC2BIN([.X50])/10^2)-10*INT(DEC2BIN([.X50])/10^3)" office:value-type="float" office:value="0" calcext:value-type="float">
            <text:p>0</text:p>
          </table:table-cell>
          <table:table-cell table:style-name="ce776" table:formula="of:=INT(DEC2BIN([.X50])/10^1)-10*INT(DEC2BIN([.X50])/10^2)" office:value-type="float" office:value="0" calcext:value-type="float">
            <text:p>0</text:p>
          </table:table-cell>
          <table:table-cell table:style-name="ce776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0])/10^7)" office:value-type="float" office:value="0" calcext:value-type="float">
            <text:p>0</text:p>
          </table:table-cell>
          <table:table-cell table:style-name="ce776" table:formula="of:=INT(DEC2BIN([.AG50])/10^6)-10*INT(DEC2BIN([.AG50])/10^7)" office:value-type="float" office:value="0" calcext:value-type="float">
            <text:p>0</text:p>
          </table:table-cell>
          <table:table-cell table:style-name="ce776" table:formula="of:=INT(DEC2BIN([.AG50])/10^5)-10*INT(DEC2BIN([.AG50])/10^6)" office:value-type="float" office:value="0" calcext:value-type="float">
            <text:p>0</text:p>
          </table:table-cell>
          <table:table-cell table:style-name="ce776" table:formula="of:=INT(DEC2BIN([.AG50])/10^4)-10*INT(DEC2BIN([.AG50])/10^5)" office:value-type="float" office:value="0" calcext:value-type="float">
            <text:p>0</text:p>
          </table:table-cell>
          <table:table-cell table:style-name="ce776" table:formula="of:=INT(DEC2BIN([.AG50])/10^3)-10*INT(DEC2BIN([.AG50])/10^4)" office:value-type="float" office:value="0" calcext:value-type="float">
            <text:p>0</text:p>
          </table:table-cell>
          <table:table-cell table:style-name="ce776" table:formula="of:=INT(DEC2BIN([.AG50])/10^2)-10*INT(DEC2BIN([.AG50])/10^3)" office:value-type="float" office:value="0" calcext:value-type="float">
            <text:p>0</text:p>
          </table:table-cell>
          <table:table-cell table:style-name="ce776" table:formula="of:=INT(DEC2BIN([.AG50])/10^1)-10*INT(DEC2BIN([.AG50])/10^2)" office:value-type="float" office:value="0" calcext:value-type="float">
            <text:p>0</text:p>
          </table:table-cell>
          <table:table-cell table:style-name="ce776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0])/10^7)" office:value-type="float" office:value="0" calcext:value-type="float">
            <text:p>0</text:p>
          </table:table-cell>
          <table:table-cell table:style-name="ce776" table:formula="of:=INT(DEC2BIN([.AP50])/10^6)-10*INT(DEC2BIN([.AP50])/10^7)" office:value-type="float" office:value="0" calcext:value-type="float">
            <text:p>0</text:p>
          </table:table-cell>
          <table:table-cell table:style-name="ce776" table:formula="of:=INT(DEC2BIN([.AP50])/10^5)-10*INT(DEC2BIN([.AP50])/10^6)" office:value-type="float" office:value="0" calcext:value-type="float">
            <text:p>0</text:p>
          </table:table-cell>
          <table:table-cell table:style-name="ce776" table:formula="of:=INT(DEC2BIN([.AP50])/10^4)-10*INT(DEC2BIN([.AP50])/10^5)" office:value-type="float" office:value="0" calcext:value-type="float">
            <text:p>0</text:p>
          </table:table-cell>
          <table:table-cell table:style-name="ce776" table:formula="of:=INT(DEC2BIN([.AP50])/10^3)-10*INT(DEC2BIN([.AP50])/10^4)" office:value-type="float" office:value="0" calcext:value-type="float">
            <text:p>0</text:p>
          </table:table-cell>
          <table:table-cell table:style-name="ce776" table:formula="of:=INT(DEC2BIN([.AP50])/10^2)-10*INT(DEC2BIN([.AP50])/10^3)" office:value-type="float" office:value="0" calcext:value-type="float">
            <text:p>0</text:p>
          </table:table-cell>
          <table:table-cell table:style-name="ce776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1])/10^7)" office:value-type="float" office:value="1" calcext:value-type="float">
            <text:p>1</text:p>
          </table:table-cell>
          <table:table-cell table:style-name="ce776" table:formula="of:=INT(DEC2BIN([.O51])/10^6)-10*INT(DEC2BIN([.O51])/10^7)" office:value-type="float" office:value="1" calcext:value-type="float">
            <text:p>1</text:p>
          </table:table-cell>
          <table:table-cell table:style-name="ce776" table:formula="of:=INT(DEC2BIN([.O51])/10^5)-10*INT(DEC2BIN([.O51])/10^6)" office:value-type="float" office:value="0" calcext:value-type="float">
            <text:p>0</text:p>
          </table:table-cell>
          <table:table-cell table:style-name="ce776" table:formula="of:=INT(DEC2BIN([.O51])/10^4)-10*INT(DEC2BIN([.O51])/10^5)" office:value-type="float" office:value="0" calcext:value-type="float">
            <text:p>0</text:p>
          </table:table-cell>
          <table:table-cell table:style-name="ce776" table:formula="of:=INT(DEC2BIN([.O51])/10^3)-10*INT(DEC2BIN([.O51])/10^4)" office:value-type="float" office:value="0" calcext:value-type="float">
            <text:p>0</text:p>
          </table:table-cell>
          <table:table-cell table:style-name="ce776" table:formula="of:=INT(DEC2BIN([.O51])/10^2)-10*INT(DEC2BIN([.O51])/10^3)" office:value-type="float" office:value="0" calcext:value-type="float">
            <text:p>0</text:p>
          </table:table-cell>
          <table:table-cell table:style-name="ce776" table:formula="of:=INT(DEC2BIN([.O51])/10^1)-10*INT(DEC2BIN([.O51])/10^2)" office:value-type="float" office:value="0" calcext:value-type="float">
            <text:p>0</text:p>
          </table:table-cell>
          <table:table-cell table:style-name="ce776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1])/10^7)" office:value-type="float" office:value="0" calcext:value-type="float">
            <text:p>0</text:p>
          </table:table-cell>
          <table:table-cell table:style-name="ce776" table:formula="of:=INT(DEC2BIN([.X51])/10^6)-10*INT(DEC2BIN([.X51])/10^7)" office:value-type="float" office:value="0" calcext:value-type="float">
            <text:p>0</text:p>
          </table:table-cell>
          <table:table-cell table:style-name="ce776" table:formula="of:=INT(DEC2BIN([.X51])/10^5)-10*INT(DEC2BIN([.X51])/10^6)" office:value-type="float" office:value="0" calcext:value-type="float">
            <text:p>0</text:p>
          </table:table-cell>
          <table:table-cell table:style-name="ce776" table:formula="of:=INT(DEC2BIN([.X51])/10^4)-10*INT(DEC2BIN([.X51])/10^5)" office:value-type="float" office:value="0" calcext:value-type="float">
            <text:p>0</text:p>
          </table:table-cell>
          <table:table-cell table:style-name="ce776" table:formula="of:=INT(DEC2BIN([.X51])/10^3)-10*INT(DEC2BIN([.X51])/10^4)" office:value-type="float" office:value="0" calcext:value-type="float">
            <text:p>0</text:p>
          </table:table-cell>
          <table:table-cell table:style-name="ce776" table:formula="of:=INT(DEC2BIN([.X51])/10^2)-10*INT(DEC2BIN([.X51])/10^3)" office:value-type="float" office:value="0" calcext:value-type="float">
            <text:p>0</text:p>
          </table:table-cell>
          <table:table-cell table:style-name="ce776" table:formula="of:=INT(DEC2BIN([.X51])/10^1)-10*INT(DEC2BIN([.X51])/10^2)" office:value-type="float" office:value="0" calcext:value-type="float">
            <text:p>0</text:p>
          </table:table-cell>
          <table:table-cell table:style-name="ce776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1])/10^7)" office:value-type="float" office:value="0" calcext:value-type="float">
            <text:p>0</text:p>
          </table:table-cell>
          <table:table-cell table:style-name="ce776" table:formula="of:=INT(DEC2BIN([.AG51])/10^6)-10*INT(DEC2BIN([.AG51])/10^7)" office:value-type="float" office:value="0" calcext:value-type="float">
            <text:p>0</text:p>
          </table:table-cell>
          <table:table-cell table:style-name="ce776" table:formula="of:=INT(DEC2BIN([.AG51])/10^5)-10*INT(DEC2BIN([.AG51])/10^6)" office:value-type="float" office:value="0" calcext:value-type="float">
            <text:p>0</text:p>
          </table:table-cell>
          <table:table-cell table:style-name="ce776" table:formula="of:=INT(DEC2BIN([.AG51])/10^4)-10*INT(DEC2BIN([.AG51])/10^5)" office:value-type="float" office:value="0" calcext:value-type="float">
            <text:p>0</text:p>
          </table:table-cell>
          <table:table-cell table:style-name="ce776" table:formula="of:=INT(DEC2BIN([.AG51])/10^3)-10*INT(DEC2BIN([.AG51])/10^4)" office:value-type="float" office:value="0" calcext:value-type="float">
            <text:p>0</text:p>
          </table:table-cell>
          <table:table-cell table:style-name="ce776" table:formula="of:=INT(DEC2BIN([.AG51])/10^2)-10*INT(DEC2BIN([.AG51])/10^3)" office:value-type="float" office:value="0" calcext:value-type="float">
            <text:p>0</text:p>
          </table:table-cell>
          <table:table-cell table:style-name="ce776" table:formula="of:=INT(DEC2BIN([.AG51])/10^1)-10*INT(DEC2BIN([.AG51])/10^2)" office:value-type="float" office:value="0" calcext:value-type="float">
            <text:p>0</text:p>
          </table:table-cell>
          <table:table-cell table:style-name="ce776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1])/10^7)" office:value-type="float" office:value="0" calcext:value-type="float">
            <text:p>0</text:p>
          </table:table-cell>
          <table:table-cell table:style-name="ce776" table:formula="of:=INT(DEC2BIN([.AP51])/10^6)-10*INT(DEC2BIN([.AP51])/10^7)" office:value-type="float" office:value="0" calcext:value-type="float">
            <text:p>0</text:p>
          </table:table-cell>
          <table:table-cell table:style-name="ce776" table:formula="of:=INT(DEC2BIN([.AP51])/10^5)-10*INT(DEC2BIN([.AP51])/10^6)" office:value-type="float" office:value="0" calcext:value-type="float">
            <text:p>0</text:p>
          </table:table-cell>
          <table:table-cell table:style-name="ce776" table:formula="of:=INT(DEC2BIN([.AP51])/10^4)-10*INT(DEC2BIN([.AP51])/10^5)" office:value-type="float" office:value="0" calcext:value-type="float">
            <text:p>0</text:p>
          </table:table-cell>
          <table:table-cell table:style-name="ce776" table:formula="of:=INT(DEC2BIN([.AP51])/10^3)-10*INT(DEC2BIN([.AP51])/10^4)" office:value-type="float" office:value="0" calcext:value-type="float">
            <text:p>0</text:p>
          </table:table-cell>
          <table:table-cell table:style-name="ce776" table:formula="of:=INT(DEC2BIN([.AP51])/10^2)-10*INT(DEC2BIN([.AP51])/10^3)" office:value-type="float" office:value="0" calcext:value-type="float">
            <text:p>0</text:p>
          </table:table-cell>
          <table:table-cell table:style-name="ce776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2])/10^7)" office:value-type="float" office:value="1" calcext:value-type="float">
            <text:p>1</text:p>
          </table:table-cell>
          <table:table-cell table:style-name="ce776" table:formula="of:=INT(DEC2BIN([.O52])/10^6)-10*INT(DEC2BIN([.O52])/10^7)" office:value-type="float" office:value="1" calcext:value-type="float">
            <text:p>1</text:p>
          </table:table-cell>
          <table:table-cell table:style-name="ce776" table:formula="of:=INT(DEC2BIN([.O52])/10^5)-10*INT(DEC2BIN([.O52])/10^6)" office:value-type="float" office:value="1" calcext:value-type="float">
            <text:p>1</text:p>
          </table:table-cell>
          <table:table-cell table:style-name="ce776" table:formula="of:=INT(DEC2BIN([.O52])/10^4)-10*INT(DEC2BIN([.O52])/10^5)" office:value-type="float" office:value="0" calcext:value-type="float">
            <text:p>0</text:p>
          </table:table-cell>
          <table:table-cell table:style-name="ce776" table:formula="of:=INT(DEC2BIN([.O52])/10^3)-10*INT(DEC2BIN([.O52])/10^4)" office:value-type="float" office:value="0" calcext:value-type="float">
            <text:p>0</text:p>
          </table:table-cell>
          <table:table-cell table:style-name="ce776" table:formula="of:=INT(DEC2BIN([.O52])/10^2)-10*INT(DEC2BIN([.O52])/10^3)" office:value-type="float" office:value="0" calcext:value-type="float">
            <text:p>0</text:p>
          </table:table-cell>
          <table:table-cell table:style-name="ce776" table:formula="of:=INT(DEC2BIN([.O52])/10^1)-10*INT(DEC2BIN([.O52])/10^2)" office:value-type="float" office:value="0" calcext:value-type="float">
            <text:p>0</text:p>
          </table:table-cell>
          <table:table-cell table:style-name="ce776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2])/10^7)" office:value-type="float" office:value="0" calcext:value-type="float">
            <text:p>0</text:p>
          </table:table-cell>
          <table:table-cell table:style-name="ce776" table:formula="of:=INT(DEC2BIN([.X52])/10^6)-10*INT(DEC2BIN([.X52])/10^7)" office:value-type="float" office:value="0" calcext:value-type="float">
            <text:p>0</text:p>
          </table:table-cell>
          <table:table-cell table:style-name="ce776" table:formula="of:=INT(DEC2BIN([.X52])/10^5)-10*INT(DEC2BIN([.X52])/10^6)" office:value-type="float" office:value="0" calcext:value-type="float">
            <text:p>0</text:p>
          </table:table-cell>
          <table:table-cell table:style-name="ce776" table:formula="of:=INT(DEC2BIN([.X52])/10^4)-10*INT(DEC2BIN([.X52])/10^5)" office:value-type="float" office:value="0" calcext:value-type="float">
            <text:p>0</text:p>
          </table:table-cell>
          <table:table-cell table:style-name="ce776" table:formula="of:=INT(DEC2BIN([.X52])/10^3)-10*INT(DEC2BIN([.X52])/10^4)" office:value-type="float" office:value="0" calcext:value-type="float">
            <text:p>0</text:p>
          </table:table-cell>
          <table:table-cell table:style-name="ce776" table:formula="of:=INT(DEC2BIN([.X52])/10^2)-10*INT(DEC2BIN([.X52])/10^3)" office:value-type="float" office:value="0" calcext:value-type="float">
            <text:p>0</text:p>
          </table:table-cell>
          <table:table-cell table:style-name="ce776" table:formula="of:=INT(DEC2BIN([.X52])/10^1)-10*INT(DEC2BIN([.X52])/10^2)" office:value-type="float" office:value="0" calcext:value-type="float">
            <text:p>0</text:p>
          </table:table-cell>
          <table:table-cell table:style-name="ce776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2])/10^7)" office:value-type="float" office:value="0" calcext:value-type="float">
            <text:p>0</text:p>
          </table:table-cell>
          <table:table-cell table:style-name="ce776" table:formula="of:=INT(DEC2BIN([.AG52])/10^6)-10*INT(DEC2BIN([.AG52])/10^7)" office:value-type="float" office:value="0" calcext:value-type="float">
            <text:p>0</text:p>
          </table:table-cell>
          <table:table-cell table:style-name="ce776" table:formula="of:=INT(DEC2BIN([.AG52])/10^5)-10*INT(DEC2BIN([.AG52])/10^6)" office:value-type="float" office:value="0" calcext:value-type="float">
            <text:p>0</text:p>
          </table:table-cell>
          <table:table-cell table:style-name="ce776" table:formula="of:=INT(DEC2BIN([.AG52])/10^4)-10*INT(DEC2BIN([.AG52])/10^5)" office:value-type="float" office:value="0" calcext:value-type="float">
            <text:p>0</text:p>
          </table:table-cell>
          <table:table-cell table:style-name="ce776" table:formula="of:=INT(DEC2BIN([.AG52])/10^3)-10*INT(DEC2BIN([.AG52])/10^4)" office:value-type="float" office:value="0" calcext:value-type="float">
            <text:p>0</text:p>
          </table:table-cell>
          <table:table-cell table:style-name="ce776" table:formula="of:=INT(DEC2BIN([.AG52])/10^2)-10*INT(DEC2BIN([.AG52])/10^3)" office:value-type="float" office:value="0" calcext:value-type="float">
            <text:p>0</text:p>
          </table:table-cell>
          <table:table-cell table:style-name="ce776" table:formula="of:=INT(DEC2BIN([.AG52])/10^1)-10*INT(DEC2BIN([.AG52])/10^2)" office:value-type="float" office:value="0" calcext:value-type="float">
            <text:p>0</text:p>
          </table:table-cell>
          <table:table-cell table:style-name="ce776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2])/10^7)" office:value-type="float" office:value="0" calcext:value-type="float">
            <text:p>0</text:p>
          </table:table-cell>
          <table:table-cell table:style-name="ce776" table:formula="of:=INT(DEC2BIN([.AP52])/10^6)-10*INT(DEC2BIN([.AP52])/10^7)" office:value-type="float" office:value="0" calcext:value-type="float">
            <text:p>0</text:p>
          </table:table-cell>
          <table:table-cell table:style-name="ce776" table:formula="of:=INT(DEC2BIN([.AP52])/10^5)-10*INT(DEC2BIN([.AP52])/10^6)" office:value-type="float" office:value="0" calcext:value-type="float">
            <text:p>0</text:p>
          </table:table-cell>
          <table:table-cell table:style-name="ce776" table:formula="of:=INT(DEC2BIN([.AP52])/10^4)-10*INT(DEC2BIN([.AP52])/10^5)" office:value-type="float" office:value="0" calcext:value-type="float">
            <text:p>0</text:p>
          </table:table-cell>
          <table:table-cell table:style-name="ce776" table:formula="of:=INT(DEC2BIN([.AP52])/10^3)-10*INT(DEC2BIN([.AP52])/10^4)" office:value-type="float" office:value="0" calcext:value-type="float">
            <text:p>0</text:p>
          </table:table-cell>
          <table:table-cell table:style-name="ce776" table:formula="of:=INT(DEC2BIN([.AP52])/10^2)-10*INT(DEC2BIN([.AP52])/10^3)" office:value-type="float" office:value="0" calcext:value-type="float">
            <text:p>0</text:p>
          </table:table-cell>
          <table:table-cell table:style-name="ce776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87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3])/10^7)" office:value-type="float" office:value="1" calcext:value-type="float">
            <text:p>1</text:p>
          </table:table-cell>
          <table:table-cell table:style-name="ce776" table:formula="of:=INT(DEC2BIN([.O53])/10^6)-10*INT(DEC2BIN([.O53])/10^7)" office:value-type="float" office:value="1" calcext:value-type="float">
            <text:p>1</text:p>
          </table:table-cell>
          <table:table-cell table:style-name="ce776" table:formula="of:=INT(DEC2BIN([.O53])/10^5)-10*INT(DEC2BIN([.O53])/10^6)" office:value-type="float" office:value="1" calcext:value-type="float">
            <text:p>1</text:p>
          </table:table-cell>
          <table:table-cell table:style-name="ce776" table:formula="of:=INT(DEC2BIN([.O53])/10^4)-10*INT(DEC2BIN([.O53])/10^5)" office:value-type="float" office:value="1" calcext:value-type="float">
            <text:p>1</text:p>
          </table:table-cell>
          <table:table-cell table:style-name="ce776" table:formula="of:=INT(DEC2BIN([.O53])/10^3)-10*INT(DEC2BIN([.O53])/10^4)" office:value-type="float" office:value="0" calcext:value-type="float">
            <text:p>0</text:p>
          </table:table-cell>
          <table:table-cell table:style-name="ce776" table:formula="of:=INT(DEC2BIN([.O53])/10^2)-10*INT(DEC2BIN([.O53])/10^3)" office:value-type="float" office:value="0" calcext:value-type="float">
            <text:p>0</text:p>
          </table:table-cell>
          <table:table-cell table:style-name="ce776" table:formula="of:=INT(DEC2BIN([.O53])/10^1)-10*INT(DEC2BIN([.O53])/10^2)" office:value-type="float" office:value="0" calcext:value-type="float">
            <text:p>0</text:p>
          </table:table-cell>
          <table:table-cell table:style-name="ce776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3])/10^7)" office:value-type="float" office:value="0" calcext:value-type="float">
            <text:p>0</text:p>
          </table:table-cell>
          <table:table-cell table:style-name="ce776" table:formula="of:=INT(DEC2BIN([.X53])/10^6)-10*INT(DEC2BIN([.X53])/10^7)" office:value-type="float" office:value="0" calcext:value-type="float">
            <text:p>0</text:p>
          </table:table-cell>
          <table:table-cell table:style-name="ce776" table:formula="of:=INT(DEC2BIN([.X53])/10^5)-10*INT(DEC2BIN([.X53])/10^6)" office:value-type="float" office:value="0" calcext:value-type="float">
            <text:p>0</text:p>
          </table:table-cell>
          <table:table-cell table:style-name="ce776" table:formula="of:=INT(DEC2BIN([.X53])/10^4)-10*INT(DEC2BIN([.X53])/10^5)" office:value-type="float" office:value="0" calcext:value-type="float">
            <text:p>0</text:p>
          </table:table-cell>
          <table:table-cell table:style-name="ce776" table:formula="of:=INT(DEC2BIN([.X53])/10^3)-10*INT(DEC2BIN([.X53])/10^4)" office:value-type="float" office:value="0" calcext:value-type="float">
            <text:p>0</text:p>
          </table:table-cell>
          <table:table-cell table:style-name="ce776" table:formula="of:=INT(DEC2BIN([.X53])/10^2)-10*INT(DEC2BIN([.X53])/10^3)" office:value-type="float" office:value="0" calcext:value-type="float">
            <text:p>0</text:p>
          </table:table-cell>
          <table:table-cell table:style-name="ce776" table:formula="of:=INT(DEC2BIN([.X53])/10^1)-10*INT(DEC2BIN([.X53])/10^2)" office:value-type="float" office:value="0" calcext:value-type="float">
            <text:p>0</text:p>
          </table:table-cell>
          <table:table-cell table:style-name="ce776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3])/10^7)" office:value-type="float" office:value="0" calcext:value-type="float">
            <text:p>0</text:p>
          </table:table-cell>
          <table:table-cell table:style-name="ce776" table:formula="of:=INT(DEC2BIN([.AG53])/10^6)-10*INT(DEC2BIN([.AG53])/10^7)" office:value-type="float" office:value="0" calcext:value-type="float">
            <text:p>0</text:p>
          </table:table-cell>
          <table:table-cell table:style-name="ce776" table:formula="of:=INT(DEC2BIN([.AG53])/10^5)-10*INT(DEC2BIN([.AG53])/10^6)" office:value-type="float" office:value="0" calcext:value-type="float">
            <text:p>0</text:p>
          </table:table-cell>
          <table:table-cell table:style-name="ce776" table:formula="of:=INT(DEC2BIN([.AG53])/10^4)-10*INT(DEC2BIN([.AG53])/10^5)" office:value-type="float" office:value="0" calcext:value-type="float">
            <text:p>0</text:p>
          </table:table-cell>
          <table:table-cell table:style-name="ce776" table:formula="of:=INT(DEC2BIN([.AG53])/10^3)-10*INT(DEC2BIN([.AG53])/10^4)" office:value-type="float" office:value="0" calcext:value-type="float">
            <text:p>0</text:p>
          </table:table-cell>
          <table:table-cell table:style-name="ce776" table:formula="of:=INT(DEC2BIN([.AG53])/10^2)-10*INT(DEC2BIN([.AG53])/10^3)" office:value-type="float" office:value="0" calcext:value-type="float">
            <text:p>0</text:p>
          </table:table-cell>
          <table:table-cell table:style-name="ce776" table:formula="of:=INT(DEC2BIN([.AG53])/10^1)-10*INT(DEC2BIN([.AG53])/10^2)" office:value-type="float" office:value="0" calcext:value-type="float">
            <text:p>0</text:p>
          </table:table-cell>
          <table:table-cell table:style-name="ce776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3])/10^7)" office:value-type="float" office:value="0" calcext:value-type="float">
            <text:p>0</text:p>
          </table:table-cell>
          <table:table-cell table:style-name="ce776" table:formula="of:=INT(DEC2BIN([.AP53])/10^6)-10*INT(DEC2BIN([.AP53])/10^7)" office:value-type="float" office:value="0" calcext:value-type="float">
            <text:p>0</text:p>
          </table:table-cell>
          <table:table-cell table:style-name="ce776" table:formula="of:=INT(DEC2BIN([.AP53])/10^5)-10*INT(DEC2BIN([.AP53])/10^6)" office:value-type="float" office:value="0" calcext:value-type="float">
            <text:p>0</text:p>
          </table:table-cell>
          <table:table-cell table:style-name="ce776" table:formula="of:=INT(DEC2BIN([.AP53])/10^4)-10*INT(DEC2BIN([.AP53])/10^5)" office:value-type="float" office:value="0" calcext:value-type="float">
            <text:p>0</text:p>
          </table:table-cell>
          <table:table-cell table:style-name="ce776" table:formula="of:=INT(DEC2BIN([.AP53])/10^3)-10*INT(DEC2BIN([.AP53])/10^4)" office:value-type="float" office:value="0" calcext:value-type="float">
            <text:p>0</text:p>
          </table:table-cell>
          <table:table-cell table:style-name="ce776" table:formula="of:=INT(DEC2BIN([.AP53])/10^2)-10*INT(DEC2BIN([.AP53])/10^3)" office:value-type="float" office:value="0" calcext:value-type="float">
            <text:p>0</text:p>
          </table:table-cell>
          <table:table-cell table:style-name="ce776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687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4])/10^7)" office:value-type="float" office:value="1" calcext:value-type="float">
            <text:p>1</text:p>
          </table:table-cell>
          <table:table-cell table:style-name="ce776" table:formula="of:=INT(DEC2BIN([.O54])/10^6)-10*INT(DEC2BIN([.O54])/10^7)" office:value-type="float" office:value="1" calcext:value-type="float">
            <text:p>1</text:p>
          </table:table-cell>
          <table:table-cell table:style-name="ce776" table:formula="of:=INT(DEC2BIN([.O54])/10^5)-10*INT(DEC2BIN([.O54])/10^6)" office:value-type="float" office:value="1" calcext:value-type="float">
            <text:p>1</text:p>
          </table:table-cell>
          <table:table-cell table:style-name="ce776" table:formula="of:=INT(DEC2BIN([.O54])/10^4)-10*INT(DEC2BIN([.O54])/10^5)" office:value-type="float" office:value="1" calcext:value-type="float">
            <text:p>1</text:p>
          </table:table-cell>
          <table:table-cell table:style-name="ce776" table:formula="of:=INT(DEC2BIN([.O54])/10^3)-10*INT(DEC2BIN([.O54])/10^4)" office:value-type="float" office:value="1" calcext:value-type="float">
            <text:p>1</text:p>
          </table:table-cell>
          <table:table-cell table:style-name="ce776" table:formula="of:=INT(DEC2BIN([.O54])/10^2)-10*INT(DEC2BIN([.O54])/10^3)" office:value-type="float" office:value="0" calcext:value-type="float">
            <text:p>0</text:p>
          </table:table-cell>
          <table:table-cell table:style-name="ce776" table:formula="of:=INT(DEC2BIN([.O54])/10^1)-10*INT(DEC2BIN([.O54])/10^2)" office:value-type="float" office:value="0" calcext:value-type="float">
            <text:p>0</text:p>
          </table:table-cell>
          <table:table-cell table:style-name="ce776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4])/10^7)" office:value-type="float" office:value="0" calcext:value-type="float">
            <text:p>0</text:p>
          </table:table-cell>
          <table:table-cell table:style-name="ce776" table:formula="of:=INT(DEC2BIN([.X54])/10^6)-10*INT(DEC2BIN([.X54])/10^7)" office:value-type="float" office:value="0" calcext:value-type="float">
            <text:p>0</text:p>
          </table:table-cell>
          <table:table-cell table:style-name="ce776" table:formula="of:=INT(DEC2BIN([.X54])/10^5)-10*INT(DEC2BIN([.X54])/10^6)" office:value-type="float" office:value="0" calcext:value-type="float">
            <text:p>0</text:p>
          </table:table-cell>
          <table:table-cell table:style-name="ce776" table:formula="of:=INT(DEC2BIN([.X54])/10^4)-10*INT(DEC2BIN([.X54])/10^5)" office:value-type="float" office:value="0" calcext:value-type="float">
            <text:p>0</text:p>
          </table:table-cell>
          <table:table-cell table:style-name="ce776" table:formula="of:=INT(DEC2BIN([.X54])/10^3)-10*INT(DEC2BIN([.X54])/10^4)" office:value-type="float" office:value="0" calcext:value-type="float">
            <text:p>0</text:p>
          </table:table-cell>
          <table:table-cell table:style-name="ce776" table:formula="of:=INT(DEC2BIN([.X54])/10^2)-10*INT(DEC2BIN([.X54])/10^3)" office:value-type="float" office:value="0" calcext:value-type="float">
            <text:p>0</text:p>
          </table:table-cell>
          <table:table-cell table:style-name="ce776" table:formula="of:=INT(DEC2BIN([.X54])/10^1)-10*INT(DEC2BIN([.X54])/10^2)" office:value-type="float" office:value="0" calcext:value-type="float">
            <text:p>0</text:p>
          </table:table-cell>
          <table:table-cell table:style-name="ce776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4])/10^7)" office:value-type="float" office:value="0" calcext:value-type="float">
            <text:p>0</text:p>
          </table:table-cell>
          <table:table-cell table:style-name="ce776" table:formula="of:=INT(DEC2BIN([.AG54])/10^6)-10*INT(DEC2BIN([.AG54])/10^7)" office:value-type="float" office:value="0" calcext:value-type="float">
            <text:p>0</text:p>
          </table:table-cell>
          <table:table-cell table:style-name="ce776" table:formula="of:=INT(DEC2BIN([.AG54])/10^5)-10*INT(DEC2BIN([.AG54])/10^6)" office:value-type="float" office:value="0" calcext:value-type="float">
            <text:p>0</text:p>
          </table:table-cell>
          <table:table-cell table:style-name="ce776" table:formula="of:=INT(DEC2BIN([.AG54])/10^4)-10*INT(DEC2BIN([.AG54])/10^5)" office:value-type="float" office:value="0" calcext:value-type="float">
            <text:p>0</text:p>
          </table:table-cell>
          <table:table-cell table:style-name="ce776" table:formula="of:=INT(DEC2BIN([.AG54])/10^3)-10*INT(DEC2BIN([.AG54])/10^4)" office:value-type="float" office:value="0" calcext:value-type="float">
            <text:p>0</text:p>
          </table:table-cell>
          <table:table-cell table:style-name="ce776" table:formula="of:=INT(DEC2BIN([.AG54])/10^2)-10*INT(DEC2BIN([.AG54])/10^3)" office:value-type="float" office:value="0" calcext:value-type="float">
            <text:p>0</text:p>
          </table:table-cell>
          <table:table-cell table:style-name="ce776" table:formula="of:=INT(DEC2BIN([.AG54])/10^1)-10*INT(DEC2BIN([.AG54])/10^2)" office:value-type="float" office:value="0" calcext:value-type="float">
            <text:p>0</text:p>
          </table:table-cell>
          <table:table-cell table:style-name="ce776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4])/10^7)" office:value-type="float" office:value="0" calcext:value-type="float">
            <text:p>0</text:p>
          </table:table-cell>
          <table:table-cell table:style-name="ce776" table:formula="of:=INT(DEC2BIN([.AP54])/10^6)-10*INT(DEC2BIN([.AP54])/10^7)" office:value-type="float" office:value="0" calcext:value-type="float">
            <text:p>0</text:p>
          </table:table-cell>
          <table:table-cell table:style-name="ce776" table:formula="of:=INT(DEC2BIN([.AP54])/10^5)-10*INT(DEC2BIN([.AP54])/10^6)" office:value-type="float" office:value="0" calcext:value-type="float">
            <text:p>0</text:p>
          </table:table-cell>
          <table:table-cell table:style-name="ce776" table:formula="of:=INT(DEC2BIN([.AP54])/10^4)-10*INT(DEC2BIN([.AP54])/10^5)" office:value-type="float" office:value="0" calcext:value-type="float">
            <text:p>0</text:p>
          </table:table-cell>
          <table:table-cell table:style-name="ce776" table:formula="of:=INT(DEC2BIN([.AP54])/10^3)-10*INT(DEC2BIN([.AP54])/10^4)" office:value-type="float" office:value="0" calcext:value-type="float">
            <text:p>0</text:p>
          </table:table-cell>
          <table:table-cell table:style-name="ce776" table:formula="of:=INT(DEC2BIN([.AP54])/10^2)-10*INT(DEC2BIN([.AP54])/10^3)" office:value-type="float" office:value="0" calcext:value-type="float">
            <text:p>0</text:p>
          </table:table-cell>
          <table:table-cell table:style-name="ce776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687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5])/10^7)" office:value-type="float" office:value="1" calcext:value-type="float">
            <text:p>1</text:p>
          </table:table-cell>
          <table:table-cell table:style-name="ce776" table:formula="of:=INT(DEC2BIN([.O55])/10^6)-10*INT(DEC2BIN([.O55])/10^7)" office:value-type="float" office:value="1" calcext:value-type="float">
            <text:p>1</text:p>
          </table:table-cell>
          <table:table-cell table:style-name="ce776" table:formula="of:=INT(DEC2BIN([.O55])/10^5)-10*INT(DEC2BIN([.O55])/10^6)" office:value-type="float" office:value="1" calcext:value-type="float">
            <text:p>1</text:p>
          </table:table-cell>
          <table:table-cell table:style-name="ce776" table:formula="of:=INT(DEC2BIN([.O55])/10^4)-10*INT(DEC2BIN([.O55])/10^5)" office:value-type="float" office:value="1" calcext:value-type="float">
            <text:p>1</text:p>
          </table:table-cell>
          <table:table-cell table:style-name="ce776" table:formula="of:=INT(DEC2BIN([.O55])/10^3)-10*INT(DEC2BIN([.O55])/10^4)" office:value-type="float" office:value="1" calcext:value-type="float">
            <text:p>1</text:p>
          </table:table-cell>
          <table:table-cell table:style-name="ce776" table:formula="of:=INT(DEC2BIN([.O55])/10^2)-10*INT(DEC2BIN([.O55])/10^3)" office:value-type="float" office:value="1" calcext:value-type="float">
            <text:p>1</text:p>
          </table:table-cell>
          <table:table-cell table:style-name="ce776" table:formula="of:=INT(DEC2BIN([.O55])/10^1)-10*INT(DEC2BIN([.O55])/10^2)" office:value-type="float" office:value="0" calcext:value-type="float">
            <text:p>0</text:p>
          </table:table-cell>
          <table:table-cell table:style-name="ce776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5])/10^7)" office:value-type="float" office:value="0" calcext:value-type="float">
            <text:p>0</text:p>
          </table:table-cell>
          <table:table-cell table:style-name="ce776" table:formula="of:=INT(DEC2BIN([.X55])/10^6)-10*INT(DEC2BIN([.X55])/10^7)" office:value-type="float" office:value="0" calcext:value-type="float">
            <text:p>0</text:p>
          </table:table-cell>
          <table:table-cell table:style-name="ce776" table:formula="of:=INT(DEC2BIN([.X55])/10^5)-10*INT(DEC2BIN([.X55])/10^6)" office:value-type="float" office:value="0" calcext:value-type="float">
            <text:p>0</text:p>
          </table:table-cell>
          <table:table-cell table:style-name="ce776" table:formula="of:=INT(DEC2BIN([.X55])/10^4)-10*INT(DEC2BIN([.X55])/10^5)" office:value-type="float" office:value="0" calcext:value-type="float">
            <text:p>0</text:p>
          </table:table-cell>
          <table:table-cell table:style-name="ce776" table:formula="of:=INT(DEC2BIN([.X55])/10^3)-10*INT(DEC2BIN([.X55])/10^4)" office:value-type="float" office:value="0" calcext:value-type="float">
            <text:p>0</text:p>
          </table:table-cell>
          <table:table-cell table:style-name="ce776" table:formula="of:=INT(DEC2BIN([.X55])/10^2)-10*INT(DEC2BIN([.X55])/10^3)" office:value-type="float" office:value="0" calcext:value-type="float">
            <text:p>0</text:p>
          </table:table-cell>
          <table:table-cell table:style-name="ce776" table:formula="of:=INT(DEC2BIN([.X55])/10^1)-10*INT(DEC2BIN([.X55])/10^2)" office:value-type="float" office:value="0" calcext:value-type="float">
            <text:p>0</text:p>
          </table:table-cell>
          <table:table-cell table:style-name="ce776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5])/10^7)" office:value-type="float" office:value="0" calcext:value-type="float">
            <text:p>0</text:p>
          </table:table-cell>
          <table:table-cell table:style-name="ce776" table:formula="of:=INT(DEC2BIN([.AG55])/10^6)-10*INT(DEC2BIN([.AG55])/10^7)" office:value-type="float" office:value="0" calcext:value-type="float">
            <text:p>0</text:p>
          </table:table-cell>
          <table:table-cell table:style-name="ce776" table:formula="of:=INT(DEC2BIN([.AG55])/10^5)-10*INT(DEC2BIN([.AG55])/10^6)" office:value-type="float" office:value="0" calcext:value-type="float">
            <text:p>0</text:p>
          </table:table-cell>
          <table:table-cell table:style-name="ce776" table:formula="of:=INT(DEC2BIN([.AG55])/10^4)-10*INT(DEC2BIN([.AG55])/10^5)" office:value-type="float" office:value="0" calcext:value-type="float">
            <text:p>0</text:p>
          </table:table-cell>
          <table:table-cell table:style-name="ce776" table:formula="of:=INT(DEC2BIN([.AG55])/10^3)-10*INT(DEC2BIN([.AG55])/10^4)" office:value-type="float" office:value="0" calcext:value-type="float">
            <text:p>0</text:p>
          </table:table-cell>
          <table:table-cell table:style-name="ce776" table:formula="of:=INT(DEC2BIN([.AG55])/10^2)-10*INT(DEC2BIN([.AG55])/10^3)" office:value-type="float" office:value="0" calcext:value-type="float">
            <text:p>0</text:p>
          </table:table-cell>
          <table:table-cell table:style-name="ce776" table:formula="of:=INT(DEC2BIN([.AG55])/10^1)-10*INT(DEC2BIN([.AG55])/10^2)" office:value-type="float" office:value="0" calcext:value-type="float">
            <text:p>0</text:p>
          </table:table-cell>
          <table:table-cell table:style-name="ce776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5])/10^7)" office:value-type="float" office:value="0" calcext:value-type="float">
            <text:p>0</text:p>
          </table:table-cell>
          <table:table-cell table:style-name="ce776" table:formula="of:=INT(DEC2BIN([.AP55])/10^6)-10*INT(DEC2BIN([.AP55])/10^7)" office:value-type="float" office:value="0" calcext:value-type="float">
            <text:p>0</text:p>
          </table:table-cell>
          <table:table-cell table:style-name="ce776" table:formula="of:=INT(DEC2BIN([.AP55])/10^5)-10*INT(DEC2BIN([.AP55])/10^6)" office:value-type="float" office:value="0" calcext:value-type="float">
            <text:p>0</text:p>
          </table:table-cell>
          <table:table-cell table:style-name="ce776" table:formula="of:=INT(DEC2BIN([.AP55])/10^4)-10*INT(DEC2BIN([.AP55])/10^5)" office:value-type="float" office:value="0" calcext:value-type="float">
            <text:p>0</text:p>
          </table:table-cell>
          <table:table-cell table:style-name="ce776" table:formula="of:=INT(DEC2BIN([.AP55])/10^3)-10*INT(DEC2BIN([.AP55])/10^4)" office:value-type="float" office:value="0" calcext:value-type="float">
            <text:p>0</text:p>
          </table:table-cell>
          <table:table-cell table:style-name="ce776" table:formula="of:=INT(DEC2BIN([.AP55])/10^2)-10*INT(DEC2BIN([.AP55])/10^3)" office:value-type="float" office:value="0" calcext:value-type="float">
            <text:p>0</text:p>
          </table:table-cell>
          <table:table-cell table:style-name="ce776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687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6])/10^7)" office:value-type="float" office:value="1" calcext:value-type="float">
            <text:p>1</text:p>
          </table:table-cell>
          <table:table-cell table:style-name="ce776" table:formula="of:=INT(DEC2BIN([.O56])/10^6)-10*INT(DEC2BIN([.O56])/10^7)" office:value-type="float" office:value="1" calcext:value-type="float">
            <text:p>1</text:p>
          </table:table-cell>
          <table:table-cell table:style-name="ce776" table:formula="of:=INT(DEC2BIN([.O56])/10^5)-10*INT(DEC2BIN([.O56])/10^6)" office:value-type="float" office:value="1" calcext:value-type="float">
            <text:p>1</text:p>
          </table:table-cell>
          <table:table-cell table:style-name="ce776" table:formula="of:=INT(DEC2BIN([.O56])/10^4)-10*INT(DEC2BIN([.O56])/10^5)" office:value-type="float" office:value="1" calcext:value-type="float">
            <text:p>1</text:p>
          </table:table-cell>
          <table:table-cell table:style-name="ce776" table:formula="of:=INT(DEC2BIN([.O56])/10^3)-10*INT(DEC2BIN([.O56])/10^4)" office:value-type="float" office:value="1" calcext:value-type="float">
            <text:p>1</text:p>
          </table:table-cell>
          <table:table-cell table:style-name="ce776" table:formula="of:=INT(DEC2BIN([.O56])/10^2)-10*INT(DEC2BIN([.O56])/10^3)" office:value-type="float" office:value="1" calcext:value-type="float">
            <text:p>1</text:p>
          </table:table-cell>
          <table:table-cell table:style-name="ce776" table:formula="of:=INT(DEC2BIN([.O56])/10^1)-10*INT(DEC2BIN([.O56])/10^2)" office:value-type="float" office:value="1" calcext:value-type="float">
            <text:p>1</text:p>
          </table:table-cell>
          <table:table-cell table:style-name="ce776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6])/10^7)" office:value-type="float" office:value="0" calcext:value-type="float">
            <text:p>0</text:p>
          </table:table-cell>
          <table:table-cell table:style-name="ce776" table:formula="of:=INT(DEC2BIN([.X56])/10^6)-10*INT(DEC2BIN([.X56])/10^7)" office:value-type="float" office:value="0" calcext:value-type="float">
            <text:p>0</text:p>
          </table:table-cell>
          <table:table-cell table:style-name="ce776" table:formula="of:=INT(DEC2BIN([.X56])/10^5)-10*INT(DEC2BIN([.X56])/10^6)" office:value-type="float" office:value="0" calcext:value-type="float">
            <text:p>0</text:p>
          </table:table-cell>
          <table:table-cell table:style-name="ce776" table:formula="of:=INT(DEC2BIN([.X56])/10^4)-10*INT(DEC2BIN([.X56])/10^5)" office:value-type="float" office:value="0" calcext:value-type="float">
            <text:p>0</text:p>
          </table:table-cell>
          <table:table-cell table:style-name="ce776" table:formula="of:=INT(DEC2BIN([.X56])/10^3)-10*INT(DEC2BIN([.X56])/10^4)" office:value-type="float" office:value="0" calcext:value-type="float">
            <text:p>0</text:p>
          </table:table-cell>
          <table:table-cell table:style-name="ce776" table:formula="of:=INT(DEC2BIN([.X56])/10^2)-10*INT(DEC2BIN([.X56])/10^3)" office:value-type="float" office:value="0" calcext:value-type="float">
            <text:p>0</text:p>
          </table:table-cell>
          <table:table-cell table:style-name="ce776" table:formula="of:=INT(DEC2BIN([.X56])/10^1)-10*INT(DEC2BIN([.X56])/10^2)" office:value-type="float" office:value="0" calcext:value-type="float">
            <text:p>0</text:p>
          </table:table-cell>
          <table:table-cell table:style-name="ce776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6])/10^7)" office:value-type="float" office:value="0" calcext:value-type="float">
            <text:p>0</text:p>
          </table:table-cell>
          <table:table-cell table:style-name="ce776" table:formula="of:=INT(DEC2BIN([.AG56])/10^6)-10*INT(DEC2BIN([.AG56])/10^7)" office:value-type="float" office:value="0" calcext:value-type="float">
            <text:p>0</text:p>
          </table:table-cell>
          <table:table-cell table:style-name="ce776" table:formula="of:=INT(DEC2BIN([.AG56])/10^5)-10*INT(DEC2BIN([.AG56])/10^6)" office:value-type="float" office:value="0" calcext:value-type="float">
            <text:p>0</text:p>
          </table:table-cell>
          <table:table-cell table:style-name="ce776" table:formula="of:=INT(DEC2BIN([.AG56])/10^4)-10*INT(DEC2BIN([.AG56])/10^5)" office:value-type="float" office:value="0" calcext:value-type="float">
            <text:p>0</text:p>
          </table:table-cell>
          <table:table-cell table:style-name="ce776" table:formula="of:=INT(DEC2BIN([.AG56])/10^3)-10*INT(DEC2BIN([.AG56])/10^4)" office:value-type="float" office:value="0" calcext:value-type="float">
            <text:p>0</text:p>
          </table:table-cell>
          <table:table-cell table:style-name="ce776" table:formula="of:=INT(DEC2BIN([.AG56])/10^2)-10*INT(DEC2BIN([.AG56])/10^3)" office:value-type="float" office:value="0" calcext:value-type="float">
            <text:p>0</text:p>
          </table:table-cell>
          <table:table-cell table:style-name="ce776" table:formula="of:=INT(DEC2BIN([.AG56])/10^1)-10*INT(DEC2BIN([.AG56])/10^2)" office:value-type="float" office:value="0" calcext:value-type="float">
            <text:p>0</text:p>
          </table:table-cell>
          <table:table-cell table:style-name="ce776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6])/10^7)" office:value-type="float" office:value="0" calcext:value-type="float">
            <text:p>0</text:p>
          </table:table-cell>
          <table:table-cell table:style-name="ce776" table:formula="of:=INT(DEC2BIN([.AP56])/10^6)-10*INT(DEC2BIN([.AP56])/10^7)" office:value-type="float" office:value="0" calcext:value-type="float">
            <text:p>0</text:p>
          </table:table-cell>
          <table:table-cell table:style-name="ce776" table:formula="of:=INT(DEC2BIN([.AP56])/10^5)-10*INT(DEC2BIN([.AP56])/10^6)" office:value-type="float" office:value="0" calcext:value-type="float">
            <text:p>0</text:p>
          </table:table-cell>
          <table:table-cell table:style-name="ce776" table:formula="of:=INT(DEC2BIN([.AP56])/10^4)-10*INT(DEC2BIN([.AP56])/10^5)" office:value-type="float" office:value="0" calcext:value-type="float">
            <text:p>0</text:p>
          </table:table-cell>
          <table:table-cell table:style-name="ce776" table:formula="of:=INT(DEC2BIN([.AP56])/10^3)-10*INT(DEC2BIN([.AP56])/10^4)" office:value-type="float" office:value="0" calcext:value-type="float">
            <text:p>0</text:p>
          </table:table-cell>
          <table:table-cell table:style-name="ce776" table:formula="of:=INT(DEC2BIN([.AP56])/10^2)-10*INT(DEC2BIN([.AP56])/10^3)" office:value-type="float" office:value="0" calcext:value-type="float">
            <text:p>0</text:p>
          </table:table-cell>
          <table:table-cell table:style-name="ce776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687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76" table:formula="of:=INT(DEC2BIN([.O57])/10^7)" office:value-type="float" office:value="1" calcext:value-type="float">
            <text:p>1</text:p>
          </table:table-cell>
          <table:table-cell table:style-name="ce776" table:formula="of:=INT(DEC2BIN([.O57])/10^6)-10*INT(DEC2BIN([.O57])/10^7)" office:value-type="float" office:value="1" calcext:value-type="float">
            <text:p>1</text:p>
          </table:table-cell>
          <table:table-cell table:style-name="ce776" table:formula="of:=INT(DEC2BIN([.O57])/10^5)-10*INT(DEC2BIN([.O57])/10^6)" office:value-type="float" office:value="1" calcext:value-type="float">
            <text:p>1</text:p>
          </table:table-cell>
          <table:table-cell table:style-name="ce776" table:formula="of:=INT(DEC2BIN([.O57])/10^4)-10*INT(DEC2BIN([.O57])/10^5)" office:value-type="float" office:value="1" calcext:value-type="float">
            <text:p>1</text:p>
          </table:table-cell>
          <table:table-cell table:style-name="ce776" table:formula="of:=INT(DEC2BIN([.O57])/10^3)-10*INT(DEC2BIN([.O57])/10^4)" office:value-type="float" office:value="1" calcext:value-type="float">
            <text:p>1</text:p>
          </table:table-cell>
          <table:table-cell table:style-name="ce776" table:formula="of:=INT(DEC2BIN([.O57])/10^2)-10*INT(DEC2BIN([.O57])/10^3)" office:value-type="float" office:value="1" calcext:value-type="float">
            <text:p>1</text:p>
          </table:table-cell>
          <table:table-cell table:style-name="ce776" table:formula="of:=INT(DEC2BIN([.O57])/10^1)-10*INT(DEC2BIN([.O57])/10^2)" office:value-type="float" office:value="1" calcext:value-type="float">
            <text:p>1</text:p>
          </table:table-cell>
          <table:table-cell table:style-name="ce776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X57])/10^7)" office:value-type="float" office:value="0" calcext:value-type="float">
            <text:p>0</text:p>
          </table:table-cell>
          <table:table-cell table:style-name="ce776" table:formula="of:=INT(DEC2BIN([.X57])/10^6)-10*INT(DEC2BIN([.X57])/10^7)" office:value-type="float" office:value="0" calcext:value-type="float">
            <text:p>0</text:p>
          </table:table-cell>
          <table:table-cell table:style-name="ce776" table:formula="of:=INT(DEC2BIN([.X57])/10^5)-10*INT(DEC2BIN([.X57])/10^6)" office:value-type="float" office:value="0" calcext:value-type="float">
            <text:p>0</text:p>
          </table:table-cell>
          <table:table-cell table:style-name="ce776" table:formula="of:=INT(DEC2BIN([.X57])/10^4)-10*INT(DEC2BIN([.X57])/10^5)" office:value-type="float" office:value="0" calcext:value-type="float">
            <text:p>0</text:p>
          </table:table-cell>
          <table:table-cell table:style-name="ce776" table:formula="of:=INT(DEC2BIN([.X57])/10^3)-10*INT(DEC2BIN([.X57])/10^4)" office:value-type="float" office:value="0" calcext:value-type="float">
            <text:p>0</text:p>
          </table:table-cell>
          <table:table-cell table:style-name="ce776" table:formula="of:=INT(DEC2BIN([.X57])/10^2)-10*INT(DEC2BIN([.X57])/10^3)" office:value-type="float" office:value="0" calcext:value-type="float">
            <text:p>0</text:p>
          </table:table-cell>
          <table:table-cell table:style-name="ce776" table:formula="of:=INT(DEC2BIN([.X57])/10^1)-10*INT(DEC2BIN([.X57])/10^2)" office:value-type="float" office:value="0" calcext:value-type="float">
            <text:p>0</text:p>
          </table:table-cell>
          <table:table-cell table:style-name="ce776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G57])/10^7)" office:value-type="float" office:value="0" calcext:value-type="float">
            <text:p>0</text:p>
          </table:table-cell>
          <table:table-cell table:style-name="ce776" table:formula="of:=INT(DEC2BIN([.AG57])/10^6)-10*INT(DEC2BIN([.AG57])/10^7)" office:value-type="float" office:value="0" calcext:value-type="float">
            <text:p>0</text:p>
          </table:table-cell>
          <table:table-cell table:style-name="ce776" table:formula="of:=INT(DEC2BIN([.AG57])/10^5)-10*INT(DEC2BIN([.AG57])/10^6)" office:value-type="float" office:value="0" calcext:value-type="float">
            <text:p>0</text:p>
          </table:table-cell>
          <table:table-cell table:style-name="ce776" table:formula="of:=INT(DEC2BIN([.AG57])/10^4)-10*INT(DEC2BIN([.AG57])/10^5)" office:value-type="float" office:value="0" calcext:value-type="float">
            <text:p>0</text:p>
          </table:table-cell>
          <table:table-cell table:style-name="ce776" table:formula="of:=INT(DEC2BIN([.AG57])/10^3)-10*INT(DEC2BIN([.AG57])/10^4)" office:value-type="float" office:value="0" calcext:value-type="float">
            <text:p>0</text:p>
          </table:table-cell>
          <table:table-cell table:style-name="ce776" table:formula="of:=INT(DEC2BIN([.AG57])/10^2)-10*INT(DEC2BIN([.AG57])/10^3)" office:value-type="float" office:value="0" calcext:value-type="float">
            <text:p>0</text:p>
          </table:table-cell>
          <table:table-cell table:style-name="ce776" table:formula="of:=INT(DEC2BIN([.AG57])/10^1)-10*INT(DEC2BIN([.AG57])/10^2)" office:value-type="float" office:value="0" calcext:value-type="float">
            <text:p>0</text:p>
          </table:table-cell>
          <table:table-cell table:style-name="ce776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76" table:formula="of:=INT(DEC2BIN([.AP57])/10^7)" office:value-type="float" office:value="0" calcext:value-type="float">
            <text:p>0</text:p>
          </table:table-cell>
          <table:table-cell table:style-name="ce776" table:formula="of:=INT(DEC2BIN([.AP57])/10^6)-10*INT(DEC2BIN([.AP57])/10^7)" office:value-type="float" office:value="0" calcext:value-type="float">
            <text:p>0</text:p>
          </table:table-cell>
          <table:table-cell table:style-name="ce776" table:formula="of:=INT(DEC2BIN([.AP57])/10^5)-10*INT(DEC2BIN([.AP57])/10^6)" office:value-type="float" office:value="0" calcext:value-type="float">
            <text:p>0</text:p>
          </table:table-cell>
          <table:table-cell table:style-name="ce776" table:formula="of:=INT(DEC2BIN([.AP57])/10^4)-10*INT(DEC2BIN([.AP57])/10^5)" office:value-type="float" office:value="0" calcext:value-type="float">
            <text:p>0</text:p>
          </table:table-cell>
          <table:table-cell table:style-name="ce776" table:formula="of:=INT(DEC2BIN([.AP57])/10^3)-10*INT(DEC2BIN([.AP57])/10^4)" office:value-type="float" office:value="0" calcext:value-type="float">
            <text:p>0</text:p>
          </table:table-cell>
          <table:table-cell table:style-name="ce776" table:formula="of:=INT(DEC2BIN([.AP57])/10^2)-10*INT(DEC2BIN([.AP57])/10^3)" office:value-type="float" office:value="0" calcext:value-type="float">
            <text:p>0</text:p>
          </table:table-cell>
          <table:table-cell table:style-name="ce776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687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687" table:number-columns-repeated="12"/>
          <table:table-cell table:number-columns-repeated="1012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/>
          <table:covered-table-cell table:number-columns-repeated="5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2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4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6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8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10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12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14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style-name="ce731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687" table:number-columns-repeated="12"/>
          <table:covered-table-cell table:style-name="ce731" office:value-type="string" calcext:value-type="string">
            <text:p>Masque deSous-réseau 16</text:p>
          </table:covered-table-cell>
          <table:covered-table-cell table:style-name="ce728"/>
          <table:covered-table-cell table:number-columns-repeated="2" table:style-name="ce744"/>
          <table:covered-table-cell table:number-columns-repeated="2" table:style-name="ce378"/>
          <table:table-cell table:style-name="ce731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87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14">
      <number:text>/</number:text>
      <number:text-content/>
    </number:text-style>
    <number:number-style style:name="N115">
      <number:text>/</number:text>
      <number:number number:decimal-places="0" number:min-decimal-places="0" number:min-integer-digits="0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8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9">
      <number:number number:decimal-places="0" number:min-decimal-places="0" number:min-integer-digits="0"/>
      <number:text> </number:text>
      <number:currency-symbol>/20</number:currency-symbol>
    </number:currency-style>
    <number:number-style style:name="N120">
      <number:fraction number:min-numerator-digits="1" loext:max-numerator-digits="1" number:min-denominator-digits="1" number:max-denominator-value="9"/>
    </number:number-style>
    <number:currency-style style:name="N122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2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2P0"/>
    </number:currency-style>
    <number:currency-style style:name="N124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8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2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4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4P0"/>
    </number:currency-style>
    <number:currency-style style:name="N135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6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6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6P0"/>
    </number:currency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5">
      <number:text>M</number:text>
      <number:number number:decimal-places="0" number:min-decimal-places="0" number:min-integer-digits="0"/>
    </number:number-style>
    <number:number-style style:name="N146">
      <number:number number:decimal-places="0" number:min-decimal-places="0" number:min-integer-digits="0"/>
    </number:number-style>
    <number:number-style style:name="N147">
      <number:number number:decimal-places="1" number:min-decimal-places="1" number:min-integer-digits="0"/>
    </number:number-style>
    <number:number-style style:name="N148">
      <number:number number:decimal-places="1" number:min-decimal-places="0" number:min-integer-digits="1" number:decimal-replacement=""/>
    </number:number-style>
    <number:number-style style:name="N149">
      <number:number number:decimal-places="3" number:min-decimal-places="0" number:min-integer-digits="1" number:decimal-replacement=""/>
    </number:number-style>
    <number:number-style style:name="N150">
      <number:number number:decimal-places="6" number:min-decimal-places="0" number:min-integer-digits="1" number:decimal-replacement=""/>
    </number:number-style>
    <number:number-style style:name="N151">
      <number:number number:decimal-places="14" number:min-decimal-places="1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0" number:min-decimal-places="0" number:min-integer-digits="0"/>
      <number:text> / 3</number:text>
    </number:number-style>
    <number:number-style style:name="N157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8">
      <number:number number:decimal-places="9" number:min-decimal-places="0" number:min-integer-digits="1" number:decimal-replacement="" number:grouping="true"/>
    </number:number-style>
    <number:number-style style:name="N159">
      <number:number number:decimal-places="2" number:min-decimal-places="0" number:min-integer-digits="0" number:decimal-replacement="" number:grouping="true"/>
    </number:number-style>
    <number:number-style style:name="N160">
      <number:number number:decimal-places="2" number:min-decimal-places="0" number:min-integer-digits="1" number:decimal-replacement="" number:grouping="true"/>
    </number:number-style>
    <number:number-style style:name="N161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62">
      <number:number number:decimal-places="3" number:min-decimal-places="0" number:min-integer-digits="0" number:decimal-replacement="" number:grouping="true"/>
    </number:number-style>
    <number:number-style style:name="N163">
      <number:number number:decimal-places="3" number:min-decimal-places="0" number:min-integer-digits="1" number:decimal-replacement="" number:grouping="true"/>
    </number:number-style>
    <number:number-style style:name="N164">
      <number:number number:decimal-places="9" number:min-decimal-places="0" number:min-integer-digits="4" number:decimal-replacement="" number:grouping="true"/>
    </number:number-style>
    <number:number-style style:name="N165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6">
      <number:number number:decimal-places="12" number:min-decimal-places="0" number:min-integer-digits="1" number:decimal-replacement=""/>
    </number:number-style>
    <number:number-style style:name="N167">
      <number:number number:decimal-places="12" number:min-decimal-places="12" number:min-integer-digits="1" number:grouping="true"/>
    </number:number-style>
    <number:number-style style:name="N168">
      <number:number number:decimal-places="0" number:min-decimal-places="0" number:min-integer-digits="2"/>
    </number:number-style>
    <number:number-style style:name="N169">
      <number:fraction number:min-numerator-digits="2" loext:max-numerator-digits="2" number:min-denominator-digits="2" number:max-denominator-value="99"/>
    </number:number-style>
    <number:number-style style:name="N170">
      <number:number number:decimal-places="2" number:min-decimal-places="0" number:min-integer-digits="1" number:decimal-replacement=""/>
    </number:number-style>
    <number:number-style style:name="N171">
      <number:fraction number:min-integer-digits="0" number:min-numerator-digits="2" loext:max-numerator-digits="2" number:min-denominator-digits="2" number:max-denominator-value="99"/>
    </number:number-style>
    <number:number-style style:name="N172">
      <number:fraction number:min-numerator-digits="6" loext:max-numerator-digits="6" number:min-denominator-digits="6" number:max-denominator-value="999999"/>
    </number:number-style>
    <number:number-style style:name="N173">
      <number:fraction number:min-numerator-digits="3" loext:max-numerator-digits="3" number:min-denominator-digits="3" number:max-denominator-value="999"/>
    </number:number-style>
    <number:number-style style:name="N174">
      <number:fraction number:min-integer-digits="0" number:min-numerator-digits="1" loext:max-numerator-digits="1" number:min-denominator-digits="1" number:max-denominator-value="9"/>
    </number:number-style>
    <number:number-style style:name="N175">
      <number:fraction number:min-integer-digits="0" number:min-numerator-digits="2" loext:max-numerator-digits="2" number:min-denominator-digits="1" number:max-denominator-value="9"/>
    </number:number-style>
    <number:number-style style:name="N176">
      <number:fraction number:min-numerator-digits="3" loext:max-numerator-digits="6" number:min-denominator-digits="6" number:max-denominator-value="999999"/>
    </number:number-style>
    <number:number-style style:name="N177">
      <number:fraction number:min-numerator-digits="1" loext:max-numerator-digits="6" number:min-denominator-digits="6" number:max-denominator-value="999999"/>
    </number:number-style>
    <number:number-style style:name="N178">
      <number:fraction number:min-numerator-digits="1" loext:max-numerator-digits="6" number:min-denominator-digits="2" number:max-denominator-value="99"/>
    </number:number-style>
    <number:number-style style:name="N179">
      <number:fraction number:min-numerator-digits="1" loext:max-numerator-digits="6" number:min-denominator-digits="5" number:max-denominator-value="99999"/>
    </number:number-style>
    <number:number-style style:name="N180">
      <number:fraction number:min-numerator-digits="1" loext:max-numerator-digits="6" number:min-denominator-digits="1" number:max-denominator-value="999999"/>
    </number:number-style>
    <number:number-style style:name="N181">
      <number:fraction number:min-integer-digits="0" number:min-numerator-digits="1" loext:max-numerator-digits="6" number:min-denominator-digits="1" number:max-denominator-value="9"/>
    </number:number-style>
    <number:number-style style:name="N182">
      <number:fraction number:min-numerator-digits="1" loext:max-numerator-digits="6" number:min-denominator-digits="7" number:max-denominator-value="9999999"/>
    </number:number-style>
    <number:number-style style:name="N183">
      <number:fraction number:min-numerator-digits="1" loext:max-numerator-digits="7" number:min-denominator-digits="6" number:max-denominator-value="999999"/>
    </number:number-style>
    <number:number-style style:name="N184">
      <number:number number:decimal-places="3" number:min-decimal-places="3" number:min-integer-digits="1" number:grouping="true"/>
    </number:number-style>
    <number:percentage-style style:name="N185">
      <number:number number:decimal-places="0" number:min-decimal-places="0" number:min-integer-digits="1"/>
      <number:text>%</number:text>
    </number:percentage-style>
    <number:number-style style:name="N186">
      <number:number number:decimal-places="1" number:min-decimal-places="1" number:min-integer-digits="1" number:grouping="true"/>
    </number:number-style>
    <number:number-style style:name="N187">
      <number:number number:decimal-places="4" number:min-decimal-places="4" number:min-integer-digits="1" number:grouping="true"/>
    </number:number-style>
    <number:number-style style:name="N188">
      <number:fraction number:min-numerator-digits="1" loext:max-numerator-digits="4" number:min-denominator-digits="5" number:max-denominator-value="99999"/>
    </number:number-style>
    <number:number-style style:name="N189">
      <number:fraction number:min-numerator-digits="1" loext:max-numerator-digits="5" number:min-denominator-digits="5" number:max-denominator-value="99999"/>
    </number:number-style>
    <number:percentage-style style:name="N190">
      <number:number number:decimal-places="1" number:min-decimal-places="1" number:min-integer-digits="1"/>
      <number:text>%</number:text>
    </number:percentage-style>
    <number:number-style style:name="N191">
      <number:number number:decimal-places="1" number:min-decimal-places="1" number:min-integer-digits="1" number:display-factor="1000"/>
      <number:text>%</number:text>
    </number:number-style>
    <number:number-style style:name="N192">
      <number:number number:decimal-places="1" number:min-decimal-places="1" number:min-integer-digits="1"/>
      <number:text> %</number:text>
    </number:number-style>
    <number:number-style style:name="N193">
      <number:number number:decimal-places="0" number:min-decimal-places="0" number:min-integer-digits="1"/>
      <number:text> %</number:text>
    </number:number-style>
    <number:percentage-style style:name="N194">
      <number:number number:decimal-places="0" number:min-decimal-places="0" number:min-integer-digits="1" number:display-factor="1000"/>
      <number:text>%</number:text>
    </number:percentage-style>
    <number:percentage-style style:name="N195">
      <number:number number:decimal-places="3" number:min-decimal-places="3" number:min-integer-digits="1"/>
      <number:text>%</number:text>
    </number:percentage-style>
    <number:percentage-style style:name="N196">
      <number:number number:decimal-places="4" number:min-decimal-places="4" number:min-integer-digits="1"/>
      <number:text>%</number:text>
    </number:percentage-style>
    <number:percentage-style style:name="N197">
      <number:number number:decimal-places="2" number:min-decimal-places="2" number:min-integer-digits="1"/>
      <number:text>%</number:text>
    </number:percentage-style>
    <number:number-style style:name="N198">
      <number:number number:decimal-places="0" number:min-decimal-places="0" number:min-integer-digits="0"/>
      <number:text>π</number:text>
    </number:number-style>
    <number:number-style style:name="N199">
      <number:number number:decimal-places="1" number:min-decimal-places="0" number:min-integer-digits="0" number:decimal-replacement=""/>
      <number:text>π</number:text>
    </number:number-style>
    <number:number-style style:name="N200">
      <number:number number:decimal-places="1" number:min-decimal-places="1" number:min-integer-digits="1"/>
      <number:text>π</number:text>
    </number:number-style>
    <number:number-style style:name="N201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1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19:40:46.0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3-12T10:17:01.069000000</meta:creation-date>
    <dc:date>2024-01-17T19:44:25.950000000</dc:date>
    <meta:editing-duration>P1DT14H25M</meta:editing-duration>
    <meta:editing-cycles>432</meta:editing-cycles>
    <meta:generator>LibreOffice/7.5.9.2$Windows_X86_64 LibreOffice_project/cdeefe45c17511d326101eed8008ac4092f278a9</meta:generator>
    <meta:document-statistic meta:table-count="8" meta:cell-count="9226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